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>
      <style:text-properties fo:color="#1155cc" style:text-underline-style="solid" style:text-underline-color="font-color"/>
    </style:style>
    <style:style style:name="T1_5" style:family="text"/>
    <style:style style:name="T1_6" style:family="text">
      <style:text-properties fo:color="#1155cc" style:text-underline-style="solid" style:text-underline-color="font-color"/>
    </style:style>
    <style:style style:name="T1_7" style:family="text"/>
    <style:style style:name="T1_8" style:family="text">
      <style:text-properties fo:color="#1155cc" style:text-underline-style="solid" style:text-underline-color="font-color"/>
    </style:style>
    <style:style style:name="T1_9" style:family="text"/>
    <style:style style:name="T1_10" style:family="text">
      <style:text-properties fo:color="#1155cc" style:text-underline-style="solid" style:text-underline-color="font-color"/>
    </style:style>
    <style:style style:name="T1_11" style:family="text"/>
    <style:style style:name="T1_12" style:family="text">
      <style:text-properties fo:color="#1155cc" style:text-underline-style="solid" style:text-underline-color="font-color"/>
    </style:style>
    <style:style style:name="T1_13" style:family="text"/>
    <style:style style:name="T1_14" style:family="text">
      <style:text-properties fo:color="#1155cc" style:text-underline-style="solid" style:text-underline-color="font-color"/>
    </style:style>
    <style:style style:name="T1_15" style:family="text"/>
    <style:style style:name="T1_16" style:family="text">
      <style:text-properties fo:color="#1155cc" style:text-underline-style="solid" style:text-underline-color="font-color"/>
    </style:style>
    <style:style style:name="T1_17" style:family="text"/>
    <style:style style:name="T1_18" style:family="text">
      <style:text-properties fo:color="#1155cc" style:text-underline-style="solid" style:text-underline-color="font-color"/>
    </style:style>
    <style:style style:name="T1_19" style:family="text"/>
    <style:style style:name="T1_20" style:family="text">
      <style:text-properties fo:color="#1155cc" style:text-underline-style="solid" style:text-underline-color="font-color"/>
    </style:style>
    <style:style style:name="T1_21" style:family="text"/>
    <style:style style:name="T1_22" style:family="text">
      <style:text-properties fo:color="#1155cc" style:text-underline-style="solid" style:text-underline-color="font-color"/>
    </style:style>
    <style:style style:name="T1_23" style:family="text"/>
    <style:style style:name="T1_24" style:family="text">
      <style:text-properties fo:color="#1155cc" style:text-underline-style="solid" style:text-underline-color="font-color"/>
    </style:style>
    <style:style style:name="T1_25" style:family="text"/>
    <style:style style:name="T1_26" style:family="text">
      <style:text-properties fo:color="#1155cc" style:text-underline-style="solid" style:text-underline-color="font-color"/>
    </style:style>
    <style:style style:name="T1_27" style:family="text"/>
    <style:style style:name="T1_28" style:family="text">
      <style:text-properties fo:color="#1155cc" style:text-underline-style="solid" style:text-underline-color="font-color"/>
    </style:style>
    <style:style style:name="T1_29" style:family="text"/>
    <style:style style:name="T1_30" style:family="text">
      <style:text-properties fo:color="#1155cc" style:text-underline-style="solid" style:text-underline-color="font-color"/>
    </style:style>
    <style:style style:name="T1_31" style:family="text"/>
    <style:style style:name="T1_32" style:family="text">
      <style:text-properties fo:color="#1155cc" style:text-underline-style="solid" style:text-underline-color="font-color"/>
    </style:style>
    <style:style style:name="T1_33" style:family="text"/>
    <style:style style:name="T1_34" style:family="text">
      <style:text-properties fo:color="#1155cc" style:text-underline-style="solid" style:text-underline-color="font-color"/>
    </style:style>
    <style:style style:name="T1_35" style:family="text"/>
    <style:style style:name="T1_36" style:family="text">
      <style:text-properties fo:color="#1155cc" style:text-underline-style="solid" style:text-underline-color="font-color"/>
    </style:style>
    <style:style style:name="T1_37" style:family="text"/>
    <style:style style:name="T1_38" style:family="text">
      <style:text-properties fo:color="#1155cc" style:text-underline-style="solid" style:text-underline-color="font-color"/>
    </style:style>
    <style:style style:name="T1_39" style:family="text"/>
    <style:style style:name="T1_40" style:family="text">
      <style:text-properties fo:color="#1155cc" style:text-underline-style="solid" style:text-underline-color="font-color"/>
    </style:style>
    <style:style style:name="T1_41" style:family="text"/>
    <style:style style:name="T1_42" style:family="text">
      <style:text-properties fo:color="#1155cc" style:text-underline-style="solid" style:text-underline-color="font-color"/>
    </style:style>
    <style:style style:name="T1_43" style:family="text"/>
    <style:style style:name="T1_44" style:family="text">
      <style:text-properties fo:color="#1155cc" style:text-underline-style="solid" style:text-underline-color="font-color"/>
    </style:style>
    <style:style style:name="T1_45" style:family="text"/>
    <style:style style:name="T1_46" style:family="text">
      <style:text-properties fo:color="#1155cc" style:text-underline-style="solid" style:text-underline-color="font-color"/>
    </style:style>
    <style:style style:name="T1_47" style:family="text"/>
    <style:style style:name="T1_48" style:family="text">
      <style:text-properties fo:color="#1155cc" style:text-underline-style="solid" style:text-underline-color="font-color"/>
    </style:style>
    <style:style style:name="T1_49" style:family="text"/>
    <style:style style:name="T1_50" style:family="text">
      <style:text-properties fo:color="#1155cc" style:text-underline-style="solid" style:text-underline-color="font-color"/>
    </style:style>
    <style:style style:name="T1_51" style:family="text"/>
    <style:style style:name="T1_52" style:family="text">
      <style:text-properties fo:color="#1155cc" style:text-underline-style="solid" style:text-underline-color="font-color"/>
    </style:style>
    <style:style style:name="T1_53" style:family="text"/>
    <style:style style:name="T1_54" style:family="text">
      <style:text-properties fo:color="#1155cc" style:text-underline-style="solid" style:text-underline-color="font-color"/>
    </style:style>
    <style:style style:name="T1_55" style:family="text"/>
    <style:style style:name="T1_56" style:family="text">
      <style:text-properties fo:color="#1155cc" style:text-underline-style="solid" style:text-underline-color="font-color"/>
    </style:style>
    <style:style style:name="T1_57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T3_33" style:family="text"/>
    <style:style style:name="T3_34" style:family="text"/>
    <style:style style:name="T3_35" style:family="text"/>
    <style:style style:name="T3_36" style:family="text"/>
    <style:style style:name="T3_37" style:family="text"/>
    <style:style style:name="T3_38" style:family="text"/>
    <style:style style:name="T3_39" style:family="text"/>
    <style:style style:name="T3_40" style:family="text"/>
    <style:style style:name="T3_41" style:family="text"/>
    <style:style style:name="T3_42" style:family="text"/>
    <style:style style:name="T3_43" style:family="text"/>
    <style:style style:name="T3_44" style:family="text"/>
    <style:style style:name="T3_45" style:family="text"/>
    <style:style style:name="T3_46" style:family="text"/>
    <style:style style:name="T3_47" style:family="text"/>
    <style:style style:name="T3_48" style:family="text"/>
    <style:style style:name="T3_49" style:family="text"/>
    <style:style style:name="T3_50" style:family="text"/>
    <style:style style:name="T3_51" style:family="text"/>
    <style:style style:name="T3_52" style:family="text"/>
    <style:style style:name="T3_53" style:family="text"/>
    <style:style style:name="T3_54" style:family="text"/>
    <style:style style:name="T3_55" style:family="text"/>
    <style:style style:name="T3_56" style:family="text"/>
    <style:style style:name="T3_57" style:family="text"/>
    <style:style style:name="T3_58" style:family="text"/>
    <style:style style:name="T3_59" style:family="text"/>
    <style:style style:name="T3_60" style:family="text"/>
    <style:style style:name="T3_61" style:family="text"/>
    <style:style style:name="T3_62" style:family="text"/>
    <style:style style:name="T3_63" style:family="text"/>
    <style:style style:name="T3_64" style:family="text"/>
    <style:style style:name="T3_65" style:family="text"/>
    <style:style style:name="T3_66" style:family="text"/>
    <style:style style:name="T3_67" style:family="text"/>
    <style:style style:name="T3_68" style:family="text"/>
    <style:style style:name="T3_69" style:family="text"/>
    <style:style style:name="T3_70" style:family="text"/>
    <style:style style:name="T3_71" style:family="text"/>
    <style:style style:name="T3_72" style:family="text"/>
    <style:style style:name="T3_73" style:family="text"/>
    <style:style style:name="T3_74" style:family="text"/>
    <style:style style:name="T3_75" style:family="text"/>
    <style:style style:name="T3_76" style:family="text"/>
    <style:style style:name="T3_77" style:family="text"/>
    <style:style style:name="T3_78" style:family="text"/>
    <style:style style:name="T3_79" style:family="text"/>
    <style:style style:name="T3_80" style:family="text"/>
    <style:style style:name="T3_81" style:family="text"/>
    <style:style style:name="T3_82" style:family="text"/>
    <style:style style:name="T3_83" style:family="text"/>
    <style:style style:name="T3_84" style:family="text"/>
    <style:style style:name="T3_85" style:family="text"/>
    <style:style style:name="T3_86" style:family="text"/>
    <style:style style:name="T3_87" style:family="text"/>
    <style:style style:name="T3_88" style:family="text"/>
    <style:style style:name="T3_89" style:family="text"/>
    <style:style style:name="T3_90" style:family="text"/>
    <style:style style:name="T3_91" style:family="text"/>
    <style:style style:name="T3_92" style:family="text"/>
    <style:style style:name="T3_93" style:family="text"/>
    <style:style style:name="T3_94" style:family="text"/>
    <style:style style:name="T3_95" style:family="text"/>
    <style:style style:name="T3_96" style:family="text"/>
    <style:style style:name="T3_97" style:family="text"/>
    <style:style style:name="T3_98" style:family="text"/>
    <style:style style:name="T3_99" style:family="text"/>
    <style:style style:name="T3_100" style:family="text"/>
    <style:style style:name="T3_101" style:family="text"/>
    <style:style style:name="T3_102" style:family="text"/>
    <style:style style:name="T3_103" style:family="text"/>
    <style:style style:name="T3_104" style:family="text"/>
    <style:style style:name="T3_105" style:family="text"/>
    <style:style style:name="T3_106" style:family="text"/>
    <style:style style:name="T3_107" style:family="text"/>
    <style:style style:name="T3_108" style:family="text"/>
    <style:style style:name="T3_109" style:family="text"/>
    <style:style style:name="T3_110" style:family="text"/>
    <style:style style:name="T3_111" style:family="text"/>
    <style:style style:name="T3_112" style:family="text"/>
    <style:style style:name="T3_113" style:family="text"/>
    <style:style style:name="T3_114" style:family="text"/>
    <style:style style:name="T3_115" style:family="text"/>
    <style:style style:name="T3_116" style:family="text"/>
    <style:style style:name="T3_117" style:family="text"/>
    <style:style style:name="T3_118" style:family="text"/>
    <style:style style:name="T3_119" style:family="text"/>
    <style:style style:name="T3_120" style:family="text"/>
    <style:style style:name="T3_121" style:family="text"/>
    <style:style style:name="T3_122" style:family="text"/>
    <style:style style:name="T3_123" style:family="text"/>
    <style:style style:name="T3_124" style:family="text"/>
    <style:style style:name="T3_125" style:family="text"/>
    <style:style style:name="T3_126" style:family="text"/>
    <style:style style:name="T3_127" style:family="text"/>
    <style:style style:name="T3_128" style:family="text"/>
    <style:style style:name="T3_129" style:family="text"/>
    <style:style style:name="T3_130" style:family="text"/>
    <style:style style:name="T3_131" style:family="text"/>
    <style:style style:name="T3_132" style:family="text"/>
    <style:style style:name="T3_133" style:family="text"/>
    <style:style style:name="T3_134" style:family="text"/>
    <style:style style:name="T3_135" style:family="text"/>
    <style:style style:name="T3_136" style:family="text"/>
    <style:style style:name="T3_137" style:family="text"/>
    <style:style style:name="T3_138" style:family="text"/>
    <style:style style:name="T3_139" style:family="text"/>
    <style:style style:name="T3_140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T5_107" style:family="text"/>
    <style:style style:name="T5_108" style:family="text"/>
    <style:style style:name="T5_109" style:family="text"/>
    <style:style style:name="T5_110" style:family="text"/>
    <style:style style:name="T5_111" style:family="text"/>
    <style:style style:name="T5_112" style:family="text"/>
    <style:style style:name="T5_113" style:family="text"/>
    <style:style style:name="T5_114" style:family="text"/>
    <style:style style:name="T5_115" style:family="text"/>
    <style:style style:name="T5_116" style:family="text"/>
    <style:style style:name="T5_117" style:family="text"/>
    <style:style style:name="T5_118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P10" style:family="paragraph" style:parent-style-name="Standard">
      <style:paragraph-properties fo:break-before="auto" fo:line-height="115%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T10_13" style:family="text"/>
    <style:style style:name="T10_14" style:family="text">
      <style:text-properties fo:color="#1155cc" style:text-underline-style="solid" style:text-underline-color="font-color"/>
    </style:style>
    <style:style style:name="T10_15" style:family="text"/>
    <style:style style:name="T10_16" style:family="text">
      <style:text-properties fo:color="#1155cc" style:text-underline-style="solid" style:text-underline-color="font-color"/>
    </style:style>
    <style:style style:name="T10_17" style:family="text"/>
    <style:style style:name="T10_18" style:family="text">
      <style:text-properties fo:color="#1155cc" style:text-underline-style="solid" style:text-underline-color="font-color"/>
    </style:style>
    <style:style style:name="T10_19" style:family="text"/>
    <style:style style:name="T10_20" style:family="text">
      <style:text-properties fo:color="#1155cc" style:text-underline-style="solid" style:text-underline-color="font-color"/>
    </style:style>
    <style:style style:name="T10_21" style:family="text"/>
    <style:style style:name="T10_22" style:family="text">
      <style:text-properties fo:color="#1155cc" style:text-underline-style="solid" style:text-underline-color="font-color"/>
    </style:style>
    <style:style style:name="T10_23" style:family="text"/>
    <style:style style:name="T10_24" style:family="text">
      <style:text-properties fo:color="#1155cc" style:text-underline-style="solid" style:text-underline-color="font-color"/>
    </style:style>
    <style:style style:name="T10_25" style:family="text"/>
    <style:style style:name="T10_26" style:family="text">
      <style:text-properties fo:color="#1155cc" style:text-underline-style="solid" style:text-underline-color="font-color"/>
    </style:style>
    <style:style style:name="T10_27" style:family="text"/>
    <style:style style:name="T10_28" style:family="text">
      <style:text-properties fo:color="#1155cc" style:text-underline-style="solid" style:text-underline-color="font-color"/>
    </style:style>
    <style:style style:name="T10_29" style:family="text"/>
    <style:style style:name="T10_30" style:family="text">
      <style:text-properties fo:color="#1155cc" style:text-underline-style="solid" style:text-underline-color="font-color"/>
    </style:style>
    <style:style style:name="T10_31" style:family="text"/>
    <style:style style:name="T10_32" style:family="text">
      <style:text-properties fo:color="#1155cc" style:text-underline-style="solid" style:text-underline-color="font-color"/>
    </style:style>
    <style:style style:name="T10_33" style:family="text"/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T12_23" style:family="text"/>
    <style:style style:name="T12_24" style:family="text"/>
    <style:style style:name="T12_25" style:family="text"/>
    <style:style style:name="T12_26" style:family="text"/>
    <style:style style:name="T12_27" style:family="text"/>
    <style:style style:name="T12_28" style:family="text"/>
    <style:style style:name="T12_29" style:family="text"/>
    <style:style style:name="T12_30" style:family="text"/>
    <style:style style:name="T12_31" style:family="text"/>
    <style:style style:name="T12_32" style:family="text"/>
    <style:style style:name="T12_33" style:family="text"/>
    <style:style style:name="T12_34" style:family="text"/>
    <style:style style:name="T12_35" style:family="text"/>
    <style:style style:name="T12_36" style:family="text"/>
    <style:style style:name="T12_37" style:family="text"/>
    <style:style style:name="T12_38" style:family="text"/>
    <style:style style:name="T12_39" style:family="text"/>
    <style:style style:name="T12_40" style:family="text"/>
    <style:style style:name="T12_41" style:family="text"/>
    <style:style style:name="T12_42" style:family="text"/>
    <style:style style:name="T12_43" style:family="text"/>
    <style:style style:name="T12_44" style:family="text"/>
    <style:style style:name="P13" style:family="paragraph" style:parent-style-name="Standard">
      <style:paragraph-properties fo:break-before="auto" fo:line-height="115%" style:writing-mode="lr-tb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>
      <style:text-properties fo:color="#1155cc" style:text-underline-style="solid" style:text-underline-color="font-color"/>
    </style:style>
    <style:style style:name="T14_18" style:family="text"/>
    <style:style style:name="T14_19" style:family="text">
      <style:text-properties fo:color="#1155cc" style:text-underline-style="solid" style:text-underline-color="font-color"/>
    </style:style>
    <style:style style:name="T14_20" style:family="text"/>
    <style:style style:name="T14_21" style:family="text">
      <style:text-properties fo:color="#1155cc" style:text-underline-style="solid" style:text-underline-color="font-color"/>
    </style:style>
    <style:style style:name="T14_22" style:family="text"/>
    <style:style style:name="T14_23" style:family="text">
      <style:text-properties fo:color="#1155cc" style:text-underline-style="solid" style:text-underline-color="font-color"/>
    </style:style>
    <style:style style:name="T14_24" style:family="text"/>
    <style:style style:name="T14_25" style:family="text">
      <style:text-properties fo:color="#1155cc" style:text-underline-style="solid" style:text-underline-color="font-color"/>
    </style:style>
    <style:style style:name="T14_26" style:family="text"/>
    <style:style style:name="T14_27" style:family="text">
      <style:text-properties fo:color="#1155cc" style:text-underline-style="solid" style:text-underline-color="font-color"/>
    </style:style>
    <style:style style:name="T14_28" style:family="text"/>
    <style:style style:name="T14_29" style:family="text">
      <style:text-properties fo:color="#1155cc" style:text-underline-style="solid" style:text-underline-color="font-color"/>
    </style:style>
    <style:style style:name="T14_30" style:family="text"/>
    <style:style style:name="T14_31" style:family="text">
      <style:text-properties fo:color="#1155cc" style:text-underline-style="solid" style:text-underline-color="font-color"/>
    </style:style>
    <style:style style:name="T14_32" style:family="text"/>
    <style:style style:name="T14_33" style:family="text">
      <style:text-properties fo:color="#1155cc" style:text-underline-style="solid" style:text-underline-color="font-color"/>
    </style:style>
    <style:style style:name="T14_34" style:family="text"/>
    <style:style style:name="T14_35" style:family="text">
      <style:text-properties fo:color="#1155cc" style:text-underline-style="solid" style:text-underline-color="font-color"/>
    </style:style>
    <style:style style:name="T14_36" style:family="text"/>
    <style:style style:name="T14_37" style:family="text">
      <style:text-properties fo:color="#1155cc" style:text-underline-style="solid" style:text-underline-color="font-color"/>
    </style:style>
    <style:style style:name="T14_38" style:family="text"/>
    <style:style style:name="T14_39" style:family="text">
      <style:text-properties fo:color="#1155cc" style:text-underline-style="solid" style:text-underline-color="font-color"/>
    </style:style>
    <style:style style:name="T14_40" style:family="text"/>
    <style:style style:name="T14_41" style:family="text">
      <style:text-properties fo:color="#1155cc" style:text-underline-style="solid" style:text-underline-color="font-color"/>
    </style:style>
    <style:style style:name="T14_42" style:family="text"/>
    <style:style style:name="T14_43" style:family="text">
      <style:text-properties fo:color="#1155cc" style:text-underline-style="solid" style:text-underline-color="font-color"/>
    </style:style>
    <style:style style:name="T14_44" style:family="text"/>
    <style:style style:name="T14_45" style:family="text">
      <style:text-properties fo:color="#1155cc" style:text-underline-style="solid" style:text-underline-color="font-color"/>
    </style:style>
    <style:style style:name="T14_46" style:family="text"/>
    <style:style style:name="T14_47" style:family="text">
      <style:text-properties fo:color="#1155cc" style:text-underline-style="solid" style:text-underline-color="font-color"/>
    </style:style>
    <style:style style:name="T14_48" style:family="text"/>
    <style:style style:name="T14_49" style:family="text">
      <style:text-properties fo:color="#1155cc" style:text-underline-style="solid" style:text-underline-color="font-color"/>
    </style:style>
    <style:style style:name="T14_50" style:family="text"/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P16" style:family="paragraph" style:parent-style-name="Standard">
      <style:paragraph-properties fo:break-before="auto" fo:line-height="115%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T16_7" style:family="text"/>
    <style:style style:name="T16_8" style:family="text"/>
    <style:style style:name="T16_9" style:family="text"/>
    <style:style style:name="T16_10" style:family="text"/>
    <style:style style:name="T16_11" style:family="text"/>
    <style:style style:name="T16_12" style:family="text"/>
    <style:style style:name="T16_13" style:family="text"/>
    <style:style style:name="T16_14" style:family="text"/>
    <style:style style:name="T16_15" style:family="text"/>
    <style:style style:name="T16_16" style:family="text"/>
    <style:style style:name="T16_17" style:family="text"/>
    <style:style style:name="T16_18" style:family="text"/>
    <style:style style:name="T16_19" style:family="text"/>
    <style:style style:name="T16_20" style:family="text"/>
    <style:style style:name="T16_21" style:family="text"/>
    <style:style style:name="T16_22" style:family="text"/>
    <style:style style:name="T16_23" style:family="text"/>
    <style:style style:name="T16_24" style:family="text"/>
    <style:style style:name="T16_25" style:family="text"/>
    <style:style style:name="T16_26" style:family="text"/>
    <style:style style:name="T16_27" style:family="text"/>
    <style:style style:name="T16_28" style:family="text"/>
    <style:style style:name="T16_29" style:family="text"/>
    <style:style style:name="T16_30" style:family="text"/>
    <style:style style:name="T16_31" style:family="text"/>
    <style:style style:name="T16_32" style:family="text"/>
    <style:style style:name="T16_33" style:family="text"/>
    <style:style style:name="T16_34" style:family="text"/>
    <style:style style:name="T16_35" style:family="text"/>
    <style:style style:name="T16_36" style:family="text"/>
    <style:style style:name="T16_37" style:family="text"/>
    <style:style style:name="T16_38" style:family="text"/>
    <style:style style:name="T16_39" style:family="text"/>
    <style:style style:name="T16_40" style:family="text"/>
    <style:style style:name="T16_41" style:family="text"/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/>
    <style:style style:name="T16_47" style:family="text"/>
    <style:style style:name="T16_48" style:family="text"/>
    <style:style style:name="T16_49" style:family="text"/>
    <style:style style:name="T16_50" style:family="text"/>
    <style:style style:name="T16_51" style:family="text"/>
    <style:style style:name="T16_52" style:family="text"/>
    <style:style style:name="T16_53" style:family="text"/>
    <style:style style:name="T16_54" style:family="text"/>
    <style:style style:name="T16_55" style:family="text"/>
    <style:style style:name="T16_56" style:family="text"/>
    <style:style style:name="T16_57" style:family="text"/>
    <style:style style:name="T16_58" style:family="text"/>
    <style:style style:name="T16_59" style:family="text"/>
    <style:style style:name="T16_60" style:family="text"/>
    <style:style style:name="T16_61" style:family="text"/>
    <style:style style:name="T16_62" style:family="text"/>
    <style:style style:name="T16_63" style:family="text"/>
    <style:style style:name="T16_64" style:family="text"/>
    <style:style style:name="T16_65" style:family="text"/>
    <style:style style:name="T16_66" style:family="text"/>
    <style:style style:name="T16_67" style:family="text"/>
    <style:style style:name="T16_68" style:family="text"/>
    <style:style style:name="T16_69" style:family="text"/>
    <style:style style:name="T16_70" style:family="text"/>
    <style:style style:name="T16_71" style:family="text"/>
    <style:style style:name="T16_72" style:family="text"/>
    <style:style style:name="T16_73" style:family="text"/>
    <style:style style:name="T16_74" style:family="text"/>
    <style:style style:name="T16_75" style:family="text"/>
    <style:style style:name="T16_76" style:family="text"/>
    <style:style style:name="T16_77" style:family="text"/>
    <style:style style:name="T16_78" style:family="text"/>
    <style:style style:name="T16_79" style:family="text"/>
    <style:style style:name="T16_80" style:family="text"/>
    <style:style style:name="T16_81" style:family="text"/>
    <style:style style:name="T16_82" style:family="text"/>
    <style:style style:name="T16_83" style:family="text"/>
    <style:style style:name="T16_84" style:family="text"/>
    <style:style style:name="T16_85" style:family="text"/>
    <style:style style:name="T16_86" style:family="text"/>
    <style:style style:name="T16_87" style:family="text"/>
    <style:style style:name="T16_88" style:family="text"/>
    <style:style style:name="T16_89" style:family="text"/>
    <style:style style:name="T16_90" style:family="text"/>
    <style:style style:name="T16_91" style:family="text"/>
    <style:style style:name="T16_92" style:family="text"/>
    <style:style style:name="T16_93" style:family="text"/>
    <style:style style:name="T16_94" style:family="text"/>
    <style:style style:name="T16_95" style:family="text"/>
    <style:style style:name="T16_96" style:family="text"/>
    <style:style style:name="T16_97" style:family="text"/>
    <style:style style:name="T16_98" style:family="text"/>
    <style:style style:name="T16_99" style:family="text"/>
    <style:style style:name="T16_100" style:family="text"/>
    <style:style style:name="T16_101" style:family="text"/>
    <style:style style:name="T16_102" style:family="text"/>
    <style:style style:name="T16_103" style:family="text"/>
    <style:style style:name="T16_104" style:family="text"/>
    <style:style style:name="T16_105" style:family="text"/>
    <style:style style:name="T16_106" style:family="text"/>
    <style:style style:name="T16_107" style:family="text"/>
    <style:style style:name="T16_108" style:family="text"/>
    <style:style style:name="T16_109" style:family="text"/>
    <style:style style:name="T16_110" style:family="text"/>
    <style:style style:name="P17" style:family="paragraph" style:parent-style-name="Standard">
      <style:paragraph-properties fo:break-before="auto" fo:line-height="115%" style:writing-mode="lr-tb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P19" style:family="paragraph" style:parent-style-name="Standard">
      <style:paragraph-properties fo:break-before="auto" fo:line-height="115%" style:writing-mode="lr-tb"/>
    </style:style>
    <style:style style:name="T19_1" style:family="text"/>
    <style:style style:name="T19_2" style:family="text">
      <style:text-properties fo:color="#1155cc" style:text-underline-style="solid" style:text-underline-color="font-color"/>
    </style:style>
    <style:style style:name="T19_3" style:family="text"/>
    <style:style style:name="T19_4" style:family="text">
      <style:text-properties fo:color="#1155cc" style:text-underline-style="solid" style:text-underline-color="font-color"/>
    </style:style>
    <style:style style:name="T19_5" style:family="text"/>
    <style:style style:name="T19_6" style:family="text">
      <style:text-properties fo:color="#1155cc" style:text-underline-style="solid" style:text-underline-color="font-color"/>
    </style:style>
    <style:style style:name="T19_7" style:family="text"/>
    <style:style style:name="T19_8" style:family="text">
      <style:text-properties fo:color="#1155cc" style:text-underline-style="solid" style:text-underline-color="font-color"/>
    </style:style>
    <style:style style:name="T19_9" style:family="text"/>
    <style:style style:name="T19_10" style:family="text">
      <style:text-properties fo:color="#1155cc" style:text-underline-style="solid" style:text-underline-color="font-color"/>
    </style:style>
    <style:style style:name="T19_11" style:family="text"/>
    <style:style style:name="T19_12" style:family="text">
      <style:text-properties fo:color="#1155cc" style:text-underline-style="solid" style:text-underline-color="font-color"/>
    </style:style>
    <style:style style:name="T19_13" style:family="text"/>
    <style:style style:name="T19_14" style:family="text">
      <style:text-properties fo:color="#1155cc" style:text-underline-style="solid" style:text-underline-color="font-color"/>
    </style:style>
    <style:style style:name="T19_15" style:family="text"/>
    <style:style style:name="T19_16" style:family="text">
      <style:text-properties fo:color="#1155cc" style:text-underline-style="solid" style:text-underline-color="font-color"/>
    </style:style>
    <style:style style:name="T19_17" style:family="text"/>
    <style:style style:name="T19_18" style:family="text">
      <style:text-properties fo:color="#1155cc" style:text-underline-style="solid" style:text-underline-color="font-color"/>
    </style:style>
    <style:style style:name="T19_19" style:family="text"/>
    <style:style style:name="T19_20" style:family="text">
      <style:text-properties fo:color="#1155cc" style:text-underline-style="solid" style:text-underline-color="font-color"/>
    </style:style>
    <style:style style:name="T19_21" style:family="text"/>
    <style:style style:name="T19_22" style:family="text">
      <style:text-properties fo:color="#1155cc" style:text-underline-style="solid" style:text-underline-color="font-color"/>
    </style:style>
    <style:style style:name="T19_23" style:family="text"/>
    <style:style style:name="T19_24" style:family="text">
      <style:text-properties fo:color="#1155cc" style:text-underline-style="solid" style:text-underline-color="font-color"/>
    </style:style>
    <style:style style:name="T19_25" style:family="text"/>
    <style:style style:name="T19_26" style:family="text">
      <style:text-properties fo:color="#1155cc" style:text-underline-style="solid" style:text-underline-color="font-color"/>
    </style:style>
    <style:style style:name="T19_27" style:family="text"/>
    <style:style style:name="T19_28" style:family="text">
      <style:text-properties fo:color="#1155cc" style:text-underline-style="solid" style:text-underline-color="font-color"/>
    </style:style>
    <style:style style:name="T19_29" style:family="text"/>
    <style:style style:name="T19_30" style:family="text">
      <style:text-properties fo:color="#1155cc" style:text-underline-style="solid" style:text-underline-color="font-color"/>
    </style:style>
    <style:style style:name="T19_31" style:family="text"/>
    <style:style style:name="T19_32" style:family="text">
      <style:text-properties fo:color="#1155cc" style:text-underline-style="solid" style:text-underline-color="font-color"/>
    </style:style>
    <style:style style:name="T19_33" style:family="text"/>
    <style:style style:name="P20" style:family="paragraph" style:parent-style-name="Standard">
      <style:paragraph-properties fo:break-before="auto" fo:line-height="115%" style:writing-mode="lr-tb"/>
    </style:style>
    <style:style style:name="T20_1" style:family="text"/>
    <style:style style:name="T20_2" style:family="text"/>
    <style:style style:name="T20_3" style:family="text"/>
    <style:style style:name="T20_4" style:family="text"/>
    <style:style style:name="T20_5" style:family="text"/>
    <style:style style:name="T20_6" style:family="text"/>
    <style:style style:name="T20_7" style:family="text"/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P24" style:family="paragraph" style:parent-style-name="Standard">
      <style:paragraph-properties fo:break-before="auto" fo:line-height="115%" style:writing-mode="lr-tb"/>
    </style:style>
    <style:style style:name="T24_1" style:family="text"/>
    <style:style style:name="T24_2" style:family="text">
      <style:text-properties fo:color="#1155cc" style:text-underline-style="solid" style:text-underline-color="font-color"/>
    </style:style>
    <style:style style:name="T24_3" style:family="text"/>
    <style:style style:name="T24_4" style:family="text">
      <style:text-properties fo:color="#1155cc" style:text-underline-style="solid" style:text-underline-color="font-color"/>
    </style:style>
    <style:style style:name="T24_5" style:family="text"/>
    <style:style style:name="T24_6" style:family="text">
      <style:text-properties fo:color="#1155cc" style:text-underline-style="solid" style:text-underline-color="font-color"/>
    </style:style>
    <style:style style:name="T24_7" style:family="text"/>
    <style:style style:name="T24_8" style:family="text">
      <style:text-properties fo:color="#1155cc" style:text-underline-style="solid" style:text-underline-color="font-color"/>
    </style:style>
    <style:style style:name="T24_9" style:family="text"/>
    <style:style style:name="T24_10" style:family="text">
      <style:text-properties fo:color="#1155cc" style:text-underline-style="solid" style:text-underline-color="font-color"/>
    </style:style>
    <style:style style:name="T24_11" style:family="text"/>
    <style:style style:name="T24_12" style:family="text">
      <style:text-properties fo:color="#1155cc" style:text-underline-style="solid" style:text-underline-color="font-color"/>
    </style:style>
    <style:style style:name="T24_13" style:family="text"/>
    <style:style style:name="T24_14" style:family="text">
      <style:text-properties fo:color="#1155cc" style:text-underline-style="solid" style:text-underline-color="font-color"/>
    </style:style>
    <style:style style:name="T24_15" style:family="text"/>
    <style:style style:name="T24_16" style:family="text">
      <style:text-properties fo:color="#1155cc" style:text-underline-style="solid" style:text-underline-color="font-color"/>
    </style:style>
    <style:style style:name="T24_17" style:family="text"/>
    <style:style style:name="T24_18" style:family="text">
      <style:text-properties fo:color="#1155cc" style:text-underline-style="solid" style:text-underline-color="font-color"/>
    </style:style>
    <style:style style:name="T24_19" style:family="text"/>
    <style:style style:name="T24_20" style:family="text">
      <style:text-properties fo:color="#1155cc" style:text-underline-style="solid" style:text-underline-color="font-color"/>
    </style:style>
    <style:style style:name="T24_21" style:family="text"/>
    <style:style style:name="T24_22" style:family="text">
      <style:text-properties fo:color="#1155cc" style:text-underline-style="solid" style:text-underline-color="font-color"/>
    </style:style>
    <style:style style:name="T24_23" style:family="text"/>
    <style:style style:name="T24_24" style:family="text">
      <style:text-properties fo:color="#1155cc" style:text-underline-style="solid" style:text-underline-color="font-color"/>
    </style:style>
    <style:style style:name="T24_25" style:family="text"/>
    <style:style style:name="T24_26" style:family="text">
      <style:text-properties fo:color="#1155cc" style:text-underline-style="solid" style:text-underline-color="font-color"/>
    </style:style>
    <style:style style:name="T24_27" style:family="text"/>
    <style:style style:name="T24_28" style:family="text">
      <style:text-properties fo:color="#1155cc" style:text-underline-style="solid" style:text-underline-color="font-color"/>
    </style:style>
    <style:style style:name="T24_29" style:family="text"/>
    <style:style style:name="T24_30" style:family="text">
      <style:text-properties fo:color="#1155cc" style:text-underline-style="solid" style:text-underline-color="font-color"/>
    </style:style>
    <style:style style:name="T24_31" style:family="text"/>
    <style:style style:name="T24_32" style:family="text">
      <style:text-properties fo:color="#1155cc" style:text-underline-style="solid" style:text-underline-color="font-color"/>
    </style:style>
    <style:style style:name="T24_33" style:family="text"/>
    <style:style style:name="T24_34" style:family="text">
      <style:text-properties fo:color="#1155cc" style:text-underline-style="solid" style:text-underline-color="font-color"/>
    </style:style>
    <style:style style:name="T24_35" style:family="text"/>
    <style:style style:name="P25" style:family="paragraph" style:parent-style-name="Standard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P26" style:family="paragraph" style:parent-style-name="Standard">
      <style:paragraph-properties fo:break-before="auto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T26_11" style:family="text"/>
    <style:style style:name="T26_12" style:family="text"/>
    <style:style style:name="T26_13" style:family="text"/>
    <style:style style:name="T26_14" style:family="text"/>
    <style:style style:name="T26_15" style:family="text"/>
    <style:style style:name="T26_16" style:family="text"/>
    <style:style style:name="T26_17" style:family="text"/>
    <style:style style:name="T26_18" style:family="text"/>
    <style:style style:name="T26_19" style:family="text"/>
    <style:style style:name="T26_20" style:family="text"/>
    <style:style style:name="T26_21" style:family="text"/>
    <style:style style:name="T26_22" style:family="text"/>
    <style:style style:name="T26_23" style:family="text"/>
    <style:style style:name="T26_24" style:family="text"/>
    <style:style style:name="P27" style:family="paragraph" style:parent-style-name="Standard">
      <style:paragraph-properties fo:break-before="auto" fo:line-height="115%" style:writing-mode="lr-tb"/>
    </style:style>
    <style:style style:name="P28" style:family="paragraph" style:parent-style-name="Standard">
      <style:paragraph-properties fo:break-before="auto" fo:line-height="115%" style:writing-mode="lr-tb"/>
    </style:style>
    <style:style style:name="T28_1" style:family="text"/>
    <style:style style:name="T28_2" style:family="text"/>
    <style:style style:name="T28_3" style:family="text"/>
    <style:style style:name="T28_4" style:family="text"/>
    <style:style style:name="T28_5" style:family="text"/>
    <style:style style:name="T28_6" style:family="text"/>
    <style:style style:name="T28_7" style:family="text"/>
    <style:style style:name="T28_8" style:family="text"/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>
      <style:text-properties fo:color="#1155cc" style:text-underline-style="solid" style:text-underline-color="font-color"/>
    </style:style>
    <style:style style:name="T29_3" style:family="text"/>
    <style:style style:name="T29_4" style:family="text">
      <style:text-properties fo:color="#1155cc" style:text-underline-style="solid" style:text-underline-color="font-color"/>
    </style:style>
    <style:style style:name="T29_5" style:family="text"/>
    <style:style style:name="T29_6" style:family="text">
      <style:text-properties fo:color="#1155cc" style:text-underline-style="solid" style:text-underline-color="font-color"/>
    </style:style>
    <style:style style:name="T29_7" style:family="text"/>
    <style:style style:name="T29_8" style:family="text">
      <style:text-properties fo:color="#1155cc" style:text-underline-style="solid" style:text-underline-color="font-color"/>
    </style:style>
    <style:style style:name="T29_9" style:family="text"/>
    <style:style style:name="T29_10" style:family="text">
      <style:text-properties fo:color="#1155cc" style:text-underline-style="solid" style:text-underline-color="font-color"/>
    </style:style>
    <style:style style:name="T29_11" style:family="text"/>
    <style:style style:name="T29_12" style:family="text">
      <style:text-properties fo:color="#1155cc" style:text-underline-style="solid" style:text-underline-color="font-color"/>
    </style:style>
    <style:style style:name="T29_13" style:family="text"/>
    <style:style style:name="T29_14" style:family="text">
      <style:text-properties fo:color="#1155cc" style:text-underline-style="solid" style:text-underline-color="font-color"/>
    </style:style>
    <style:style style:name="T29_15" style:family="text"/>
    <style:style style:name="T29_16" style:family="text">
      <style:text-properties fo:color="#1155cc" style:text-underline-style="solid" style:text-underline-color="font-color"/>
    </style:style>
    <style:style style:name="T29_17" style:family="text"/>
    <style:style style:name="T29_18" style:family="text">
      <style:text-properties fo:color="#1155cc" style:text-underline-style="solid" style:text-underline-color="font-color"/>
    </style:style>
    <style:style style:name="T29_19" style:family="text"/>
    <style:style style:name="T29_20" style:family="text">
      <style:text-properties fo:color="#1155cc" style:text-underline-style="solid" style:text-underline-color="font-color"/>
    </style:style>
    <style:style style:name="T29_21" style:family="text"/>
    <style:style style:name="T29_22" style:family="text">
      <style:text-properties fo:color="#1155cc" style:text-underline-style="solid" style:text-underline-color="font-color"/>
    </style:style>
    <style:style style:name="T29_23" style:family="text"/>
    <style:style style:name="T29_24" style:family="text">
      <style:text-properties fo:color="#1155cc" style:text-underline-style="solid" style:text-underline-color="font-color"/>
    </style:style>
    <style:style style:name="T29_25" style:family="text"/>
    <style:style style:name="T29_26" style:family="text">
      <style:text-properties fo:color="#1155cc" style:text-underline-style="solid" style:text-underline-color="font-color"/>
    </style:style>
    <style:style style:name="T29_27" style:family="text"/>
    <style:style style:name="T29_28" style:family="text">
      <style:text-properties fo:color="#1155cc" style:text-underline-style="solid" style:text-underline-color="font-color"/>
    </style:style>
    <style:style style:name="T29_29" style:family="text"/>
    <style:style style:name="T29_30" style:family="text">
      <style:text-properties fo:color="#1155cc" style:text-underline-style="solid" style:text-underline-color="font-color"/>
    </style:style>
    <style:style style:name="T29_31" style:family="text"/>
    <style:style style:name="T29_32" style:family="text">
      <style:text-properties fo:color="#1155cc" style:text-underline-style="solid" style:text-underline-color="font-color"/>
    </style:style>
    <style:style style:name="T29_33" style:family="text"/>
    <style:style style:name="T29_34" style:family="text">
      <style:text-properties fo:color="#1155cc" style:text-underline-style="solid" style:text-underline-color="font-color"/>
    </style:style>
    <style:style style:name="T29_35" style:family="text"/>
    <style:style style:name="T29_36" style:family="text">
      <style:text-properties fo:color="#1155cc" style:text-underline-style="solid" style:text-underline-color="font-color"/>
    </style:style>
    <style:style style:name="T29_37" style:family="text"/>
    <style:style style:name="P30" style:family="paragraph" style:parent-style-name="Standard">
      <style:paragraph-properties fo:break-before="auto" fo:line-height="115%" style:writing-mode="lr-tb"/>
    </style:style>
    <style:style style:name="T30_1" style:family="text"/>
    <style:style style:name="T30_2" style:family="text"/>
    <style:style style:name="T30_3" style:family="text"/>
    <style:style style:name="T30_4" style:family="text"/>
    <style:style style:name="T30_5" style:family="text"/>
    <style:style style:name="P31" style:family="paragraph" style:parent-style-name="Standard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T31_7" style:family="text"/>
    <style:style style:name="T31_8" style:family="text"/>
    <style:style style:name="T31_9" style:family="text"/>
    <style:style style:name="T31_10" style:family="text"/>
    <style:style style:name="T31_11" style:family="text"/>
    <style:style style:name="T31_12" style:family="text"/>
    <style:style style:name="T31_13" style:family="text"/>
    <style:style style:name="T31_14" style:family="text"/>
    <style:style style:name="T31_15" style:family="text"/>
    <style:style style:name="T31_16" style:family="text"/>
    <style:style style:name="T31_17" style:family="text"/>
    <style:style style:name="T31_18" style:family="text"/>
    <style:style style:name="T31_19" style:family="text"/>
    <style:style style:name="T31_20" style:family="text"/>
    <style:style style:name="T31_21" style:family="text"/>
    <style:style style:name="T31_22" style:family="text"/>
    <style:style style:name="T31_23" style:family="text"/>
    <style:style style:name="T31_24" style:family="text"/>
    <style:style style:name="T31_25" style:family="text"/>
    <style:style style:name="T31_26" style:family="text"/>
    <style:style style:name="T31_27" style:family="text"/>
    <style:style style:name="T31_28" style:family="text"/>
    <style:style style:name="T31_29" style:family="text"/>
    <style:style style:name="T31_30" style:family="text"/>
    <style:style style:name="T31_31" style:family="text"/>
    <style:style style:name="T31_32" style:family="text"/>
    <style:style style:name="T31_33" style:family="text"/>
    <style:style style:name="T31_34" style:family="text"/>
    <style:style style:name="T31_35" style:family="text"/>
    <style:style style:name="T31_36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T33_8" style:family="text"/>
    <style:style style:name="P34" style:family="paragraph" style:parent-style-name="Standard">
      <style:paragraph-properties fo:break-before="auto" fo:line-height="115%" style:writing-mode="lr-tb"/>
    </style:style>
    <style:style style:name="T34_1" style:family="text"/>
    <style:style style:name="T34_2" style:family="text">
      <style:text-properties fo:color="#1155cc" style:text-underline-style="solid" style:text-underline-color="font-color"/>
    </style:style>
    <style:style style:name="T34_3" style:family="text"/>
    <style:style style:name="T34_4" style:family="text">
      <style:text-properties fo:color="#1155cc" style:text-underline-style="solid" style:text-underline-color="font-color"/>
    </style:style>
    <style:style style:name="T34_5" style:family="text"/>
    <style:style style:name="T34_6" style:family="text">
      <style:text-properties fo:color="#1155cc" style:text-underline-style="solid" style:text-underline-color="font-color"/>
    </style:style>
    <style:style style:name="T34_7" style:family="text"/>
    <style:style style:name="T34_8" style:family="text">
      <style:text-properties fo:color="#1155cc" style:text-underline-style="solid" style:text-underline-color="font-color"/>
    </style:style>
    <style:style style:name="T34_9" style:family="text"/>
    <style:style style:name="T34_10" style:family="text">
      <style:text-properties fo:color="#1155cc" style:text-underline-style="solid" style:text-underline-color="font-color"/>
    </style:style>
    <style:style style:name="T34_11" style:family="text"/>
    <style:style style:name="T34_12" style:family="text">
      <style:text-properties fo:color="#1155cc" style:text-underline-style="solid" style:text-underline-color="font-color"/>
    </style:style>
    <style:style style:name="T34_13" style:family="text"/>
    <style:style style:name="T34_14" style:family="text">
      <style:text-properties fo:color="#1155cc" style:text-underline-style="solid" style:text-underline-color="font-color"/>
    </style:style>
    <style:style style:name="T34_15" style:family="text"/>
    <style:style style:name="T34_16" style:family="text">
      <style:text-properties fo:color="#1155cc" style:text-underline-style="solid" style:text-underline-color="font-color"/>
    </style:style>
    <style:style style:name="T34_17" style:family="text"/>
    <style:style style:name="T34_18" style:family="text">
      <style:text-properties fo:color="#1155cc" style:text-underline-style="solid" style:text-underline-color="font-color"/>
    </style:style>
    <style:style style:name="T34_19" style:family="text"/>
    <style:style style:name="T34_20" style:family="text">
      <style:text-properties fo:color="#1155cc" style:text-underline-style="solid" style:text-underline-color="font-color"/>
    </style:style>
    <style:style style:name="T34_21" style:family="text"/>
    <style:style style:name="T34_22" style:family="text">
      <style:text-properties fo:color="#1155cc" style:text-underline-style="solid" style:text-underline-color="font-color"/>
    </style:style>
    <style:style style:name="T34_23" style:family="text"/>
    <style:style style:name="T34_24" style:family="text">
      <style:text-properties fo:color="#1155cc" style:text-underline-style="solid" style:text-underline-color="font-color"/>
    </style:style>
    <style:style style:name="T34_25" style:family="text"/>
    <style:style style:name="T34_26" style:family="text">
      <style:text-properties fo:color="#1155cc" style:text-underline-style="solid" style:text-underline-color="font-color"/>
    </style:style>
    <style:style style:name="T34_27" style:family="text"/>
    <style:style style:name="T34_28" style:family="text">
      <style:text-properties fo:color="#1155cc" style:text-underline-style="solid" style:text-underline-color="font-color"/>
    </style:style>
    <style:style style:name="T34_29" style:family="text"/>
    <style:style style:name="T34_30" style:family="text">
      <style:text-properties fo:color="#1155cc" style:text-underline-style="solid" style:text-underline-color="font-color"/>
    </style:style>
    <style:style style:name="T34_31" style:family="text"/>
    <style:style style:name="T34_32" style:family="text">
      <style:text-properties fo:color="#1155cc" style:text-underline-style="solid" style:text-underline-color="font-color"/>
    </style:style>
    <style:style style:name="T34_33" style:family="text"/>
    <style:style style:name="T34_34" style:family="text">
      <style:text-properties fo:color="#1155cc" style:text-underline-style="solid" style:text-underline-color="font-color"/>
    </style:style>
    <style:style style:name="T34_35" style:family="text"/>
    <style:style style:name="P35" style:family="paragraph" style:parent-style-name="Standard">
      <style:paragraph-properties fo:break-before="auto" fo:line-height="115%" style:writing-mode="lr-tb"/>
    </style:style>
    <style:style style:name="T35_1" style:family="text"/>
    <style:style style:name="T35_2" style:family="text"/>
    <style:style style:name="T35_3" style:family="text"/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T36_10" style:family="text"/>
    <style:style style:name="T36_11" style:family="text"/>
    <style:style style:name="T36_12" style:family="text"/>
    <style:style style:name="T36_13" style:family="text"/>
    <style:style style:name="T36_14" style:family="text"/>
    <style:style style:name="T36_15" style:family="text"/>
    <style:style style:name="T36_16" style:family="text"/>
    <style:style style:name="T36_17" style:family="text"/>
    <style:style style:name="T36_18" style:family="text"/>
    <style:style style:name="T36_19" style:family="text"/>
    <style:style style:name="T36_20" style:family="text"/>
    <style:style style:name="T36_21" style:family="text"/>
    <style:style style:name="T36_22" style:family="text"/>
    <style:style style:name="T36_23" style:family="text"/>
    <style:style style:name="T36_24" style:family="text"/>
    <style:style style:name="T36_25" style:family="text"/>
    <style:style style:name="T36_26" style:family="text"/>
    <style:style style:name="T36_27" style:family="text"/>
    <style:style style:name="T36_28" style:family="text"/>
    <style:style style:name="T36_29" style:family="text"/>
    <style:style style:name="T36_30" style:family="text"/>
    <style:style style:name="T36_31" style:family="text"/>
    <style:style style:name="T36_32" style:family="text"/>
    <style:style style:name="T36_33" style:family="text"/>
    <style:style style:name="T36_34" style:family="text"/>
    <style:style style:name="T36_35" style:family="text"/>
    <style:style style:name="T36_36" style:family="text"/>
    <style:style style:name="T36_37" style:family="text"/>
    <style:style style:name="T36_38" style:family="text"/>
    <style:style style:name="T36_39" style:family="text"/>
    <style:style style:name="T36_40" style:family="text"/>
    <style:style style:name="T36_41" style:family="text"/>
    <style:style style:name="T36_42" style:family="text"/>
    <style:style style:name="T36_43" style:family="text"/>
    <style:style style:name="T36_44" style:family="text"/>
    <style:style style:name="T36_45" style:family="text"/>
    <style:style style:name="T36_46" style:family="text"/>
    <style:style style:name="T36_47" style:family="text"/>
    <style:style style:name="T36_48" style:family="text"/>
    <style:style style:name="T36_49" style:family="text"/>
    <style:style style:name="T36_50" style:family="text"/>
    <style:style style:name="T36_51" style:family="text"/>
    <style:style style:name="T36_52" style:family="text"/>
    <style:style style:name="T36_53" style:family="text"/>
    <style:style style:name="T36_54" style:family="text"/>
    <style:style style:name="T36_55" style:family="text"/>
    <style:style style:name="T36_56" style:family="text"/>
    <style:style style:name="P37" style:family="paragraph" style:parent-style-name="Standard">
      <style:paragraph-properties fo:break-before="auto" fo:line-height="115%" style:writing-mode="lr-tb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/>
    <style:style style:name="T38_2" style:family="text"/>
    <style:style style:name="T38_3" style:family="text"/>
    <style:style style:name="T38_4" style:family="text"/>
    <style:style style:name="T38_5" style:family="text"/>
    <style:style style:name="T38_6" style:family="text"/>
    <style:style style:name="T38_7" style:family="text"/>
    <style:style style:name="T38_8" style:family="text"/>
    <style:style style:name="T38_9" style:family="text"/>
    <style:style style:name="T38_10" style:family="text"/>
    <style:style style:name="T38_11" style:family="text"/>
    <style:style style:name="T38_12" style:family="text"/>
    <style:style style:name="T38_13" style:family="text"/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>
      <style:text-properties fo:color="#1155cc" style:text-underline-style="solid" style:text-underline-color="font-color"/>
    </style:style>
    <style:style style:name="T39_3" style:family="text"/>
    <style:style style:name="T39_4" style:family="text">
      <style:text-properties fo:color="#1155cc" style:text-underline-style="solid" style:text-underline-color="font-color"/>
    </style:style>
    <style:style style:name="T39_5" style:family="text"/>
    <style:style style:name="T39_6" style:family="text">
      <style:text-properties fo:color="#1155cc" style:text-underline-style="solid" style:text-underline-color="font-color"/>
    </style:style>
    <style:style style:name="T39_7" style:family="text"/>
    <style:style style:name="T39_8" style:family="text">
      <style:text-properties fo:color="#1155cc" style:text-underline-style="solid" style:text-underline-color="font-color"/>
    </style:style>
    <style:style style:name="T39_9" style:family="text"/>
    <style:style style:name="T39_10" style:family="text">
      <style:text-properties fo:color="#1155cc" style:text-underline-style="solid" style:text-underline-color="font-color"/>
    </style:style>
    <style:style style:name="T39_11" style:family="text"/>
    <style:style style:name="T39_12" style:family="text">
      <style:text-properties fo:color="#1155cc" style:text-underline-style="solid" style:text-underline-color="font-color"/>
    </style:style>
    <style:style style:name="T39_13" style:family="text"/>
    <style:style style:name="T39_14" style:family="text">
      <style:text-properties fo:color="#1155cc" style:text-underline-style="solid" style:text-underline-color="font-color"/>
    </style:style>
    <style:style style:name="T39_15" style:family="text"/>
    <style:style style:name="T39_16" style:family="text">
      <style:text-properties fo:color="#1155cc" style:text-underline-style="solid" style:text-underline-color="font-color"/>
    </style:style>
    <style:style style:name="T39_17" style:family="text"/>
    <style:style style:name="T39_18" style:family="text">
      <style:text-properties fo:color="#1155cc" style:text-underline-style="solid" style:text-underline-color="font-color"/>
    </style:style>
    <style:style style:name="T39_19" style:family="text"/>
    <style:style style:name="T39_20" style:family="text">
      <style:text-properties fo:color="#1155cc" style:text-underline-style="solid" style:text-underline-color="font-color"/>
    </style:style>
    <style:style style:name="T39_21" style:family="text"/>
    <style:style style:name="T39_22" style:family="text">
      <style:text-properties fo:color="#1155cc" style:text-underline-style="solid" style:text-underline-color="font-color"/>
    </style:style>
    <style:style style:name="T39_23" style:family="text"/>
    <style:style style:name="T39_24" style:family="text">
      <style:text-properties fo:color="#1155cc" style:text-underline-style="solid" style:text-underline-color="font-color"/>
    </style:style>
    <style:style style:name="T39_25" style:family="text"/>
    <style:style style:name="T39_26" style:family="text">
      <style:text-properties fo:color="#1155cc" style:text-underline-style="solid" style:text-underline-color="font-color"/>
    </style:style>
    <style:style style:name="T39_27" style:family="text"/>
    <style:style style:name="T39_28" style:family="text">
      <style:text-properties fo:color="#1155cc" style:text-underline-style="solid" style:text-underline-color="font-color"/>
    </style:style>
    <style:style style:name="T39_29" style:family="text"/>
    <style:style style:name="T39_30" style:family="text">
      <style:text-properties fo:color="#1155cc" style:text-underline-style="solid" style:text-underline-color="font-color"/>
    </style:style>
    <style:style style:name="T39_31" style:family="text"/>
    <style:style style:name="P40" style:family="paragraph" style:parent-style-name="Standard">
      <style:paragraph-properties fo:break-before="auto" fo:line-height="115%" style:writing-mode="lr-tb"/>
    </style:style>
    <style:style style:name="T40_1" style:family="text"/>
    <style:style style:name="T40_2" style:family="text"/>
    <style:style style:name="T40_3" style:family="text"/>
    <style:style style:name="T40_4" style:family="text"/>
    <style:style style:name="T40_5" style:family="text"/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T41_16" style:family="text"/>
    <style:style style:name="T41_17" style:family="text"/>
    <style:style style:name="T41_18" style:family="text"/>
    <style:style style:name="T41_19" style:family="text"/>
    <style:style style:name="T41_20" style:family="text"/>
    <style:style style:name="T41_21" style:family="text"/>
    <style:style style:name="T41_22" style:family="text"/>
    <style:style style:name="T41_23" style:family="text"/>
    <style:style style:name="T41_24" style:family="text"/>
    <style:style style:name="T41_25" style:family="text"/>
    <style:style style:name="T41_26" style:family="text"/>
    <style:style style:name="T41_27" style:family="text"/>
    <style:style style:name="T41_28" style:family="text"/>
    <style:style style:name="T41_29" style:family="text"/>
    <style:style style:name="T41_30" style:family="text"/>
    <style:style style:name="T41_31" style:family="text"/>
    <style:style style:name="T41_32" style:family="text"/>
    <style:style style:name="T41_33" style:family="text"/>
    <style:style style:name="T41_34" style:family="text"/>
    <style:style style:name="T41_35" style:family="text"/>
    <style:style style:name="T41_36" style:family="text"/>
    <style:style style:name="T41_37" style:family="text"/>
    <style:style style:name="T41_38" style:family="text"/>
    <style:style style:name="T41_39" style:family="text"/>
    <style:style style:name="T41_40" style:family="text"/>
    <style:style style:name="T41_41" style:family="text"/>
    <style:style style:name="T41_42" style:family="text"/>
    <style:style style:name="T41_43" style:family="text"/>
    <style:style style:name="T41_44" style:family="text"/>
    <style:style style:name="T41_45" style:family="text"/>
    <style:style style:name="T41_46" style:family="text"/>
    <style:style style:name="T41_47" style:family="text"/>
    <style:style style:name="T41_48" style:family="text"/>
    <style:style style:name="T41_49" style:family="text"/>
    <style:style style:name="T41_50" style:family="text"/>
    <style:style style:name="T41_51" style:family="text"/>
    <style:style style:name="T41_52" style:family="text"/>
    <style:style style:name="T41_53" style:family="text"/>
    <style:style style:name="T41_54" style:family="text"/>
    <style:style style:name="T41_55" style:family="text"/>
    <style:style style:name="T41_56" style:family="text"/>
    <style:style style:name="T41_57" style:family="text"/>
    <style:style style:name="T41_58" style:family="text"/>
    <style:style style:name="T41_59" style:family="text"/>
    <style:style style:name="T41_60" style:family="text"/>
    <style:style style:name="T41_61" style:family="text"/>
    <style:style style:name="T41_62" style:family="text"/>
    <style:style style:name="T41_63" style:family="text"/>
    <style:style style:name="T41_64" style:family="text"/>
    <style:style style:name="T41_65" style:family="text"/>
    <style:style style:name="T41_66" style:family="text"/>
    <style:style style:name="T41_67" style:family="text"/>
    <style:style style:name="T41_68" style:family="text"/>
    <style:style style:name="T41_69" style:family="text"/>
    <style:style style:name="T41_70" style:family="text"/>
    <style:style style:name="T41_71" style:family="text"/>
    <style:style style:name="T41_72" style:family="text"/>
    <style:style style:name="T41_73" style:family="text"/>
    <style:style style:name="T41_74" style:family="text"/>
    <style:style style:name="T41_75" style:family="text"/>
    <style:style style:name="T41_76" style:family="text"/>
    <style:style style:name="T41_77" style:family="text"/>
    <style:style style:name="T41_78" style:family="text"/>
    <style:style style:name="T41_79" style:family="text"/>
    <style:style style:name="T41_80" style:family="text"/>
    <style:style style:name="T41_81" style:family="text"/>
    <style:style style:name="T41_82" style:family="text"/>
    <style:style style:name="T41_83" style:family="text"/>
    <style:style style:name="T41_84" style:family="text"/>
    <style:style style:name="T41_85" style:family="text"/>
    <style:style style:name="T41_86" style:family="text"/>
    <style:style style:name="T41_87" style:family="text"/>
    <style:style style:name="T41_88" style:family="text"/>
    <style:style style:name="T41_89" style:family="text"/>
    <style:style style:name="T41_90" style:family="text"/>
    <style:style style:name="T41_91" style:family="text"/>
    <style:style style:name="T41_92" style:family="text"/>
    <style:style style:name="T41_93" style:family="text"/>
    <style:style style:name="T41_94" style:family="text"/>
    <style:style style:name="T41_95" style:family="text"/>
    <style:style style:name="T41_96" style:family="text"/>
    <style:style style:name="T41_97" style:family="text"/>
    <style:style style:name="T41_98" style:family="text"/>
    <style:style style:name="T41_99" style:family="text"/>
    <style:style style:name="T41_100" style:family="text"/>
    <style:style style:name="T41_101" style:family="text"/>
    <style:style style:name="T41_102" style:family="text"/>
    <style:style style:name="T41_103" style:family="text"/>
    <style:style style:name="T41_104" style:family="text"/>
    <style:style style:name="T41_105" style:family="text"/>
    <style:style style:name="T41_106" style:family="text"/>
    <style:style style:name="T41_107" style:family="text"/>
    <style:style style:name="T41_108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>
      <style:text-properties fo:color="#1155cc" style:text-underline-style="solid" style:text-underline-color="font-color"/>
    </style:style>
    <style:style style:name="T43_12" style:family="text"/>
    <style:style style:name="T43_13" style:family="text">
      <style:text-properties fo:color="#1155cc" style:text-underline-style="solid" style:text-underline-color="font-color"/>
    </style:style>
    <style:style style:name="T43_14" style:family="text"/>
    <style:style style:name="T43_15" style:family="text">
      <style:text-properties fo:color="#1155cc" style:text-underline-style="solid" style:text-underline-color="font-color"/>
    </style:style>
    <style:style style:name="T43_16" style:family="text"/>
    <style:style style:name="T43_17" style:family="text">
      <style:text-properties fo:color="#1155cc" style:text-underline-style="solid" style:text-underline-color="font-color"/>
    </style:style>
    <style:style style:name="T43_18" style:family="text"/>
    <style:style style:name="T43_19" style:family="text">
      <style:text-properties fo:color="#1155cc" style:text-underline-style="solid" style:text-underline-color="font-color"/>
    </style:style>
    <style:style style:name="T43_20" style:family="text"/>
    <style:style style:name="T43_21" style:family="text">
      <style:text-properties fo:color="#1155cc" style:text-underline-style="solid" style:text-underline-color="font-color"/>
    </style:style>
    <style:style style:name="T43_22" style:family="text"/>
    <style:style style:name="T43_23" style:family="text">
      <style:text-properties fo:color="#1155cc" style:text-underline-style="solid" style:text-underline-color="font-color"/>
    </style:style>
    <style:style style:name="T43_24" style:family="text"/>
    <style:style style:name="T43_25" style:family="text">
      <style:text-properties fo:color="#1155cc" style:text-underline-style="solid" style:text-underline-color="font-color"/>
    </style:style>
    <style:style style:name="T43_26" style:family="text"/>
    <style:style style:name="T43_27" style:family="text">
      <style:text-properties fo:color="#1155cc" style:text-underline-style="solid" style:text-underline-color="font-color"/>
    </style:style>
    <style:style style:name="T43_28" style:family="text"/>
    <style:style style:name="T43_29" style:family="text">
      <style:text-properties fo:color="#1155cc" style:text-underline-style="solid" style:text-underline-color="font-color"/>
    </style:style>
    <style:style style:name="T43_30" style:family="text"/>
    <style:style style:name="T43_31" style:family="text">
      <style:text-properties fo:color="#1155cc" style:text-underline-style="solid" style:text-underline-color="font-color"/>
    </style:style>
    <style:style style:name="T43_32" style:family="text"/>
    <style:style style:name="T43_33" style:family="text">
      <style:text-properties fo:color="#1155cc" style:text-underline-style="solid" style:text-underline-color="font-color"/>
    </style:style>
    <style:style style:name="T43_34" style:family="text"/>
    <style:style style:name="T43_35" style:family="text">
      <style:text-properties fo:color="#1155cc" style:text-underline-style="solid" style:text-underline-color="font-color"/>
    </style:style>
    <style:style style:name="T43_36" style:family="text"/>
    <style:style style:name="T43_37" style:family="text">
      <style:text-properties fo:color="#1155cc" style:text-underline-style="solid" style:text-underline-color="font-color"/>
    </style:style>
    <style:style style:name="T43_38" style:family="text"/>
    <style:style style:name="T43_39" style:family="text">
      <style:text-properties fo:color="#1155cc" style:text-underline-style="solid" style:text-underline-color="font-color"/>
    </style:style>
    <style:style style:name="T43_40" style:family="text"/>
    <style:style style:name="T43_41" style:family="text">
      <style:text-properties fo:color="#1155cc" style:text-underline-style="solid" style:text-underline-color="font-color"/>
    </style:style>
    <style:style style:name="T43_42" style:family="text"/>
    <style:style style:name="T43_43" style:family="text">
      <style:text-properties fo:color="#1155cc" style:text-underline-style="solid" style:text-underline-color="font-color"/>
    </style:style>
    <style:style style:name="T43_44" style:family="text"/>
    <style:style style:name="T43_45" style:family="text">
      <style:text-properties fo:color="#1155cc" style:text-underline-style="solid" style:text-underline-color="font-color"/>
    </style:style>
    <style:style style:name="T43_46" style:family="text"/>
    <style:style style:name="T43_47" style:family="text">
      <style:text-properties fo:color="#1155cc" style:text-underline-style="solid" style:text-underline-color="font-color"/>
    </style:style>
    <style:style style:name="T43_48" style:family="text"/>
    <style:style style:name="T43_49" style:family="text"/>
    <style:style style:name="T43_50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T44_16" style:family="text"/>
    <style:style style:name="T44_17" style:family="text"/>
    <style:style style:name="T44_18" style:family="text"/>
    <style:style style:name="T44_19" style:family="text"/>
    <style:style style:name="T44_20" style:family="text"/>
    <style:style style:name="T44_21" style:family="text"/>
    <style:style style:name="T44_22" style:family="text"/>
    <style:style style:name="T44_23" style:family="text"/>
    <style:style style:name="T44_24" style:family="text"/>
    <style:style style:name="T44_25" style:family="text"/>
    <style:style style:name="T44_26" style:family="text"/>
    <style:style style:name="T44_27" style:family="text"/>
    <style:style style:name="T44_28" style:family="text"/>
    <style:style style:name="T44_29" style:family="text"/>
    <style:style style:name="T44_30" style:family="text"/>
    <style:style style:name="T44_31" style:family="text"/>
    <style:style style:name="T44_32" style:family="text"/>
    <style:style style:name="T44_33" style:family="text"/>
    <style:style style:name="T44_34" style:family="text"/>
    <style:style style:name="T44_35" style:family="text"/>
    <style:style style:name="T44_36" style:family="text"/>
    <style:style style:name="T44_37" style:family="text"/>
    <style:style style:name="T44_38" style:family="text"/>
    <style:style style:name="T44_39" style:family="text"/>
    <style:style style:name="T44_40" style:family="text"/>
    <style:style style:name="T44_41" style:family="text"/>
    <style:style style:name="T44_42" style:family="text"/>
    <style:style style:name="T44_43" style:family="text"/>
    <style:style style:name="T44_44" style:family="text"/>
    <style:style style:name="T44_45" style:family="text"/>
    <style:style style:name="T44_46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T46_11" style:family="text"/>
    <style:style style:name="T46_12" style:family="text"/>
    <style:style style:name="T46_13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>
      <style:text-properties fo:color="#1155cc" style:text-underline-style="solid" style:text-underline-color="font-color"/>
    </style:style>
    <style:style style:name="T47_3" style:family="text"/>
    <style:style style:name="T47_4" style:family="text">
      <style:text-properties fo:color="#1155cc" style:text-underline-style="solid" style:text-underline-color="font-color"/>
    </style:style>
    <style:style style:name="T47_5" style:family="text"/>
    <style:style style:name="T47_6" style:family="text">
      <style:text-properties fo:color="#1155cc" style:text-underline-style="solid" style:text-underline-color="font-color"/>
    </style:style>
    <style:style style:name="T47_7" style:family="text"/>
    <style:style style:name="T47_8" style:family="text">
      <style:text-properties fo:color="#1155cc" style:text-underline-style="solid" style:text-underline-color="font-color"/>
    </style:style>
    <style:style style:name="T47_9" style:family="text"/>
    <style:style style:name="T47_10" style:family="text">
      <style:text-properties fo:color="#1155cc" style:text-underline-style="solid" style:text-underline-color="font-color"/>
    </style:style>
    <style:style style:name="T47_11" style:family="text"/>
    <style:style style:name="T47_12" style:family="text">
      <style:text-properties fo:color="#1155cc" style:text-underline-style="solid" style:text-underline-color="font-color"/>
    </style:style>
    <style:style style:name="T47_13" style:family="text"/>
    <style:style style:name="T47_14" style:family="text">
      <style:text-properties fo:color="#1155cc" style:text-underline-style="solid" style:text-underline-color="font-color"/>
    </style:style>
    <style:style style:name="T47_15" style:family="text"/>
    <style:style style:name="T47_16" style:family="text">
      <style:text-properties fo:color="#1155cc" style:text-underline-style="solid" style:text-underline-color="font-color"/>
    </style:style>
    <style:style style:name="T47_17" style:family="text"/>
    <style:style style:name="T47_18" style:family="text">
      <style:text-properties fo:color="#1155cc" style:text-underline-style="solid" style:text-underline-color="font-color"/>
    </style:style>
    <style:style style:name="T47_19" style:family="text"/>
    <style:style style:name="T47_20" style:family="text">
      <style:text-properties fo:color="#1155cc" style:text-underline-style="solid" style:text-underline-color="font-color"/>
    </style:style>
    <style:style style:name="T47_21" style:family="text"/>
    <style:style style:name="T47_22" style:family="text">
      <style:text-properties fo:color="#1155cc" style:text-underline-style="solid" style:text-underline-color="font-color"/>
    </style:style>
    <style:style style:name="T47_23" style:family="text"/>
    <style:style style:name="T47_24" style:family="text">
      <style:text-properties fo:color="#1155cc" style:text-underline-style="solid" style:text-underline-color="font-color"/>
    </style:style>
    <style:style style:name="T47_25" style:family="text"/>
    <style:style style:name="T47_26" style:family="text">
      <style:text-properties fo:color="#1155cc" style:text-underline-style="solid" style:text-underline-color="font-color"/>
    </style:style>
    <style:style style:name="T47_27" style:family="text"/>
    <style:style style:name="T47_28" style:family="text">
      <style:text-properties fo:color="#1155cc" style:text-underline-style="solid" style:text-underline-color="font-color"/>
    </style:style>
    <style:style style:name="T47_29" style:family="text"/>
    <style:style style:name="T47_30" style:family="text">
      <style:text-properties fo:color="#1155cc" style:text-underline-style="solid" style:text-underline-color="font-color"/>
    </style:style>
    <style:style style:name="T47_3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T48_2" style:family="text"/>
    <style:style style:name="T48_3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T49_35" style:family="text"/>
    <style:style style:name="T49_36" style:family="text"/>
    <style:style style:name="T49_37" style:family="text"/>
    <style:style style:name="T49_38" style:family="text"/>
    <style:style style:name="T49_39" style:family="text"/>
    <style:style style:name="T49_40" style:family="text"/>
    <style:style style:name="T49_41" style:family="text"/>
    <style:style style:name="T49_42" style:family="text"/>
    <style:style style:name="T49_43" style:family="text"/>
    <style:style style:name="T49_44" style:family="text"/>
    <style:style style:name="T49_45" style:family="text"/>
    <style:style style:name="T49_46" style:family="text"/>
    <style:style style:name="T49_47" style:family="text"/>
    <style:style style:name="T49_48" style:family="text"/>
    <style:style style:name="T49_49" style:family="text"/>
    <style:style style:name="T49_50" style:family="text"/>
    <style:style style:name="T49_51" style:family="text"/>
    <style:style style:name="T49_52" style:family="text"/>
    <style:style style:name="T49_53" style:family="text"/>
    <style:style style:name="T49_54" style:family="text"/>
    <style:style style:name="T49_55" style:family="text"/>
    <style:style style:name="T49_56" style:family="text"/>
    <style:style style:name="T49_57" style:family="text"/>
    <style:style style:name="T49_58" style:family="text"/>
    <style:style style:name="T49_59" style:family="text"/>
    <style:style style:name="T49_60" style:family="text"/>
    <style:style style:name="T49_61" style:family="text"/>
    <style:style style:name="T49_62" style:family="text"/>
    <style:style style:name="T49_63" style:family="text"/>
    <style:style style:name="T49_64" style:family="text"/>
    <style:style style:name="T49_65" style:family="text"/>
    <style:style style:name="T49_66" style:family="text"/>
    <style:style style:name="T49_67" style:family="text"/>
    <style:style style:name="T49_68" style:family="text"/>
    <style:style style:name="T49_69" style:family="text"/>
    <style:style style:name="T49_70" style:family="text"/>
    <style:style style:name="T49_71" style:family="text"/>
    <style:style style:name="T49_72" style:family="text"/>
    <style:style style:name="T49_73" style:family="text"/>
    <style:style style:name="T49_74" style:family="text"/>
    <style:style style:name="T49_75" style:family="text"/>
    <style:style style:name="T49_76" style:family="text"/>
    <style:style style:name="T49_77" style:family="text"/>
    <style:style style:name="T49_78" style:family="text"/>
    <style:style style:name="T49_79" style:family="text"/>
    <style:style style:name="T49_80" style:family="text"/>
    <style:style style:name="T49_81" style:family="text"/>
    <style:style style:name="T49_82" style:family="text"/>
    <style:style style:name="T49_83" style:family="text"/>
    <style:style style:name="T49_84" style:family="text"/>
    <style:style style:name="T49_85" style:family="text"/>
    <style:style style:name="T49_86" style:family="text"/>
    <style:style style:name="T49_87" style:family="text"/>
    <style:style style:name="T49_88" style:family="text"/>
    <style:style style:name="T49_89" style:family="text"/>
    <style:style style:name="T49_90" style:family="text"/>
    <style:style style:name="T49_91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>
      <style:text-properties fo:color="#1155cc" style:text-underline-style="solid" style:text-underline-color="font-color"/>
    </style:style>
    <style:style style:name="T52_3" style:family="text"/>
    <style:style style:name="T52_4" style:family="text">
      <style:text-properties fo:color="#1155cc" style:text-underline-style="solid" style:text-underline-color="font-color"/>
    </style:style>
    <style:style style:name="T52_5" style:family="text"/>
    <style:style style:name="T52_6" style:family="text">
      <style:text-properties fo:color="#1155cc" style:text-underline-style="solid" style:text-underline-color="font-color"/>
    </style:style>
    <style:style style:name="T52_7" style:family="text"/>
    <style:style style:name="T52_8" style:family="text">
      <style:text-properties fo:color="#1155cc" style:text-underline-style="solid" style:text-underline-color="font-color"/>
    </style:style>
    <style:style style:name="T52_9" style:family="text"/>
    <style:style style:name="T52_10" style:family="text">
      <style:text-properties fo:color="#1155cc" style:text-underline-style="solid" style:text-underline-color="font-color"/>
    </style:style>
    <style:style style:name="T52_11" style:family="text"/>
    <style:style style:name="T52_12" style:family="text">
      <style:text-properties fo:color="#1155cc" style:text-underline-style="solid" style:text-underline-color="font-color"/>
    </style:style>
    <style:style style:name="T52_13" style:family="text"/>
    <style:style style:name="T52_14" style:family="text">
      <style:text-properties fo:color="#1155cc" style:text-underline-style="solid" style:text-underline-color="font-color"/>
    </style:style>
    <style:style style:name="T52_15" style:family="text"/>
    <style:style style:name="T52_16" style:family="text">
      <style:text-properties fo:color="#1155cc" style:text-underline-style="solid" style:text-underline-color="font-color"/>
    </style:style>
    <style:style style:name="T52_17" style:family="text"/>
    <style:style style:name="T52_18" style:family="text">
      <style:text-properties fo:color="#1155cc" style:text-underline-style="solid" style:text-underline-color="font-color"/>
    </style:style>
    <style:style style:name="T52_19" style:family="text"/>
    <style:style style:name="T52_20" style:family="text">
      <style:text-properties fo:color="#1155cc" style:text-underline-style="solid" style:text-underline-color="font-color"/>
    </style:style>
    <style:style style:name="T52_21" style:family="text"/>
    <style:style style:name="T52_22" style:family="text">
      <style:text-properties fo:color="#1155cc" style:text-underline-style="solid" style:text-underline-color="font-color"/>
    </style:style>
    <style:style style:name="T52_23" style:family="text"/>
    <style:style style:name="T52_24" style:family="text">
      <style:text-properties fo:color="#1155cc" style:text-underline-style="solid" style:text-underline-color="font-color"/>
    </style:style>
    <style:style style:name="T52_25" style:family="text"/>
    <style:style style:name="T52_26" style:family="text">
      <style:text-properties fo:color="#1155cc" style:text-underline-style="solid" style:text-underline-color="font-color"/>
    </style:style>
    <style:style style:name="T52_27" style:family="text"/>
    <style:style style:name="T52_28" style:family="text">
      <style:text-properties fo:color="#1155cc" style:text-underline-style="solid" style:text-underline-color="font-color"/>
    </style:style>
    <style:style style:name="T52_29" style:family="text"/>
    <style:style style:name="T52_30" style:family="text">
      <style:text-properties fo:color="#1155cc" style:text-underline-style="solid" style:text-underline-color="font-color"/>
    </style:style>
    <style:style style:name="T52_31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T54_11" style:family="text"/>
    <style:style style:name="T54_12" style:family="text"/>
    <style:style style:name="T54_13" style:family="text"/>
    <style:style style:name="T54_14" style:family="text"/>
    <style:style style:name="T54_15" style:family="text"/>
    <style:style style:name="T54_16" style:family="text"/>
    <style:style style:name="T54_17" style:family="text"/>
    <style:style style:name="T54_18" style:family="text"/>
    <style:style style:name="T54_19" style:family="text"/>
    <style:style style:name="T54_20" style:family="text"/>
    <style:style style:name="T54_21" style:family="text"/>
    <style:style style:name="T54_22" style:family="text"/>
    <style:style style:name="T54_23" style:family="text"/>
    <style:style style:name="T54_24" style:family="text"/>
    <style:style style:name="T54_25" style:family="text"/>
    <style:style style:name="T54_26" style:family="text"/>
    <style:style style:name="T54_27" style:family="text"/>
    <style:style style:name="T54_28" style:family="text"/>
    <style:style style:name="T54_29" style:family="text"/>
    <style:style style:name="T54_30" style:family="text"/>
    <style:style style:name="T54_31" style:family="text"/>
    <style:style style:name="T54_32" style:family="text"/>
    <style:style style:name="T54_33" style:family="text"/>
    <style:style style:name="T54_34" style:family="text"/>
    <style:style style:name="T54_35" style:family="text"/>
    <style:style style:name="T54_36" style:family="text"/>
    <style:style style:name="T54_37" style:family="text"/>
    <style:style style:name="T54_38" style:family="text"/>
    <style:style style:name="T54_39" style:family="text"/>
    <style:style style:name="T54_40" style:family="text"/>
    <style:style style:name="T54_41" style:family="text"/>
    <style:style style:name="T54_42" style:family="text"/>
    <style:style style:name="T54_43" style:family="text"/>
    <style:style style:name="T54_44" style:family="text"/>
    <style:style style:name="P55" style:family="paragraph" style:parent-style-name="Standard">
      <style:paragraph-properties fo:break-before="auto" fo:line-height="115%" style:writing-mode="lr-tb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/>
    <style:style style:name="T56_2" style:family="text"/>
    <style:style style:name="T56_3" style:family="text"/>
    <style:style style:name="T56_4" style:family="text"/>
    <style:style style:name="T56_5" style:family="text"/>
    <style:style style:name="T56_6" style:family="text"/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>
      <style:text-properties fo:color="#1155cc" style:text-underline-style="solid" style:text-underline-color="font-color"/>
    </style:style>
    <style:style style:name="T57_3" style:family="text"/>
    <style:style style:name="T57_4" style:family="text">
      <style:text-properties fo:color="#1155cc" style:text-underline-style="solid" style:text-underline-color="font-color"/>
    </style:style>
    <style:style style:name="T57_5" style:family="text"/>
    <style:style style:name="T57_6" style:family="text">
      <style:text-properties fo:color="#1155cc" style:text-underline-style="solid" style:text-underline-color="font-color"/>
    </style:style>
    <style:style style:name="T57_7" style:family="text"/>
    <style:style style:name="T57_8" style:family="text">
      <style:text-properties fo:color="#1155cc" style:text-underline-style="solid" style:text-underline-color="font-color"/>
    </style:style>
    <style:style style:name="T57_9" style:family="text"/>
    <style:style style:name="T57_10" style:family="text">
      <style:text-properties fo:color="#1155cc" style:text-underline-style="solid" style:text-underline-color="font-color"/>
    </style:style>
    <style:style style:name="T57_11" style:family="text"/>
    <style:style style:name="T57_12" style:family="text">
      <style:text-properties fo:color="#1155cc" style:text-underline-style="solid" style:text-underline-color="font-color"/>
    </style:style>
    <style:style style:name="T57_13" style:family="text"/>
    <style:style style:name="T57_14" style:family="text">
      <style:text-properties fo:color="#1155cc" style:text-underline-style="solid" style:text-underline-color="font-color"/>
    </style:style>
    <style:style style:name="T57_15" style:family="text"/>
    <style:style style:name="T57_16" style:family="text">
      <style:text-properties fo:color="#1155cc" style:text-underline-style="solid" style:text-underline-color="font-color"/>
    </style:style>
    <style:style style:name="T57_17" style:family="text"/>
    <style:style style:name="T57_18" style:family="text">
      <style:text-properties fo:color="#1155cc" style:text-underline-style="solid" style:text-underline-color="font-color"/>
    </style:style>
    <style:style style:name="T57_19" style:family="text"/>
    <style:style style:name="T57_20" style:family="text">
      <style:text-properties fo:color="#1155cc" style:text-underline-style="solid" style:text-underline-color="font-color"/>
    </style:style>
    <style:style style:name="T57_21" style:family="text"/>
    <style:style style:name="T57_22" style:family="text">
      <style:text-properties fo:color="#1155cc" style:text-underline-style="solid" style:text-underline-color="font-color"/>
    </style:style>
    <style:style style:name="T57_23" style:family="text"/>
    <style:style style:name="T57_24" style:family="text">
      <style:text-properties fo:color="#1155cc" style:text-underline-style="solid" style:text-underline-color="font-color"/>
    </style:style>
    <style:style style:name="T57_25" style:family="text"/>
    <style:style style:name="T57_26" style:family="text">
      <style:text-properties fo:color="#1155cc" style:text-underline-style="solid" style:text-underline-color="font-color"/>
    </style:style>
    <style:style style:name="T57_27" style:family="text"/>
    <style:style style:name="T57_28" style:family="text">
      <style:text-properties fo:color="#1155cc" style:text-underline-style="solid" style:text-underline-color="font-color"/>
    </style:style>
    <style:style style:name="T57_29" style:family="text"/>
    <style:style style:name="T57_30" style:family="text">
      <style:text-properties fo:color="#1155cc" style:text-underline-style="solid" style:text-underline-color="font-color"/>
    </style:style>
    <style:style style:name="T57_31" style:family="text"/>
    <style:style style:name="T57_32" style:family="text">
      <style:text-properties fo:color="#1155cc" style:text-underline-style="solid" style:text-underline-color="font-color"/>
    </style:style>
    <style:style style:name="T57_33" style:family="text"/>
    <style:style style:name="T57_34" style:family="text">
      <style:text-properties fo:color="#1155cc" style:text-underline-style="solid" style:text-underline-color="font-color"/>
    </style:style>
    <style:style style:name="T57_35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/>
    <style:style style:name="T59_2" style:family="text"/>
    <style:style style:name="T59_3" style:family="text"/>
    <style:style style:name="T59_4" style:family="text"/>
    <style:style style:name="T59_5" style:family="text"/>
    <style:style style:name="T59_6" style:family="text"/>
    <style:style style:name="T59_7" style:family="text"/>
    <style:style style:name="T59_8" style:family="text"/>
    <style:style style:name="T59_9" style:family="text"/>
    <style:style style:name="T59_10" style:family="text"/>
    <style:style style:name="T59_11" style:family="text"/>
    <style:style style:name="T59_12" style:family="text"/>
    <style:style style:name="T59_13" style:family="text"/>
    <style:style style:name="T59_14" style:family="text"/>
    <style:style style:name="T59_15" style:family="text"/>
    <style:style style:name="T59_16" style:family="text"/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>
      <style:text-properties fo:color="#1155cc" style:text-underline-style="solid" style:text-underline-color="font-color"/>
    </style:style>
    <style:style style:name="T62_3" style:family="text"/>
    <style:style style:name="T62_4" style:family="text">
      <style:text-properties fo:color="#1155cc" style:text-underline-style="solid" style:text-underline-color="font-color"/>
    </style:style>
    <style:style style:name="T62_5" style:family="text"/>
    <style:style style:name="T62_6" style:family="text">
      <style:text-properties fo:color="#1155cc" style:text-underline-style="solid" style:text-underline-color="font-color"/>
    </style:style>
    <style:style style:name="T62_7" style:family="text"/>
    <style:style style:name="T62_8" style:family="text">
      <style:text-properties fo:color="#1155cc" style:text-underline-style="solid" style:text-underline-color="font-color"/>
    </style:style>
    <style:style style:name="T62_9" style:family="text"/>
    <style:style style:name="T62_10" style:family="text">
      <style:text-properties fo:color="#1155cc" style:text-underline-style="solid" style:text-underline-color="font-color"/>
    </style:style>
    <style:style style:name="T62_11" style:family="text"/>
    <style:style style:name="T62_12" style:family="text">
      <style:text-properties fo:color="#1155cc" style:text-underline-style="solid" style:text-underline-color="font-color"/>
    </style:style>
    <style:style style:name="T62_13" style:family="text"/>
    <style:style style:name="T62_14" style:family="text">
      <style:text-properties fo:color="#1155cc" style:text-underline-style="solid" style:text-underline-color="font-color"/>
    </style:style>
    <style:style style:name="T62_15" style:family="text"/>
    <style:style style:name="T62_16" style:family="text">
      <style:text-properties fo:color="#1155cc" style:text-underline-style="solid" style:text-underline-color="font-color"/>
    </style:style>
    <style:style style:name="T62_17" style:family="text"/>
    <style:style style:name="T62_18" style:family="text">
      <style:text-properties fo:color="#1155cc" style:text-underline-style="solid" style:text-underline-color="font-color"/>
    </style:style>
    <style:style style:name="T62_19" style:family="text"/>
    <style:style style:name="T62_20" style:family="text">
      <style:text-properties fo:color="#1155cc" style:text-underline-style="solid" style:text-underline-color="font-color"/>
    </style:style>
    <style:style style:name="T62_21" style:family="text"/>
    <style:style style:name="T62_22" style:family="text">
      <style:text-properties fo:color="#1155cc" style:text-underline-style="solid" style:text-underline-color="font-color"/>
    </style:style>
    <style:style style:name="T62_23" style:family="text"/>
    <style:style style:name="T62_24" style:family="text">
      <style:text-properties fo:color="#1155cc" style:text-underline-style="solid" style:text-underline-color="font-color"/>
    </style:style>
    <style:style style:name="T62_25" style:family="text"/>
    <style:style style:name="T62_26" style:family="text">
      <style:text-properties fo:color="#1155cc" style:text-underline-style="solid" style:text-underline-color="font-color"/>
    </style:style>
    <style:style style:name="T62_27" style:family="text"/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T64_11" style:family="text"/>
    <style:style style:name="T64_12" style:family="text"/>
    <style:style style:name="T64_13" style:family="text"/>
    <style:style style:name="T64_14" style:family="text"/>
    <style:style style:name="T64_15" style:family="text"/>
    <style:style style:name="T64_16" style:family="text"/>
    <style:style style:name="T64_17" style:family="text"/>
    <style:style style:name="T64_18" style:family="text"/>
    <style:style style:name="T64_19" style:family="text"/>
    <style:style style:name="T64_20" style:family="text"/>
    <style:style style:name="T64_21" style:family="text"/>
    <style:style style:name="T64_22" style:family="text"/>
    <style:style style:name="T64_23" style:family="text"/>
    <style:style style:name="T64_24" style:family="text"/>
    <style:style style:name="T64_25" style:family="text"/>
    <style:style style:name="T64_26" style:family="text"/>
    <style:style style:name="T64_27" style:family="text"/>
    <style:style style:name="T64_28" style:family="text"/>
    <style:style style:name="T64_29" style:family="text"/>
    <style:style style:name="T64_30" style:family="text"/>
    <style:style style:name="T64_31" style:family="text"/>
    <style:style style:name="T64_32" style:family="text"/>
    <style:style style:name="T64_33" style:family="text"/>
    <style:style style:name="T64_34" style:family="text"/>
    <style:style style:name="T64_35" style:family="text"/>
    <style:style style:name="T64_36" style:family="text"/>
    <style:style style:name="T64_37" style:family="text"/>
    <style:style style:name="T64_38" style:family="text"/>
    <style:style style:name="T64_39" style:family="text"/>
    <style:style style:name="T64_40" style:family="text"/>
    <style:style style:name="T64_41" style:family="text"/>
    <style:style style:name="T64_42" style:family="text"/>
    <style:style style:name="T64_43" style:family="text"/>
    <style:style style:name="T64_44" style:family="text"/>
    <style:style style:name="T64_45" style:family="text"/>
    <style:style style:name="T64_46" style:family="text"/>
    <style:style style:name="T64_47" style:family="text"/>
    <style:style style:name="T64_48" style:family="text"/>
    <style:style style:name="T64_49" style:family="text"/>
    <style:style style:name="T64_50" style:family="text"/>
    <style:style style:name="T64_51" style:family="text"/>
    <style:style style:name="T64_52" style:family="text"/>
    <style:style style:name="T64_53" style:family="text"/>
    <style:style style:name="T64_54" style:family="text"/>
    <style:style style:name="T64_55" style:family="text"/>
    <style:style style:name="T64_56" style:family="text"/>
    <style:style style:name="T64_57" style:family="text"/>
    <style:style style:name="T64_58" style:family="text"/>
    <style:style style:name="T64_59" style:family="text"/>
    <style:style style:name="T64_60" style:family="text"/>
    <style:style style:name="T64_61" style:family="text"/>
    <style:style style:name="T64_62" style:family="text"/>
    <style:style style:name="T64_63" style:family="text"/>
    <style:style style:name="T64_64" style:family="text"/>
    <style:style style:name="T64_65" style:family="text"/>
    <style:style style:name="T64_66" style:family="text"/>
    <style:style style:name="T64_67" style:family="text"/>
    <style:style style:name="T64_68" style:family="text"/>
    <style:style style:name="T64_69" style:family="text"/>
    <style:style style:name="T64_70" style:family="text"/>
    <style:style style:name="T64_71" style:family="text"/>
    <style:style style:name="T64_72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>
      <style:text-properties fo:color="#1155cc" style:text-underline-style="solid" style:text-underline-color="font-color"/>
    </style:style>
    <style:style style:name="T67_3" style:family="text"/>
    <style:style style:name="T67_4" style:family="text">
      <style:text-properties fo:color="#1155cc" style:text-underline-style="solid" style:text-underline-color="font-color"/>
    </style:style>
    <style:style style:name="T67_5" style:family="text"/>
    <style:style style:name="T67_6" style:family="text">
      <style:text-properties fo:color="#1155cc" style:text-underline-style="solid" style:text-underline-color="font-color"/>
    </style:style>
    <style:style style:name="T67_7" style:family="text"/>
    <style:style style:name="T67_8" style:family="text">
      <style:text-properties fo:color="#1155cc" style:text-underline-style="solid" style:text-underline-color="font-color"/>
    </style:style>
    <style:style style:name="T67_9" style:family="text"/>
    <style:style style:name="T67_10" style:family="text">
      <style:text-properties fo:color="#1155cc" style:text-underline-style="solid" style:text-underline-color="font-color"/>
    </style:style>
    <style:style style:name="T67_11" style:family="text"/>
    <style:style style:name="T67_12" style:family="text">
      <style:text-properties fo:color="#1155cc" style:text-underline-style="solid" style:text-underline-color="font-color"/>
    </style:style>
    <style:style style:name="T67_13" style:family="text"/>
    <style:style style:name="T67_14" style:family="text">
      <style:text-properties fo:color="#1155cc" style:text-underline-style="solid" style:text-underline-color="font-color"/>
    </style:style>
    <style:style style:name="T67_15" style:family="text"/>
    <style:style style:name="T67_16" style:family="text">
      <style:text-properties fo:color="#1155cc" style:text-underline-style="solid" style:text-underline-color="font-color"/>
    </style:style>
    <style:style style:name="T67_17" style:family="text"/>
    <style:style style:name="T67_18" style:family="text">
      <style:text-properties fo:color="#1155cc" style:text-underline-style="solid" style:text-underline-color="font-color"/>
    </style:style>
    <style:style style:name="T67_19" style:family="text"/>
    <style:style style:name="T67_20" style:family="text">
      <style:text-properties fo:color="#1155cc" style:text-underline-style="solid" style:text-underline-color="font-color"/>
    </style:style>
    <style:style style:name="T67_21" style:family="text"/>
    <style:style style:name="T67_22" style:family="text">
      <style:text-properties fo:color="#1155cc" style:text-underline-style="solid" style:text-underline-color="font-color"/>
    </style:style>
    <style:style style:name="T67_23" style:family="text"/>
    <style:style style:name="T67_24" style:family="text">
      <style:text-properties fo:color="#1155cc" style:text-underline-style="solid" style:text-underline-color="font-color"/>
    </style:style>
    <style:style style:name="T67_25" style:family="text"/>
    <style:style style:name="T67_26" style:family="text">
      <style:text-properties fo:color="#1155cc" style:text-underline-style="solid" style:text-underline-color="font-color"/>
    </style:style>
    <style:style style:name="T67_27" style:family="text"/>
    <style:style style:name="T67_28" style:family="text">
      <style:text-properties fo:color="#1155cc" style:text-underline-style="solid" style:text-underline-color="font-color"/>
    </style:style>
    <style:style style:name="T67_29" style:family="text"/>
    <style:style style:name="T67_30" style:family="text">
      <style:text-properties fo:color="#1155cc" style:text-underline-style="solid" style:text-underline-color="font-color"/>
    </style:style>
    <style:style style:name="T67_31" style:family="text"/>
    <style:style style:name="T67_32" style:family="text">
      <style:text-properties fo:color="#1155cc" style:text-underline-style="solid" style:text-underline-color="font-color"/>
    </style:style>
    <style:style style:name="T67_33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T69_23" style:family="text"/>
    <style:style style:name="T69_24" style:family="text"/>
    <style:style style:name="T69_25" style:family="text"/>
    <style:style style:name="T69_26" style:family="text"/>
    <style:style style:name="T69_27" style:family="text"/>
    <style:style style:name="T69_28" style:family="text"/>
    <style:style style:name="T69_29" style:family="text"/>
    <style:style style:name="T69_30" style:family="text"/>
    <style:style style:name="T69_31" style:family="text"/>
    <style:style style:name="T69_32" style:family="text"/>
    <style:style style:name="T69_33" style:family="text"/>
    <style:style style:name="T69_34" style:family="text"/>
    <style:style style:name="T69_35" style:family="text"/>
    <style:style style:name="T69_36" style:family="text"/>
    <style:style style:name="T69_37" style:family="text"/>
    <style:style style:name="T69_38" style:family="text"/>
    <style:style style:name="T69_39" style:family="text"/>
    <style:style style:name="T69_40" style:family="text"/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>
      <style:text-properties fo:color="#1155cc" style:text-underline-style="solid" style:text-underline-color="font-color"/>
    </style:style>
    <style:style style:name="T72_3" style:family="text"/>
    <style:style style:name="T72_4" style:family="text">
      <style:text-properties fo:color="#1155cc" style:text-underline-style="solid" style:text-underline-color="font-color"/>
    </style:style>
    <style:style style:name="T72_5" style:family="text"/>
    <style:style style:name="T72_6" style:family="text">
      <style:text-properties fo:color="#1155cc" style:text-underline-style="solid" style:text-underline-color="font-color"/>
    </style:style>
    <style:style style:name="T72_7" style:family="text"/>
    <style:style style:name="T72_8" style:family="text">
      <style:text-properties fo:color="#1155cc" style:text-underline-style="solid" style:text-underline-color="font-color"/>
    </style:style>
    <style:style style:name="T72_9" style:family="text"/>
    <style:style style:name="T72_10" style:family="text">
      <style:text-properties fo:color="#1155cc" style:text-underline-style="solid" style:text-underline-color="font-color"/>
    </style:style>
    <style:style style:name="T72_11" style:family="text"/>
    <style:style style:name="T72_12" style:family="text">
      <style:text-properties fo:color="#1155cc" style:text-underline-style="solid" style:text-underline-color="font-color"/>
    </style:style>
    <style:style style:name="T72_13" style:family="text"/>
    <style:style style:name="T72_14" style:family="text">
      <style:text-properties fo:color="#1155cc" style:text-underline-style="solid" style:text-underline-color="font-color"/>
    </style:style>
    <style:style style:name="T72_15" style:family="text"/>
    <style:style style:name="T72_16" style:family="text">
      <style:text-properties fo:color="#1155cc" style:text-underline-style="solid" style:text-underline-color="font-color"/>
    </style:style>
    <style:style style:name="T72_17" style:family="text"/>
    <style:style style:name="T72_18" style:family="text">
      <style:text-properties fo:color="#1155cc" style:text-underline-style="solid" style:text-underline-color="font-color"/>
    </style:style>
    <style:style style:name="T72_19" style:family="text"/>
    <style:style style:name="T72_20" style:family="text">
      <style:text-properties fo:color="#1155cc" style:text-underline-style="solid" style:text-underline-color="font-color"/>
    </style:style>
    <style:style style:name="T72_21" style:family="text"/>
    <style:style style:name="T72_22" style:family="text">
      <style:text-properties fo:color="#1155cc" style:text-underline-style="solid" style:text-underline-color="font-color"/>
    </style:style>
    <style:style style:name="T72_23" style:family="text"/>
    <style:style style:name="T72_24" style:family="text">
      <style:text-properties fo:color="#1155cc" style:text-underline-style="solid" style:text-underline-color="font-color"/>
    </style:style>
    <style:style style:name="T72_25" style:family="text"/>
    <style:style style:name="T72_26" style:family="text">
      <style:text-properties fo:color="#1155cc" style:text-underline-style="solid" style:text-underline-color="font-color"/>
    </style:style>
    <style:style style:name="T72_27" style:family="text"/>
    <style:style style:name="T72_28" style:family="text">
      <style:text-properties fo:color="#1155cc" style:text-underline-style="solid" style:text-underline-color="font-color"/>
    </style:style>
    <style:style style:name="T72_29" style:family="text"/>
    <style:style style:name="T72_30" style:family="text">
      <style:text-properties fo:color="#1155cc" style:text-underline-style="solid" style:text-underline-color="font-color"/>
    </style:style>
    <style:style style:name="T72_31" style:family="text"/>
    <style:style style:name="T72_32" style:family="text">
      <style:text-properties fo:color="#1155cc" style:text-underline-style="solid" style:text-underline-color="font-color"/>
    </style:style>
    <style:style style:name="T72_33" style:family="text"/>
    <style:style style:name="T72_34" style:family="text">
      <style:text-properties fo:color="#1155cc" style:text-underline-style="solid" style:text-underline-color="font-color"/>
    </style:style>
    <style:style style:name="T72_35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T74_9" style:family="text"/>
    <style:style style:name="T74_10" style:family="text"/>
    <style:style style:name="T74_11" style:family="text"/>
    <style:style style:name="T74_12" style:family="text"/>
    <style:style style:name="T74_13" style:family="text"/>
    <style:style style:name="T74_14" style:family="text"/>
    <style:style style:name="T74_15" style:family="text"/>
    <style:style style:name="T74_16" style:family="text"/>
    <style:style style:name="T74_17" style:family="text"/>
    <style:style style:name="T74_18" style:family="text"/>
    <style:style style:name="T74_19" style:family="text"/>
    <style:style style:name="T74_20" style:family="text"/>
    <style:style style:name="T74_21" style:family="text"/>
    <style:style style:name="T74_22" style:family="text"/>
    <style:style style:name="T74_23" style:family="text"/>
    <style:style style:name="T74_24" style:family="text"/>
    <style:style style:name="T74_25" style:family="text"/>
    <style:style style:name="T74_26" style:family="text"/>
    <style:style style:name="T74_27" style:family="text"/>
    <style:style style:name="T74_28" style:family="text"/>
    <style:style style:name="T74_29" style:family="text"/>
    <style:style style:name="T74_30" style:family="text"/>
    <style:style style:name="T74_31" style:family="text"/>
    <style:style style:name="T74_32" style:family="text"/>
    <style:style style:name="T74_33" style:family="text"/>
    <style:style style:name="T74_34" style:family="text"/>
    <style:style style:name="T74_35" style:family="text"/>
    <style:style style:name="T74_36" style:family="text"/>
    <style:style style:name="T74_37" style:family="text"/>
    <style:style style:name="T74_38" style:family="text"/>
    <style:style style:name="T74_39" style:family="text"/>
    <style:style style:name="T74_40" style:family="text"/>
    <style:style style:name="T74_41" style:family="text"/>
    <style:style style:name="T74_42" style:family="text"/>
    <style:style style:name="T74_43" style:family="text"/>
    <style:style style:name="T74_44" style:family="text"/>
    <style:style style:name="T74_45" style:family="text"/>
    <style:style style:name="T74_46" style:family="text"/>
    <style:style style:name="T74_47" style:family="text"/>
    <style:style style:name="T74_48" style:family="text"/>
    <style:style style:name="T74_49" style:family="text"/>
    <style:style style:name="T74_50" style:family="text"/>
    <style:style style:name="T74_51" style:family="text"/>
    <style:style style:name="T74_52" style:family="text"/>
    <style:style style:name="T74_53" style:family="text"/>
    <style:style style:name="T74_54" style:family="text"/>
    <style:style style:name="T74_55" style:family="text"/>
    <style:style style:name="T74_56" style:family="text"/>
    <style:style style:name="T74_57" style:family="text"/>
    <style:style style:name="T74_58" style:family="text"/>
    <style:style style:name="T74_59" style:family="text"/>
    <style:style style:name="T74_60" style:family="text"/>
    <style:style style:name="T74_61" style:family="text"/>
    <style:style style:name="T74_62" style:family="text"/>
    <style:style style:name="T74_63" style:family="text"/>
    <style:style style:name="T74_64" style:family="text"/>
    <style:style style:name="T74_65" style:family="text"/>
    <style:style style:name="T74_66" style:family="text"/>
    <style:style style:name="T74_67" style:family="text"/>
    <style:style style:name="T74_68" style:family="text"/>
    <style:style style:name="P75" style:family="paragraph" style:parent-style-name="Standard">
      <style:paragraph-properties fo:break-before="auto" fo:line-height="115%" style:writing-mode="lr-tb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>
      <style:text-properties fo:color="#1155cc" style:text-underline-style="solid" style:text-underline-color="font-color"/>
    </style:style>
    <style:style style:name="T77_3" style:family="text"/>
    <style:style style:name="T77_4" style:family="text">
      <style:text-properties fo:color="#1155cc" style:text-underline-style="solid" style:text-underline-color="font-color"/>
    </style:style>
    <style:style style:name="T77_5" style:family="text"/>
    <style:style style:name="T77_6" style:family="text">
      <style:text-properties fo:color="#1155cc" style:text-underline-style="solid" style:text-underline-color="font-color"/>
    </style:style>
    <style:style style:name="T77_7" style:family="text"/>
    <style:style style:name="T77_8" style:family="text">
      <style:text-properties fo:color="#1155cc" style:text-underline-style="solid" style:text-underline-color="font-color"/>
    </style:style>
    <style:style style:name="T77_9" style:family="text"/>
    <style:style style:name="T77_10" style:family="text">
      <style:text-properties fo:color="#1155cc" style:text-underline-style="solid" style:text-underline-color="font-color"/>
    </style:style>
    <style:style style:name="T77_11" style:family="text"/>
    <style:style style:name="T77_12" style:family="text">
      <style:text-properties fo:color="#1155cc" style:text-underline-style="solid" style:text-underline-color="font-color"/>
    </style:style>
    <style:style style:name="T77_13" style:family="text"/>
    <style:style style:name="T77_14" style:family="text">
      <style:text-properties fo:color="#1155cc" style:text-underline-style="solid" style:text-underline-color="font-color"/>
    </style:style>
    <style:style style:name="T77_15" style:family="text"/>
    <style:style style:name="T77_16" style:family="text">
      <style:text-properties fo:color="#1155cc" style:text-underline-style="solid" style:text-underline-color="font-color"/>
    </style:style>
    <style:style style:name="T77_17" style:family="text"/>
    <style:style style:name="T77_18" style:family="text">
      <style:text-properties fo:color="#1155cc" style:text-underline-style="solid" style:text-underline-color="font-color"/>
    </style:style>
    <style:style style:name="T77_19" style:family="text"/>
    <style:style style:name="T77_20" style:family="text">
      <style:text-properties fo:color="#1155cc" style:text-underline-style="solid" style:text-underline-color="font-color"/>
    </style:style>
    <style:style style:name="T77_21" style:family="text"/>
    <style:style style:name="T77_22" style:family="text">
      <style:text-properties fo:color="#1155cc" style:text-underline-style="solid" style:text-underline-color="font-color"/>
    </style:style>
    <style:style style:name="T77_23" style:family="text"/>
    <style:style style:name="T77_24" style:family="text">
      <style:text-properties fo:color="#1155cc" style:text-underline-style="solid" style:text-underline-color="font-color"/>
    </style:style>
    <style:style style:name="T77_25" style:family="text"/>
    <style:style style:name="T77_26" style:family="text">
      <style:text-properties fo:color="#1155cc" style:text-underline-style="solid" style:text-underline-color="font-color"/>
    </style:style>
    <style:style style:name="T77_27" style:family="text"/>
    <style:style style:name="T77_28" style:family="text">
      <style:text-properties fo:color="#1155cc" style:text-underline-style="solid" style:text-underline-color="font-color"/>
    </style:style>
    <style:style style:name="T77_29" style:family="text"/>
    <style:style style:name="T77_30" style:family="text">
      <style:text-properties fo:color="#1155cc" style:text-underline-style="solid" style:text-underline-color="font-color"/>
    </style:style>
    <style:style style:name="T77_31" style:family="text"/>
    <style:style style:name="T77_32" style:family="text">
      <style:text-properties fo:color="#1155cc" style:text-underline-style="solid" style:text-underline-color="font-color"/>
    </style:style>
    <style:style style:name="T77_33" style:family="text"/>
    <style:style style:name="T77_34" style:family="text">
      <style:text-properties fo:color="#1155cc" style:text-underline-style="solid" style:text-underline-color="font-color"/>
    </style:style>
    <style:style style:name="T77_35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>
      <style:text-properties fo:color="#1155cc" style:text-underline-style="solid" style:text-underline-color="font-color"/>
    </style:style>
    <style:style style:name="T82_3" style:family="text"/>
    <style:style style:name="T82_4" style:family="text">
      <style:text-properties fo:color="#1155cc" style:text-underline-style="solid" style:text-underline-color="font-color"/>
    </style:style>
    <style:style style:name="T82_5" style:family="text"/>
    <style:style style:name="T82_6" style:family="text">
      <style:text-properties fo:color="#1155cc" style:text-underline-style="solid" style:text-underline-color="font-color"/>
    </style:style>
    <style:style style:name="T82_7" style:family="text"/>
    <style:style style:name="T82_8" style:family="text">
      <style:text-properties fo:color="#1155cc" style:text-underline-style="solid" style:text-underline-color="font-color"/>
    </style:style>
    <style:style style:name="T82_9" style:family="text"/>
    <style:style style:name="T82_10" style:family="text">
      <style:text-properties fo:color="#1155cc" style:text-underline-style="solid" style:text-underline-color="font-color"/>
    </style:style>
    <style:style style:name="T82_11" style:family="text"/>
    <style:style style:name="T82_12" style:family="text">
      <style:text-properties fo:color="#1155cc" style:text-underline-style="solid" style:text-underline-color="font-color"/>
    </style:style>
    <style:style style:name="T82_13" style:family="text"/>
    <style:style style:name="T82_14" style:family="text">
      <style:text-properties fo:color="#1155cc" style:text-underline-style="solid" style:text-underline-color="font-color"/>
    </style:style>
    <style:style style:name="T82_15" style:family="text"/>
    <style:style style:name="T82_16" style:family="text">
      <style:text-properties fo:color="#1155cc" style:text-underline-style="solid" style:text-underline-color="font-color"/>
    </style:style>
    <style:style style:name="T82_17" style:family="text"/>
    <style:style style:name="T82_18" style:family="text">
      <style:text-properties fo:color="#1155cc" style:text-underline-style="solid" style:text-underline-color="font-color"/>
    </style:style>
    <style:style style:name="T82_19" style:family="text"/>
    <style:style style:name="T82_20" style:family="text">
      <style:text-properties fo:color="#1155cc" style:text-underline-style="solid" style:text-underline-color="font-color"/>
    </style:style>
    <style:style style:name="T82_21" style:family="text"/>
    <style:style style:name="T82_22" style:family="text">
      <style:text-properties fo:color="#1155cc" style:text-underline-style="solid" style:text-underline-color="font-color"/>
    </style:style>
    <style:style style:name="T82_23" style:family="text"/>
    <style:style style:name="T82_24" style:family="text">
      <style:text-properties fo:color="#1155cc" style:text-underline-style="solid" style:text-underline-color="font-color"/>
    </style:style>
    <style:style style:name="T82_25" style:family="text"/>
    <style:style style:name="T82_26" style:family="text">
      <style:text-properties fo:color="#1155cc" style:text-underline-style="solid" style:text-underline-color="font-color"/>
    </style:style>
    <style:style style:name="T82_27" style:family="text"/>
    <style:style style:name="T82_28" style:family="text">
      <style:text-properties fo:color="#1155cc" style:text-underline-style="solid" style:text-underline-color="font-color"/>
    </style:style>
    <style:style style:name="T82_29" style:family="text"/>
    <style:style style:name="T82_30" style:family="text">
      <style:text-properties fo:color="#1155cc" style:text-underline-style="solid" style:text-underline-color="font-color"/>
    </style:style>
    <style:style style:name="T82_31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P84" style:family="paragraph" style:parent-style-name="Standard">
      <style:paragraph-properties fo:break-before="auto" fo:line-height="115%" style:writing-mode="lr-tb"/>
    </style:style>
    <style:style style:name="T84_1" style:family="text"/>
    <style:style style:name="T84_2" style:family="text"/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T84_13" style:family="text"/>
    <style:style style:name="T84_14" style:family="text"/>
    <style:style style:name="T84_15" style:family="text"/>
    <style:style style:name="T84_16" style:family="text"/>
    <style:style style:name="T84_17" style:family="text"/>
    <style:style style:name="T84_18" style:family="text"/>
    <style:style style:name="T84_19" style:family="text"/>
    <style:style style:name="T84_20" style:family="text"/>
    <style:style style:name="T84_21" style:family="text"/>
    <style:style style:name="T84_22" style:family="text"/>
    <style:style style:name="T84_23" style:family="text"/>
    <style:style style:name="T84_24" style:family="text"/>
    <style:style style:name="T84_25" style:family="text"/>
    <style:style style:name="T84_26" style:family="text"/>
    <style:style style:name="T84_27" style:family="text"/>
    <style:style style:name="T84_28" style:family="text"/>
    <style:style style:name="T84_29" style:family="text"/>
    <style:style style:name="T84_30" style:family="text"/>
    <style:style style:name="T84_31" style:family="text"/>
    <style:style style:name="T84_32" style:family="text"/>
    <style:style style:name="T84_33" style:family="text"/>
    <style:style style:name="T84_34" style:family="text"/>
    <style:style style:name="T84_35" style:family="text"/>
    <style:style style:name="T84_36" style:family="text"/>
    <style:style style:name="T84_37" style:family="text"/>
    <style:style style:name="T84_38" style:family="text"/>
    <style:style style:name="T84_39" style:family="text"/>
    <style:style style:name="T84_40" style:family="text"/>
    <style:style style:name="T84_41" style:family="text"/>
    <style:style style:name="T84_42" style:family="text"/>
    <style:style style:name="T84_43" style:family="text"/>
    <style:style style:name="T84_44" style:family="text"/>
    <style:style style:name="T84_45" style:family="text"/>
    <style:style style:name="T84_46" style:family="text"/>
    <style:style style:name="T84_47" style:family="text"/>
    <style:style style:name="T84_48" style:family="text"/>
    <style:style style:name="T84_49" style:family="text"/>
    <style:style style:name="T84_50" style:family="text"/>
    <style:style style:name="T84_51" style:family="text"/>
    <style:style style:name="T84_52" style:family="text"/>
    <style:style style:name="T84_53" style:family="text"/>
    <style:style style:name="T84_54" style:family="text"/>
    <style:style style:name="T84_55" style:family="text"/>
    <style:style style:name="T84_56" style:family="text"/>
    <style:style style:name="T84_57" style:family="text"/>
    <style:style style:name="T84_58" style:family="text"/>
    <style:style style:name="T84_59" style:family="text"/>
    <style:style style:name="T84_60" style:family="text"/>
    <style:style style:name="T84_61" style:family="text"/>
    <style:style style:name="T84_62" style:family="text"/>
    <style:style style:name="T84_63" style:family="text"/>
    <style:style style:name="T84_64" style:family="text"/>
    <style:style style:name="T84_65" style:family="text"/>
    <style:style style:name="T84_66" style:family="text"/>
    <style:style style:name="T84_67" style:family="text"/>
    <style:style style:name="T84_68" style:family="text"/>
    <style:style style:name="T84_69" style:family="text"/>
    <style:style style:name="T84_70" style:family="text"/>
    <style:style style:name="T84_71" style:family="text"/>
    <style:style style:name="T84_72" style:family="text"/>
    <style:style style:name="T84_73" style:family="text"/>
    <style:style style:name="T84_74" style:family="text"/>
    <style:style style:name="T84_75" style:family="text"/>
    <style:style style:name="T84_76" style:family="text"/>
    <style:style style:name="T84_77" style:family="text"/>
    <style:style style:name="T84_78" style:family="text"/>
    <style:style style:name="T84_79" style:family="text"/>
    <style:style style:name="T84_80" style:family="text"/>
    <style:style style:name="T84_81" style:family="text"/>
    <style:style style:name="T84_82" style:family="text"/>
    <style:style style:name="T84_83" style:family="text"/>
    <style:style style:name="T84_84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>
      <style:text-properties fo:color="#1155cc" style:text-underline-style="solid" style:text-underline-color="font-color"/>
    </style:style>
    <style:style style:name="T87_3" style:family="text"/>
    <style:style style:name="T87_4" style:family="text">
      <style:text-properties fo:color="#1155cc" style:text-underline-style="solid" style:text-underline-color="font-color"/>
    </style:style>
    <style:style style:name="T87_5" style:family="text"/>
    <style:style style:name="T87_6" style:family="text">
      <style:text-properties fo:color="#1155cc" style:text-underline-style="solid" style:text-underline-color="font-color"/>
    </style:style>
    <style:style style:name="T87_7" style:family="text"/>
    <style:style style:name="T87_8" style:family="text">
      <style:text-properties fo:color="#1155cc" style:text-underline-style="solid" style:text-underline-color="font-color"/>
    </style:style>
    <style:style style:name="T87_9" style:family="text"/>
    <style:style style:name="T87_10" style:family="text">
      <style:text-properties fo:color="#1155cc" style:text-underline-style="solid" style:text-underline-color="font-color"/>
    </style:style>
    <style:style style:name="T87_11" style:family="text"/>
    <style:style style:name="T87_12" style:family="text">
      <style:text-properties fo:color="#1155cc" style:text-underline-style="solid" style:text-underline-color="font-color"/>
    </style:style>
    <style:style style:name="T87_13" style:family="text"/>
    <style:style style:name="T87_14" style:family="text">
      <style:text-properties fo:color="#1155cc" style:text-underline-style="solid" style:text-underline-color="font-color"/>
    </style:style>
    <style:style style:name="T87_15" style:family="text"/>
    <style:style style:name="T87_16" style:family="text">
      <style:text-properties fo:color="#1155cc" style:text-underline-style="solid" style:text-underline-color="font-color"/>
    </style:style>
    <style:style style:name="T87_17" style:family="text"/>
    <style:style style:name="T87_18" style:family="text">
      <style:text-properties fo:color="#1155cc" style:text-underline-style="solid" style:text-underline-color="font-color"/>
    </style:style>
    <style:style style:name="T87_19" style:family="text"/>
    <style:style style:name="T87_20" style:family="text">
      <style:text-properties fo:color="#1155cc" style:text-underline-style="solid" style:text-underline-color="font-color"/>
    </style:style>
    <style:style style:name="T87_21" style:family="text"/>
    <style:style style:name="T87_22" style:family="text">
      <style:text-properties fo:color="#1155cc" style:text-underline-style="solid" style:text-underline-color="font-color"/>
    </style:style>
    <style:style style:name="T87_23" style:family="text"/>
    <style:style style:name="T87_24" style:family="text">
      <style:text-properties fo:color="#1155cc" style:text-underline-style="solid" style:text-underline-color="font-color"/>
    </style:style>
    <style:style style:name="T87_25" style:family="text"/>
    <style:style style:name="T87_26" style:family="text">
      <style:text-properties fo:color="#1155cc" style:text-underline-style="solid" style:text-underline-color="font-color"/>
    </style:style>
    <style:style style:name="T87_27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T89_5" style:family="text"/>
    <style:style style:name="T89_6" style:family="text"/>
    <style:style style:name="T89_7" style:family="text"/>
    <style:style style:name="T89_8" style:family="text"/>
    <style:style style:name="T89_9" style:family="text"/>
    <style:style style:name="T89_10" style:family="text"/>
    <style:style style:name="T89_11" style:family="text"/>
    <style:style style:name="T89_12" style:family="text"/>
    <style:style style:name="T89_13" style:family="text"/>
    <style:style style:name="T89_14" style:family="text"/>
    <style:style style:name="T89_15" style:family="text"/>
    <style:style style:name="T89_16" style:family="text"/>
    <style:style style:name="T89_17" style:family="text"/>
    <style:style style:name="T89_18" style:family="text"/>
    <style:style style:name="T89_19" style:family="text"/>
    <style:style style:name="T89_20" style:family="text"/>
    <style:style style:name="T89_21" style:family="text"/>
    <style:style style:name="T89_22" style:family="text"/>
    <style:style style:name="T89_23" style:family="text"/>
    <style:style style:name="T89_24" style:family="text"/>
    <style:style style:name="T89_25" style:family="text"/>
    <style:style style:name="T89_26" style:family="text"/>
    <style:style style:name="T89_27" style:family="text"/>
    <style:style style:name="T89_28" style:family="text"/>
    <style:style style:name="T89_29" style:family="text"/>
    <style:style style:name="T89_30" style:family="text"/>
    <style:style style:name="T89_31" style:family="text"/>
    <style:style style:name="T89_32" style:family="text"/>
    <style:style style:name="T89_33" style:family="text"/>
    <style:style style:name="T89_34" style:family="text"/>
    <style:style style:name="T89_35" style:family="text"/>
    <style:style style:name="T89_36" style:family="text"/>
    <style:style style:name="T89_37" style:family="text"/>
    <style:style style:name="T89_38" style:family="text"/>
    <style:style style:name="T89_39" style:family="text"/>
    <style:style style:name="T89_40" style:family="text"/>
    <style:style style:name="T89_41" style:family="text"/>
    <style:style style:name="T89_42" style:family="text"/>
    <style:style style:name="T89_43" style:family="text"/>
    <style:style style:name="T89_44" style:family="text"/>
    <style:style style:name="T89_45" style:family="text"/>
    <style:style style:name="T89_46" style:family="text"/>
    <style:style style:name="T89_47" style:family="text"/>
    <style:style style:name="T89_48" style:family="text"/>
    <style:style style:name="T89_49" style:family="text"/>
    <style:style style:name="T89_50" style:family="text"/>
    <style:style style:name="T89_51" style:family="text"/>
    <style:style style:name="T89_52" style:family="text"/>
    <style:style style:name="T89_53" style:family="text"/>
    <style:style style:name="T89_54" style:family="text"/>
    <style:style style:name="T89_55" style:family="text"/>
    <style:style style:name="T89_56" style:family="text"/>
    <style:style style:name="T89_57" style:family="text"/>
    <style:style style:name="T89_58" style:family="text"/>
    <style:style style:name="T89_59" style:family="text"/>
    <style:style style:name="T89_60" style:family="text"/>
    <style:style style:name="T89_61" style:family="text"/>
    <style:style style:name="T89_62" style:family="text"/>
    <style:style style:name="T89_63" style:family="text"/>
    <style:style style:name="T89_64" style:family="text"/>
    <style:style style:name="T89_65" style:family="text"/>
    <style:style style:name="T89_66" style:family="text"/>
    <style:style style:name="T89_67" style:family="text"/>
    <style:style style:name="T89_68" style:family="text"/>
    <style:style style:name="T89_69" style:family="text"/>
    <style:style style:name="T89_70" style:family="text"/>
    <style:style style:name="T89_71" style:family="text"/>
    <style:style style:name="T89_72" style:family="text"/>
    <style:style style:name="T89_73" style:family="text"/>
    <style:style style:name="T89_74" style:family="text"/>
    <style:style style:name="T89_75" style:family="text"/>
    <style:style style:name="T89_76" style:family="text"/>
    <style:style style:name="T89_77" style:family="text"/>
    <style:style style:name="T89_78" style:family="text"/>
    <style:style style:name="T89_79" style:family="text"/>
    <style:style style:name="T89_80" style:family="text"/>
    <style:style style:name="T89_81" style:family="text"/>
    <style:style style:name="T89_82" style:family="text"/>
    <style:style style:name="T89_83" style:family="text"/>
    <style:style style:name="T89_84" style:family="text"/>
    <style:style style:name="T89_85" style:family="text"/>
    <style:style style:name="T89_86" style:family="text"/>
    <style:style style:name="T89_87" style:family="text"/>
    <style:style style:name="T89_88" style:family="text"/>
    <style:style style:name="T89_89" style:family="text"/>
    <style:style style:name="T89_90" style:family="text"/>
    <style:style style:name="T89_91" style:family="text"/>
    <style:style style:name="T89_92" style:family="text"/>
    <style:style style:name="T89_93" style:family="text"/>
    <style:style style:name="T89_94" style:family="text"/>
    <style:style style:name="T89_95" style:family="text"/>
    <style:style style:name="T89_96" style:family="text"/>
    <style:style style:name="T89_97" style:family="text"/>
    <style:style style:name="T89_98" style:family="text"/>
    <style:style style:name="T89_99" style:family="text"/>
    <style:style style:name="T89_100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>
      <style:text-properties fo:color="#1155cc" style:text-underline-style="solid" style:text-underline-color="font-color"/>
    </style:style>
    <style:style style:name="T92_3" style:family="text"/>
    <style:style style:name="T92_4" style:family="text">
      <style:text-properties fo:color="#1155cc" style:text-underline-style="solid" style:text-underline-color="font-color"/>
    </style:style>
    <style:style style:name="T92_5" style:family="text"/>
    <style:style style:name="T92_6" style:family="text">
      <style:text-properties fo:color="#1155cc" style:text-underline-style="solid" style:text-underline-color="font-color"/>
    </style:style>
    <style:style style:name="T92_7" style:family="text"/>
    <style:style style:name="T92_8" style:family="text">
      <style:text-properties fo:color="#1155cc" style:text-underline-style="solid" style:text-underline-color="font-color"/>
    </style:style>
    <style:style style:name="T92_9" style:family="text"/>
    <style:style style:name="T92_10" style:family="text">
      <style:text-properties fo:color="#1155cc" style:text-underline-style="solid" style:text-underline-color="font-color"/>
    </style:style>
    <style:style style:name="T92_11" style:family="text"/>
    <style:style style:name="T92_12" style:family="text">
      <style:text-properties fo:color="#1155cc" style:text-underline-style="solid" style:text-underline-color="font-color"/>
    </style:style>
    <style:style style:name="T92_13" style:family="text"/>
    <style:style style:name="T92_14" style:family="text">
      <style:text-properties fo:color="#1155cc" style:text-underline-style="solid" style:text-underline-color="font-color"/>
    </style:style>
    <style:style style:name="T92_15" style:family="text"/>
    <style:style style:name="T92_16" style:family="text">
      <style:text-properties fo:color="#1155cc" style:text-underline-style="solid" style:text-underline-color="font-color"/>
    </style:style>
    <style:style style:name="T92_17" style:family="text"/>
    <style:style style:name="T92_18" style:family="text">
      <style:text-properties fo:color="#1155cc" style:text-underline-style="solid" style:text-underline-color="font-color"/>
    </style:style>
    <style:style style:name="T92_19" style:family="text"/>
    <style:style style:name="T92_20" style:family="text">
      <style:text-properties fo:color="#1155cc" style:text-underline-style="solid" style:text-underline-color="font-color"/>
    </style:style>
    <style:style style:name="T92_21" style:family="text"/>
    <style:style style:name="T92_22" style:family="text">
      <style:text-properties fo:color="#1155cc" style:text-underline-style="solid" style:text-underline-color="font-color"/>
    </style:style>
    <style:style style:name="T92_23" style:family="text"/>
    <style:style style:name="T92_24" style:family="text">
      <style:text-properties fo:color="#1155cc" style:text-underline-style="solid" style:text-underline-color="font-color"/>
    </style:style>
    <style:style style:name="T92_25" style:family="text"/>
    <style:style style:name="T92_26" style:family="text">
      <style:text-properties fo:color="#1155cc" style:text-underline-style="solid" style:text-underline-color="font-color"/>
    </style:style>
    <style:style style:name="T92_27" style:family="text"/>
    <style:style style:name="T92_28" style:family="text">
      <style:text-properties fo:color="#1155cc" style:text-underline-style="solid" style:text-underline-color="font-color"/>
    </style:style>
    <style:style style:name="T92_29" style:family="text"/>
    <style:style style:name="T92_30" style:family="text">
      <style:text-properties fo:color="#1155cc" style:text-underline-style="solid" style:text-underline-color="font-color"/>
    </style:style>
    <style:style style:name="T92_31" style:family="text"/>
    <style:style style:name="T92_32" style:family="text">
      <style:text-properties fo:color="#1155cc" style:text-underline-style="solid" style:text-underline-color="font-color"/>
    </style:style>
    <style:style style:name="T92_33" style:family="text"/>
    <style:style style:name="T92_34" style:family="text">
      <style:text-properties fo:color="#1155cc" style:text-underline-style="solid" style:text-underline-color="font-color"/>
    </style:style>
    <style:style style:name="T92_35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T94_51" style:family="text"/>
    <style:style style:name="T94_52" style:family="text"/>
    <style:style style:name="T94_53" style:family="text"/>
    <style:style style:name="T94_54" style:family="text"/>
    <style:style style:name="T94_55" style:family="text"/>
    <style:style style:name="T94_56" style:family="text"/>
    <style:style style:name="T94_57" style:family="text"/>
    <style:style style:name="T94_58" style:family="text"/>
    <style:style style:name="T94_59" style:family="text"/>
    <style:style style:name="T94_60" style:family="text"/>
    <style:style style:name="T94_61" style:family="text"/>
    <style:style style:name="T94_62" style:family="text"/>
    <style:style style:name="T94_63" style:family="text"/>
    <style:style style:name="T94_64" style:family="text"/>
    <style:style style:name="T94_65" style:family="text"/>
    <style:style style:name="T94_66" style:family="text"/>
    <style:style style:name="T94_67" style:family="text"/>
    <style:style style:name="T94_68" style:family="text"/>
    <style:style style:name="T94_69" style:family="text"/>
    <style:style style:name="T94_70" style:family="text"/>
    <style:style style:name="T94_71" style:family="text"/>
    <style:style style:name="T94_72" style:family="text"/>
    <style:style style:name="T94_73" style:family="text"/>
    <style:style style:name="T94_74" style:family="text"/>
    <style:style style:name="T94_75" style:family="text"/>
    <style:style style:name="T94_76" style:family="text"/>
    <style:style style:name="T94_77" style:family="text"/>
    <style:style style:name="T94_78" style:family="text"/>
    <style:style style:name="T94_79" style:family="text"/>
    <style:style style:name="T94_80" style:family="text"/>
    <style:style style:name="T94_81" style:family="text"/>
    <style:style style:name="T94_82" style:family="text"/>
    <style:style style:name="T94_83" style:family="text"/>
    <style:style style:name="T94_84" style:family="text"/>
    <style:style style:name="T94_85" style:family="text"/>
    <style:style style:name="T94_86" style:family="text"/>
    <style:style style:name="T94_87" style:family="text"/>
    <style:style style:name="T94_88" style:family="text"/>
    <style:style style:name="T94_89" style:family="text"/>
    <style:style style:name="T94_90" style:family="text"/>
    <style:style style:name="T94_91" style:family="text"/>
    <style:style style:name="T94_92" style:family="text"/>
    <style:style style:name="T94_93" style:family="text"/>
    <style:style style:name="T94_94" style:family="text"/>
    <style:style style:name="T94_95" style:family="text"/>
    <style:style style:name="T94_96" style:family="text"/>
    <style:style style:name="T94_97" style:family="text"/>
    <style:style style:name="T94_98" style:family="text"/>
    <style:style style:name="T94_99" style:family="text"/>
    <style:style style:name="T94_100" style:family="text"/>
    <style:style style:name="T94_101" style:family="text"/>
    <style:style style:name="T94_102" style:family="text"/>
    <style:style style:name="T94_103" style:family="text"/>
    <style:style style:name="T94_104" style:family="text"/>
    <style:style style:name="T94_105" style:family="text"/>
    <style:style style:name="T94_106" style:family="text"/>
    <style:style style:name="T94_107" style:family="text"/>
    <style:style style:name="T94_108" style:family="text"/>
    <style:style style:name="T94_109" style:family="text"/>
    <style:style style:name="T94_110" style:family="text"/>
    <style:style style:name="T94_111" style:family="text"/>
    <style:style style:name="T94_112" style:family="text"/>
    <style:style style:name="T94_113" style:family="text"/>
    <style:style style:name="T94_114" style:family="text"/>
    <style:style style:name="T94_115" style:family="text"/>
    <style:style style:name="T94_116" style:family="text"/>
    <style:style style:name="T94_117" style:family="text"/>
    <style:style style:name="T94_118" style:family="text"/>
    <style:style style:name="T94_119" style:family="text"/>
    <style:style style:name="T94_120" style:family="text"/>
    <style:style style:name="T94_121" style:family="text"/>
    <style:style style:name="T94_122" style:family="text"/>
    <style:style style:name="T94_123" style:family="text"/>
    <style:style style:name="T94_124" style:family="text"/>
    <style:style style:name="T94_125" style:family="text"/>
    <style:style style:name="T94_126" style:family="text"/>
    <style:style style:name="T94_127" style:family="text"/>
    <style:style style:name="T94_128" style:family="text"/>
    <style:style style:name="T94_129" style:family="text"/>
    <style:style style:name="T94_130" style:family="text"/>
    <style:style style:name="T94_131" style:family="text"/>
    <style:style style:name="T94_132" style:family="text"/>
    <style:style style:name="T94_133" style:family="text"/>
    <style:style style:name="T94_134" style:family="text"/>
    <style:style style:name="T94_135" style:family="text"/>
    <style:style style:name="T94_136" style:family="text"/>
    <style:style style:name="T94_137" style:family="text"/>
    <style:style style:name="T94_138" style:family="text"/>
    <style:style style:name="T94_139" style:family="text"/>
    <style:style style:name="T94_140" style:family="text"/>
    <style:style style:name="T94_141" style:family="text"/>
    <style:style style:name="T94_142" style:family="text"/>
    <style:style style:name="T94_143" style:family="text"/>
    <style:style style:name="T94_144" style:family="text"/>
    <style:style style:name="T94_145" style:family="text"/>
    <style:style style:name="T94_146" style:family="text"/>
    <style:style style:name="T94_147" style:family="text"/>
    <style:style style:name="T94_148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T96_5" style:family="text"/>
    <style:style style:name="T96_6" style:family="text"/>
    <style:style style:name="T96_7" style:family="text"/>
    <style:style style:name="T96_8" style:family="text"/>
    <style:style style:name="T96_9" style:family="text"/>
    <style:style style:name="T96_10" style:family="text"/>
    <style:style style:name="T96_11" style:family="text"/>
    <style:style style:name="T96_12" style:family="text"/>
    <style:style style:name="T96_13" style:family="text"/>
    <style:style style:name="T96_14" style:family="text"/>
    <style:style style:name="T96_15" style:family="text"/>
    <style:style style:name="T96_16" style:family="text"/>
    <style:style style:name="T96_17" style:family="text"/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>
      <style:text-properties fo:color="#1155cc" style:text-underline-style="solid" style:text-underline-color="font-color"/>
    </style:style>
    <style:style style:name="T97_3" style:family="text"/>
    <style:style style:name="T97_4" style:family="text">
      <style:text-properties fo:color="#1155cc" style:text-underline-style="solid" style:text-underline-color="font-color"/>
    </style:style>
    <style:style style:name="T97_5" style:family="text"/>
    <style:style style:name="T97_6" style:family="text">
      <style:text-properties fo:color="#1155cc" style:text-underline-style="solid" style:text-underline-color="font-color"/>
    </style:style>
    <style:style style:name="T97_7" style:family="text"/>
    <style:style style:name="T97_8" style:family="text">
      <style:text-properties fo:color="#1155cc" style:text-underline-style="solid" style:text-underline-color="font-color"/>
    </style:style>
    <style:style style:name="T97_9" style:family="text"/>
    <style:style style:name="T97_10" style:family="text">
      <style:text-properties fo:color="#1155cc" style:text-underline-style="solid" style:text-underline-color="font-color"/>
    </style:style>
    <style:style style:name="T97_11" style:family="text"/>
    <style:style style:name="T97_12" style:family="text">
      <style:text-properties fo:color="#1155cc" style:text-underline-style="solid" style:text-underline-color="font-color"/>
    </style:style>
    <style:style style:name="T97_13" style:family="text"/>
    <style:style style:name="T97_14" style:family="text">
      <style:text-properties fo:color="#1155cc" style:text-underline-style="solid" style:text-underline-color="font-color"/>
    </style:style>
    <style:style style:name="T97_15" style:family="text"/>
    <style:style style:name="T97_16" style:family="text">
      <style:text-properties fo:color="#1155cc" style:text-underline-style="solid" style:text-underline-color="font-color"/>
    </style:style>
    <style:style style:name="T97_17" style:family="text"/>
    <style:style style:name="T97_18" style:family="text">
      <style:text-properties fo:color="#1155cc" style:text-underline-style="solid" style:text-underline-color="font-color"/>
    </style:style>
    <style:style style:name="T97_19" style:family="text"/>
    <style:style style:name="T97_20" style:family="text">
      <style:text-properties fo:color="#1155cc" style:text-underline-style="solid" style:text-underline-color="font-color"/>
    </style:style>
    <style:style style:name="T97_21" style:family="text"/>
    <style:style style:name="T97_22" style:family="text">
      <style:text-properties fo:color="#1155cc" style:text-underline-style="solid" style:text-underline-color="font-color"/>
    </style:style>
    <style:style style:name="T97_23" style:family="text"/>
    <style:style style:name="T97_24" style:family="text">
      <style:text-properties fo:color="#1155cc" style:text-underline-style="solid" style:text-underline-color="font-color"/>
    </style:style>
    <style:style style:name="T97_25" style:family="text"/>
    <style:style style:name="T97_26" style:family="text">
      <style:text-properties fo:color="#1155cc" style:text-underline-style="solid" style:text-underline-color="font-color"/>
    </style:style>
    <style:style style:name="T97_27" style:family="text"/>
    <style:style style:name="T97_28" style:family="text">
      <style:text-properties fo:color="#1155cc" style:text-underline-style="solid" style:text-underline-color="font-color"/>
    </style:style>
    <style:style style:name="T97_29" style:family="text"/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T99_26" style:family="text"/>
    <style:style style:name="T99_27" style:family="text"/>
    <style:style style:name="T99_28" style:family="text"/>
    <style:style style:name="T99_29" style:family="text"/>
    <style:style style:name="T99_30" style:family="text"/>
    <style:style style:name="T99_31" style:family="text"/>
    <style:style style:name="T99_32" style:family="text"/>
    <style:style style:name="T99_33" style:family="text"/>
    <style:style style:name="T99_34" style:family="text"/>
    <style:style style:name="T99_35" style:family="text"/>
    <style:style style:name="T99_36" style:family="text"/>
    <style:style style:name="T99_37" style:family="text"/>
    <style:style style:name="T99_38" style:family="text"/>
    <style:style style:name="T99_39" style:family="text"/>
    <style:style style:name="T99_40" style:family="text"/>
    <style:style style:name="T99_41" style:family="text"/>
    <style:style style:name="T99_42" style:family="text"/>
    <style:style style:name="T99_43" style:family="text"/>
    <style:style style:name="T99_44" style:family="text"/>
    <style:style style:name="T99_45" style:family="text"/>
    <style:style style:name="T99_46" style:family="text"/>
    <style:style style:name="T99_47" style:family="text"/>
    <style:style style:name="T99_48" style:family="text"/>
    <style:style style:name="T99_49" style:family="text"/>
    <style:style style:name="T99_50" style:family="text"/>
    <style:style style:name="T99_51" style:family="text"/>
    <style:style style:name="T99_52" style:family="text"/>
    <style:style style:name="T99_53" style:family="text"/>
    <style:style style:name="T99_54" style:family="text"/>
    <style:style style:name="T99_55" style:family="text"/>
    <style:style style:name="T99_56" style:family="text"/>
    <style:style style:name="T99_57" style:family="text"/>
    <style:style style:name="T99_58" style:family="text"/>
    <style:style style:name="T99_59" style:family="text"/>
    <style:style style:name="T99_60" style:family="text"/>
    <style:style style:name="T99_61" style:family="text"/>
    <style:style style:name="T99_62" style:family="text"/>
    <style:style style:name="T99_63" style:family="text"/>
    <style:style style:name="T99_64" style:family="text"/>
    <style:style style:name="T99_65" style:family="text"/>
    <style:style style:name="T99_66" style:family="text"/>
    <style:style style:name="T99_67" style:family="text"/>
    <style:style style:name="T99_68" style:family="text"/>
    <style:style style:name="T99_69" style:family="text"/>
    <style:style style:name="T99_70" style:family="text"/>
    <style:style style:name="T99_71" style:family="text"/>
    <style:style style:name="T99_72" style:family="text"/>
    <style:style style:name="T99_73" style:family="text"/>
    <style:style style:name="T99_74" style:family="text"/>
    <style:style style:name="T99_75" style:family="text"/>
    <style:style style:name="T99_76" style:family="text"/>
    <style:style style:name="T99_77" style:family="text"/>
    <style:style style:name="T99_78" style:family="text"/>
    <style:style style:name="P100" style:family="paragraph" style:parent-style-name="Standard">
      <style:paragraph-properties fo:break-before="auto" fo:line-height="115%" style:writing-mode="lr-tb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>
      <style:text-properties fo:color="#1155cc" style:text-underline-style="solid" style:text-underline-color="font-color"/>
    </style:style>
    <style:style style:name="T102_3" style:family="text"/>
    <style:style style:name="T102_4" style:family="text">
      <style:text-properties fo:color="#1155cc" style:text-underline-style="solid" style:text-underline-color="font-color"/>
    </style:style>
    <style:style style:name="T102_5" style:family="text"/>
    <style:style style:name="T102_6" style:family="text">
      <style:text-properties fo:color="#1155cc" style:text-underline-style="solid" style:text-underline-color="font-color"/>
    </style:style>
    <style:style style:name="T102_7" style:family="text"/>
    <style:style style:name="T102_8" style:family="text">
      <style:text-properties fo:color="#1155cc" style:text-underline-style="solid" style:text-underline-color="font-color"/>
    </style:style>
    <style:style style:name="T102_9" style:family="text"/>
    <style:style style:name="T102_10" style:family="text">
      <style:text-properties fo:color="#1155cc" style:text-underline-style="solid" style:text-underline-color="font-color"/>
    </style:style>
    <style:style style:name="T102_11" style:family="text"/>
    <style:style style:name="T102_12" style:family="text">
      <style:text-properties fo:color="#1155cc" style:text-underline-style="solid" style:text-underline-color="font-color"/>
    </style:style>
    <style:style style:name="T102_13" style:family="text"/>
    <style:style style:name="T102_14" style:family="text">
      <style:text-properties fo:color="#1155cc" style:text-underline-style="solid" style:text-underline-color="font-color"/>
    </style:style>
    <style:style style:name="T102_15" style:family="text"/>
    <style:style style:name="T102_16" style:family="text">
      <style:text-properties fo:color="#1155cc" style:text-underline-style="solid" style:text-underline-color="font-color"/>
    </style:style>
    <style:style style:name="T102_17" style:family="text"/>
    <style:style style:name="T102_18" style:family="text">
      <style:text-properties fo:color="#1155cc" style:text-underline-style="solid" style:text-underline-color="font-color"/>
    </style:style>
    <style:style style:name="T102_19" style:family="text"/>
    <style:style style:name="T102_20" style:family="text">
      <style:text-properties fo:color="#1155cc" style:text-underline-style="solid" style:text-underline-color="font-color"/>
    </style:style>
    <style:style style:name="T102_21" style:family="text"/>
    <style:style style:name="T102_22" style:family="text">
      <style:text-properties fo:color="#1155cc" style:text-underline-style="solid" style:text-underline-color="font-color"/>
    </style:style>
    <style:style style:name="T102_23" style:family="text"/>
    <style:style style:name="T102_24" style:family="text">
      <style:text-properties fo:color="#1155cc" style:text-underline-style="solid" style:text-underline-color="font-color"/>
    </style:style>
    <style:style style:name="T102_25" style:family="text"/>
    <style:style style:name="T102_26" style:family="text">
      <style:text-properties fo:color="#1155cc" style:text-underline-style="solid" style:text-underline-color="font-color"/>
    </style:style>
    <style:style style:name="T102_27" style:family="text"/>
    <style:style style:name="T102_28" style:family="text">
      <style:text-properties fo:color="#1155cc" style:text-underline-style="solid" style:text-underline-color="font-color"/>
    </style:style>
    <style:style style:name="T102_29" style:family="text"/>
    <style:style style:name="T102_30" style:family="text">
      <style:text-properties fo:color="#1155cc" style:text-underline-style="solid" style:text-underline-color="font-color"/>
    </style:style>
    <style:style style:name="T102_31" style:family="text"/>
    <style:style style:name="T102_32" style:family="text">
      <style:text-properties fo:color="#1155cc" style:text-underline-style="solid" style:text-underline-color="font-color"/>
    </style:style>
    <style:style style:name="T102_33" style:family="text"/>
    <style:style style:name="T102_34" style:family="text">
      <style:text-properties fo:color="#1155cc" style:text-underline-style="solid" style:text-underline-color="font-color"/>
    </style:style>
    <style:style style:name="T102_35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T104_48" style:family="text"/>
    <style:style style:name="T104_49" style:family="text"/>
    <style:style style:name="T104_50" style:family="text"/>
    <style:style style:name="T104_51" style:family="text"/>
    <style:style style:name="T104_52" style:family="text"/>
    <style:style style:name="T104_53" style:family="text"/>
    <style:style style:name="T104_54" style:family="text"/>
    <style:style style:name="T104_55" style:family="text"/>
    <style:style style:name="T104_56" style:family="text"/>
    <style:style style:name="T104_57" style:family="text"/>
    <style:style style:name="T104_58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>
      <style:text-properties fo:color="#1155cc" style:text-underline-style="solid" style:text-underline-color="font-color"/>
    </style:style>
    <style:style style:name="T107_3" style:family="text"/>
    <style:style style:name="T107_4" style:family="text">
      <style:text-properties fo:color="#1155cc" style:text-underline-style="solid" style:text-underline-color="font-color"/>
    </style:style>
    <style:style style:name="T107_5" style:family="text"/>
    <style:style style:name="T107_6" style:family="text">
      <style:text-properties fo:color="#1155cc" style:text-underline-style="solid" style:text-underline-color="font-color"/>
    </style:style>
    <style:style style:name="T107_7" style:family="text"/>
    <style:style style:name="T107_8" style:family="text">
      <style:text-properties fo:color="#1155cc" style:text-underline-style="solid" style:text-underline-color="font-color"/>
    </style:style>
    <style:style style:name="T107_9" style:family="text"/>
    <style:style style:name="T107_10" style:family="text">
      <style:text-properties fo:color="#1155cc" style:text-underline-style="solid" style:text-underline-color="font-color"/>
    </style:style>
    <style:style style:name="T107_11" style:family="text"/>
    <style:style style:name="T107_12" style:family="text">
      <style:text-properties fo:color="#1155cc" style:text-underline-style="solid" style:text-underline-color="font-color"/>
    </style:style>
    <style:style style:name="T107_13" style:family="text"/>
    <style:style style:name="T107_14" style:family="text">
      <style:text-properties fo:color="#1155cc" style:text-underline-style="solid" style:text-underline-color="font-color"/>
    </style:style>
    <style:style style:name="T107_15" style:family="text"/>
    <style:style style:name="T107_16" style:family="text">
      <style:text-properties fo:color="#1155cc" style:text-underline-style="solid" style:text-underline-color="font-color"/>
    </style:style>
    <style:style style:name="T107_17" style:family="text"/>
    <style:style style:name="T107_18" style:family="text">
      <style:text-properties fo:color="#1155cc" style:text-underline-style="solid" style:text-underline-color="font-color"/>
    </style:style>
    <style:style style:name="T107_19" style:family="text"/>
    <style:style style:name="T107_20" style:family="text">
      <style:text-properties fo:color="#1155cc" style:text-underline-style="solid" style:text-underline-color="font-color"/>
    </style:style>
    <style:style style:name="T107_21" style:family="text"/>
    <style:style style:name="T107_22" style:family="text">
      <style:text-properties fo:color="#1155cc" style:text-underline-style="solid" style:text-underline-color="font-color"/>
    </style:style>
    <style:style style:name="T107_23" style:family="text"/>
    <style:style style:name="T107_24" style:family="text">
      <style:text-properties fo:color="#1155cc" style:text-underline-style="solid" style:text-underline-color="font-color"/>
    </style:style>
    <style:style style:name="T107_25" style:family="text"/>
    <style:style style:name="T107_26" style:family="text">
      <style:text-properties fo:color="#1155cc" style:text-underline-style="solid" style:text-underline-color="font-color"/>
    </style:style>
    <style:style style:name="T107_27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 style:parent-style-name="Standard"/>
    <style:style style:name="P109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09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1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2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09_39" style:family="text" style:parent-style-name="Standard"/>
    <style:style style:name="P110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0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0_10" style:family="text" style:parent-style-name="Standard"/>
    <style:style style:name="P111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1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1_3" style:family="text" style:parent-style-name="Standard"/>
    <style:style style:name="P112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2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2_2" style:family="text" style:parent-style-name="Standard"/>
    <style:style style:name="P113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13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13_15" style:family="text"/>
    <style:style style:name="T113_16" style:family="text"/>
    <style:style style:name="T113_17" style:family="text"/>
    <style:style style:name="T113_18" style:family="text"/>
    <style:style style:name="T113_19" style:family="text"/>
    <style:style style:name="T113_20" style:family="text"/>
    <style:style style:name="T113_21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T114_79" style:family="text"/>
    <style:style style:name="T114_80" style:family="text"/>
    <style:style style:name="T114_81" style:family="text"/>
    <style:style style:name="T114_82" style:family="text"/>
    <style:style style:name="T114_83" style:family="text"/>
    <style:style style:name="T114_84" style:family="text"/>
    <style:style style:name="T114_85" style:family="text"/>
    <style:style style:name="T114_86" style:family="text"/>
    <style:style style:name="T114_87" style:family="text"/>
    <style:style style:name="T114_88" style:family="text"/>
    <style:style style:name="T114_89" style:family="text"/>
    <style:style style:name="T114_90" style:family="text"/>
    <style:style style:name="T114_91" style:family="text"/>
    <style:style style:name="T114_92" style:family="text"/>
    <style:style style:name="T114_93" style:family="text"/>
    <style:style style:name="T114_94" style:family="text"/>
    <style:style style:name="T114_95" style:family="text"/>
    <style:style style:name="T114_96" style:family="text"/>
    <style:style style:name="T114_97" style:family="text"/>
    <style:style style:name="T114_98" style:family="text"/>
    <style:style style:name="T114_99" style:family="text"/>
    <style:style style:name="T114_100" style:family="text"/>
    <style:style style:name="T114_101" style:family="text"/>
    <style:style style:name="T114_102" style:family="text"/>
    <style:style style:name="T114_103" style:family="text"/>
    <style:style style:name="T114_104" style:family="text"/>
    <style:style style:name="T114_105" style:family="text"/>
    <style:style style:name="T114_106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>
      <style:text-properties fo:color="#1155cc" style:text-underline-style="solid" style:text-underline-color="font-color"/>
    </style:style>
    <style:style style:name="T117_3" style:family="text"/>
    <style:style style:name="T117_4" style:family="text">
      <style:text-properties fo:color="#1155cc" style:text-underline-style="solid" style:text-underline-color="font-color"/>
    </style:style>
    <style:style style:name="T117_5" style:family="text"/>
    <style:style style:name="T117_6" style:family="text">
      <style:text-properties fo:color="#1155cc" style:text-underline-style="solid" style:text-underline-color="font-color"/>
    </style:style>
    <style:style style:name="T117_7" style:family="text"/>
    <style:style style:name="T117_8" style:family="text">
      <style:text-properties fo:color="#1155cc" style:text-underline-style="solid" style:text-underline-color="font-color"/>
    </style:style>
    <style:style style:name="T117_9" style:family="text"/>
    <style:style style:name="T117_10" style:family="text">
      <style:text-properties fo:color="#1155cc" style:text-underline-style="solid" style:text-underline-color="font-color"/>
    </style:style>
    <style:style style:name="T117_11" style:family="text"/>
    <style:style style:name="T117_12" style:family="text">
      <style:text-properties fo:color="#1155cc" style:text-underline-style="solid" style:text-underline-color="font-color"/>
    </style:style>
    <style:style style:name="T117_13" style:family="text"/>
    <style:style style:name="T117_14" style:family="text">
      <style:text-properties fo:color="#1155cc" style:text-underline-style="solid" style:text-underline-color="font-color"/>
    </style:style>
    <style:style style:name="T117_15" style:family="text"/>
    <style:style style:name="T117_16" style:family="text">
      <style:text-properties fo:color="#1155cc" style:text-underline-style="solid" style:text-underline-color="font-color"/>
    </style:style>
    <style:style style:name="T117_17" style:family="text"/>
    <style:style style:name="T117_18" style:family="text">
      <style:text-properties fo:color="#1155cc" style:text-underline-style="solid" style:text-underline-color="font-color"/>
    </style:style>
    <style:style style:name="T117_19" style:family="text"/>
    <style:style style:name="T117_20" style:family="text">
      <style:text-properties fo:color="#1155cc" style:text-underline-style="solid" style:text-underline-color="font-color"/>
    </style:style>
    <style:style style:name="T117_21" style:family="text"/>
    <style:style style:name="T117_22" style:family="text">
      <style:text-properties fo:color="#1155cc" style:text-underline-style="solid" style:text-underline-color="font-color"/>
    </style:style>
    <style:style style:name="T117_23" style:family="text"/>
    <style:style style:name="T117_24" style:family="text">
      <style:text-properties fo:color="#1155cc" style:text-underline-style="solid" style:text-underline-color="font-color"/>
    </style:style>
    <style:style style:name="T117_25" style:family="text"/>
    <style:style style:name="T117_26" style:family="text">
      <style:text-properties fo:color="#1155cc" style:text-underline-style="solid" style:text-underline-color="font-color"/>
    </style:style>
    <style:style style:name="T117_27" style:family="text"/>
    <style:style style:name="T117_28" style:family="text">
      <style:text-properties fo:color="#1155cc" style:text-underline-style="solid" style:text-underline-color="font-color"/>
    </style:style>
    <style:style style:name="T117_29" style:family="text"/>
    <style:style style:name="T117_30" style:family="text">
      <style:text-properties fo:color="#1155cc" style:text-underline-style="solid" style:text-underline-color="font-color"/>
    </style:style>
    <style:style style:name="T117_31" style:family="text"/>
    <style:style style:name="T117_32" style:family="text">
      <style:text-properties fo:color="#1155cc" style:text-underline-style="solid" style:text-underline-color="font-color"/>
    </style:style>
    <style:style style:name="T117_33" style:family="text"/>
    <style:style style:name="T117_34" style:family="text">
      <style:text-properties fo:color="#1155cc" style:text-underline-style="solid" style:text-underline-color="font-color"/>
    </style:style>
    <style:style style:name="T117_35" style:family="text"/>
    <style:style style:name="T117_36" style:family="text">
      <style:text-properties fo:color="#1155cc" style:text-underline-style="solid" style:text-underline-color="font-color"/>
    </style:style>
    <style:style style:name="T117_37" style:family="text"/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T119_24" style:family="text"/>
    <style:style style:name="T119_25" style:family="text"/>
    <style:style style:name="T119_26" style:family="text"/>
    <style:style style:name="T119_27" style:family="text"/>
    <style:style style:name="T119_28" style:family="text"/>
    <style:style style:name="T119_29" style:family="text"/>
    <style:style style:name="T119_30" style:family="text"/>
    <style:style style:name="T119_31" style:family="text"/>
    <style:style style:name="T119_32" style:family="text"/>
    <style:style style:name="T119_33" style:family="text"/>
    <style:style style:name="T119_34" style:family="text"/>
    <style:style style:name="T119_35" style:family="text"/>
    <style:style style:name="T119_36" style:family="text"/>
    <style:style style:name="T119_37" style:family="text"/>
    <style:style style:name="T119_38" style:family="text"/>
    <style:style style:name="P120" style:family="paragraph" style:parent-style-name="Standard">
      <style:paragraph-properties fo:break-before="auto" fo:line-height="115%" style:writing-mode="lr-tb"/>
    </style:style>
    <style:style style:name="P121" style:family="paragraph" style:parent-style-name="Standard">
      <style:paragraph-properties fo:break-before="auto" fo:line-height="115%" style:writing-mode="lr-tb"/>
    </style:style>
    <style:style style:name="T121_1" style:family="text"/>
    <style:style style:name="T121_2" style:family="text"/>
    <style:style style:name="T121_3" style:family="text"/>
    <style:style style:name="T121_4" style:family="text"/>
    <style:style style:name="T121_5" style:family="text"/>
    <style:style style:name="T121_6" style:family="text"/>
    <style:style style:name="T121_7" style:family="text"/>
    <style:style style:name="T121_8" style:family="text"/>
    <style:style style:name="T121_9" style:family="text"/>
    <style:style style:name="T121_10" style:family="text"/>
    <style:style style:name="T121_11" style:family="text"/>
    <style:style style:name="T121_12" style:family="text"/>
    <style:style style:name="T121_13" style:family="text"/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>
      <style:text-properties fo:color="#1155cc" style:text-underline-style="solid" style:text-underline-color="font-color"/>
    </style:style>
    <style:style style:name="T122_3" style:family="text"/>
    <style:style style:name="T122_4" style:family="text">
      <style:text-properties fo:color="#1155cc" style:text-underline-style="solid" style:text-underline-color="font-color"/>
    </style:style>
    <style:style style:name="T122_5" style:family="text"/>
    <style:style style:name="T122_6" style:family="text">
      <style:text-properties fo:color="#1155cc" style:text-underline-style="solid" style:text-underline-color="font-color"/>
    </style:style>
    <style:style style:name="T122_7" style:family="text"/>
    <style:style style:name="T122_8" style:family="text">
      <style:text-properties fo:color="#1155cc" style:text-underline-style="solid" style:text-underline-color="font-color"/>
    </style:style>
    <style:style style:name="T122_9" style:family="text"/>
    <style:style style:name="T122_10" style:family="text">
      <style:text-properties fo:color="#1155cc" style:text-underline-style="solid" style:text-underline-color="font-color"/>
    </style:style>
    <style:style style:name="T122_11" style:family="text"/>
    <style:style style:name="T122_12" style:family="text">
      <style:text-properties fo:color="#1155cc" style:text-underline-style="solid" style:text-underline-color="font-color"/>
    </style:style>
    <style:style style:name="T122_13" style:family="text"/>
    <style:style style:name="T122_14" style:family="text">
      <style:text-properties fo:color="#1155cc" style:text-underline-style="solid" style:text-underline-color="font-color"/>
    </style:style>
    <style:style style:name="T122_15" style:family="text"/>
    <style:style style:name="T122_16" style:family="text">
      <style:text-properties fo:color="#1155cc" style:text-underline-style="solid" style:text-underline-color="font-color"/>
    </style:style>
    <style:style style:name="T122_17" style:family="text"/>
    <style:style style:name="T122_18" style:family="text">
      <style:text-properties fo:color="#1155cc" style:text-underline-style="solid" style:text-underline-color="font-color"/>
    </style:style>
    <style:style style:name="T122_19" style:family="text"/>
    <style:style style:name="T122_20" style:family="text">
      <style:text-properties fo:color="#1155cc" style:text-underline-style="solid" style:text-underline-color="font-color"/>
    </style:style>
    <style:style style:name="T122_21" style:family="text"/>
    <style:style style:name="T122_22" style:family="text">
      <style:text-properties fo:color="#1155cc" style:text-underline-style="solid" style:text-underline-color="font-color"/>
    </style:style>
    <style:style style:name="T122_23" style:family="text"/>
    <style:style style:name="T122_24" style:family="text">
      <style:text-properties fo:color="#1155cc" style:text-underline-style="solid" style:text-underline-color="font-color"/>
    </style:style>
    <style:style style:name="T122_25" style:family="text"/>
    <style:style style:name="T122_26" style:family="text">
      <style:text-properties fo:color="#1155cc" style:text-underline-style="solid" style:text-underline-color="font-color"/>
    </style:style>
    <style:style style:name="T122_27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T124_21" style:family="text"/>
    <style:style style:name="T124_22" style:family="text"/>
    <style:style style:name="T124_23" style:family="text"/>
    <style:style style:name="T124_24" style:family="text"/>
    <style:style style:name="T124_25" style:family="text"/>
    <style:style style:name="T124_26" style:family="text"/>
    <style:style style:name="T124_27" style:family="text"/>
    <style:style style:name="T124_28" style:family="text"/>
    <style:style style:name="T124_29" style:family="text"/>
    <style:style style:name="T124_30" style:family="text"/>
    <style:style style:name="T124_31" style:family="text"/>
    <style:style style:name="T124_32" style:family="text"/>
    <style:style style:name="T124_33" style:family="text"/>
    <style:style style:name="T124_34" style:family="text"/>
    <style:style style:name="T124_35" style:family="text"/>
    <style:style style:name="T124_36" style:family="text"/>
    <style:style style:name="T124_37" style:family="text"/>
    <style:style style:name="T124_38" style:family="text"/>
    <style:style style:name="T124_39" style:family="text"/>
    <style:style style:name="T124_40" style:family="text"/>
    <style:style style:name="T124_41" style:family="text"/>
    <style:style style:name="T124_42" style:family="text"/>
    <style:style style:name="T124_43" style:family="text"/>
    <style:style style:name="T124_44" style:family="text"/>
    <style:style style:name="T124_45" style:family="text"/>
    <style:style style:name="T124_46" style:family="text"/>
    <style:style style:name="T124_47" style:family="text"/>
    <style:style style:name="T124_48" style:family="text"/>
    <style:style style:name="T124_49" style:family="text"/>
    <style:style style:name="T124_50" style:family="text"/>
    <style:style style:name="T124_51" style:family="text"/>
    <style:style style:name="T124_52" style:family="text"/>
    <style:style style:name="T124_53" style:family="text"/>
    <style:style style:name="T124_54" style:family="text"/>
    <style:style style:name="T124_55" style:family="text"/>
    <style:style style:name="T124_56" style:family="text"/>
    <style:style style:name="T124_57" style:family="text"/>
    <style:style style:name="T124_58" style:family="text"/>
    <style:style style:name="T124_59" style:family="text"/>
    <style:style style:name="T124_60" style:family="text"/>
    <style:style style:name="T124_61" style:family="text"/>
    <style:style style:name="T124_62" style:family="text"/>
    <style:style style:name="T124_63" style:family="text"/>
    <style:style style:name="T124_64" style:family="text"/>
    <style:style style:name="T124_65" style:family="text"/>
    <style:style style:name="T124_66" style:family="text"/>
    <style:style style:name="T124_67" style:family="text"/>
    <style:style style:name="T124_68" style:family="text"/>
    <style:style style:name="T124_69" style:family="text"/>
    <style:style style:name="T124_70" style:family="text"/>
    <style:style style:name="T124_71" style:family="text"/>
    <style:style style:name="T124_72" style:family="text"/>
    <style:style style:name="T124_73" style:family="text"/>
    <style:style style:name="T124_74" style:family="text"/>
    <style:style style:name="T124_75" style:family="text"/>
    <style:style style:name="T124_76" style:family="text"/>
    <style:style style:name="T124_77" style:family="text"/>
    <style:style style:name="T124_78" style:family="text"/>
    <style:style style:name="P125" style:family="paragraph" style:parent-style-name="Standard">
      <style:paragraph-properties fo:break-before="auto" fo:line-height="115%" style:writing-mode="lr-tb"/>
    </style:style>
    <style:style style:name="T125_1" style:family="text" style:parent-style-name="Standard"/>
    <style:style style:name="P126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6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9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6_15" style:family="text" style:parent-style-name="Standard"/>
    <style:style style:name="P127" style:family="paragraph" style:parent-style-name="Standard">
      <style:paragraph-properties fo:text-align="left" fo:break-before="auto" fo:text-indent="0cm" fo:line-height="100%" fo:margin-top="0cm" fo:margin-bottom="0cm" fo:margin-left="0cm" fo:margin-right="0cm" style:writing-mode="lr-tb"/>
    </style:style>
    <style:style style:name="T127_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P128" style:family="paragraph" style:parent-style-name="Standard">
      <style:paragraph-properties fo:break-before="auto" fo:line-height="115%" style:writing-mode="lr-tb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/>
    <style:style style:name="T129_2" style:family="text"/>
    <style:style style:name="T129_3" style:family="text"/>
    <style:style style:name="T129_4" style:family="text"/>
    <style:style style:name="T129_5" style:family="text"/>
    <style:style style:name="T129_6" style:family="text"/>
    <style:style style:name="T129_7" style:family="text"/>
    <style:style style:name="T129_8" style:family="text"/>
    <style:style style:name="T129_9" style:family="text"/>
    <style:style style:name="T129_10" style:family="text"/>
    <style:style style:name="T129_11" style:family="text"/>
    <style:style style:name="T129_12" style:family="text"/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>
      <style:text-properties fo:color="#1155cc" style:text-underline-style="solid" style:text-underline-color="font-color"/>
    </style:style>
    <style:style style:name="T130_3" style:family="text"/>
    <style:style style:name="T130_4" style:family="text">
      <style:text-properties fo:color="#1155cc" style:text-underline-style="solid" style:text-underline-color="font-color"/>
    </style:style>
    <style:style style:name="T130_5" style:family="text"/>
    <style:style style:name="T130_6" style:family="text">
      <style:text-properties fo:color="#1155cc" style:text-underline-style="solid" style:text-underline-color="font-color"/>
    </style:style>
    <style:style style:name="T130_7" style:family="text"/>
    <style:style style:name="T130_8" style:family="text">
      <style:text-properties fo:color="#1155cc" style:text-underline-style="solid" style:text-underline-color="font-color"/>
    </style:style>
    <style:style style:name="T130_9" style:family="text"/>
    <style:style style:name="T130_10" style:family="text">
      <style:text-properties fo:color="#1155cc" style:text-underline-style="solid" style:text-underline-color="font-color"/>
    </style:style>
    <style:style style:name="T130_11" style:family="text"/>
    <style:style style:name="T130_12" style:family="text">
      <style:text-properties fo:color="#1155cc" style:text-underline-style="solid" style:text-underline-color="font-color"/>
    </style:style>
    <style:style style:name="T130_13" style:family="text"/>
    <style:style style:name="T130_14" style:family="text">
      <style:text-properties fo:color="#1155cc" style:text-underline-style="solid" style:text-underline-color="font-color"/>
    </style:style>
    <style:style style:name="T130_15" style:family="text"/>
    <style:style style:name="T130_16" style:family="text">
      <style:text-properties fo:color="#1155cc" style:text-underline-style="solid" style:text-underline-color="font-color"/>
    </style:style>
    <style:style style:name="T130_17" style:family="text"/>
    <style:style style:name="T130_18" style:family="text">
      <style:text-properties fo:color="#1155cc" style:text-underline-style="solid" style:text-underline-color="font-color"/>
    </style:style>
    <style:style style:name="T130_19" style:family="text"/>
    <style:style style:name="T130_20" style:family="text">
      <style:text-properties fo:color="#1155cc" style:text-underline-style="solid" style:text-underline-color="font-color"/>
    </style:style>
    <style:style style:name="T130_21" style:family="text"/>
    <style:style style:name="T130_22" style:family="text">
      <style:text-properties fo:color="#1155cc" style:text-underline-style="solid" style:text-underline-color="font-color"/>
    </style:style>
    <style:style style:name="T130_23" style:family="text"/>
    <style:style style:name="T130_24" style:family="text">
      <style:text-properties fo:color="#1155cc" style:text-underline-style="solid" style:text-underline-color="font-color"/>
    </style:style>
    <style:style style:name="T130_25" style:family="text"/>
    <style:style style:name="T130_26" style:family="text">
      <style:text-properties fo:color="#1155cc" style:text-underline-style="solid" style:text-underline-color="font-color"/>
    </style:style>
    <style:style style:name="T130_27" style:family="text"/>
    <style:style style:name="T130_28" style:family="text">
      <style:text-properties fo:color="#1155cc" style:text-underline-style="solid" style:text-underline-color="font-color"/>
    </style:style>
    <style:style style:name="T130_29" style:family="text"/>
    <style:style style:name="T130_30" style:family="text">
      <style:text-properties fo:color="#1155cc" style:text-underline-style="solid" style:text-underline-color="font-color"/>
    </style:style>
    <style:style style:name="T130_31" style:family="text"/>
    <style:style style:name="T130_32" style:family="text">
      <style:text-properties fo:color="#1155cc" style:text-underline-style="solid" style:text-underline-color="font-color"/>
    </style:style>
    <style:style style:name="T130_33" style:family="text"/>
    <style:style style:name="T130_34" style:family="text">
      <style:text-properties fo:color="#1155cc" style:text-underline-style="solid" style:text-underline-color="font-color"/>
    </style:style>
    <style:style style:name="T130_35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P132" style:family="paragraph" style:parent-style-name="Standard">
      <style:paragraph-properties fo:break-before="auto" fo:line-height="115%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T132_15" style:family="text"/>
    <style:style style:name="T132_16" style:family="text"/>
    <style:style style:name="T132_17" style:family="text"/>
    <style:style style:name="T132_18" style:family="text"/>
    <style:style style:name="T132_19" style:family="text"/>
    <style:style style:name="T132_20" style:family="text"/>
    <style:style style:name="T132_21" style:family="text"/>
    <style:style style:name="T132_22" style:family="text"/>
    <style:style style:name="T132_23" style:family="text"/>
    <style:style style:name="T132_24" style:family="text"/>
    <style:style style:name="T132_25" style:family="text"/>
    <style:style style:name="T132_26" style:family="text"/>
    <style:style style:name="T132_27" style:family="text"/>
    <style:style style:name="T132_28" style:family="text"/>
    <style:style style:name="T132_29" style:family="text"/>
    <style:style style:name="T132_30" style:family="text"/>
    <style:style style:name="T132_31" style:family="text"/>
    <style:style style:name="T132_32" style:family="text"/>
    <style:style style:name="T132_33" style:family="text"/>
    <style:style style:name="T132_34" style:family="text"/>
    <style:style style:name="P133" style:family="paragraph" style:parent-style-name="Standard">
      <style:paragraph-properties fo:break-before="auto" fo:line-height="115%" style:writing-mode="lr-tb"/>
    </style:style>
    <style:style style:name="P134" style:family="paragraph" style:parent-style-name="Standard">
      <style:paragraph-properties fo:break-before="auto" fo:line-height="115%" style:writing-mode="lr-tb"/>
    </style:style>
    <style:style style:name="T134_1" style:family="text"/>
    <style:style style:name="T134_2" style:family="text"/>
    <style:style style:name="T134_3" style:family="text"/>
    <style:style style:name="T134_4" style:family="text"/>
    <style:style style:name="T134_5" style:family="text"/>
    <style:style style:name="T134_6" style:family="text"/>
    <style:style style:name="T134_7" style:family="text"/>
    <style:style style:name="T134_8" style:family="text"/>
    <style:style style:name="T134_9" style:family="text"/>
    <style:style style:name="T134_10" style:family="text"/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>
      <style:text-properties fo:color="#1155cc" style:text-underline-style="solid" style:text-underline-color="font-color"/>
    </style:style>
    <style:style style:name="T135_3" style:family="text"/>
    <style:style style:name="T135_4" style:family="text">
      <style:text-properties fo:color="#1155cc" style:text-underline-style="solid" style:text-underline-color="font-color"/>
    </style:style>
    <style:style style:name="T135_5" style:family="text"/>
    <style:style style:name="T135_6" style:family="text">
      <style:text-properties fo:color="#1155cc" style:text-underline-style="solid" style:text-underline-color="font-color"/>
    </style:style>
    <style:style style:name="T135_7" style:family="text"/>
    <style:style style:name="T135_8" style:family="text">
      <style:text-properties fo:color="#1155cc" style:text-underline-style="solid" style:text-underline-color="font-color"/>
    </style:style>
    <style:style style:name="T135_9" style:family="text"/>
    <style:style style:name="T135_10" style:family="text">
      <style:text-properties fo:color="#1155cc" style:text-underline-style="solid" style:text-underline-color="font-color"/>
    </style:style>
    <style:style style:name="T135_11" style:family="text"/>
    <style:style style:name="T135_12" style:family="text">
      <style:text-properties fo:color="#1155cc" style:text-underline-style="solid" style:text-underline-color="font-color"/>
    </style:style>
    <style:style style:name="T135_13" style:family="text"/>
    <style:style style:name="T135_14" style:family="text">
      <style:text-properties fo:color="#1155cc" style:text-underline-style="solid" style:text-underline-color="font-color"/>
    </style:style>
    <style:style style:name="T135_15" style:family="text"/>
    <style:style style:name="T135_16" style:family="text">
      <style:text-properties fo:color="#1155cc" style:text-underline-style="solid" style:text-underline-color="font-color"/>
    </style:style>
    <style:style style:name="T135_17" style:family="text"/>
    <style:style style:name="T135_18" style:family="text">
      <style:text-properties fo:color="#1155cc" style:text-underline-style="solid" style:text-underline-color="font-color"/>
    </style:style>
    <style:style style:name="T135_19" style:family="text"/>
    <style:style style:name="T135_20" style:family="text">
      <style:text-properties fo:color="#1155cc" style:text-underline-style="solid" style:text-underline-color="font-color"/>
    </style:style>
    <style:style style:name="T135_21" style:family="text"/>
    <style:style style:name="T135_22" style:family="text">
      <style:text-properties fo:color="#1155cc" style:text-underline-style="solid" style:text-underline-color="font-color"/>
    </style:style>
    <style:style style:name="T135_23" style:family="text"/>
    <style:style style:name="T135_24" style:family="text">
      <style:text-properties fo:color="#1155cc" style:text-underline-style="solid" style:text-underline-color="font-color"/>
    </style:style>
    <style:style style:name="T135_25" style:family="text"/>
    <style:style style:name="T135_26" style:family="text">
      <style:text-properties fo:color="#1155cc" style:text-underline-style="solid" style:text-underline-color="font-color"/>
    </style:style>
    <style:style style:name="T135_27" style:family="text">
      <style:text-properties fo:font-weight="bold" style:font-weight-asian="bold" style:font-weight-complex="bold"/>
    </style:style>
    <style:style style:name="P136" style:family="paragraph" style:parent-style-name="Standard">
      <style:paragraph-properties fo:break-before="auto" fo:line-height="115%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T137_15" style:family="text"/>
    <style:style style:name="T137_16" style:family="text"/>
    <style:style style:name="T137_17" style:family="text"/>
    <style:style style:name="T137_18" style:family="text"/>
    <style:style style:name="T137_19" style:family="text"/>
    <style:style style:name="T137_20" style:family="text"/>
    <style:style style:name="T137_21" style:family="text"/>
    <style:style style:name="T137_22" style:family="text"/>
    <style:style style:name="T137_23" style:family="text"/>
    <style:style style:name="T137_24" style:family="text"/>
    <style:style style:name="T137_25" style:family="text"/>
    <style:style style:name="T137_26" style:family="text"/>
    <style:style style:name="T137_27" style:family="text"/>
    <style:style style:name="T137_28" style:family="text"/>
    <style:style style:name="T137_29" style:family="text"/>
    <style:style style:name="T137_30" style:family="text"/>
    <style:style style:name="T137_31" style:family="text"/>
    <style:style style:name="T137_32" style:family="text"/>
    <style:style style:name="T137_33" style:family="text"/>
    <style:style style:name="T137_34" style:family="text"/>
    <style:style style:name="T137_35" style:family="text"/>
    <style:style style:name="T137_36" style:family="text"/>
    <style:style style:name="T137_37" style:family="text"/>
    <style:style style:name="T137_38" style:family="text"/>
    <style:style style:name="T137_39" style:family="text"/>
    <style:style style:name="T137_40" style:family="text"/>
    <style:style style:name="T137_41" style:family="text"/>
    <style:style style:name="T137_42" style:family="text"/>
    <style:style style:name="T137_43" style:family="text"/>
    <style:style style:name="T137_44" style:family="text"/>
    <style:style style:name="T137_45" style:family="text"/>
    <style:style style:name="T137_46" style:family="text"/>
    <style:style style:name="T137_47" style:family="text"/>
    <style:style style:name="T137_48" style:family="text"/>
    <style:style style:name="T137_49" style:family="text"/>
    <style:style style:name="T137_50" style:family="text"/>
    <style:style style:name="T137_51" style:family="text"/>
    <style:style style:name="T137_52" style:family="text"/>
    <style:style style:name="T137_53" style:family="text"/>
    <style:style style:name="T137_54" style:family="text"/>
    <style:style style:name="T137_55" style:family="text"/>
    <style:style style:name="T137_56" style:family="text"/>
    <style:style style:name="T137_57" style:family="text"/>
    <style:style style:name="T137_58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P140" style:family="paragraph" style:parent-style-name="Standard">
      <style:paragraph-properties fo:break-before="auto" fo:line-height="115%" style:writing-mode="lr-tb"/>
    </style:style>
    <style:style style:name="T140_1" style:family="text"/>
    <style:style style:name="T140_2" style:family="text">
      <style:text-properties fo:color="#1155cc" style:text-underline-style="solid" style:text-underline-color="font-color"/>
    </style:style>
    <style:style style:name="T140_3" style:family="text"/>
    <style:style style:name="T140_4" style:family="text">
      <style:text-properties fo:color="#1155cc" style:text-underline-style="solid" style:text-underline-color="font-color"/>
    </style:style>
    <style:style style:name="T140_5" style:family="text"/>
    <style:style style:name="T140_6" style:family="text">
      <style:text-properties fo:color="#1155cc" style:text-underline-style="solid" style:text-underline-color="font-color"/>
    </style:style>
    <style:style style:name="T140_7" style:family="text"/>
    <style:style style:name="T140_8" style:family="text">
      <style:text-properties fo:color="#1155cc" style:text-underline-style="solid" style:text-underline-color="font-color"/>
    </style:style>
    <style:style style:name="T140_9" style:family="text"/>
    <style:style style:name="T140_10" style:family="text">
      <style:text-properties fo:color="#1155cc" style:text-underline-style="solid" style:text-underline-color="font-color"/>
    </style:style>
    <style:style style:name="T140_11" style:family="text"/>
    <style:style style:name="T140_12" style:family="text">
      <style:text-properties fo:color="#1155cc" style:text-underline-style="solid" style:text-underline-color="font-color"/>
    </style:style>
    <style:style style:name="T140_13" style:family="text"/>
    <style:style style:name="T140_14" style:family="text">
      <style:text-properties fo:color="#1155cc" style:text-underline-style="solid" style:text-underline-color="font-color"/>
    </style:style>
    <style:style style:name="T140_15" style:family="text"/>
    <style:style style:name="T140_16" style:family="text">
      <style:text-properties fo:color="#1155cc" style:text-underline-style="solid" style:text-underline-color="font-color"/>
    </style:style>
    <style:style style:name="T140_17" style:family="text"/>
    <style:style style:name="T140_18" style:family="text">
      <style:text-properties fo:color="#1155cc" style:text-underline-style="solid" style:text-underline-color="font-color"/>
    </style:style>
    <style:style style:name="T140_19" style:family="text"/>
    <style:style style:name="T140_20" style:family="text">
      <style:text-properties fo:color="#1155cc" style:text-underline-style="solid" style:text-underline-color="font-color"/>
    </style:style>
    <style:style style:name="T140_21" style:family="text"/>
    <style:style style:name="T140_22" style:family="text">
      <style:text-properties fo:color="#1155cc" style:text-underline-style="solid" style:text-underline-color="font-color"/>
    </style:style>
    <style:style style:name="T140_23" style:family="text"/>
    <style:style style:name="T140_24" style:family="text">
      <style:text-properties fo:color="#1155cc" style:text-underline-style="solid" style:text-underline-color="font-color"/>
    </style:style>
    <style:style style:name="T140_25" style:family="text"/>
    <style:style style:name="T140_26" style:family="text">
      <style:text-properties fo:color="#1155cc" style:text-underline-style="solid" style:text-underline-color="font-color"/>
    </style:style>
    <style:style style:name="T140_27" style:family="text"/>
    <style:style style:name="T140_28" style:family="text">
      <style:text-properties fo:color="#1155cc" style:text-underline-style="solid" style:text-underline-color="font-color"/>
    </style:style>
    <style:style style:name="T140_29" style:family="text"/>
    <style:style style:name="T140_30" style:family="text">
      <style:text-properties fo:color="#1155cc" style:text-underline-style="solid" style:text-underline-color="font-color"/>
    </style:style>
    <style:style style:name="T140_31" style:family="text"/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P142" style:family="paragraph" style:parent-style-name="Standard">
      <style:paragraph-properties fo:break-before="auto" fo:line-height="115%" style:writing-mode="lr-tb"/>
    </style:style>
    <style:style style:name="T142_1" style:family="text"/>
    <style:style style:name="T142_2" style:family="text"/>
    <style:style style:name="T142_3" style:family="text"/>
    <style:style style:name="T142_4" style:family="text"/>
    <style:style style:name="T142_5" style:family="text"/>
    <style:style style:name="T142_6" style:family="text"/>
    <style:style style:name="T142_7" style:family="text"/>
    <style:style style:name="T142_8" style:family="text"/>
    <style:style style:name="T142_9" style:family="text"/>
    <style:style style:name="T142_10" style:family="text"/>
    <style:style style:name="T142_11" style:family="text"/>
    <style:style style:name="T142_12" style:family="text"/>
    <style:style style:name="T142_13" style:family="text"/>
    <style:style style:name="T142_14" style:family="text"/>
    <style:style style:name="T142_15" style:family="text"/>
    <style:style style:name="T142_16" style:family="text"/>
    <style:style style:name="T142_17" style:family="text"/>
    <style:style style:name="T142_18" style:family="text"/>
    <style:style style:name="T142_19" style:family="text"/>
    <style:style style:name="T142_20" style:family="text"/>
    <style:style style:name="T142_21" style:family="text"/>
    <style:style style:name="T142_22" style:family="text"/>
    <style:style style:name="T142_23" style:family="text"/>
    <style:style style:name="T142_24" style:family="text"/>
    <style:style style:name="T142_25" style:family="text"/>
    <style:style style:name="T142_26" style:family="text"/>
    <style:style style:name="T142_27" style:family="text"/>
    <style:style style:name="T142_28" style:family="text"/>
    <style:style style:name="T142_29" style:family="text"/>
    <style:style style:name="T142_30" style:family="text"/>
    <style:style style:name="T142_31" style:family="text"/>
    <style:style style:name="T142_32" style:family="text"/>
    <style:style style:name="T142_33" style:family="text"/>
    <style:style style:name="T142_34" style:family="text"/>
    <style:style style:name="T142_35" style:family="text"/>
    <style:style style:name="T142_36" style:family="text"/>
    <style:style style:name="T142_37" style:family="text"/>
    <style:style style:name="T142_38" style:family="text"/>
    <style:style style:name="T142_39" style:family="text"/>
    <style:style style:name="T142_40" style:family="text"/>
    <style:style style:name="T142_41" style:family="text"/>
    <style:style style:name="T142_42" style:family="text"/>
    <style:style style:name="P143" style:family="paragraph" style:parent-style-name="Standard">
      <style:paragraph-properties fo:break-before="auto" fo:line-height="115%" style:writing-mode="lr-tb"/>
    </style:style>
    <style:style style:name="P144" style:family="paragraph" style:parent-style-name="Standard">
      <style:paragraph-properties fo:break-before="auto" fo:line-height="115%" style:writing-mode="lr-tb"/>
    </style:style>
    <style:style style:name="T144_1" style:family="text"/>
    <style:style style:name="T144_2" style:family="text"/>
    <style:style style:name="T144_3" style:family="text"/>
    <style:style style:name="T144_4" style:family="text"/>
    <style:style style:name="T144_5" style:family="text"/>
    <style:style style:name="T144_6" style:family="text"/>
    <style:style style:name="T144_7" style:family="text"/>
    <style:style style:name="T144_8" style:family="text"/>
    <style:style style:name="T144_9" style:family="text"/>
    <style:style style:name="T144_10" style:family="text"/>
    <style:style style:name="T144_11" style:family="text"/>
    <style:style style:name="T144_12" style:family="text"/>
    <style:style style:name="T144_13" style:family="text"/>
    <style:style style:name="T144_14" style:family="text"/>
    <style:style style:name="T144_15" style:family="text"/>
    <style:style style:name="T144_16" style:family="text"/>
    <style:style style:name="T144_17" style:family="text"/>
    <style:style style:name="T144_18" style:family="text"/>
    <style:style style:name="P145" style:family="paragraph" style:parent-style-name="Standard">
      <style:paragraph-properties fo:break-before="auto" fo:line-height="115%" style:writing-mode="lr-tb"/>
    </style:style>
    <style:style style:name="T145_1" style:family="text"/>
    <style:style style:name="T145_2" style:family="text">
      <style:text-properties fo:color="#1155cc" style:text-underline-style="solid" style:text-underline-color="font-color"/>
    </style:style>
    <style:style style:name="T145_3" style:family="text"/>
    <style:style style:name="T145_4" style:family="text">
      <style:text-properties fo:color="#1155cc" style:text-underline-style="solid" style:text-underline-color="font-color"/>
    </style:style>
    <style:style style:name="T145_5" style:family="text"/>
    <style:style style:name="T145_6" style:family="text">
      <style:text-properties fo:color="#1155cc" style:text-underline-style="solid" style:text-underline-color="font-color"/>
    </style:style>
    <style:style style:name="T145_7" style:family="text"/>
    <style:style style:name="T145_8" style:family="text">
      <style:text-properties fo:color="#1155cc" style:text-underline-style="solid" style:text-underline-color="font-color"/>
    </style:style>
    <style:style style:name="T145_9" style:family="text"/>
    <style:style style:name="T145_10" style:family="text">
      <style:text-properties fo:color="#1155cc" style:text-underline-style="solid" style:text-underline-color="font-color"/>
    </style:style>
    <style:style style:name="T145_11" style:family="text"/>
    <style:style style:name="T145_12" style:family="text">
      <style:text-properties fo:color="#1155cc" style:text-underline-style="solid" style:text-underline-color="font-color"/>
    </style:style>
    <style:style style:name="T145_13" style:family="text"/>
    <style:style style:name="T145_14" style:family="text">
      <style:text-properties fo:color="#1155cc" style:text-underline-style="solid" style:text-underline-color="font-color"/>
    </style:style>
    <style:style style:name="T145_15" style:family="text"/>
    <style:style style:name="T145_16" style:family="text">
      <style:text-properties fo:color="#1155cc" style:text-underline-style="solid" style:text-underline-color="font-color"/>
    </style:style>
    <style:style style:name="T145_17" style:family="text"/>
    <style:style style:name="T145_18" style:family="text">
      <style:text-properties fo:color="#1155cc" style:text-underline-style="solid" style:text-underline-color="font-color"/>
    </style:style>
    <style:style style:name="T145_19" style:family="text"/>
    <style:style style:name="T145_20" style:family="text">
      <style:text-properties fo:color="#1155cc" style:text-underline-style="solid" style:text-underline-color="font-color"/>
    </style:style>
    <style:style style:name="T145_21" style:family="text"/>
    <style:style style:name="T145_22" style:family="text">
      <style:text-properties fo:color="#1155cc" style:text-underline-style="solid" style:text-underline-color="font-color"/>
    </style:style>
    <style:style style:name="T145_23" style:family="text"/>
    <style:style style:name="T145_24" style:family="text">
      <style:text-properties fo:color="#1155cc" style:text-underline-style="solid" style:text-underline-color="font-color"/>
    </style:style>
    <style:style style:name="T145_25" style:family="text"/>
    <style:style style:name="T145_26" style:family="text">
      <style:text-properties fo:color="#1155cc" style:text-underline-style="solid" style:text-underline-color="font-color"/>
    </style:style>
    <style:style style:name="T145_27" style:family="text"/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/>
    <style:style style:name="T146_2" style:family="text"/>
    <style:style style:name="T146_3" style:family="text"/>
    <style:style style:name="T146_4" style:family="text"/>
    <style:style style:name="T146_5" style:family="text"/>
    <style:style style:name="P147" style:family="paragraph" style:parent-style-name="Standard">
      <style:paragraph-properties fo:break-before="auto" fo:line-height="115%" style:writing-mode="lr-tb"/>
    </style:style>
    <style:style style:name="T147_1" style:family="text"/>
    <style:style style:name="T147_2" style:family="text"/>
    <style:style style:name="T147_3" style:family="text"/>
    <style:style style:name="T147_4" style:family="text"/>
    <style:style style:name="T147_5" style:family="text"/>
    <style:style style:name="T147_6" style:family="text"/>
    <style:style style:name="T147_7" style:family="text"/>
    <style:style style:name="T147_8" style:family="text"/>
    <style:style style:name="T147_9" style:family="text"/>
    <style:style style:name="T147_10" style:family="text"/>
    <style:style style:name="T147_11" style:family="text"/>
    <style:style style:name="T147_12" style:family="text"/>
    <style:style style:name="T147_13" style:family="text"/>
    <style:style style:name="T147_14" style:family="text"/>
    <style:style style:name="T147_15" style:family="text"/>
    <style:style style:name="T147_16" style:family="text"/>
    <style:style style:name="T147_17" style:family="text"/>
    <style:style style:name="T147_18" style:family="text"/>
    <style:style style:name="T147_19" style:family="text"/>
    <style:style style:name="T147_20" style:family="text"/>
    <style:style style:name="T147_21" style:family="text"/>
    <style:style style:name="T147_22" style:family="text"/>
    <style:style style:name="T147_23" style:family="text"/>
    <style:style style:name="T147_24" style:family="text"/>
    <style:style style:name="T147_25" style:family="text"/>
    <style:style style:name="T147_26" style:family="text"/>
    <style:style style:name="T147_27" style:family="text"/>
    <style:style style:name="T147_28" style:family="text"/>
    <style:style style:name="T147_29" style:family="text"/>
    <style:style style:name="T147_30" style:family="text"/>
    <style:style style:name="T147_31" style:family="text"/>
    <style:style style:name="T147_32" style:family="text"/>
    <style:style style:name="T147_33" style:family="text"/>
    <style:style style:name="T147_34" style:family="text"/>
    <style:style style:name="T147_35" style:family="text"/>
    <style:style style:name="T147_36" style:family="text"/>
    <style:style style:name="T147_37" style:family="text"/>
    <style:style style:name="T147_38" style:family="text"/>
    <style:style style:name="T147_39" style:family="text"/>
    <style:style style:name="T147_40" style:family="text"/>
    <style:style style:name="T147_41" style:family="text"/>
    <style:style style:name="T147_42" style:family="text"/>
    <style:style style:name="T147_43" style:family="text"/>
    <style:style style:name="T147_44" style:family="text"/>
    <style:style style:name="T147_45" style:family="text"/>
    <style:style style:name="T147_46" style:family="text"/>
    <style:style style:name="T147_47" style:family="text"/>
    <style:style style:name="T147_48" style:family="text"/>
    <style:style style:name="T147_49" style:family="text"/>
    <style:style style:name="T147_50" style:family="text"/>
    <style:style style:name="T147_51" style:family="text"/>
    <style:style style:name="T147_52" style:family="text"/>
    <style:style style:name="T147_53" style:family="text"/>
    <style:style style:name="T147_54" style:family="text"/>
    <style:style style:name="T147_55" style:family="text"/>
    <style:style style:name="T147_56" style:family="text"/>
    <style:style style:name="T147_57" style:family="text"/>
    <style:style style:name="T147_58" style:family="text"/>
    <style:style style:name="T147_59" style:family="text"/>
    <style:style style:name="T147_60" style:family="text"/>
    <style:style style:name="T147_61" style:family="text"/>
    <style:style style:name="T147_62" style:family="text"/>
    <style:style style:name="T147_63" style:family="text"/>
    <style:style style:name="T147_64" style:family="text"/>
    <style:style style:name="T147_65" style:family="text"/>
    <style:style style:name="T147_66" style:family="text"/>
    <style:style style:name="T147_67" style:family="text"/>
    <style:style style:name="T147_68" style:family="text"/>
    <style:style style:name="T147_69" style:family="text"/>
    <style:style style:name="T147_70" style:family="text"/>
    <style:style style:name="T147_71" style:family="text"/>
    <style:style style:name="T147_72" style:family="text"/>
    <style:style style:name="T147_73" style:family="text"/>
    <style:style style:name="T147_74" style:family="text"/>
    <style:style style:name="T147_75" style:family="text"/>
    <style:style style:name="T147_76" style:family="text"/>
    <style:style style:name="T147_77" style:family="text"/>
    <style:style style:name="T147_78" style:family="text"/>
    <style:style style:name="T147_79" style:family="text"/>
    <style:style style:name="T147_80" style:family="text"/>
    <style:style style:name="P148" style:family="paragraph" style:parent-style-name="Standard">
      <style:paragraph-properties fo:break-before="auto" fo:line-height="115%" style:writing-mode="lr-tb"/>
    </style:style>
    <style:style style:name="P149" style:family="paragraph" style:parent-style-name="Standard">
      <style:paragraph-properties fo:break-before="auto" fo:line-height="115%" style:writing-mode="lr-tb"/>
    </style:style>
    <style:style style:name="T149_1" style:family="text"/>
    <style:style style:name="P150" style:family="paragraph" style:parent-style-name="Standard">
      <style:paragraph-properties fo:break-before="auto" fo:line-height="115%" style:writing-mode="lr-tb"/>
    </style:style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T151_3" style:family="text"/>
    <style:style style:name="T151_4" style:family="text"/>
    <style:style style:name="T151_5" style:family="text"/>
    <style:style style:name="T151_6" style:family="text">
      <style:text-properties fo:color="#1155cc" style:text-underline-style="solid" style:text-underline-color="font-color"/>
    </style:style>
    <style:style style:name="T151_7" style:family="text"/>
    <style:style style:name="T151_8" style:family="text">
      <style:text-properties fo:color="#1155cc" style:text-underline-style="solid" style:text-underline-color="font-color"/>
    </style:style>
    <style:style style:name="T151_9" style:family="text"/>
    <style:style style:name="T151_10" style:family="text">
      <style:text-properties fo:color="#1155cc" style:text-underline-style="solid" style:text-underline-color="font-color"/>
    </style:style>
    <style:style style:name="T151_11" style:family="text"/>
    <style:style style:name="T151_12" style:family="text">
      <style:text-properties fo:color="#1155cc" style:text-underline-style="solid" style:text-underline-color="font-color"/>
    </style:style>
    <style:style style:name="T151_13" style:family="text"/>
    <style:style style:name="T151_14" style:family="text">
      <style:text-properties fo:color="#1155cc" style:text-underline-style="solid" style:text-underline-color="font-color"/>
    </style:style>
    <style:style style:name="T151_15" style:family="text"/>
    <style:style style:name="T151_16" style:family="text">
      <style:text-properties fo:color="#1155cc" style:text-underline-style="solid" style:text-underline-color="font-color"/>
    </style:style>
    <style:style style:name="T151_17" style:family="text"/>
    <style:style style:name="T151_18" style:family="text">
      <style:text-properties fo:color="#1155cc" style:text-underline-style="solid" style:text-underline-color="font-color"/>
    </style:style>
    <style:style style:name="T151_19" style:family="text"/>
    <style:style style:name="T151_20" style:family="text">
      <style:text-properties fo:color="#1155cc" style:text-underline-style="solid" style:text-underline-color="font-color"/>
    </style:style>
    <style:style style:name="T151_21" style:family="text"/>
    <style:style style:name="T151_22" style:family="text">
      <style:text-properties fo:color="#1155cc" style:text-underline-style="solid" style:text-underline-color="font-color"/>
    </style:style>
    <style:style style:name="T151_23" style:family="text"/>
    <style:style style:name="T151_24" style:family="text">
      <style:text-properties fo:color="#1155cc" style:text-underline-style="solid" style:text-underline-color="font-color"/>
    </style:style>
    <style:style style:name="T151_25" style:family="text"/>
    <style:style style:name="T151_26" style:family="text">
      <style:text-properties fo:color="#1155cc" style:text-underline-style="solid" style:text-underline-color="font-color"/>
    </style:style>
    <style:style style:name="T151_27" style:family="text"/>
    <style:style style:name="T151_28" style:family="text">
      <style:text-properties fo:color="#1155cc" style:text-underline-style="solid" style:text-underline-color="font-color"/>
    </style:style>
    <style:style style:name="T151_29" style:family="text"/>
    <style:style style:name="T151_30" style:family="text">
      <style:text-properties fo:color="#1155cc" style:text-underline-style="solid" style:text-underline-color="font-color"/>
    </style:style>
    <style:style style:name="T151_31" style:family="text"/>
    <style:style style:name="T151_32" style:family="text">
      <style:text-properties fo:color="#1155cc" style:text-underline-style="solid" style:text-underline-color="font-color"/>
    </style:style>
    <style:style style:name="T151_33" style:family="text"/>
    <style:style style:name="T151_34" style:family="text">
      <style:text-properties fo:color="#1155cc" style:text-underline-style="solid" style:text-underline-color="font-color"/>
    </style:style>
    <style:style style:name="T151_35" style:family="text"/>
    <style:style style:name="T151_36" style:family="text">
      <style:text-properties fo:color="#1155cc" style:text-underline-style="solid" style:text-underline-color="font-color"/>
    </style:style>
    <style:style style:name="T151_37" style:family="text"/>
  </office:automatic-styles>
  <office:body>
    <office:text>
      <text:p text:style-name="P1"><text:span text:style-name="T1_1">Okładka</text:span><text:span text:style-name="T1_2">:<text:s/></text:span><text:span text:style-name="T1_3"><text:a xlink:type="simple" xlink:href="http://fc06.deviantart.net/fs71/i/2014/306/4/0/edm_princess_by_rain_gear-d851nb5.jpg"><text:span text:style-name="T1_4">http</text:span></text:a></text:span><text:span text:style-name="T1_5"><text:a xlink:type="simple" xlink:href="http://fc06.deviantart.net/fs71/i/2014/306/4/0/edm_princess_by_rain_gear-d851nb5.jpg"><text:span text:style-name="T1_6">://</text:span></text:a></text:span><text:span text:style-name="T1_7"><text:a xlink:type="simple" xlink:href="http://fc06.deviantart.net/fs71/i/2014/306/4/0/edm_princess_by_rain_gear-d851nb5.jpg"><text:span text:style-name="T1_8">fc</text:span></text:a></text:span><text:span text:style-name="T1_9"><text:a xlink:type="simple" xlink:href="http://fc06.deviantart.net/fs71/i/2014/306/4/0/edm_princess_by_rain_gear-d851nb5.jpg"><text:span text:style-name="T1_10">06.</text:span></text:a></text:span><text:span text:style-name="T1_11"><text:a xlink:type="simple" xlink:href="http://fc06.deviantart.net/fs71/i/2014/306/4/0/edm_princess_by_rain_gear-d851nb5.jpg"><text:span text:style-name="T1_12">deviantart</text:span></text:a></text:span><text:span text:style-name="T1_13"><text:a xlink:type="simple" xlink:href="http://fc06.deviantart.net/fs71/i/2014/306/4/0/edm_princess_by_rain_gear-d851nb5.jpg"><text:span text:style-name="T1_14">.</text:span></text:a></text:span><text:span text:style-name="T1_15"><text:a xlink:type="simple" xlink:href="http://fc06.deviantart.net/fs71/i/2014/306/4/0/edm_princess_by_rain_gear-d851nb5.jpg"><text:span text:style-name="T1_16">net</text:span></text:a></text:span><text:span text:style-name="T1_17"><text:a xlink:type="simple" xlink:href="http://fc06.deviantart.net/fs71/i/2014/306/4/0/edm_princess_by_rain_gear-d851nb5.jpg"><text:span text:style-name="T1_18">/</text:span></text:a></text:span><text:span text:style-name="T1_19"><text:a xlink:type="simple" xlink:href="http://fc06.deviantart.net/fs71/i/2014/306/4/0/edm_princess_by_rain_gear-d851nb5.jpg"><text:span text:style-name="T1_20">fs</text:span></text:a></text:span><text:span text:style-name="T1_21"><text:a xlink:type="simple" xlink:href="http://fc06.deviantart.net/fs71/i/2014/306/4/0/edm_princess_by_rain_gear-d851nb5.jpg"><text:span text:style-name="T1_22">71/</text:span></text:a></text:span><text:span text:style-name="T1_23"><text:a xlink:type="simple" xlink:href="http://fc06.deviantart.net/fs71/i/2014/306/4/0/edm_princess_by_rain_gear-d851nb5.jpg"><text:span text:style-name="T1_24">i</text:span></text:a></text:span><text:span text:style-name="T1_25"><text:a xlink:type="simple" xlink:href="http://fc06.deviantart.net/fs71/i/2014/306/4/0/edm_princess_by_rain_gear-d851nb5.jpg"><text:span text:style-name="T1_26">/2014/306/4/0/</text:span></text:a></text:span><text:span text:style-name="T1_27"><text:a xlink:type="simple" xlink:href="http://fc06.deviantart.net/fs71/i/2014/306/4/0/edm_princess_by_rain_gear-d851nb5.jpg"><text:span text:style-name="T1_28">edm</text:span></text:a></text:span><text:span text:style-name="T1_29"><text:a xlink:type="simple" xlink:href="http://fc06.deviantart.net/fs71/i/2014/306/4/0/edm_princess_by_rain_gear-d851nb5.jpg"><text:span text:style-name="T1_30">_</text:span></text:a></text:span><text:span text:style-name="T1_31"><text:a xlink:type="simple" xlink:href="http://fc06.deviantart.net/fs71/i/2014/306/4/0/edm_princess_by_rain_gear-d851nb5.jpg"><text:span text:style-name="T1_32">princess</text:span></text:a></text:span><text:span text:style-name="T1_33"><text:a xlink:type="simple" xlink:href="http://fc06.deviantart.net/fs71/i/2014/306/4/0/edm_princess_by_rain_gear-d851nb5.jpg"><text:span text:style-name="T1_34">_</text:span></text:a></text:span><text:span text:style-name="T1_35"><text:a xlink:type="simple" xlink:href="http://fc06.deviantart.net/fs71/i/2014/306/4/0/edm_princess_by_rain_gear-d851nb5.jpg"><text:span text:style-name="T1_36">by</text:span></text:a></text:span><text:span text:style-name="T1_37"><text:a xlink:type="simple" xlink:href="http://fc06.deviantart.net/fs71/i/2014/306/4/0/edm_princess_by_rain_gear-d851nb5.jpg"><text:span text:style-name="T1_38">_</text:span></text:a></text:span><text:span text:style-name="T1_39"><text:a xlink:type="simple" xlink:href="http://fc06.deviantart.net/fs71/i/2014/306/4/0/edm_princess_by_rain_gear-d851nb5.jpg"><text:span text:style-name="T1_40">rain</text:span></text:a></text:span><text:span text:style-name="T1_41"><text:a xlink:type="simple" xlink:href="http://fc06.deviantart.net/fs71/i/2014/306/4/0/edm_princess_by_rain_gear-d851nb5.jpg"><text:span text:style-name="T1_42">_</text:span></text:a></text:span><text:span text:style-name="T1_43"><text:a xlink:type="simple" xlink:href="http://fc06.deviantart.net/fs71/i/2014/306/4/0/edm_princess_by_rain_gear-d851nb5.jpg"><text:span text:style-name="T1_44">gear</text:span></text:a></text:span><text:span text:style-name="T1_45"><text:a xlink:type="simple" xlink:href="http://fc06.deviantart.net/fs71/i/2014/306/4/0/edm_princess_by_rain_gear-d851nb5.jpg"><text:span text:style-name="T1_46">-</text:span></text:a></text:span><text:span text:style-name="T1_47"><text:a xlink:type="simple" xlink:href="http://fc06.deviantart.net/fs71/i/2014/306/4/0/edm_princess_by_rain_gear-d851nb5.jpg"><text:span text:style-name="T1_48">d</text:span></text:a></text:span><text:span text:style-name="T1_49"><text:a xlink:type="simple" xlink:href="http://fc06.deviantart.net/fs71/i/2014/306/4/0/edm_princess_by_rain_gear-d851nb5.jpg"><text:span text:style-name="T1_50">851</text:span></text:a></text:span><text:span text:style-name="T1_51"><text:a xlink:type="simple" xlink:href="http://fc06.deviantart.net/fs71/i/2014/306/4/0/edm_princess_by_rain_gear-d851nb5.jpg"><text:span text:style-name="T1_52">nb</text:span></text:a></text:span><text:span text:style-name="T1_53"><text:a xlink:type="simple" xlink:href="http://fc06.deviantart.net/fs71/i/2014/306/4/0/edm_princess_by_rain_gear-d851nb5.jpg"><text:span text:style-name="T1_54">5.</text:span></text:a></text:span><text:span text:style-name="T1_55"><text:a xlink:type="simple" xlink:href="http://fc06.deviantart.net/fs71/i/2014/306/4/0/edm_princess_by_rain_gear-d851nb5.jpg"><text:span text:style-name="T1_56">jpg</text:span></text:a></text:span><text:span text:style-name="T1_57"><text:s/></text:span></text:p>
      <text:p text:style-name="P2"/>
      <text:p text:style-name="P3"><text:span text:style-name="T3_1">Witamy</text:span><text:span text:style-name="T3_2"><text:s/></text:span><text:span text:style-name="T3_3">po</text:span><text:span text:style-name="T3_4"><text:s/></text:span><text:span text:style-name="T3_5">przerwie</text:span><text:span text:style-name="T3_6"><text:s/></text:span><text:span text:style-name="T3_7">w</text:span><text:span text:style-name="T3_8"><text:s/></text:span><text:span text:style-name="T3_9">kolejnej</text:span><text:span text:style-name="T3_10"><text:s/></text:span><text:span text:style-name="T3_11">edycji</text:span><text:span text:style-name="T3_12"><text:s/></text:span><text:span text:style-name="T3_13">Przeglądu</text:span><text:span text:style-name="T3_14"><text:s/></text:span><text:span text:style-name="T3_15">Muzycznego</text:span><text:span text:style-name="T3_16">!<text:s/></text:span><text:span text:style-name="T3_17">Dzisiaj</text:span><text:span text:style-name="T3_18"><text:s/></text:span><text:span text:style-name="T3_19">niestety</text:span><text:span text:style-name="T3_20"><text:s/></text:span><text:span text:style-name="T3_21">niezbyt</text:span><text:span text:style-name="T3_22"><text:s/></text:span><text:span text:style-name="T3_23">bogato</text:span><text:span text:style-name="T3_24"><text:s/></text:span><text:span text:style-name="T3_25">z</text:span><text:span text:style-name="T3_26"><text:s/></text:span><text:span text:style-name="T3_27">powodów</text:span><text:span text:style-name="T3_28"><text:s/></text:span><text:span text:style-name="T3_29">różnych</text:span><text:span text:style-name="T3_30">,<text:s/></text:span><text:span text:style-name="T3_31">bardzo</text:span><text:span text:style-name="T3_32"><text:s/></text:span><text:span text:style-name="T3_33">podobnych</text:span><text:span text:style-name="T3_34"><text:s/></text:span><text:span text:style-name="T3_35">do</text:span><text:span text:style-name="T3_36"><text:s/></text:span><text:span text:style-name="T3_37">powodu</text:span><text:span text:style-name="T3_38"><text:s/></text:span><text:span text:style-name="T3_39">nieobecności</text:span><text:span text:style-name="T3_40"><text:s/></text:span><text:span text:style-name="T3_41">PM</text:span><text:span text:style-name="T3_42"><text:s/></text:span><text:span text:style-name="T3_43">w</text:span><text:span text:style-name="T3_44"><text:s/></text:span><text:span text:style-name="T3_45">poprzednim</text:span><text:span text:style-name="T3_46"><text:s/></text:span><text:span text:style-name="T3_47">numerze</text:span><text:span text:style-name="T3_48"><text:s/>(</text:span><text:span text:style-name="T3_49">ciekawe</text:span><text:span text:style-name="T3_50">,<text:s/></text:span><text:span text:style-name="T3_51">czy</text:span><text:span text:style-name="T3_52"><text:s/></text:span><text:span text:style-name="T3_53">ktokolwiek</text:span><text:span text:style-name="T3_54"><text:s/></text:span><text:span text:style-name="T3_55">to</text:span><text:span text:style-name="T3_56"><text:s/></text:span><text:span text:style-name="T3_57">zauważył</text:span><text:span text:style-name="T3_58">?).<text:s/></text:span><text:span text:style-name="T3_59">Jeden</text:span><text:span text:style-name="T3_60"><text:s/></text:span><text:span text:style-name="T3_61">z</text:span><text:span text:style-name="T3_62"><text:s/></text:span><text:span text:style-name="T3_63">nas</text:span><text:span text:style-name="T3_64"><text:s/></text:span><text:span text:style-name="T3_65">starał</text:span><text:span text:style-name="T3_66"><text:s/></text:span><text:span text:style-name="T3_67">się</text:span><text:span text:style-name="T3_68"><text:s/></text:span><text:span text:style-name="T3_69">udawać</text:span><text:span text:style-name="T3_70">,<text:s/></text:span><text:span text:style-name="T3_71">że</text:span><text:span text:style-name="T3_72"><text:s/></text:span><text:span text:style-name="T3_73">choć</text:span><text:span text:style-name="T3_74"><text:s/></text:span><text:span text:style-name="T3_75">trochę</text:span><text:span text:style-name="T3_76"><text:s/></text:span><text:span text:style-name="T3_77">zna</text:span><text:span text:style-name="T3_78"><text:s/></text:span><text:span text:style-name="T3_79">się</text:span><text:span text:style-name="T3_80"><text:s/></text:span><text:span text:style-name="T3_81">na</text:span><text:span text:style-name="T3_82"><text:s/></text:span><text:span text:style-name="T3_83">muzyce</text:span><text:span text:style-name="T3_84">,<text:s/></text:span><text:span text:style-name="T3_85">choć</text:span><text:span text:style-name="T3_86"><text:s/></text:span><text:span text:style-name="T3_87">w</text:span><text:span text:style-name="T3_88"><text:s/></text:span><text:span text:style-name="T3_89">praktyce</text:span><text:span text:style-name="T3_90"><text:s/></text:span><text:span text:style-name="T3_91">nie</text:span><text:span text:style-name="T3_92"><text:s/></text:span><text:span text:style-name="T3_93">nadaje</text:span><text:span text:style-name="T3_94"><text:s/></text:span><text:span text:style-name="T3_95">się</text:span><text:span text:style-name="T3_96"><text:s/></text:span><text:span text:style-name="T3_97">do</text:span><text:span text:style-name="T3_98"><text:s/></text:span><text:span text:style-name="T3_99">tej</text:span><text:span text:style-name="T3_100"><text:s/></text:span><text:span text:style-name="T3_101">roboty</text:span><text:span text:style-name="T3_102"><text:s/></text:span><text:span text:style-name="T3_103">w</text:span><text:span text:style-name="T3_104"><text:s/></text:span><text:span text:style-name="T3_105">ogóle</text:span><text:span text:style-name="T3_106">,<text:s/></text:span><text:span text:style-name="T3_107">podczas</text:span><text:span text:style-name="T3_108"><text:s/></text:span><text:span text:style-name="T3_109">gdy</text:span><text:span text:style-name="T3_110"><text:s/></text:span><text:span text:style-name="T3_111">drugi</text:span><text:span text:style-name="T3_112"><text:s/></text:span><text:span text:style-name="T3_113">wykonywał</text:span><text:span text:style-name="T3_114"><text:s/></text:span><text:span text:style-name="T3_115">ciężką</text:span><text:span text:style-name="T3_116"><text:s/></text:span><text:span text:style-name="T3_117">pracę</text:span><text:span text:style-name="T3_118"><text:s/></text:span><text:span text:style-name="T3_119">researchu</text:span><text:span text:style-name="T3_120">.<text:s/></text:span><text:span text:style-name="T3_121">Po</text:span><text:span text:style-name="T3_122"><text:s/></text:span><text:span text:style-name="T3_123">stylu</text:span><text:span text:style-name="T3_124"><text:s/></text:span><text:span text:style-name="T3_125">pisania</text:span><text:span text:style-name="T3_126"><text:s/></text:span><text:span text:style-name="T3_127">możecie</text:span><text:span text:style-name="T3_128"><text:s/></text:span><text:span text:style-name="T3_129">z</text:span><text:span text:style-name="T3_130"><text:s/></text:span><text:span text:style-name="T3_131">łatwością</text:span><text:span text:style-name="T3_132"><text:s/></text:span><text:span text:style-name="T3_133">zgadnąć</text:span><text:span text:style-name="T3_134">,<text:s/></text:span><text:span text:style-name="T3_135">który</text:span><text:span text:style-name="T3_136"><text:s/></text:span><text:span text:style-name="T3_137">był</text:span><text:span text:style-name="T3_138"><text:s/></text:span><text:span text:style-name="T3_139">który</text:span><text:span text:style-name="T3_140">.</text:span></text:p>
      <text:p text:style-name="P4"/>
      <text:p text:style-name="P5"><text:span text:style-name="T5_1">Co</text:span><text:span text:style-name="T5_2"><text:s/></text:span><text:span text:style-name="T5_3">z</text:span><text:span text:style-name="T5_4"><text:s/></text:span><text:span text:style-name="T5_5">wydarzeń</text:span><text:span text:style-name="T5_6"><text:s/></text:span><text:span text:style-name="T5_7">w</text:span><text:span text:style-name="T5_8"><text:s/></text:span><text:span text:style-name="T5_9">świecie</text:span><text:span text:style-name="T5_10"><text:s/></text:span><text:span text:style-name="T5_11">fandomowej</text:span><text:span text:style-name="T5_12"><text:s/></text:span><text:span text:style-name="T5_13">muzyki</text:span><text:span text:style-name="T5_14">?<text:s/></text:span><text:span text:style-name="T5_15">Mumble</text:span><text:span text:style-name="T5_16"><text:s/></text:span><text:span text:style-name="T5_17">wydaje</text:span><text:span text:style-name="T5_18"><text:s/></text:span><text:span text:style-name="T5_19">halloweenową</text:span><text:span text:style-name="T5_20"><text:s/></text:span><text:span text:style-name="T5_21">EPkę</text:span><text:span text:style-name="T5_22">,<text:s/></text:span><text:span text:style-name="T5_23">Prince</text:span><text:span text:style-name="T5_24"><text:s/></text:span><text:span text:style-name="T5_25">Whateverer</text:span><text:span text:style-name="T5_26"><text:s/></text:span><text:span text:style-name="T5_27">również</text:span><text:span text:style-name="T5_28">.<text:s/></text:span><text:span text:style-name="T5_29">Dodatkowo</text:span><text:span text:style-name="T5_30"><text:s/></text:span><text:span text:style-name="T5_31">Night</text:span><text:span text:style-name="T5_32"><text:s/></text:span><text:span text:style-name="T5_33">Breeze</text:span><text:span text:style-name="T5_34"><text:s/></text:span><text:span text:style-name="T5_35">zmienia</text:span><text:span text:style-name="T5_36"><text:s/></text:span><text:span text:style-name="T5_37">powoli</text:span><text:span text:style-name="T5_38"><text:s/></text:span><text:span text:style-name="T5_39">nazwę</text:span><text:span text:style-name="T5_40"><text:s/></text:span><text:span text:style-name="T5_41">na</text:span><text:span text:style-name="T5_42"><text:s/></text:span><text:span text:style-name="T5_43">Wind</text:span><text:span text:style-name="T5_44"><text:s/></text:span><text:span text:style-name="T5_45">Wolf</text:span><text:span text:style-name="T5_46">,<text:s/></text:span><text:span text:style-name="T5_47">Mushowi</text:span><text:span text:style-name="T5_48"><text:s/></text:span><text:span text:style-name="T5_49">uderza</text:span><text:span text:style-name="T5_50"><text:s/></text:span><text:span text:style-name="T5_51">może</text:span><text:span text:style-name="T5_52">-</text:span><text:span text:style-name="T5_53">nie</text:span><text:span text:style-name="T5_54">-</text:span><text:span text:style-name="T5_55">do</text:span><text:span text:style-name="T5_56">-</text:span><text:span text:style-name="T5_57">końca</text:span><text:span text:style-name="T5_58">-</text:span><text:span text:style-name="T5_59">magiczna</text:span><text:span text:style-name="T5_60"><text:s/></text:span><text:span text:style-name="T5_61">liczba</text:span><text:span text:style-name="T5_62"><text:s/>2000<text:s/></text:span><text:span text:style-name="T5_63">subskrybentów</text:span><text:span text:style-name="T5_64"><text:s/></text:span><text:span text:style-name="T5_65">i</text:span><text:span text:style-name="T5_66"><text:s/></text:span><text:span text:style-name="T5_67">z</text:span><text:span text:style-name="T5_68"><text:s/></text:span><text:span text:style-name="T5_69">tej</text:span><text:span text:style-name="T5_70"><text:s/></text:span><text:span text:style-name="T5_71">okazji</text:span><text:span text:style-name="T5_72"><text:s/></text:span><text:span text:style-name="T5_73">wydaje</text:span><text:span text:style-name="T5_74"><text:s/></text:span><text:span text:style-name="T5_75">opisywany</text:span><text:span text:style-name="T5_76"><text:s/></text:span><text:span text:style-name="T5_77">w</text:span><text:span text:style-name="T5_78"><text:s/></text:span><text:span text:style-name="T5_79">następnej</text:span><text:span text:style-name="T5_80"><text:s/></text:span><text:span text:style-name="T5_81">części</text:span><text:span text:style-name="T5_82"><text:s/></text:span><text:span text:style-name="T5_83">przeglądu</text:span><text:span text:style-name="T5_84"><text:s/></text:span><text:span text:style-name="T5_85">kawałek</text:span><text:span text:style-name="T5_86">...<text:s/></text:span><text:span text:style-name="T5_87">A</text:span><text:span text:style-name="T5_88"><text:s/></text:span><text:span text:style-name="T5_89">oprócz</text:span><text:span text:style-name="T5_90"><text:s/></text:span><text:span text:style-name="T5_91">tego</text:span><text:span text:style-name="T5_92"><text:s/></text:span><text:span text:style-name="T5_93">pojawiło</text:span><text:span text:style-name="T5_94"><text:s/></text:span><text:span text:style-name="T5_95">się</text:span><text:span text:style-name="T5_96"><text:s/></text:span><text:span text:style-name="T5_97">sporo</text:span><text:span text:style-name="T5_98"><text:s/></text:span><text:span text:style-name="T5_99">innych</text:span><text:span text:style-name="T5_100">,<text:s/></text:span><text:span text:style-name="T5_101">nowych</text:span><text:span text:style-name="T5_102"><text:s/></text:span><text:span text:style-name="T5_103">produkcji</text:span><text:span text:style-name="T5_104"><text:s/>–<text:s/></text:span><text:span text:style-name="T5_105">mejnstrimowych</text:span><text:span text:style-name="T5_106"><text:s/></text:span><text:span text:style-name="T5_107">lub</text:span><text:span text:style-name="T5_108"><text:s/></text:span><text:span text:style-name="T5_109">nie</text:span><text:span text:style-name="T5_110">.<text:s/></text:span><text:span text:style-name="T5_111">Na</text:span><text:span text:style-name="T5_112"><text:s/></text:span><text:span text:style-name="T5_113">wszystkie</text:span><text:span text:style-name="T5_114"><text:s/></text:span><text:span text:style-name="T5_115">zapraszam</text:span><text:span text:style-name="T5_116"><text:s/></text:span><text:span text:style-name="T5_117">niżej</text:span><text:span text:style-name="T5_118">!</text:span></text:p>
      <text:p text:style-name="P6"/>
      <text:p text:style-name="P7"><text:span text:style-name="T7_1">---------------------------</text:span></text:p>
      <text:p text:style-name="P8"/>
      <text:p text:style-name="P9"><text:span text:style-name="T9_1">1.<text:s/></text:span><text:span text:style-name="T9_2">Aphyliate</text:span><text:span text:style-name="T9_3"><text:s/>–<text:s/></text:span><text:span text:style-name="T9_4">Morning</text:span><text:span text:style-name="T9_5"><text:s/></text:span><text:span text:style-name="T9_6">in</text:span><text:span text:style-name="T9_7"><text:s/></text:span><text:span text:style-name="T9_8">Ponyville</text:span><text:span text:style-name="T9_9"><text:s/>(</text:span><text:span text:style-name="T9_10">remix</text:span><text:span text:style-name="T9_11">)</text:span></text:p>
      <text:p text:style-name="P10"><text:span text:style-name="T10_1"><text:a xlink:type="simple" xlink:href="https://www.youtube.com/watch?v=5hiXfH5HH74"><text:span text:style-name="T10_2">https</text:span></text:a></text:span><text:span text:style-name="T10_3"><text:a xlink:type="simple" xlink:href="https://www.youtube.com/watch?v=5hiXfH5HH74"><text:span text:style-name="T10_4">://</text:span></text:a></text:span><text:span text:style-name="T10_5"><text:a xlink:type="simple" xlink:href="https://www.youtube.com/watch?v=5hiXfH5HH74"><text:span text:style-name="T10_6">www</text:span></text:a></text:span><text:span text:style-name="T10_7"><text:a xlink:type="simple" xlink:href="https://www.youtube.com/watch?v=5hiXfH5HH74"><text:span text:style-name="T10_8">.</text:span></text:a></text:span><text:span text:style-name="T10_9"><text:a xlink:type="simple" xlink:href="https://www.youtube.com/watch?v=5hiXfH5HH74"><text:span text:style-name="T10_10">youtube</text:span></text:a></text:span><text:span text:style-name="T10_11"><text:a xlink:type="simple" xlink:href="https://www.youtube.com/watch?v=5hiXfH5HH74"><text:span text:style-name="T10_12">.</text:span></text:a></text:span><text:span text:style-name="T10_13"><text:a xlink:type="simple" xlink:href="https://www.youtube.com/watch?v=5hiXfH5HH74"><text:span text:style-name="T10_14">com</text:span></text:a></text:span><text:span text:style-name="T10_15"><text:a xlink:type="simple" xlink:href="https://www.youtube.com/watch?v=5hiXfH5HH74"><text:span text:style-name="T10_16">/</text:span></text:a></text:span><text:span text:style-name="T10_17"><text:a xlink:type="simple" xlink:href="https://www.youtube.com/watch?v=5hiXfH5HH74"><text:span text:style-name="T10_18">watch</text:span></text:a></text:span><text:span text:style-name="T10_19"><text:a xlink:type="simple" xlink:href="https://www.youtube.com/watch?v=5hiXfH5HH74"><text:span text:style-name="T10_20">?</text:span></text:a></text:span><text:span text:style-name="T10_21"><text:a xlink:type="simple" xlink:href="https://www.youtube.com/watch?v=5hiXfH5HH74"><text:span text:style-name="T10_22">v</text:span></text:a></text:span><text:span text:style-name="T10_23"><text:a xlink:type="simple" xlink:href="https://www.youtube.com/watch?v=5hiXfH5HH74"><text:span text:style-name="T10_24">=5</text:span></text:a></text:span><text:span text:style-name="T10_25"><text:a xlink:type="simple" xlink:href="https://www.youtube.com/watch?v=5hiXfH5HH74"><text:span text:style-name="T10_26">hiXfH</text:span></text:a></text:span><text:span text:style-name="T10_27"><text:a xlink:type="simple" xlink:href="https://www.youtube.com/watch?v=5hiXfH5HH74"><text:span text:style-name="T10_28">5</text:span></text:a></text:span><text:span text:style-name="T10_29"><text:a xlink:type="simple" xlink:href="https://www.youtube.com/watch?v=5hiXfH5HH74"><text:span text:style-name="T10_30">HH</text:span></text:a></text:span><text:span text:style-name="T10_31"><text:a xlink:type="simple" xlink:href="https://www.youtube.com/watch?v=5hiXfH5HH74"><text:span text:style-name="T10_32">74</text:span></text:a></text:span><text:span text:style-name="T10_33"><text:s/></text:span></text:p>
      <text:p text:style-name="P11"><text:span text:style-name="T11_1">[8-</text:span><text:span text:style-name="T11_2">bit</text:span><text:span text:style-name="T11_3">-</text:span><text:span text:style-name="T11_4">ish</text:span><text:span text:style-name="T11_5">]<text:s/>[</text:span><text:span text:style-name="T11_6">Electro</text:span><text:span text:style-name="T11_7">]</text:span></text:p>
      <text:p text:style-name="P12"><text:span text:style-name="T12_1">Remix</text:span><text:span text:style-name="T12_2"><text:s/></text:span><text:span text:style-name="T12_3">znanego</text:span><text:span text:style-name="T12_4"><text:s/></text:span><text:span text:style-name="T12_5">w</text:span><text:span text:style-name="T12_6"><text:s/></text:span><text:span text:style-name="T12_7">fandomie</text:span><text:span text:style-name="T12_8"><text:s/>“</text:span><text:span text:style-name="T12_9">Morning</text:span><text:span text:style-name="T12_10"><text:s/></text:span><text:span text:style-name="T12_11">in</text:span><text:span text:style-name="T12_12"><text:s/></text:span><text:span text:style-name="T12_13">Ponyville</text:span><text:span text:style-name="T12_14">”<text:s/></text:span><text:span text:style-name="T12_15">z</text:span><text:span text:style-name="T12_16"><text:s/></text:span><text:span text:style-name="T12_17">ostatniego</text:span><text:span text:style-name="T12_18"><text:s/></text:span><text:span text:style-name="T12_19">odcinka</text:span><text:span text:style-name="T12_20"><text:s/></text:span><text:span text:style-name="T12_21">sezonu</text:span><text:span text:style-name="T12_22"><text:s/></text:span><text:span text:style-name="T12_23">trzeciego</text:span><text:span text:style-name="T12_24">.<text:s/>…<text:s/></text:span><text:span text:style-name="T12_25">Pięknie</text:span><text:span text:style-name="T12_26">.<text:s/></text:span><text:span text:style-name="T12_27">Pierwszy</text:span><text:span text:style-name="T12_28"><text:s/></text:span><text:span text:style-name="T12_29">utwór</text:span><text:span text:style-name="T12_30">,<text:s/></text:span><text:span text:style-name="T12_31">a</text:span><text:span text:style-name="T12_32"><text:s/></text:span><text:span text:style-name="T12_33">mi</text:span><text:span text:style-name="T12_34"><text:s/></text:span><text:span text:style-name="T12_35">już</text:span><text:span text:style-name="T12_36"><text:s/></text:span><text:span text:style-name="T12_37">brakuje</text:span><text:span text:style-name="T12_38"><text:s/></text:span><text:span text:style-name="T12_39">słów</text:span><text:span text:style-name="T12_40"><text:s/></text:span><text:span text:style-name="T12_41">do</text:span><text:span text:style-name="T12_42"><text:s/></text:span><text:span text:style-name="T12_43">opisów</text:span><text:span text:style-name="T12_44">.</text:span></text:p>
      <text:p text:style-name="P13"/>
      <text:p text:style-name="P14"><text:span text:style-name="T14_1">2.<text:s/></text:span><text:span text:style-name="T14_2">Night</text:span><text:span text:style-name="T14_3"><text:s/></text:span><text:span text:style-name="T14_4">Breeze</text:span><text:span text:style-name="T14_5">/</text:span><text:span text:style-name="T14_6">Wind</text:span><text:span text:style-name="T14_7"><text:s/></text:span><text:span text:style-name="T14_8">Wolf</text:span><text:span text:style-name="T14_9"><text:s/>–<text:s/></text:span><text:span text:style-name="T14_10">Follow</text:span><text:span text:style-name="T14_11"><text:s/></text:span><text:span text:style-name="T14_12">Your</text:span><text:span text:style-name="T14_13"><text:s/></text:span><text:span text:style-name="T14_14">Dreams</text:span><text:span text:style-name="T14_15"><text:line-break/></text:span><text:span text:style-name="T14_16"><text:a xlink:type="simple" xlink:href="https://www.youtube.com/watch?v=oH-mZEBj0Ag"><text:span text:style-name="T14_17">https</text:span></text:a></text:span><text:span text:style-name="T14_18"><text:a xlink:type="simple" xlink:href="https://www.youtube.com/watch?v=oH-mZEBj0Ag"><text:span text:style-name="T14_19">://</text:span></text:a></text:span><text:span text:style-name="T14_20"><text:a xlink:type="simple" xlink:href="https://www.youtube.com/watch?v=oH-mZEBj0Ag"><text:span text:style-name="T14_21">www</text:span></text:a></text:span><text:span text:style-name="T14_22"><text:a xlink:type="simple" xlink:href="https://www.youtube.com/watch?v=oH-mZEBj0Ag"><text:span text:style-name="T14_23">.</text:span></text:a></text:span><text:span text:style-name="T14_24"><text:a xlink:type="simple" xlink:href="https://www.youtube.com/watch?v=oH-mZEBj0Ag"><text:span text:style-name="T14_25">youtube</text:span></text:a></text:span><text:span text:style-name="T14_26"><text:a xlink:type="simple" xlink:href="https://www.youtube.com/watch?v=oH-mZEBj0Ag"><text:span text:style-name="T14_27">.</text:span></text:a></text:span><text:span text:style-name="T14_28"><text:a xlink:type="simple" xlink:href="https://www.youtube.com/watch?v=oH-mZEBj0Ag"><text:span text:style-name="T14_29">com</text:span></text:a></text:span><text:span text:style-name="T14_30"><text:a xlink:type="simple" xlink:href="https://www.youtube.com/watch?v=oH-mZEBj0Ag"><text:span text:style-name="T14_31">/</text:span></text:a></text:span><text:span text:style-name="T14_32"><text:a xlink:type="simple" xlink:href="https://www.youtube.com/watch?v=oH-mZEBj0Ag"><text:span text:style-name="T14_33">watch</text:span></text:a></text:span><text:span text:style-name="T14_34"><text:a xlink:type="simple" xlink:href="https://www.youtube.com/watch?v=oH-mZEBj0Ag"><text:span text:style-name="T14_35">?</text:span></text:a></text:span><text:span text:style-name="T14_36"><text:a xlink:type="simple" xlink:href="https://www.youtube.com/watch?v=oH-mZEBj0Ag"><text:span text:style-name="T14_37">v</text:span></text:a></text:span><text:span text:style-name="T14_38"><text:a xlink:type="simple" xlink:href="https://www.youtube.com/watch?v=oH-mZEBj0Ag"><text:span text:style-name="T14_39">=</text:span></text:a></text:span><text:span text:style-name="T14_40"><text:a xlink:type="simple" xlink:href="https://www.youtube.com/watch?v=oH-mZEBj0Ag"><text:span text:style-name="T14_41">oH</text:span></text:a></text:span><text:span text:style-name="T14_42"><text:a xlink:type="simple" xlink:href="https://www.youtube.com/watch?v=oH-mZEBj0Ag"><text:span text:style-name="T14_43">-</text:span></text:a></text:span><text:span text:style-name="T14_44"><text:a xlink:type="simple" xlink:href="https://www.youtube.com/watch?v=oH-mZEBj0Ag"><text:span text:style-name="T14_45">mZEBj</text:span></text:a></text:span><text:span text:style-name="T14_46"><text:a xlink:type="simple" xlink:href="https://www.youtube.com/watch?v=oH-mZEBj0Ag"><text:span text:style-name="T14_47">0</text:span></text:a></text:span><text:span text:style-name="T14_48"><text:a xlink:type="simple" xlink:href="https://www.youtube.com/watch?v=oH-mZEBj0Ag"><text:span text:style-name="T14_49">Ag</text:span></text:a></text:span><text:span text:style-name="T14_50"><text:s/></text:span></text:p>
      <text:p text:style-name="P15"><text:span text:style-name="T15_1">[</text:span><text:span text:style-name="T15_2">Orchestral</text:span><text:span text:style-name="T15_3">]</text:span></text:p>
      <text:p text:style-name="P16"><text:span text:style-name="T16_1">Kolejny</text:span><text:span text:style-name="T16_2"><text:s/></text:span><text:span text:style-name="T16_3">świetny</text:span><text:span text:style-name="T16_4"><text:s/></text:span><text:span text:style-name="T16_5">kawałek</text:span><text:span text:style-name="T16_6">,<text:s/></text:span><text:span text:style-name="T16_7">przepełniony</text:span><text:span text:style-name="T16_8"><text:s/></text:span><text:span text:style-name="T16_9">instrumentami</text:span><text:span text:style-name="T16_10"><text:s/></text:span><text:span text:style-name="T16_11">smyczkowymi</text:span><text:span text:style-name="T16_12"><text:s/></text:span><text:span text:style-name="T16_13">i</text:span><text:span text:style-name="T16_14"><text:s/></text:span><text:span text:style-name="T16_15">fortepianem</text:span><text:span text:style-name="T16_16">.<text:s/></text:span><text:span text:style-name="T16_17">Przypomina</text:span><text:span text:style-name="T16_18"><text:s/></text:span><text:span text:style-name="T16_19">motyw</text:span><text:span text:style-name="T16_20"><text:s/></text:span><text:span text:style-name="T16_21">muzyczny</text:span><text:span text:style-name="T16_22">,<text:s/></text:span><text:span text:style-name="T16_23">który</text:span><text:span text:style-name="T16_24"><text:s/></text:span><text:span text:style-name="T16_25">mógłby</text:span><text:span text:style-name="T16_26"><text:s/></text:span><text:span text:style-name="T16_27">się</text:span><text:span text:style-name="T16_28"><text:s/></text:span><text:span text:style-name="T16_29">pojawić</text:span><text:span text:style-name="T16_30"><text:s/></text:span><text:span text:style-name="T16_31">przy</text:span><text:span text:style-name="T16_32"><text:s/></text:span><text:span text:style-name="T16_33">spokojnych</text:span><text:span text:style-name="T16_34">/</text:span><text:span text:style-name="T16_35">radosnych</text:span><text:span text:style-name="T16_36">/</text:span><text:span text:style-name="T16_37">ukazujących</text:span><text:span text:style-name="T16_38"><text:s/></text:span><text:span text:style-name="T16_39">postęp</text:span><text:span text:style-name="T16_40"><text:s/></text:span><text:span text:style-name="T16_41">duchowy</text:span><text:span text:style-name="T16_42"><text:s/></text:span><text:span text:style-name="T16_43">bohatera</text:span><text:span text:style-name="T16_44"><text:s/></text:span><text:span text:style-name="T16_45">scenach</text:span><text:span text:style-name="T16_46"><text:s/></text:span><text:span text:style-name="T16_47">w</text:span><text:span text:style-name="T16_48"><text:s/></text:span><text:span text:style-name="T16_49">filmie</text:span><text:span text:style-name="T16_50"><text:s/></text:span><text:span text:style-name="T16_51">bądź</text:span><text:span text:style-name="T16_52"><text:s/></text:span><text:span text:style-name="T16_53">książce</text:span><text:span text:style-name="T16_54">.<text:s/></text:span><text:span text:style-name="T16_55">Miewa</text:span><text:span text:style-name="T16_56"><text:s/></text:span><text:span text:style-name="T16_57">spokojniejsze</text:span><text:span text:style-name="T16_58"><text:s/></text:span><text:span text:style-name="T16_59">i</text:span><text:span text:style-name="T16_60"><text:s/></text:span><text:span text:style-name="T16_61">żywsze</text:span><text:span text:style-name="T16_62"><text:s/></text:span><text:span text:style-name="T16_63">momenty</text:span><text:span text:style-name="T16_64">,<text:s/></text:span><text:span text:style-name="T16_65">a</text:span><text:span text:style-name="T16_66"><text:s/></text:span><text:span text:style-name="T16_67">długość</text:span><text:span text:style-name="T16_68"><text:s/></text:span><text:span text:style-name="T16_69">pozwala</text:span><text:span text:style-name="T16_70"><text:s/></text:span><text:span text:style-name="T16_71">na</text:span><text:span text:style-name="T16_72"><text:s/></text:span><text:span text:style-name="T16_73">przystosowanie</text:span><text:span text:style-name="T16_74"><text:s/></text:span><text:span text:style-name="T16_75">do</text:span><text:span text:style-name="T16_76"><text:s/></text:span><text:span text:style-name="T16_77">prawie</text:span><text:span text:style-name="T16_78"><text:s/></text:span><text:span text:style-name="T16_79">każdej</text:span><text:span text:style-name="T16_80"><text:s/></text:span><text:span text:style-name="T16_81">długości</text:span><text:span text:style-name="T16_82"><text:s/></text:span><text:span text:style-name="T16_83">tekstu</text:span><text:span text:style-name="T16_84">,<text:s/></text:span><text:span text:style-name="T16_85">co</text:span><text:span text:style-name="T16_86"><text:s/></text:span><text:span text:style-name="T16_87">czyni</text:span><text:span text:style-name="T16_88"><text:s/></text:span><text:span text:style-name="T16_89">czytanie</text:span><text:span text:style-name="T16_90"><text:s/></text:span><text:span text:style-name="T16_91">jeszcze</text:span><text:span text:style-name="T16_92"><text:s/></text:span><text:span text:style-name="T16_93">lepszym</text:span><text:span text:style-name="T16_94">.<text:s/></text:span><text:span text:style-name="T16_95">Czytajcie</text:span><text:span text:style-name="T16_96"><text:s/></text:span><text:span text:style-name="T16_97">książki</text:span><text:span text:style-name="T16_98">.<text:s/></text:span><text:span text:style-name="T16_99">Polecam</text:span><text:span text:style-name="T16_100">.<text:s/></text:span><text:span text:style-name="T16_101">Zwłaszcza</text:span><text:span text:style-name="T16_102"><text:s/></text:span><text:span text:style-name="T16_103">do</text:span><text:span text:style-name="T16_104"><text:s/>“</text:span><text:span text:style-name="T16_105">Follow</text:span><text:span text:style-name="T16_106"><text:s/></text:span><text:span text:style-name="T16_107">Your</text:span><text:span text:style-name="T16_108"><text:s/></text:span><text:span text:style-name="T16_109">Dreams</text:span><text:span text:style-name="T16_110">”.</text:span></text:p>
      <text:p text:style-name="P17"/>
      <text:p text:style-name="P18"><text:span text:style-name="T18_1">3.<text:s/></text:span><text:span text:style-name="T18_2">Mush</text:span><text:span text:style-name="T18_3"><text:s/>–<text:s/></text:span><text:span text:style-name="T18_4">Solar</text:span><text:span text:style-name="T18_5"><text:s/></text:span><text:span text:style-name="T18_6">Diarch</text:span></text:p>
      <text:p text:style-name="P19"><text:span text:style-name="T19_1"><text:a xlink:type="simple" xlink:href="https://www.youtube.com/watch?v=gJfvv_rzEx8"><text:span text:style-name="T19_2">https</text:span></text:a></text:span><text:span text:style-name="T19_3"><text:a xlink:type="simple" xlink:href="https://www.youtube.com/watch?v=gJfvv_rzEx8"><text:span text:style-name="T19_4">://</text:span></text:a></text:span><text:span text:style-name="T19_5"><text:a xlink:type="simple" xlink:href="https://www.youtube.com/watch?v=gJfvv_rzEx8"><text:span text:style-name="T19_6">www</text:span></text:a></text:span><text:span text:style-name="T19_7"><text:a xlink:type="simple" xlink:href="https://www.youtube.com/watch?v=gJfvv_rzEx8"><text:span text:style-name="T19_8">.</text:span></text:a></text:span><text:span text:style-name="T19_9"><text:a xlink:type="simple" xlink:href="https://www.youtube.com/watch?v=gJfvv_rzEx8"><text:span text:style-name="T19_10">youtube</text:span></text:a></text:span><text:span text:style-name="T19_11"><text:a xlink:type="simple" xlink:href="https://www.youtube.com/watch?v=gJfvv_rzEx8"><text:span text:style-name="T19_12">.</text:span></text:a></text:span><text:span text:style-name="T19_13"><text:a xlink:type="simple" xlink:href="https://www.youtube.com/watch?v=gJfvv_rzEx8"><text:span text:style-name="T19_14">com</text:span></text:a></text:span><text:span text:style-name="T19_15"><text:a xlink:type="simple" xlink:href="https://www.youtube.com/watch?v=gJfvv_rzEx8"><text:span text:style-name="T19_16">/</text:span></text:a></text:span><text:span text:style-name="T19_17"><text:a xlink:type="simple" xlink:href="https://www.youtube.com/watch?v=gJfvv_rzEx8"><text:span text:style-name="T19_18">watch</text:span></text:a></text:span><text:span text:style-name="T19_19"><text:a xlink:type="simple" xlink:href="https://www.youtube.com/watch?v=gJfvv_rzEx8"><text:span text:style-name="T19_20">?</text:span></text:a></text:span><text:span text:style-name="T19_21"><text:a xlink:type="simple" xlink:href="https://www.youtube.com/watch?v=gJfvv_rzEx8"><text:span text:style-name="T19_22">v</text:span></text:a></text:span><text:span text:style-name="T19_23"><text:a xlink:type="simple" xlink:href="https://www.youtube.com/watch?v=gJfvv_rzEx8"><text:span text:style-name="T19_24">=</text:span></text:a></text:span><text:span text:style-name="T19_25"><text:a xlink:type="simple" xlink:href="https://www.youtube.com/watch?v=gJfvv_rzEx8"><text:span text:style-name="T19_26">gJfvv</text:span></text:a></text:span><text:span text:style-name="T19_27"><text:a xlink:type="simple" xlink:href="https://www.youtube.com/watch?v=gJfvv_rzEx8"><text:span text:style-name="T19_28">_</text:span></text:a></text:span><text:span text:style-name="T19_29"><text:a xlink:type="simple" xlink:href="https://www.youtube.com/watch?v=gJfvv_rzEx8"><text:span text:style-name="T19_30">rzEx</text:span></text:a></text:span><text:span text:style-name="T19_31"><text:a xlink:type="simple" xlink:href="https://www.youtube.com/watch?v=gJfvv_rzEx8"><text:span text:style-name="T19_32">8</text:span></text:a></text:span><text:span text:style-name="T19_33"><text:s/></text:span></text:p>
      <text:p text:style-name="P20"><text:span text:style-name="T20_1">[</text:span><text:span text:style-name="T20_2">Electro</text:span><text:span text:style-name="T20_3">,<text:s/></text:span><text:span text:style-name="T20_4">kind</text:span><text:span text:style-name="T20_5"><text:s/></text:span><text:span text:style-name="T20_6">of</text:span><text:span text:style-name="T20_7">]</text:span></text:p>
      <text:p text:style-name="P21"><text:span text:style-name="T21_1">Naprawdę</text:span><text:span text:style-name="T21_2"><text:s/></text:span><text:span text:style-name="T21_3">muszę</text:span><text:span text:style-name="T21_4"><text:s/></text:span><text:span text:style-name="T21_5">się</text:span><text:span text:style-name="T21_6"><text:s/></text:span><text:span text:style-name="T21_7">doedukować</text:span><text:span text:style-name="T21_8"><text:s/></text:span><text:span text:style-name="T21_9">w</text:span><text:span text:style-name="T21_10"><text:s/></text:span><text:span text:style-name="T21_11">rozróżnianiu</text:span><text:span text:style-name="T21_12"><text:s/></text:span><text:span text:style-name="T21_13">gatunków</text:span><text:span text:style-name="T21_14"><text:s/></text:span><text:span text:style-name="T21_15">muzyki</text:span><text:span text:style-name="T21_16"><text:s/></text:span><text:span text:style-name="T21_17">elektronicznej</text:span><text:span text:style-name="T21_18">…<text:s/></text:span><text:span text:style-name="T21_19">inaczej</text:span><text:span text:style-name="T21_20"><text:s/></text:span><text:span text:style-name="T21_21">pół</text:span><text:span text:style-name="T21_22"><text:s/></text:span><text:span text:style-name="T21_23">przeglądu</text:span><text:span text:style-name="T21_24"><text:s/></text:span><text:span text:style-name="T21_25">będzie</text:span><text:span text:style-name="T21_26"><text:s/></text:span><text:span text:style-name="T21_27">zaspamione</text:span><text:span text:style-name="T21_28"><text:s/></text:span><text:span text:style-name="T21_29">jednym</text:span><text:span text:style-name="T21_30"><text:s/></text:span><text:span text:style-name="T21_31">gatunkiem</text:span><text:span text:style-name="T21_32">.<text:s/></text:span><text:span text:style-name="T21_33">Kawałek</text:span><text:span text:style-name="T21_34"><text:s/></text:span><text:span text:style-name="T21_35">wydany</text:span><text:span text:style-name="T21_36"><text:s/></text:span><text:span text:style-name="T21_37">przez</text:span><text:span text:style-name="T21_38"><text:s/></text:span><text:span text:style-name="T21_39">Musha</text:span><text:span text:style-name="T21_40"><text:s/></text:span><text:span text:style-name="T21_41">z</text:span><text:span text:style-name="T21_42"><text:s/></text:span><text:span text:style-name="T21_43">okazji</text:span><text:span text:style-name="T21_44"><text:s/></text:span><text:span text:style-name="T21_45">osiągnięcia</text:span><text:span text:style-name="T21_46"><text:s/></text:span><text:span text:style-name="T21_47">dwutysięcznego</text:span><text:span text:style-name="T21_48"><text:s/></text:span><text:span text:style-name="T21_49">subskrybenta</text:span><text:span text:style-name="T21_50">.</text:span></text:p>
      <text:p text:style-name="P22"/>
      <text:p text:style-name="P23"><text:span text:style-name="T23_1">4.<text:s/></text:span><text:span text:style-name="T23_2">Replacer</text:span><text:span text:style-name="T23_3"><text:s/>–<text:s/></text:span><text:span text:style-name="T23_4">White</text:span><text:span text:style-name="T23_5"><text:s/></text:span><text:span text:style-name="T23_6">Wine</text:span><text:span text:style-name="T23_7"><text:s/></text:span><text:span text:style-name="T23_8">in</text:span><text:span text:style-name="T23_9"><text:s/></text:span><text:span text:style-name="T23_10">the</text:span><text:span text:style-name="T23_11"><text:s/></text:span><text:span text:style-name="T23_12">Sun</text:span><text:span text:style-name="T23_13"><text:s/>(</text:span><text:span text:style-name="T23_14">Tim</text:span><text:span text:style-name="T23_15"><text:s/></text:span><text:span text:style-name="T23_16">Minchin</text:span><text:span text:style-name="T23_17"><text:s/></text:span><text:span text:style-name="T23_18">Cover</text:span><text:span text:style-name="T23_19">)</text:span></text:p>
      <text:p text:style-name="P24"><text:span text:style-name="T24_1"><text:a xlink:type="simple" xlink:href="https://www.youtube.com/watch?v=8OFRG9gS_-k"><text:span text:style-name="T24_2">https</text:span></text:a></text:span><text:span text:style-name="T24_3"><text:a xlink:type="simple" xlink:href="https://www.youtube.com/watch?v=8OFRG9gS_-k"><text:span text:style-name="T24_4">://</text:span></text:a></text:span><text:span text:style-name="T24_5"><text:a xlink:type="simple" xlink:href="https://www.youtube.com/watch?v=8OFRG9gS_-k"><text:span text:style-name="T24_6">www</text:span></text:a></text:span><text:span text:style-name="T24_7"><text:a xlink:type="simple" xlink:href="https://www.youtube.com/watch?v=8OFRG9gS_-k"><text:span text:style-name="T24_8">.</text:span></text:a></text:span><text:span text:style-name="T24_9"><text:a xlink:type="simple" xlink:href="https://www.youtube.com/watch?v=8OFRG9gS_-k"><text:span text:style-name="T24_10">youtube</text:span></text:a></text:span><text:span text:style-name="T24_11"><text:a xlink:type="simple" xlink:href="https://www.youtube.com/watch?v=8OFRG9gS_-k"><text:span text:style-name="T24_12">.</text:span></text:a></text:span><text:span text:style-name="T24_13"><text:a xlink:type="simple" xlink:href="https://www.youtube.com/watch?v=8OFRG9gS_-k"><text:span text:style-name="T24_14">com</text:span></text:a></text:span><text:span text:style-name="T24_15"><text:a xlink:type="simple" xlink:href="https://www.youtube.com/watch?v=8OFRG9gS_-k"><text:span text:style-name="T24_16">/</text:span></text:a></text:span><text:span text:style-name="T24_17"><text:a xlink:type="simple" xlink:href="https://www.youtube.com/watch?v=8OFRG9gS_-k"><text:span text:style-name="T24_18">watch</text:span></text:a></text:span><text:span text:style-name="T24_19"><text:a xlink:type="simple" xlink:href="https://www.youtube.com/watch?v=8OFRG9gS_-k"><text:span text:style-name="T24_20">?</text:span></text:a></text:span><text:span text:style-name="T24_21"><text:a xlink:type="simple" xlink:href="https://www.youtube.com/watch?v=8OFRG9gS_-k"><text:span text:style-name="T24_22">v</text:span></text:a></text:span><text:span text:style-name="T24_23"><text:a xlink:type="simple" xlink:href="https://www.youtube.com/watch?v=8OFRG9gS_-k"><text:span text:style-name="T24_24">=8</text:span></text:a></text:span><text:span text:style-name="T24_25"><text:a xlink:type="simple" xlink:href="https://www.youtube.com/watch?v=8OFRG9gS_-k"><text:span text:style-name="T24_26">OFRG</text:span></text:a></text:span><text:span text:style-name="T24_27"><text:a xlink:type="simple" xlink:href="https://www.youtube.com/watch?v=8OFRG9gS_-k"><text:span text:style-name="T24_28">9</text:span></text:a></text:span><text:span text:style-name="T24_29"><text:a xlink:type="simple" xlink:href="https://www.youtube.com/watch?v=8OFRG9gS_-k"><text:span text:style-name="T24_30">gS</text:span></text:a></text:span><text:span text:style-name="T24_31"><text:a xlink:type="simple" xlink:href="https://www.youtube.com/watch?v=8OFRG9gS_-k"><text:span text:style-name="T24_32">_-</text:span></text:a></text:span><text:span text:style-name="T24_33"><text:a xlink:type="simple" xlink:href="https://www.youtube.com/watch?v=8OFRG9gS_-k"><text:span text:style-name="T24_34">k</text:span></text:a></text:span><text:span text:style-name="T24_35"><text:s/></text:span></text:p>
      <text:p text:style-name="P25"><text:span text:style-name="T25_1">[</text:span><text:span text:style-name="T25_2">Acoustic</text:span><text:span text:style-name="T25_3">]<text:s/>[</text:span><text:span text:style-name="T25_4">Vocal</text:span><text:span text:style-name="T25_5">]</text:span></text:p>
      <text:p text:style-name="P26"><text:span text:style-name="T26_1">Spokojny</text:span><text:span text:style-name="T26_2">,<text:s/></text:span><text:span text:style-name="T26_3">przyjemny</text:span><text:span text:style-name="T26_4"><text:s/></text:span><text:span text:style-name="T26_5">cover</text:span><text:span text:style-name="T26_6"><text:s/></text:span><text:span text:style-name="T26_7">od</text:span><text:span text:style-name="T26_8"><text:s/></text:span><text:span text:style-name="T26_9">Replacera</text:span><text:span text:style-name="T26_10">.<text:s/></text:span><text:span text:style-name="T26_11">I</text:span><text:span text:style-name="T26_12"><text:s/></text:span><text:span text:style-name="T26_13">to</text:span><text:span text:style-name="T26_14"><text:s/></text:span><text:span text:style-name="T26_15">tyle</text:span><text:span text:style-name="T26_16">.<text:s/></text:span><text:span text:style-name="T26_17">Co</text:span><text:span text:style-name="T26_18"><text:s/></text:span><text:span text:style-name="T26_19">jeszcze</text:span><text:span text:style-name="T26_20"><text:s/></text:span><text:span text:style-name="T26_21">chcielibyście</text:span><text:span text:style-name="T26_22"><text:s/></text:span><text:span text:style-name="T26_23">wiedzieć</text:span><text:span text:style-name="T26_24">?</text:span></text:p>
      <text:p text:style-name="P27"/>
      <text:p text:style-name="P28"><text:span text:style-name="T28_1">5.<text:s/></text:span><text:span text:style-name="T28_2">EileMonty</text:span><text:span text:style-name="T28_3"><text:s/></text:span><text:span text:style-name="T28_4">ft</text:span><text:span text:style-name="T28_5">.<text:s/></text:span><text:span text:style-name="T28_6">Shadyvox</text:span><text:span text:style-name="T28_7"><text:s/>–<text:s/></text:span><text:span text:style-name="T28_8">Strangers</text:span></text:p>
      <text:p text:style-name="P29"><text:span text:style-name="T29_1"><text:a xlink:type="simple" xlink:href="https://www.youtube.com/watch?v=5K_APWA1_D4"><text:span text:style-name="T29_2">https</text:span></text:a></text:span><text:span text:style-name="T29_3"><text:a xlink:type="simple" xlink:href="https://www.youtube.com/watch?v=5K_APWA1_D4"><text:span text:style-name="T29_4">://</text:span></text:a></text:span><text:span text:style-name="T29_5"><text:a xlink:type="simple" xlink:href="https://www.youtube.com/watch?v=5K_APWA1_D4"><text:span text:style-name="T29_6">www</text:span></text:a></text:span><text:span text:style-name="T29_7"><text:a xlink:type="simple" xlink:href="https://www.youtube.com/watch?v=5K_APWA1_D4"><text:span text:style-name="T29_8">.</text:span></text:a></text:span><text:span text:style-name="T29_9"><text:a xlink:type="simple" xlink:href="https://www.youtube.com/watch?v=5K_APWA1_D4"><text:span text:style-name="T29_10">youtube</text:span></text:a></text:span><text:span text:style-name="T29_11"><text:a xlink:type="simple" xlink:href="https://www.youtube.com/watch?v=5K_APWA1_D4"><text:span text:style-name="T29_12">.</text:span></text:a></text:span><text:span text:style-name="T29_13"><text:a xlink:type="simple" xlink:href="https://www.youtube.com/watch?v=5K_APWA1_D4"><text:span text:style-name="T29_14">com</text:span></text:a></text:span><text:span text:style-name="T29_15"><text:a xlink:type="simple" xlink:href="https://www.youtube.com/watch?v=5K_APWA1_D4"><text:span text:style-name="T29_16">/</text:span></text:a></text:span><text:span text:style-name="T29_17"><text:a xlink:type="simple" xlink:href="https://www.youtube.com/watch?v=5K_APWA1_D4"><text:span text:style-name="T29_18">watch</text:span></text:a></text:span><text:span text:style-name="T29_19"><text:a xlink:type="simple" xlink:href="https://www.youtube.com/watch?v=5K_APWA1_D4"><text:span text:style-name="T29_20">?</text:span></text:a></text:span><text:span text:style-name="T29_21"><text:a xlink:type="simple" xlink:href="https://www.youtube.com/watch?v=5K_APWA1_D4"><text:span text:style-name="T29_22">v</text:span></text:a></text:span><text:span text:style-name="T29_23"><text:a xlink:type="simple" xlink:href="https://www.youtube.com/watch?v=5K_APWA1_D4"><text:span text:style-name="T29_24">=5</text:span></text:a></text:span><text:span text:style-name="T29_25"><text:a xlink:type="simple" xlink:href="https://www.youtube.com/watch?v=5K_APWA1_D4"><text:span text:style-name="T29_26">K</text:span></text:a></text:span><text:span text:style-name="T29_27"><text:a xlink:type="simple" xlink:href="https://www.youtube.com/watch?v=5K_APWA1_D4"><text:span text:style-name="T29_28">_</text:span></text:a></text:span><text:span text:style-name="T29_29"><text:a xlink:type="simple" xlink:href="https://www.youtube.com/watch?v=5K_APWA1_D4"><text:span text:style-name="T29_30">APWA</text:span></text:a></text:span><text:span text:style-name="T29_31"><text:a xlink:type="simple" xlink:href="https://www.youtube.com/watch?v=5K_APWA1_D4"><text:span text:style-name="T29_32">1_</text:span></text:a></text:span><text:span text:style-name="T29_33"><text:a xlink:type="simple" xlink:href="https://www.youtube.com/watch?v=5K_APWA1_D4"><text:span text:style-name="T29_34">D</text:span></text:a></text:span><text:span text:style-name="T29_35"><text:a xlink:type="simple" xlink:href="https://www.youtube.com/watch?v=5K_APWA1_D4"><text:span text:style-name="T29_36">4</text:span></text:a></text:span><text:span text:style-name="T29_37"><text:s/></text:span></text:p>
      <text:p text:style-name="P30"><text:span text:style-name="T30_1">[</text:span><text:span text:style-name="T30_2">Acoustic</text:span><text:span text:style-name="T30_3">]<text:s/>[</text:span><text:span text:style-name="T30_4">Vocal</text:span><text:span text:style-name="T30_5">]</text:span></text:p>
      <text:p text:style-name="P31"><text:span text:style-name="T31_1">Tematyka</text:span><text:span text:style-name="T31_2"><text:s/></text:span><text:span text:style-name="T31_3">może</text:span><text:span text:style-name="T31_4"><text:s/></text:span><text:span text:style-name="T31_5">i</text:span><text:span text:style-name="T31_6"><text:s/></text:span><text:span text:style-name="T31_7">oklepana</text:span><text:span text:style-name="T31_8"><text:s/>(</text:span><text:span text:style-name="T31_9">miłość</text:span><text:span text:style-name="T31_10">,<text:s/></text:span><text:span text:style-name="T31_11">eww</text:span><text:span text:style-name="T31_12">!),<text:s/></text:span><text:span text:style-name="T31_13">ale</text:span><text:span text:style-name="T31_14"><text:s/></text:span><text:span text:style-name="T31_15">ten</text:span><text:span text:style-name="T31_16"><text:s/></text:span><text:span text:style-name="T31_17">kawałek</text:span><text:span text:style-name="T31_18"><text:s/></text:span><text:span text:style-name="T31_19">również</text:span><text:span text:style-name="T31_20"><text:s/></text:span><text:span text:style-name="T31_21">brzmi</text:span><text:span text:style-name="T31_22"><text:s/></text:span><text:span text:style-name="T31_23">całkiem</text:span><text:span text:style-name="T31_24"><text:s/></text:span><text:span text:style-name="T31_25">ładnie</text:span><text:span text:style-name="T31_26"><text:s/></text:span><text:span text:style-name="T31_27">i</text:span><text:span text:style-name="T31_28"><text:s/></text:span><text:span text:style-name="T31_29">chwytliwie</text:span><text:span text:style-name="T31_30">.<text:s/></text:span><text:span text:style-name="T31_31">Wystarczy</text:span><text:span text:style-name="T31_32"><text:s/></text:span><text:span text:style-name="T31_33">się</text:span><text:span text:style-name="T31_34"><text:s/></text:span><text:span text:style-name="T31_35">wsłuchać</text:span><text:span text:style-name="T31_36">.</text:span></text:p>
      <text:p text:style-name="P32"/>
      <text:p text:style-name="P33"><text:span text:style-name="T33_1">6.<text:s/></text:span><text:span text:style-name="T33_2">Jeff</text:span><text:span text:style-name="T33_3"><text:s/></text:span><text:span text:style-name="T33_4">Burgess</text:span><text:span text:style-name="T33_5"><text:s/>–<text:s/></text:span><text:span text:style-name="T33_6">Magic</text:span><text:span text:style-name="T33_7"><text:s/></text:span><text:span text:style-name="T33_8">Show</text:span></text:p>
      <text:p text:style-name="P34"><text:span text:style-name="T34_1"><text:a xlink:type="simple" xlink:href="https://www.youtube.com/watch?v=6BeT9oTGh5s"><text:span text:style-name="T34_2">https</text:span></text:a></text:span><text:span text:style-name="T34_3"><text:a xlink:type="simple" xlink:href="https://www.youtube.com/watch?v=6BeT9oTGh5s"><text:span text:style-name="T34_4">://</text:span></text:a></text:span><text:span text:style-name="T34_5"><text:a xlink:type="simple" xlink:href="https://www.youtube.com/watch?v=6BeT9oTGh5s"><text:span text:style-name="T34_6">www</text:span></text:a></text:span><text:span text:style-name="T34_7"><text:a xlink:type="simple" xlink:href="https://www.youtube.com/watch?v=6BeT9oTGh5s"><text:span text:style-name="T34_8">.</text:span></text:a></text:span><text:span text:style-name="T34_9"><text:a xlink:type="simple" xlink:href="https://www.youtube.com/watch?v=6BeT9oTGh5s"><text:span text:style-name="T34_10">youtube</text:span></text:a></text:span><text:span text:style-name="T34_11"><text:a xlink:type="simple" xlink:href="https://www.youtube.com/watch?v=6BeT9oTGh5s"><text:span text:style-name="T34_12">.</text:span></text:a></text:span><text:span text:style-name="T34_13"><text:a xlink:type="simple" xlink:href="https://www.youtube.com/watch?v=6BeT9oTGh5s"><text:span text:style-name="T34_14">com</text:span></text:a></text:span><text:span text:style-name="T34_15"><text:a xlink:type="simple" xlink:href="https://www.youtube.com/watch?v=6BeT9oTGh5s"><text:span text:style-name="T34_16">/</text:span></text:a></text:span><text:span text:style-name="T34_17"><text:a xlink:type="simple" xlink:href="https://www.youtube.com/watch?v=6BeT9oTGh5s"><text:span text:style-name="T34_18">watch</text:span></text:a></text:span><text:span text:style-name="T34_19"><text:a xlink:type="simple" xlink:href="https://www.youtube.com/watch?v=6BeT9oTGh5s"><text:span text:style-name="T34_20">?</text:span></text:a></text:span><text:span text:style-name="T34_21"><text:a xlink:type="simple" xlink:href="https://www.youtube.com/watch?v=6BeT9oTGh5s"><text:span text:style-name="T34_22">v</text:span></text:a></text:span><text:span text:style-name="T34_23"><text:a xlink:type="simple" xlink:href="https://www.youtube.com/watch?v=6BeT9oTGh5s"><text:span text:style-name="T34_24">=6</text:span></text:a></text:span><text:span text:style-name="T34_25"><text:a xlink:type="simple" xlink:href="https://www.youtube.com/watch?v=6BeT9oTGh5s"><text:span text:style-name="T34_26">BeT</text:span></text:a></text:span><text:span text:style-name="T34_27"><text:a xlink:type="simple" xlink:href="https://www.youtube.com/watch?v=6BeT9oTGh5s"><text:span text:style-name="T34_28">9</text:span></text:a></text:span><text:span text:style-name="T34_29"><text:a xlink:type="simple" xlink:href="https://www.youtube.com/watch?v=6BeT9oTGh5s"><text:span text:style-name="T34_30">oTGh</text:span></text:a></text:span><text:span text:style-name="T34_31"><text:a xlink:type="simple" xlink:href="https://www.youtube.com/watch?v=6BeT9oTGh5s"><text:span text:style-name="T34_32">5</text:span></text:a></text:span><text:span text:style-name="T34_33"><text:a xlink:type="simple" xlink:href="https://www.youtube.com/watch?v=6BeT9oTGh5s"><text:span text:style-name="T34_34">s</text:span></text:a></text:span><text:span text:style-name="T34_35"><text:s/></text:span></text:p>
      <text:p text:style-name="P35"><text:span text:style-name="T35_1">[</text:span><text:span text:style-name="T35_2">Rock</text:span><text:span text:style-name="T35_3">]</text:span></text:p>
      <text:p text:style-name="P36"><text:span text:style-name="T36_1">Energiczny</text:span><text:span text:style-name="T36_2">,<text:s/></text:span><text:span text:style-name="T36_3">mocny</text:span><text:span text:style-name="T36_4"><text:s/></text:span><text:span text:style-name="T36_5">utwór</text:span><text:span text:style-name="T36_6"><text:s/></text:span><text:span text:style-name="T36_7">o</text:span><text:span text:style-name="T36_8"><text:s/></text:span><text:span text:style-name="T36_9">Trixie</text:span><text:span text:style-name="T36_10">,<text:s/></text:span><text:span text:style-name="T36_11">jej</text:span><text:span text:style-name="T36_12"><text:s/></text:span><text:span text:style-name="T36_13">teorytycznej</text:span><text:span text:style-name="T36_14"><text:s/></text:span><text:span text:style-name="T36_15">rehabilitacji</text:span><text:span text:style-name="T36_16"><text:s/></text:span><text:span text:style-name="T36_17">i</text:span><text:span text:style-name="T36_18"><text:s/></text:span><text:span text:style-name="T36_19">sukcesach</text:span><text:span text:style-name="T36_20"><text:s/></text:span><text:span text:style-name="T36_21">na</text:span><text:span text:style-name="T36_22"><text:s/></text:span><text:span text:style-name="T36_23">scenie</text:span><text:span text:style-name="T36_24">.<text:s/></text:span><text:span text:style-name="T36_25">Zawsze</text:span><text:span text:style-name="T36_26"><text:s/></text:span><text:span text:style-name="T36_27">się</text:span><text:span text:style-name="T36_28"><text:s/></text:span><text:span text:style-name="T36_29">zastanawiałem</text:span><text:span text:style-name="T36_30">,<text:s/></text:span><text:span text:style-name="T36_31">jak</text:span><text:span text:style-name="T36_32"><text:s/></text:span><text:span text:style-name="T36_33">można</text:span><text:span text:style-name="T36_34"><text:s/></text:span><text:span text:style-name="T36_35">tak</text:span><text:span text:style-name="T36_36"><text:s/></text:span><text:span text:style-name="T36_37">szybko</text:span><text:span text:style-name="T36_38"><text:s/></text:span><text:span text:style-name="T36_39">śpiewać</text:span><text:span text:style-name="T36_40"><text:s/></text:span><text:span text:style-name="T36_41">i</text:span><text:span text:style-name="T36_42"><text:s/></text:span><text:span text:style-name="T36_43">to</text:span><text:span text:style-name="T36_44"><text:s/></text:span><text:span text:style-name="T36_45">żeby</text:span><text:span text:style-name="T36_46"><text:s/></text:span><text:span text:style-name="T36_47">jeszcze</text:span><text:span text:style-name="T36_48"><text:s/></text:span><text:span text:style-name="T36_49">inni</text:span><text:span text:style-name="T36_50"><text:s/></text:span><text:span text:style-name="T36_51">zrozumieli</text:span><text:span text:style-name="T36_52"><text:s/>(</text:span><text:span text:style-name="T36_53">SoaD</text:span><text:span text:style-name="T36_54">,<text:s/></text:span><text:span text:style-name="T36_55">anyone</text:span><text:span text:style-name="T36_56">?)...</text:span></text:p>
      <text:p text:style-name="P37"/>
      <text:p text:style-name="P38"><text:span text:style-name="T38_1">7.<text:s/></text:span><text:span text:style-name="T38_2">PsychGoth</text:span><text:span text:style-name="T38_3"><text:s/></text:span><text:span text:style-name="T38_4">ft</text:span><text:span text:style-name="T38_5">.</text:span><text:span text:style-name="T38_6">Cyril</text:span><text:span text:style-name="T38_7"><text:s/></text:span><text:span text:style-name="T38_8">the</text:span><text:span text:style-name="T38_9"><text:s/></text:span><text:span text:style-name="T38_10">Wolf</text:span><text:span text:style-name="T38_11"><text:s/>–<text:s/></text:span><text:span text:style-name="T38_12">Saviour</text:span><text:span text:style-name="T38_13">!</text:span></text:p>
      <text:p text:style-name="P39"><text:span text:style-name="T39_1"><text:a xlink:type="simple" xlink:href="https://www.youtube.com/watch?v=qXPlPOO4WgE"><text:span text:style-name="T39_2">https</text:span></text:a></text:span><text:span text:style-name="T39_3"><text:a xlink:type="simple" xlink:href="https://www.youtube.com/watch?v=qXPlPOO4WgE"><text:span text:style-name="T39_4">://</text:span></text:a></text:span><text:span text:style-name="T39_5"><text:a xlink:type="simple" xlink:href="https://www.youtube.com/watch?v=qXPlPOO4WgE"><text:span text:style-name="T39_6">www</text:span></text:a></text:span><text:span text:style-name="T39_7"><text:a xlink:type="simple" xlink:href="https://www.youtube.com/watch?v=qXPlPOO4WgE"><text:span text:style-name="T39_8">.</text:span></text:a></text:span><text:span text:style-name="T39_9"><text:a xlink:type="simple" xlink:href="https://www.youtube.com/watch?v=qXPlPOO4WgE"><text:span text:style-name="T39_10">youtube</text:span></text:a></text:span><text:span text:style-name="T39_11"><text:a xlink:type="simple" xlink:href="https://www.youtube.com/watch?v=qXPlPOO4WgE"><text:span text:style-name="T39_12">.</text:span></text:a></text:span><text:span text:style-name="T39_13"><text:a xlink:type="simple" xlink:href="https://www.youtube.com/watch?v=qXPlPOO4WgE"><text:span text:style-name="T39_14">com</text:span></text:a></text:span><text:span text:style-name="T39_15"><text:a xlink:type="simple" xlink:href="https://www.youtube.com/watch?v=qXPlPOO4WgE"><text:span text:style-name="T39_16">/</text:span></text:a></text:span><text:span text:style-name="T39_17"><text:a xlink:type="simple" xlink:href="https://www.youtube.com/watch?v=qXPlPOO4WgE"><text:span text:style-name="T39_18">watch</text:span></text:a></text:span><text:span text:style-name="T39_19"><text:a xlink:type="simple" xlink:href="https://www.youtube.com/watch?v=qXPlPOO4WgE"><text:span text:style-name="T39_20">?</text:span></text:a></text:span><text:span text:style-name="T39_21"><text:a xlink:type="simple" xlink:href="https://www.youtube.com/watch?v=qXPlPOO4WgE"><text:span text:style-name="T39_22">v</text:span></text:a></text:span><text:span text:style-name="T39_23"><text:a xlink:type="simple" xlink:href="https://www.youtube.com/watch?v=qXPlPOO4WgE"><text:span text:style-name="T39_24">=</text:span></text:a></text:span><text:span text:style-name="T39_25"><text:a xlink:type="simple" xlink:href="https://www.youtube.com/watch?v=qXPlPOO4WgE"><text:span text:style-name="T39_26">qXPlPOO</text:span></text:a></text:span><text:span text:style-name="T39_27"><text:a xlink:type="simple" xlink:href="https://www.youtube.com/watch?v=qXPlPOO4WgE"><text:span text:style-name="T39_28">4</text:span></text:a></text:span><text:span text:style-name="T39_29"><text:a xlink:type="simple" xlink:href="https://www.youtube.com/watch?v=qXPlPOO4WgE"><text:span text:style-name="T39_30">WgE</text:span></text:a></text:span><text:span text:style-name="T39_31"><text:s/></text:span></text:p>
      <text:p text:style-name="P40"><text:span text:style-name="T40_1">[</text:span><text:span text:style-name="T40_2">Vocal</text:span><text:span text:style-name="T40_3">]<text:s/>[</text:span><text:span text:style-name="T40_4">Electrock</text:span><text:span text:style-name="T40_5">?]</text:span></text:p>
      <text:p text:style-name="P41"><text:span text:style-name="T41_1">Właściwie</text:span><text:span text:style-name="T41_2"><text:s/></text:span><text:span text:style-name="T41_3">jest</text:span><text:span text:style-name="T41_4"><text:s/></text:span><text:span text:style-name="T41_5">to</text:span><text:span text:style-name="T41_6"><text:s/></text:span><text:span text:style-name="T41_7">collab</text:span><text:span text:style-name="T41_8"><text:s/></text:span><text:span text:style-name="T41_9">większej</text:span><text:span text:style-name="T41_10"><text:s/></text:span><text:span text:style-name="T41_11">liczby</text:span><text:span text:style-name="T41_12"><text:s/></text:span><text:span text:style-name="T41_13">artystów</text:span><text:span text:style-name="T41_14">,<text:s/></text:span><text:span text:style-name="T41_15">m</text:span><text:span text:style-name="T41_16">.</text:span><text:span text:style-name="T41_17">in</text:span><text:span text:style-name="T41_18">.<text:s/></text:span><text:span text:style-name="T41_19">L</text:span><text:span text:style-name="T41_20">-</text:span><text:span text:style-name="T41_21">Traina</text:span><text:span text:style-name="T41_22">,<text:s/></text:span><text:span text:style-name="T41_23">Aclepsa</text:span><text:span text:style-name="T41_24">,<text:s/></text:span><text:span text:style-name="T41_25">Radixa</text:span><text:span text:style-name="T41_26"><text:s/></text:span><text:span text:style-name="T41_27">czy</text:span><text:span text:style-name="T41_28"><text:s/></text:span><text:span text:style-name="T41_29">Warbalista</text:span><text:span text:style-name="T41_30">.<text:s/></text:span><text:span text:style-name="T41_31">I</text:span><text:span text:style-name="T41_32"><text:s/></text:span><text:span text:style-name="T41_33">muszę</text:span><text:span text:style-name="T41_34"><text:s/></text:span><text:span text:style-name="T41_35">przyznać</text:span><text:span text:style-name="T41_36">,<text:s/></text:span><text:span text:style-name="T41_37">że</text:span><text:span text:style-name="T41_38"><text:s/></text:span><text:span text:style-name="T41_39">jest</text:span><text:span text:style-name="T41_40"><text:s/></text:span><text:span text:style-name="T41_41">niezły</text:span><text:span text:style-name="T41_42">,<text:s/></text:span><text:span text:style-name="T41_43">choć</text:span><text:span text:style-name="T41_44"><text:s/></text:span><text:span text:style-name="T41_45">z</text:span><text:span text:style-name="T41_46"><text:s/></text:span><text:span text:style-name="T41_47">początku</text:span><text:span text:style-name="T41_48"><text:s/></text:span><text:span text:style-name="T41_49">odgłosy</text:span><text:span text:style-name="T41_50"><text:s/></text:span><text:span text:style-name="T41_51">industralizacji</text:span><text:span text:style-name="T41_52"><text:s/></text:span><text:span text:style-name="T41_53">bardzo</text:span><text:span text:style-name="T41_54"><text:s/></text:span><text:span text:style-name="T41_55">mnie</text:span><text:span text:style-name="T41_56"><text:s/></text:span><text:span text:style-name="T41_57">bolały</text:span><text:span text:style-name="T41_58"><text:s/>(</text:span><text:span text:style-name="T41_59">i</text:span><text:span text:style-name="T41_60"><text:s/></text:span><text:span text:style-name="T41_61">wciąż</text:span><text:span text:style-name="T41_62"><text:s/></text:span><text:span text:style-name="T41_63">bolą</text:span><text:span text:style-name="T41_64">).<text:s/></text:span><text:span text:style-name="T41_65">Według</text:span><text:span text:style-name="T41_66"><text:s/></text:span><text:span text:style-name="T41_67">słów</text:span><text:span text:style-name="T41_68"><text:s/></text:span><text:span text:style-name="T41_69">z</text:span><text:span text:style-name="T41_70"><text:s/></text:span><text:span text:style-name="T41_71">opisu</text:span><text:span text:style-name="T41_72"><text:s/></text:span><text:span text:style-name="T41_73">miał</text:span><text:span text:style-name="T41_74"><text:s/></text:span><text:span text:style-name="T41_75">na</text:span><text:span text:style-name="T41_76"><text:s/></text:span><text:span text:style-name="T41_77">celu</text:span><text:span text:style-name="T41_78"><text:s/></text:span><text:span text:style-name="T41_79">wyrażenie</text:span><text:span text:style-name="T41_80"><text:s/></text:span><text:span text:style-name="T41_81">uczuć</text:span><text:span text:style-name="T41_82"><text:s/></text:span><text:span text:style-name="T41_83">każdego</text:span><text:span text:style-name="T41_84">,<text:s/></text:span><text:span text:style-name="T41_85">kto</text:span><text:span text:style-name="T41_86"><text:s/></text:span><text:span text:style-name="T41_87">chciał</text:span><text:span text:style-name="T41_88"><text:s/></text:span><text:span text:style-name="T41_89">pokazać</text:span><text:span text:style-name="T41_90"><text:s/></text:span><text:span text:style-name="T41_91">hejterom</text:span><text:span text:style-name="T41_92">,<text:s/></text:span><text:span text:style-name="T41_93">kto</text:span><text:span text:style-name="T41_94"><text:s/></text:span><text:span text:style-name="T41_95">tu</text:span><text:span text:style-name="T41_96"><text:s/></text:span><text:span text:style-name="T41_97">rządzi</text:span><text:span text:style-name="T41_98">.<text:s/></text:span><text:span text:style-name="T41_99">Czy</text:span><text:span text:style-name="T41_100"><text:s/></text:span><text:span text:style-name="T41_101">się</text:span><text:span text:style-name="T41_102"><text:s/></text:span><text:span text:style-name="T41_103">udało</text:span><text:span text:style-name="T41_104">?<text:s/></text:span><text:span text:style-name="T41_105">Oceńcie</text:span><text:span text:style-name="T41_106"><text:s/></text:span><text:span text:style-name="T41_107">sami</text:span><text:span text:style-name="T41_108">.</text:span></text:p>
      <text:p text:style-name="P42"/>
      <text:p text:style-name="P43"><text:span text:style-name="T43_1">8.<text:s/></text:span><text:span text:style-name="T43_2">Nicolas</text:span><text:span text:style-name="T43_3"><text:s/></text:span><text:span text:style-name="T43_4">Dominique</text:span><text:span text:style-name="T43_5"><text:s/>–<text:s/></text:span><text:span text:style-name="T43_6">Winter</text:span><text:span text:style-name="T43_7"><text:s/></text:span><text:span text:style-name="T43_8">Night</text:span><text:span text:style-name="T43_9"><text:line-break/></text:span><text:span text:style-name="T43_10"><text:a xlink:type="simple" xlink:href="http://www.youtube.com/watch?v=Xor3vr0bJ2E"><text:span text:style-name="T43_11">http</text:span></text:a></text:span><text:span text:style-name="T43_12"><text:a xlink:type="simple" xlink:href="http://www.youtube.com/watch?v=Xor3vr0bJ2E"><text:span text:style-name="T43_13">://</text:span></text:a></text:span><text:span text:style-name="T43_14"><text:a xlink:type="simple" xlink:href="http://www.youtube.com/watch?v=Xor3vr0bJ2E"><text:span text:style-name="T43_15">www</text:span></text:a></text:span><text:span text:style-name="T43_16"><text:a xlink:type="simple" xlink:href="http://www.youtube.com/watch?v=Xor3vr0bJ2E"><text:span text:style-name="T43_17">.</text:span></text:a></text:span><text:span text:style-name="T43_18"><text:a xlink:type="simple" xlink:href="http://www.youtube.com/watch?v=Xor3vr0bJ2E"><text:span text:style-name="T43_19">youtube</text:span></text:a></text:span><text:span text:style-name="T43_20"><text:a xlink:type="simple" xlink:href="http://www.youtube.com/watch?v=Xor3vr0bJ2E"><text:span text:style-name="T43_21">.</text:span></text:a></text:span><text:span text:style-name="T43_22"><text:a xlink:type="simple" xlink:href="http://www.youtube.com/watch?v=Xor3vr0bJ2E"><text:span text:style-name="T43_23">com</text:span></text:a></text:span><text:span text:style-name="T43_24"><text:a xlink:type="simple" xlink:href="http://www.youtube.com/watch?v=Xor3vr0bJ2E"><text:span text:style-name="T43_25">/</text:span></text:a></text:span><text:span text:style-name="T43_26"><text:a xlink:type="simple" xlink:href="http://www.youtube.com/watch?v=Xor3vr0bJ2E"><text:span text:style-name="T43_27">watch</text:span></text:a></text:span><text:span text:style-name="T43_28"><text:a xlink:type="simple" xlink:href="http://www.youtube.com/watch?v=Xor3vr0bJ2E"><text:span text:style-name="T43_29">?</text:span></text:a></text:span><text:span text:style-name="T43_30"><text:a xlink:type="simple" xlink:href="http://www.youtube.com/watch?v=Xor3vr0bJ2E"><text:span text:style-name="T43_31">v</text:span></text:a></text:span><text:span text:style-name="T43_32"><text:a xlink:type="simple" xlink:href="http://www.youtube.com/watch?v=Xor3vr0bJ2E"><text:span text:style-name="T43_33">=</text:span></text:a></text:span><text:span text:style-name="T43_34"><text:a xlink:type="simple" xlink:href="http://www.youtube.com/watch?v=Xor3vr0bJ2E"><text:span text:style-name="T43_35">Xor</text:span></text:a></text:span><text:span text:style-name="T43_36"><text:a xlink:type="simple" xlink:href="http://www.youtube.com/watch?v=Xor3vr0bJ2E"><text:span text:style-name="T43_37">3</text:span></text:a></text:span><text:span text:style-name="T43_38"><text:a xlink:type="simple" xlink:href="http://www.youtube.com/watch?v=Xor3vr0bJ2E"><text:span text:style-name="T43_39">vr</text:span></text:a></text:span><text:span text:style-name="T43_40"><text:a xlink:type="simple" xlink:href="http://www.youtube.com/watch?v=Xor3vr0bJ2E"><text:span text:style-name="T43_41">0</text:span></text:a></text:span><text:span text:style-name="T43_42"><text:a xlink:type="simple" xlink:href="http://www.youtube.com/watch?v=Xor3vr0bJ2E"><text:span text:style-name="T43_43">bJ</text:span></text:a></text:span><text:span text:style-name="T43_44"><text:a xlink:type="simple" xlink:href="http://www.youtube.com/watch?v=Xor3vr0bJ2E"><text:span text:style-name="T43_45">2</text:span></text:a></text:span><text:span text:style-name="T43_46"><text:a xlink:type="simple" xlink:href="http://www.youtube.com/watch?v=Xor3vr0bJ2E"><text:span text:style-name="T43_47">E</text:span></text:a></text:span><text:span text:style-name="T43_48"><text:s/><text:line-break/>[</text:span><text:span text:style-name="T43_49">Chill</text:span><text:span text:style-name="T43_50">]</text:span></text:p>
      <text:p text:style-name="P44"><text:span text:style-name="T44_1">Coś</text:span><text:span text:style-name="T44_2"><text:s/></text:span><text:span text:style-name="T44_3">wyjątkowo</text:span><text:span text:style-name="T44_4"><text:s/></text:span><text:span text:style-name="T44_5">spokojnego</text:span><text:span text:style-name="T44_6"><text:s/></text:span><text:span text:style-name="T44_7">od</text:span><text:span text:style-name="T44_8"><text:s/></text:span><text:span text:style-name="T44_9">rodzimego</text:span><text:span text:style-name="T44_10"><text:s/>“</text:span><text:span text:style-name="T44_11">elektronika</text:span><text:span text:style-name="T44_12">”.<text:s/></text:span><text:span text:style-name="T44_13">Art</text:span><text:span text:style-name="T44_14"><text:s/></text:span><text:span text:style-name="T44_15">ładnie</text:span><text:span text:style-name="T44_16"><text:s/></text:span><text:span text:style-name="T44_17">współgra</text:span><text:span text:style-name="T44_18"><text:s/></text:span><text:span text:style-name="T44_19">z</text:span><text:span text:style-name="T44_20"><text:s/></text:span><text:span text:style-name="T44_21">motywem</text:span><text:span text:style-name="T44_22"><text:s/></text:span><text:span text:style-name="T44_23">głównym</text:span><text:span text:style-name="T44_24">,<text:s/></text:span><text:span text:style-name="T44_25">który</text:span><text:span text:style-name="T44_26"><text:s/></text:span><text:span text:style-name="T44_27">wpada</text:span><text:span text:style-name="T44_28"><text:s/></text:span><text:span text:style-name="T44_29">w</text:span><text:span text:style-name="T44_30"><text:s/></text:span><text:span text:style-name="T44_31">ucho</text:span><text:span text:style-name="T44_32"><text:s/></text:span><text:span text:style-name="T44_33">i</text:span><text:span text:style-name="T44_34"><text:s/></text:span><text:span text:style-name="T44_35">którego</text:span><text:span text:style-name="T44_36"><text:s/></text:span><text:span text:style-name="T44_37">z</text:span><text:span text:style-name="T44_38"><text:s/></text:span><text:span text:style-name="T44_39">chęcią</text:span><text:span text:style-name="T44_40"><text:s/></text:span><text:span text:style-name="T44_41">posłucham</text:span><text:span text:style-name="T44_42"><text:s/></text:span><text:span text:style-name="T44_43">jeszcze</text:span><text:span text:style-name="T44_44"><text:s/></text:span><text:span text:style-name="T44_45">trochę</text:span><text:span text:style-name="T44_46">.</text:span></text:p>
      <text:p text:style-name="P45"/>
      <text:p text:style-name="P46"><text:span text:style-name="T46_1">9.<text:s/></text:span><text:span text:style-name="T46_2">TheGrassSaysMooo</text:span><text:span text:style-name="T46_3"><text:s/>–<text:s/></text:span><text:span text:style-name="T46_4">Watching</text:span><text:span text:style-name="T46_5"><text:s/></text:span><text:span text:style-name="T46_6">Paint</text:span><text:span text:style-name="T46_7"><text:s/></text:span><text:span text:style-name="T46_8">Grow</text:span><text:span text:style-name="T46_9"><text:s/>(</text:span><text:span text:style-name="T46_10">Full</text:span><text:span text:style-name="T46_11"><text:s/></text:span><text:span text:style-name="T46_12">EP</text:span><text:span text:style-name="T46_13">)</text:span></text:p>
      <text:p text:style-name="P47"><text:span text:style-name="T47_1"><text:a xlink:type="simple" xlink:href="https://www.youtube.com/watch?v=fIHrdqa1Hbk"><text:span text:style-name="T47_2">https</text:span></text:a></text:span><text:span text:style-name="T47_3"><text:a xlink:type="simple" xlink:href="https://www.youtube.com/watch?v=fIHrdqa1Hbk"><text:span text:style-name="T47_4">://</text:span></text:a></text:span><text:span text:style-name="T47_5"><text:a xlink:type="simple" xlink:href="https://www.youtube.com/watch?v=fIHrdqa1Hbk"><text:span text:style-name="T47_6">www</text:span></text:a></text:span><text:span text:style-name="T47_7"><text:a xlink:type="simple" xlink:href="https://www.youtube.com/watch?v=fIHrdqa1Hbk"><text:span text:style-name="T47_8">.</text:span></text:a></text:span><text:span text:style-name="T47_9"><text:a xlink:type="simple" xlink:href="https://www.youtube.com/watch?v=fIHrdqa1Hbk"><text:span text:style-name="T47_10">youtube</text:span></text:a></text:span><text:span text:style-name="T47_11"><text:a xlink:type="simple" xlink:href="https://www.youtube.com/watch?v=fIHrdqa1Hbk"><text:span text:style-name="T47_12">.</text:span></text:a></text:span><text:span text:style-name="T47_13"><text:a xlink:type="simple" xlink:href="https://www.youtube.com/watch?v=fIHrdqa1Hbk"><text:span text:style-name="T47_14">com</text:span></text:a></text:span><text:span text:style-name="T47_15"><text:a xlink:type="simple" xlink:href="https://www.youtube.com/watch?v=fIHrdqa1Hbk"><text:span text:style-name="T47_16">/</text:span></text:a></text:span><text:span text:style-name="T47_17"><text:a xlink:type="simple" xlink:href="https://www.youtube.com/watch?v=fIHrdqa1Hbk"><text:span text:style-name="T47_18">watch</text:span></text:a></text:span><text:span text:style-name="T47_19"><text:a xlink:type="simple" xlink:href="https://www.youtube.com/watch?v=fIHrdqa1Hbk"><text:span text:style-name="T47_20">?</text:span></text:a></text:span><text:span text:style-name="T47_21"><text:a xlink:type="simple" xlink:href="https://www.youtube.com/watch?v=fIHrdqa1Hbk"><text:span text:style-name="T47_22">v</text:span></text:a></text:span><text:span text:style-name="T47_23"><text:a xlink:type="simple" xlink:href="https://www.youtube.com/watch?v=fIHrdqa1Hbk"><text:span text:style-name="T47_24">=</text:span></text:a></text:span><text:span text:style-name="T47_25"><text:a xlink:type="simple" xlink:href="https://www.youtube.com/watch?v=fIHrdqa1Hbk"><text:span text:style-name="T47_26">fIHrdqa</text:span></text:a></text:span><text:span text:style-name="T47_27"><text:a xlink:type="simple" xlink:href="https://www.youtube.com/watch?v=fIHrdqa1Hbk"><text:span text:style-name="T47_28">1</text:span></text:a></text:span><text:span text:style-name="T47_29"><text:a xlink:type="simple" xlink:href="https://www.youtube.com/watch?v=fIHrdqa1Hbk"><text:span text:style-name="T47_30">Hbk</text:span></text:a></text:span><text:span text:style-name="T47_31"><text:s/></text:span></text:p>
      <text:p text:style-name="P48"><text:span text:style-name="T48_1">[</text:span><text:span text:style-name="T48_2">Rap</text:span><text:span text:style-name="T48_3">]</text:span></text:p>
      <text:p text:style-name="P49"><text:span text:style-name="T49_1">…<text:s/></text:span><text:span text:style-name="T49_2">Czekaj</text:span><text:span text:style-name="T49_3">,<text:s/></text:span><text:span text:style-name="T49_4">co</text:span><text:span text:style-name="T49_5">?<text:s/></text:span><text:span text:style-name="T49_6">Ortodoksyjny</text:span><text:span text:style-name="T49_7"><text:s/></text:span><text:span text:style-name="T49_8">rap</text:span><text:span text:style-name="T49_9"><text:s/></text:span><text:span text:style-name="T49_10">w</text:span><text:span text:style-name="T49_11"><text:s/></text:span><text:span text:style-name="T49_12">fandomie</text:span><text:span text:style-name="T49_13">?<text:s/></text:span><text:span text:style-name="T49_14">Rzadko</text:span><text:span text:style-name="T49_15"><text:s/></text:span><text:span text:style-name="T49_16">spotykam</text:span><text:span text:style-name="T49_17"><text:s/></text:span><text:span text:style-name="T49_18">tego</text:span><text:span text:style-name="T49_19"><text:s/></text:span><text:span text:style-name="T49_20">typu</text:span><text:span text:style-name="T49_21"><text:s/></text:span><text:span text:style-name="T49_22">kawałki</text:span><text:span text:style-name="T49_23">…<text:s/></text:span><text:span text:style-name="T49_24">ale</text:span><text:span text:style-name="T49_25"><text:s/></text:span><text:span text:style-name="T49_26">może</text:span><text:span text:style-name="T49_27"><text:s/></text:span><text:span text:style-name="T49_28">to</text:span><text:span text:style-name="T49_29"><text:s/></text:span><text:span text:style-name="T49_30">dlatego</text:span><text:span text:style-name="T49_31">,<text:s/></text:span><text:span text:style-name="T49_32">że</text:span><text:span text:style-name="T49_33"><text:s/></text:span><text:span text:style-name="T49_34">w</text:span><text:span text:style-name="T49_35"><text:s/></text:span><text:span text:style-name="T49_36">ogóle</text:span><text:span text:style-name="T49_37"><text:s/></text:span><text:span text:style-name="T49_38">nie</text:span><text:span text:style-name="T49_39"><text:s/></text:span><text:span text:style-name="T49_40">lubię</text:span><text:span text:style-name="T49_41"><text:s/></text:span><text:span text:style-name="T49_42">tego</text:span><text:span text:style-name="T49_43"><text:s/></text:span><text:span text:style-name="T49_44">gatunku</text:span><text:span text:style-name="T49_45">.<text:s/></text:span><text:span text:style-name="T49_46">W</text:span><text:span text:style-name="T49_47"><text:s/></text:span><text:span text:style-name="T49_48">każdym</text:span><text:span text:style-name="T49_49"><text:s/></text:span><text:span text:style-name="T49_50">razie</text:span><text:span text:style-name="T49_51"><text:s/></text:span><text:span text:style-name="T49_52">mamy</text:span><text:span text:style-name="T49_53"><text:s/></text:span><text:span text:style-name="T49_54">tutaj</text:span><text:span text:style-name="T49_55"><text:s/></text:span><text:span text:style-name="T49_56">pełną</text:span><text:span text:style-name="T49_57"><text:s/></text:span><text:span text:style-name="T49_58">epkę</text:span><text:span text:style-name="T49_59">.<text:s/></text:span><text:span text:style-name="T49_60">Polecam</text:span><text:span text:style-name="T49_61"><text:s/></text:span><text:span text:style-name="T49_62">przesłuchać</text:span><text:span text:style-name="T49_63"><text:s/></text:span><text:span text:style-name="T49_64">samodzielnie</text:span><text:span text:style-name="T49_65">,<text:s/></text:span><text:span text:style-name="T49_66">bo</text:span><text:span text:style-name="T49_67"><text:s/></text:span><text:span text:style-name="T49_68">jakikolwiek</text:span><text:span text:style-name="T49_69"><text:s/></text:span><text:span text:style-name="T49_70">komentarz</text:span><text:span text:style-name="T49_71"><text:s/></text:span><text:span text:style-name="T49_72">z</text:span><text:span text:style-name="T49_73"><text:s/></text:span><text:span text:style-name="T49_74">mojej</text:span><text:span text:style-name="T49_75"><text:s/></text:span><text:span text:style-name="T49_76">strony</text:span><text:span text:style-name="T49_77"><text:s/></text:span><text:span text:style-name="T49_78">do</text:span><text:span text:style-name="T49_79"><text:s/></text:span><text:span text:style-name="T49_80">tych</text:span><text:span text:style-name="T49_81"><text:s/></text:span><text:span text:style-name="T49_82">dzieł</text:span><text:span text:style-name="T49_83"><text:s/></text:span><text:span text:style-name="T49_84">skończy</text:span><text:span text:style-name="T49_85"><text:s/></text:span><text:span text:style-name="T49_86">się</text:span><text:span text:style-name="T49_87"><text:s/></text:span><text:span text:style-name="T49_88">falą</text:span><text:span text:style-name="T49_89"><text:s/></text:span><text:span text:style-name="T49_90">jadu</text:span><text:span text:style-name="T49_91">.</text:span></text:p>
      <text:p text:style-name="P50"/>
      <text:p text:style-name="P51"><text:span text:style-name="T51_1">10.<text:s/></text:span><text:span text:style-name="T51_2">Pony</text:span><text:span text:style-name="T51_3">1</text:span><text:span text:style-name="T51_4">Kenobi</text:span><text:span text:style-name="T51_5"><text:s/>–<text:s/></text:span><text:span text:style-name="T51_6">What</text:span><text:span text:style-name="T51_7"><text:s/></text:span><text:span text:style-name="T51_8">If</text:span></text:p>
      <text:p text:style-name="P52"><text:span text:style-name="T52_1"><text:a xlink:type="simple" xlink:href="https://www.youtube.com/watch?v=YdGvWWE3qYk"><text:span text:style-name="T52_2">https</text:span></text:a></text:span><text:span text:style-name="T52_3"><text:a xlink:type="simple" xlink:href="https://www.youtube.com/watch?v=YdGvWWE3qYk"><text:span text:style-name="T52_4">://</text:span></text:a></text:span><text:span text:style-name="T52_5"><text:a xlink:type="simple" xlink:href="https://www.youtube.com/watch?v=YdGvWWE3qYk"><text:span text:style-name="T52_6">www</text:span></text:a></text:span><text:span text:style-name="T52_7"><text:a xlink:type="simple" xlink:href="https://www.youtube.com/watch?v=YdGvWWE3qYk"><text:span text:style-name="T52_8">.</text:span></text:a></text:span><text:span text:style-name="T52_9"><text:a xlink:type="simple" xlink:href="https://www.youtube.com/watch?v=YdGvWWE3qYk"><text:span text:style-name="T52_10">youtube</text:span></text:a></text:span><text:span text:style-name="T52_11"><text:a xlink:type="simple" xlink:href="https://www.youtube.com/watch?v=YdGvWWE3qYk"><text:span text:style-name="T52_12">.</text:span></text:a></text:span><text:span text:style-name="T52_13"><text:a xlink:type="simple" xlink:href="https://www.youtube.com/watch?v=YdGvWWE3qYk"><text:span text:style-name="T52_14">com</text:span></text:a></text:span><text:span text:style-name="T52_15"><text:a xlink:type="simple" xlink:href="https://www.youtube.com/watch?v=YdGvWWE3qYk"><text:span text:style-name="T52_16">/</text:span></text:a></text:span><text:span text:style-name="T52_17"><text:a xlink:type="simple" xlink:href="https://www.youtube.com/watch?v=YdGvWWE3qYk"><text:span text:style-name="T52_18">watch</text:span></text:a></text:span><text:span text:style-name="T52_19"><text:a xlink:type="simple" xlink:href="https://www.youtube.com/watch?v=YdGvWWE3qYk"><text:span text:style-name="T52_20">?</text:span></text:a></text:span><text:span text:style-name="T52_21"><text:a xlink:type="simple" xlink:href="https://www.youtube.com/watch?v=YdGvWWE3qYk"><text:span text:style-name="T52_22">v</text:span></text:a></text:span><text:span text:style-name="T52_23"><text:a xlink:type="simple" xlink:href="https://www.youtube.com/watch?v=YdGvWWE3qYk"><text:span text:style-name="T52_24">=</text:span></text:a></text:span><text:span text:style-name="T52_25"><text:a xlink:type="simple" xlink:href="https://www.youtube.com/watch?v=YdGvWWE3qYk"><text:span text:style-name="T52_26">YdGvWWE</text:span></text:a></text:span><text:span text:style-name="T52_27"><text:a xlink:type="simple" xlink:href="https://www.youtube.com/watch?v=YdGvWWE3qYk"><text:span text:style-name="T52_28">3</text:span></text:a></text:span><text:span text:style-name="T52_29"><text:a xlink:type="simple" xlink:href="https://www.youtube.com/watch?v=YdGvWWE3qYk"><text:span text:style-name="T52_30">qYk</text:span></text:a></text:span><text:span text:style-name="T52_31"><text:s/></text:span></text:p>
      <text:p text:style-name="P53"><text:span text:style-name="T53_1">[</text:span><text:span text:style-name="T53_2">Rock</text:span><text:span text:style-name="T53_3">]</text:span></text:p>
      <text:p text:style-name="P54"><text:span text:style-name="T54_1">Zaczyna</text:span><text:span text:style-name="T54_2"><text:s/></text:span><text:span text:style-name="T54_3">mi</text:span><text:span text:style-name="T54_4"><text:s/></text:span><text:span text:style-name="T54_5">brakować</text:span><text:span text:style-name="T54_6"><text:s/></text:span><text:span text:style-name="T54_7">pomysłów</text:span><text:span text:style-name="T54_8">,<text:s/></text:span><text:span text:style-name="T54_9">jak</text:span><text:span text:style-name="T54_10"><text:s/></text:span><text:span text:style-name="T54_11">opisywać</text:span><text:span text:style-name="T54_12"><text:s/></text:span><text:span text:style-name="T54_13">kolejne</text:span><text:span text:style-name="T54_14"><text:s/></text:span><text:span text:style-name="T54_15">rockowe</text:span><text:span text:style-name="T54_16"><text:s/></text:span><text:span text:style-name="T54_17">kawałki</text:span><text:span text:style-name="T54_18">.<text:s/></text:span><text:span text:style-name="T54_19">Nie</text:span><text:span text:style-name="T54_20"><text:s/></text:span><text:span text:style-name="T54_21">no</text:span><text:span text:style-name="T54_22">,<text:s/></text:span><text:span text:style-name="T54_23">serio</text:span><text:span text:style-name="T54_24">.<text:s/></text:span><text:span text:style-name="T54_25">Czy</text:span><text:span text:style-name="T54_26"><text:s/></text:span><text:span text:style-name="T54_27">wystarczy</text:span><text:span text:style-name="T54_28">,<text:s/></text:span><text:span text:style-name="T54_29">jeśli</text:span><text:span text:style-name="T54_30"><text:s/></text:span><text:span text:style-name="T54_31">powiem</text:span><text:span text:style-name="T54_32">,<text:s/></text:span><text:span text:style-name="T54_33">że</text:span><text:span text:style-name="T54_34"><text:s/></text:span><text:span text:style-name="T54_35">polecam</text:span><text:span text:style-name="T54_36"><text:s/></text:span><text:span text:style-name="T54_37">i</text:span><text:span text:style-name="T54_38"><text:s/></text:span><text:span text:style-name="T54_39">żebyście</text:span><text:span text:style-name="T54_40"><text:s/></text:span><text:span text:style-name="T54_41">przesłuchali</text:span><text:span text:style-name="T54_42">?...<text:s/></text:span><text:span text:style-name="T54_43">Nie</text:span><text:span text:style-name="T54_44">?</text:span></text:p>
      <text:p text:style-name="P55"/>
      <text:p text:style-name="P56"><text:span text:style-name="T56_1">11.<text:s/></text:span><text:span text:style-name="T56_2">Michael</text:span><text:span text:style-name="T56_3"><text:s/></text:span><text:span text:style-name="T56_4">Pallante</text:span><text:span text:style-name="T56_5"><text:s/>–<text:s/></text:span><text:span text:style-name="T56_6">Costume</text:span></text:p>
      <text:p text:style-name="P57"><text:span text:style-name="T57_1"><text:a xlink:type="simple" xlink:href="https://www.youtube.com/watch?v=K1-gbeE9Ssg"><text:span text:style-name="T57_2">https</text:span></text:a></text:span><text:span text:style-name="T57_3"><text:a xlink:type="simple" xlink:href="https://www.youtube.com/watch?v=K1-gbeE9Ssg"><text:span text:style-name="T57_4">://</text:span></text:a></text:span><text:span text:style-name="T57_5"><text:a xlink:type="simple" xlink:href="https://www.youtube.com/watch?v=K1-gbeE9Ssg"><text:span text:style-name="T57_6">www</text:span></text:a></text:span><text:span text:style-name="T57_7"><text:a xlink:type="simple" xlink:href="https://www.youtube.com/watch?v=K1-gbeE9Ssg"><text:span text:style-name="T57_8">.</text:span></text:a></text:span><text:span text:style-name="T57_9"><text:a xlink:type="simple" xlink:href="https://www.youtube.com/watch?v=K1-gbeE9Ssg"><text:span text:style-name="T57_10">youtube</text:span></text:a></text:span><text:span text:style-name="T57_11"><text:a xlink:type="simple" xlink:href="https://www.youtube.com/watch?v=K1-gbeE9Ssg"><text:span text:style-name="T57_12">.</text:span></text:a></text:span><text:span text:style-name="T57_13"><text:a xlink:type="simple" xlink:href="https://www.youtube.com/watch?v=K1-gbeE9Ssg"><text:span text:style-name="T57_14">com</text:span></text:a></text:span><text:span text:style-name="T57_15"><text:a xlink:type="simple" xlink:href="https://www.youtube.com/watch?v=K1-gbeE9Ssg"><text:span text:style-name="T57_16">/</text:span></text:a></text:span><text:span text:style-name="T57_17"><text:a xlink:type="simple" xlink:href="https://www.youtube.com/watch?v=K1-gbeE9Ssg"><text:span text:style-name="T57_18">watch</text:span></text:a></text:span><text:span text:style-name="T57_19"><text:a xlink:type="simple" xlink:href="https://www.youtube.com/watch?v=K1-gbeE9Ssg"><text:span text:style-name="T57_20">?</text:span></text:a></text:span><text:span text:style-name="T57_21"><text:a xlink:type="simple" xlink:href="https://www.youtube.com/watch?v=K1-gbeE9Ssg"><text:span text:style-name="T57_22">v</text:span></text:a></text:span><text:span text:style-name="T57_23"><text:a xlink:type="simple" xlink:href="https://www.youtube.com/watch?v=K1-gbeE9Ssg"><text:span text:style-name="T57_24">=</text:span></text:a></text:span><text:span text:style-name="T57_25"><text:a xlink:type="simple" xlink:href="https://www.youtube.com/watch?v=K1-gbeE9Ssg"><text:span text:style-name="T57_26">K</text:span></text:a></text:span><text:span text:style-name="T57_27"><text:a xlink:type="simple" xlink:href="https://www.youtube.com/watch?v=K1-gbeE9Ssg"><text:span text:style-name="T57_28">1-</text:span></text:a></text:span><text:span text:style-name="T57_29"><text:a xlink:type="simple" xlink:href="https://www.youtube.com/watch?v=K1-gbeE9Ssg"><text:span text:style-name="T57_30">gbeE</text:span></text:a></text:span><text:span text:style-name="T57_31"><text:a xlink:type="simple" xlink:href="https://www.youtube.com/watch?v=K1-gbeE9Ssg"><text:span text:style-name="T57_32">9</text:span></text:a></text:span><text:span text:style-name="T57_33"><text:a xlink:type="simple" xlink:href="https://www.youtube.com/watch?v=K1-gbeE9Ssg"><text:span text:style-name="T57_34">Ssg</text:span></text:a></text:span><text:span text:style-name="T57_35"><text:s/></text:span></text:p>
      <text:p text:style-name="P58"><text:span text:style-name="T58_1">[</text:span><text:span text:style-name="T58_2">Rock</text:span><text:span text:style-name="T58_3">?]</text:span></text:p>
      <text:p text:style-name="P59"><text:span text:style-name="T59_1">Nightmare</text:span><text:span text:style-name="T59_2"><text:s/></text:span><text:span text:style-name="T59_3">Night</text:span><text:span text:style-name="T59_4"><text:s/></text:span><text:span text:style-name="T59_5">w</text:span><text:span text:style-name="T59_6"><text:s/></text:span><text:span text:style-name="T59_7">nieco</text:span><text:span text:style-name="T59_8"><text:s/></text:span><text:span text:style-name="T59_9">pozytywniejszym</text:span><text:span text:style-name="T59_10">,<text:s/></text:span><text:span text:style-name="T59_11">subiektywnie</text:span><text:span text:style-name="T59_12"><text:s/></text:span><text:span text:style-name="T59_13">fajniejszym</text:span><text:span text:style-name="T59_14"><text:s/></text:span><text:span text:style-name="T59_15">stylu</text:span><text:span text:style-name="T59_16">.</text:span></text:p>
      <text:p text:style-name="P60"/>
      <text:p text:style-name="P61"><text:span text:style-name="T61_1">12.<text:s/></text:span><text:span text:style-name="T61_2">Synthis</text:span><text:span text:style-name="T61_3"><text:s/></text:span><text:span text:style-name="T61_4">ft</text:span><text:span text:style-name="T61_5">.<text:s/></text:span><text:span text:style-name="T61_6">Turquoise</text:span><text:span text:style-name="T61_7"><text:s/></text:span><text:span text:style-name="T61_8">Splash</text:span><text:span text:style-name="T61_9"><text:s/>–<text:s/></text:span><text:span text:style-name="T61_10">Empty</text:span><text:span text:style-name="T61_11"><text:s/></text:span><text:span text:style-name="T61_12">Skies</text:span></text:p>
      <text:p text:style-name="P62"><text:span text:style-name="T62_1"><text:a xlink:type="simple" xlink:href="https://www.youtube.com/watch?v=OThaLezKPKQ"><text:span text:style-name="T62_2">https</text:span></text:a></text:span><text:span text:style-name="T62_3"><text:a xlink:type="simple" xlink:href="https://www.youtube.com/watch?v=OThaLezKPKQ"><text:span text:style-name="T62_4">://</text:span></text:a></text:span><text:span text:style-name="T62_5"><text:a xlink:type="simple" xlink:href="https://www.youtube.com/watch?v=OThaLezKPKQ"><text:span text:style-name="T62_6">www</text:span></text:a></text:span><text:span text:style-name="T62_7"><text:a xlink:type="simple" xlink:href="https://www.youtube.com/watch?v=OThaLezKPKQ"><text:span text:style-name="T62_8">.</text:span></text:a></text:span><text:span text:style-name="T62_9"><text:a xlink:type="simple" xlink:href="https://www.youtube.com/watch?v=OThaLezKPKQ"><text:span text:style-name="T62_10">youtube</text:span></text:a></text:span><text:span text:style-name="T62_11"><text:a xlink:type="simple" xlink:href="https://www.youtube.com/watch?v=OThaLezKPKQ"><text:span text:style-name="T62_12">.</text:span></text:a></text:span><text:span text:style-name="T62_13"><text:a xlink:type="simple" xlink:href="https://www.youtube.com/watch?v=OThaLezKPKQ"><text:span text:style-name="T62_14">com</text:span></text:a></text:span><text:span text:style-name="T62_15"><text:a xlink:type="simple" xlink:href="https://www.youtube.com/watch?v=OThaLezKPKQ"><text:span text:style-name="T62_16">/</text:span></text:a></text:span><text:span text:style-name="T62_17"><text:a xlink:type="simple" xlink:href="https://www.youtube.com/watch?v=OThaLezKPKQ"><text:span text:style-name="T62_18">watch</text:span></text:a></text:span><text:span text:style-name="T62_19"><text:a xlink:type="simple" xlink:href="https://www.youtube.com/watch?v=OThaLezKPKQ"><text:span text:style-name="T62_20">?</text:span></text:a></text:span><text:span text:style-name="T62_21"><text:a xlink:type="simple" xlink:href="https://www.youtube.com/watch?v=OThaLezKPKQ"><text:span text:style-name="T62_22">v</text:span></text:a></text:span><text:span text:style-name="T62_23"><text:a xlink:type="simple" xlink:href="https://www.youtube.com/watch?v=OThaLezKPKQ"><text:span text:style-name="T62_24">=</text:span></text:a></text:span><text:span text:style-name="T62_25"><text:a xlink:type="simple" xlink:href="https://www.youtube.com/watch?v=OThaLezKPKQ"><text:span text:style-name="T62_26">OThaLezKPKQ</text:span></text:a></text:span><text:span text:style-name="T62_27"><text:s/></text:span></text:p>
      <text:p text:style-name="P63"><text:span text:style-name="T63_1">[</text:span><text:span text:style-name="T63_2">Electro</text:span><text:span text:style-name="T63_3">]</text:span></text:p>
      <text:p text:style-name="P64"><text:span text:style-name="T64_1">Nigdy</text:span><text:span text:style-name="T64_2"><text:s/></text:span><text:span text:style-name="T64_3">bym</text:span><text:span text:style-name="T64_4"><text:s/></text:span><text:span text:style-name="T64_5">nie</text:span><text:span text:style-name="T64_6"><text:s/></text:span><text:span text:style-name="T64_7">pomyślał</text:span><text:span text:style-name="T64_8">,<text:s/></text:span><text:span text:style-name="T64_9">że</text:span><text:span text:style-name="T64_10"><text:s/></text:span><text:span text:style-name="T64_11">to</text:span><text:span text:style-name="T64_12"><text:s/></text:span><text:span text:style-name="T64_13">powiem</text:span><text:span text:style-name="T64_14">,<text:s/></text:span><text:span text:style-name="T64_15">ale</text:span><text:span text:style-name="T64_16"><text:s/></text:span><text:span text:style-name="T64_17">ucieszyła</text:span><text:span text:style-name="T64_18"><text:s/></text:span><text:span text:style-name="T64_19">mnie</text:span><text:span text:style-name="T64_20"><text:s/></text:span><text:span text:style-name="T64_21">obecność</text:span><text:span text:style-name="T64_22"><text:s/></text:span><text:span text:style-name="T64_23">utworu</text:span><text:span text:style-name="T64_24"><text:s/></text:span><text:span text:style-name="T64_25">elektronicznego</text:span><text:span text:style-name="T64_26"><text:s/></text:span><text:span text:style-name="T64_27">wśród</text:span><text:span text:style-name="T64_28"><text:s/></text:span><text:span text:style-name="T64_29">natłoku</text:span><text:span text:style-name="T64_30"><text:s/></text:span><text:span text:style-name="T64_31">rytmicznego</text:span><text:span text:style-name="T64_32"><text:s/></text:span><text:span text:style-name="T64_33">rocka</text:span><text:span text:style-name="T64_34">.<text:s/></text:span><text:span text:style-name="T64_35">Poza</text:span><text:span text:style-name="T64_36"><text:s/></text:span><text:span text:style-name="T64_37">tym</text:span><text:span text:style-name="T64_38"><text:s/></text:span><text:span text:style-name="T64_39">kolejna</text:span><text:span text:style-name="T64_40"><text:s/></text:span><text:span text:style-name="T64_41">sztampowa</text:span><text:span text:style-name="T64_42"><text:s/></text:span><text:span text:style-name="T64_43">tematyka</text:span><text:span text:style-name="T64_44"><text:s/>(</text:span><text:span text:style-name="T64_45">znowu</text:span><text:span text:style-name="T64_46"><text:s/></text:span><text:span text:style-name="T64_47">miłość</text:span><text:span text:style-name="T64_48">?<text:s/></text:span><text:span text:style-name="T64_49">Damn</text:span><text:span text:style-name="T64_50"><text:s/></text:span><text:span text:style-name="T64_51">it</text:span><text:span text:style-name="T64_52">!),<text:s/></text:span><text:span text:style-name="T64_53">pegazy</text:span><text:span text:style-name="T64_54"><text:s/></text:span><text:span text:style-name="T64_55">na</text:span><text:span text:style-name="T64_56"><text:s/></text:span><text:span text:style-name="T64_57">arcie</text:span><text:span text:style-name="T64_58"><text:s/></text:span><text:span text:style-name="T64_59">i</text:span><text:span text:style-name="T64_60"><text:s/></text:span><text:span text:style-name="T64_61">syntezator</text:span><text:span text:style-name="T64_62"><text:s/></text:span><text:span text:style-name="T64_63">w</text:span><text:span text:style-name="T64_64"><text:s/></text:span><text:span text:style-name="T64_65">głośnikach</text:span><text:span text:style-name="T64_66">.<text:s/></text:span><text:span text:style-name="T64_67">Żyć</text:span><text:span text:style-name="T64_68"><text:s/></text:span><text:span text:style-name="T64_69">nie</text:span><text:span text:style-name="T64_70"><text:s/></text:span><text:span text:style-name="T64_71">umierać</text:span><text:span text:style-name="T64_72">.</text:span></text:p>
      <text:p text:style-name="P65"/>
      <text:p text:style-name="P66"><text:span text:style-name="T66_1">13.<text:s/></text:span><text:span text:style-name="T66_2">Prince</text:span><text:span text:style-name="T66_3"><text:s/></text:span><text:span text:style-name="T66_4">Whateverer</text:span><text:span text:style-name="T66_5"><text:s/></text:span><text:span text:style-name="T66_6">ft</text:span><text:span text:style-name="T66_7">.<text:s/></text:span><text:span text:style-name="T66_8">Dreamchan</text:span><text:span text:style-name="T66_9"><text:s/>–<text:s/></text:span><text:span text:style-name="T66_10">Frailty</text:span></text:p>
      <text:p text:style-name="P67"><text:span text:style-name="T67_1"><text:a xlink:type="simple" xlink:href="https://www.youtube.com/watch?v=QC8MHrFTLJ0"><text:span text:style-name="T67_2">https</text:span></text:a></text:span><text:span text:style-name="T67_3"><text:a xlink:type="simple" xlink:href="https://www.youtube.com/watch?v=QC8MHrFTLJ0"><text:span text:style-name="T67_4">://</text:span></text:a></text:span><text:span text:style-name="T67_5"><text:a xlink:type="simple" xlink:href="https://www.youtube.com/watch?v=QC8MHrFTLJ0"><text:span text:style-name="T67_6">www</text:span></text:a></text:span><text:span text:style-name="T67_7"><text:a xlink:type="simple" xlink:href="https://www.youtube.com/watch?v=QC8MHrFTLJ0"><text:span text:style-name="T67_8">.</text:span></text:a></text:span><text:span text:style-name="T67_9"><text:a xlink:type="simple" xlink:href="https://www.youtube.com/watch?v=QC8MHrFTLJ0"><text:span text:style-name="T67_10">youtube</text:span></text:a></text:span><text:span text:style-name="T67_11"><text:a xlink:type="simple" xlink:href="https://www.youtube.com/watch?v=QC8MHrFTLJ0"><text:span text:style-name="T67_12">.</text:span></text:a></text:span><text:span text:style-name="T67_13"><text:a xlink:type="simple" xlink:href="https://www.youtube.com/watch?v=QC8MHrFTLJ0"><text:span text:style-name="T67_14">com</text:span></text:a></text:span><text:span text:style-name="T67_15"><text:a xlink:type="simple" xlink:href="https://www.youtube.com/watch?v=QC8MHrFTLJ0"><text:span text:style-name="T67_16">/</text:span></text:a></text:span><text:span text:style-name="T67_17"><text:a xlink:type="simple" xlink:href="https://www.youtube.com/watch?v=QC8MHrFTLJ0"><text:span text:style-name="T67_18">watch</text:span></text:a></text:span><text:span text:style-name="T67_19"><text:a xlink:type="simple" xlink:href="https://www.youtube.com/watch?v=QC8MHrFTLJ0"><text:span text:style-name="T67_20">?</text:span></text:a></text:span><text:span text:style-name="T67_21"><text:a xlink:type="simple" xlink:href="https://www.youtube.com/watch?v=QC8MHrFTLJ0"><text:span text:style-name="T67_22">v</text:span></text:a></text:span><text:span text:style-name="T67_23"><text:a xlink:type="simple" xlink:href="https://www.youtube.com/watch?v=QC8MHrFTLJ0"><text:span text:style-name="T67_24">=</text:span></text:a></text:span><text:span text:style-name="T67_25"><text:a xlink:type="simple" xlink:href="https://www.youtube.com/watch?v=QC8MHrFTLJ0"><text:span text:style-name="T67_26">QC</text:span></text:a></text:span><text:span text:style-name="T67_27"><text:a xlink:type="simple" xlink:href="https://www.youtube.com/watch?v=QC8MHrFTLJ0"><text:span text:style-name="T67_28">8</text:span></text:a></text:span><text:span text:style-name="T67_29"><text:a xlink:type="simple" xlink:href="https://www.youtube.com/watch?v=QC8MHrFTLJ0"><text:span text:style-name="T67_30">MHrFTLJ</text:span></text:a></text:span><text:span text:style-name="T67_31"><text:a xlink:type="simple" xlink:href="https://www.youtube.com/watch?v=QC8MHrFTLJ0"><text:span text:style-name="T67_32">0</text:span></text:a></text:span><text:span text:style-name="T67_33"><text:s/></text:span></text:p>
      <text:p text:style-name="P68"><text:span text:style-name="T68_1">[</text:span><text:span text:style-name="T68_2">Rock</text:span><text:span text:style-name="T68_3">…<text:s/></text:span><text:span text:style-name="T68_4">znowu</text:span><text:span text:style-name="T68_5">!]</text:span></text:p>
      <text:p text:style-name="P69"><text:span text:style-name="T69_1">Whateverer</text:span><text:span text:style-name="T69_2"><text:s/></text:span><text:span text:style-name="T69_3">jak</text:span><text:span text:style-name="T69_4"><text:s/></text:span><text:span text:style-name="T69_5">zawsze</text:span><text:span text:style-name="T69_6"><text:s/></text:span><text:span text:style-name="T69_7">cieszy</text:span><text:span text:style-name="T69_8"><text:s/></text:span><text:span text:style-name="T69_9">nasze</text:span><text:span text:style-name="T69_10"><text:s/></text:span><text:span text:style-name="T69_11">uszy</text:span><text:span text:style-name="T69_12"><text:s/></text:span><text:span text:style-name="T69_13">swoim</text:span><text:span text:style-name="T69_14"><text:s/></text:span><text:span text:style-name="T69_15">specyficznym</text:span><text:span text:style-name="T69_16"><text:s/></text:span><text:span text:style-name="T69_17">stylem</text:span><text:span text:style-name="T69_18"><text:s/></text:span><text:span text:style-name="T69_19">muzyki</text:span><text:span text:style-name="T69_20"><text:s/></text:span><text:span text:style-name="T69_21">i</text:span><text:span text:style-name="T69_22"><text:s/></text:span><text:span text:style-name="T69_23">dynamicznymi</text:span><text:span text:style-name="T69_24"><text:s/></text:span><text:span text:style-name="T69_25">napisami</text:span><text:span text:style-name="T69_26"><text:s/></text:span><text:span text:style-name="T69_27">na</text:span><text:span text:style-name="T69_28"><text:s/></text:span><text:span text:style-name="T69_29">ekranie</text:span><text:span text:style-name="T69_30">.<text:s/></text:span><text:span text:style-name="T69_31">Tym</text:span><text:span text:style-name="T69_32"><text:s/></text:span><text:span text:style-name="T69_33">razem</text:span><text:span text:style-name="T69_34"><text:s/></text:span><text:span text:style-name="T69_35">piosenka</text:span><text:span text:style-name="T69_36"><text:s/></text:span><text:span text:style-name="T69_37">poświęcona</text:span><text:span text:style-name="T69_38"><text:s/></text:span><text:span text:style-name="T69_39">Twilight</text:span><text:span text:style-name="T69_40">.</text:span></text:p>
      <text:p text:style-name="P70"/>
      <text:p text:style-name="P71"><text:span text:style-name="T71_1">14.<text:s/></text:span><text:span text:style-name="T71_2">Wasteland</text:span><text:span text:style-name="T71_3"><text:s/></text:span><text:span text:style-name="T71_4">Wailers</text:span><text:span text:style-name="T71_5"><text:s/></text:span><text:span text:style-name="T71_6">ft</text:span><text:span text:style-name="T71_7">.<text:s/></text:span><text:span text:style-name="T71_8">Haymaker</text:span><text:span text:style-name="T71_9"><text:s/>–<text:s/></text:span><text:span text:style-name="T71_10">Whole</text:span><text:span text:style-name="T71_11"><text:s/></text:span><text:span text:style-name="T71_12">Lotta</text:span><text:span text:style-name="T71_13"><text:s/></text:span><text:span text:style-name="T71_14">Magic</text:span></text:p>
      <text:p text:style-name="P72"><text:span text:style-name="T72_1"><text:a xlink:type="simple" xlink:href="https://www.youtube.com/watch?v=TJm1Xji_Ymk"><text:span text:style-name="T72_2">https</text:span></text:a></text:span><text:span text:style-name="T72_3"><text:a xlink:type="simple" xlink:href="https://www.youtube.com/watch?v=TJm1Xji_Ymk"><text:span text:style-name="T72_4">://</text:span></text:a></text:span><text:span text:style-name="T72_5"><text:a xlink:type="simple" xlink:href="https://www.youtube.com/watch?v=TJm1Xji_Ymk"><text:span text:style-name="T72_6">www</text:span></text:a></text:span><text:span text:style-name="T72_7"><text:a xlink:type="simple" xlink:href="https://www.youtube.com/watch?v=TJm1Xji_Ymk"><text:span text:style-name="T72_8">.</text:span></text:a></text:span><text:span text:style-name="T72_9"><text:a xlink:type="simple" xlink:href="https://www.youtube.com/watch?v=TJm1Xji_Ymk"><text:span text:style-name="T72_10">youtube</text:span></text:a></text:span><text:span text:style-name="T72_11"><text:a xlink:type="simple" xlink:href="https://www.youtube.com/watch?v=TJm1Xji_Ymk"><text:span text:style-name="T72_12">.</text:span></text:a></text:span><text:span text:style-name="T72_13"><text:a xlink:type="simple" xlink:href="https://www.youtube.com/watch?v=TJm1Xji_Ymk"><text:span text:style-name="T72_14">com</text:span></text:a></text:span><text:span text:style-name="T72_15"><text:a xlink:type="simple" xlink:href="https://www.youtube.com/watch?v=TJm1Xji_Ymk"><text:span text:style-name="T72_16">/</text:span></text:a></text:span><text:span text:style-name="T72_17"><text:a xlink:type="simple" xlink:href="https://www.youtube.com/watch?v=TJm1Xji_Ymk"><text:span text:style-name="T72_18">watch</text:span></text:a></text:span><text:span text:style-name="T72_19"><text:a xlink:type="simple" xlink:href="https://www.youtube.com/watch?v=TJm1Xji_Ymk"><text:span text:style-name="T72_20">?</text:span></text:a></text:span><text:span text:style-name="T72_21"><text:a xlink:type="simple" xlink:href="https://www.youtube.com/watch?v=TJm1Xji_Ymk"><text:span text:style-name="T72_22">v</text:span></text:a></text:span><text:span text:style-name="T72_23"><text:a xlink:type="simple" xlink:href="https://www.youtube.com/watch?v=TJm1Xji_Ymk"><text:span text:style-name="T72_24">=</text:span></text:a></text:span><text:span text:style-name="T72_25"><text:a xlink:type="simple" xlink:href="https://www.youtube.com/watch?v=TJm1Xji_Ymk"><text:span text:style-name="T72_26">TJm</text:span></text:a></text:span><text:span text:style-name="T72_27"><text:a xlink:type="simple" xlink:href="https://www.youtube.com/watch?v=TJm1Xji_Ymk"><text:span text:style-name="T72_28">1</text:span></text:a></text:span><text:span text:style-name="T72_29"><text:a xlink:type="simple" xlink:href="https://www.youtube.com/watch?v=TJm1Xji_Ymk"><text:span text:style-name="T72_30">Xji</text:span></text:a></text:span><text:span text:style-name="T72_31"><text:a xlink:type="simple" xlink:href="https://www.youtube.com/watch?v=TJm1Xji_Ymk"><text:span text:style-name="T72_32">_</text:span></text:a></text:span><text:span text:style-name="T72_33"><text:a xlink:type="simple" xlink:href="https://www.youtube.com/watch?v=TJm1Xji_Ymk"><text:span text:style-name="T72_34">Ymk</text:span></text:a></text:span><text:span text:style-name="T72_35"><text:s/></text:span></text:p>
      <text:p text:style-name="P73"><text:span text:style-name="T73_1">[</text:span><text:span text:style-name="T73_2">Country</text:span><text:span text:style-name="T73_3"><text:s/></text:span><text:span text:style-name="T73_4">rock</text:span><text:span text:style-name="T73_5">]</text:span></text:p>
      <text:p text:style-name="P74"><text:span text:style-name="T74_1">I</text:span><text:span text:style-name="T74_2"><text:s/></text:span><text:span text:style-name="T74_3">kolejny</text:span><text:span text:style-name="T74_4"><text:s/></text:span><text:span text:style-name="T74_5">kawałek</text:span><text:span text:style-name="T74_6"><text:s/></text:span><text:span text:style-name="T74_7">poświęcony</text:span><text:span text:style-name="T74_8"><text:s/></text:span><text:span text:style-name="T74_9">naszej</text:span><text:span text:style-name="T74_10"><text:s/></text:span><text:span text:style-name="T74_11">lawendowej</text:span><text:span text:style-name="T74_12"><text:s/></text:span><text:span text:style-name="T74_13">księżniczce</text:span><text:span text:style-name="T74_14">,<text:s/></text:span><text:span text:style-name="T74_15">w</text:span><text:span text:style-name="T74_16"><text:s/></text:span><text:span text:style-name="T74_17">dodatku</text:span><text:span text:style-name="T74_18"><text:s/></text:span><text:span text:style-name="T74_19">stworzony</text:span><text:span text:style-name="T74_20"><text:s/></text:span><text:span text:style-name="T74_21">przez</text:span><text:span text:style-name="T74_22"><text:s/></text:span><text:span text:style-name="T74_23">grupę</text:span><text:span text:style-name="T74_24"><text:s/></text:span><text:span text:style-name="T74_25">zajmującą</text:span><text:span text:style-name="T74_26"><text:s/></text:span><text:span text:style-name="T74_27">się</text:span><text:span text:style-name="T74_28"><text:s/></text:span><text:span text:style-name="T74_29">soundtrackiem</text:span><text:span text:style-name="T74_30"><text:s/></text:span><text:span text:style-name="T74_31">do</text:span><text:span text:style-name="T74_32"><text:s/></text:span><text:span text:style-name="T74_33">powstającego</text:span><text:span text:style-name="T74_34"><text:s/></text:span><text:span text:style-name="T74_35">Fallout</text:span><text:span text:style-name="T74_36"><text:s/></text:span><text:span text:style-name="T74_37">Equestria</text:span><text:span text:style-name="T74_38">:<text:s/></text:span><text:span text:style-name="T74_39">The</text:span><text:span text:style-name="T74_40"><text:s/></text:span><text:span text:style-name="T74_41">Game</text:span><text:span text:style-name="T74_42">.<text:s/></text:span><text:span text:style-name="T74_43">I</text:span><text:span text:style-name="T74_44"><text:s/></text:span><text:span text:style-name="T74_45">to</text:span><text:span text:style-name="T74_46"><text:s/></text:span><text:span text:style-name="T74_47">jest</text:span><text:span text:style-name="T74_48"><text:s/></text:span><text:span text:style-name="T74_49">coś</text:span><text:span text:style-name="T74_50">,<text:s/></text:span><text:span text:style-name="T74_51">czego</text:span><text:span text:style-name="T74_52"><text:s/></text:span><text:span text:style-name="T74_53">z</text:span><text:span text:style-name="T74_54"><text:s/></text:span><text:span text:style-name="T74_55">wielką</text:span><text:span text:style-name="T74_56"><text:s/></text:span><text:span text:style-name="T74_57">chęcią</text:span><text:span text:style-name="T74_58"><text:s/></text:span><text:span text:style-name="T74_59">posłuchałbym</text:span><text:span text:style-name="T74_60"><text:s/></text:span><text:span text:style-name="T74_61">w</text:span><text:span text:style-name="T74_62"><text:s/></text:span><text:span text:style-name="T74_63">growym</text:span><text:span text:style-name="T74_64"><text:s/></text:span><text:span text:style-name="T74_65">radiu</text:span><text:span text:style-name="T74_66">.<text:s/></text:span><text:span text:style-name="T74_67">Aprobuję</text:span><text:span text:style-name="T74_68">.</text:span></text:p>
      <text:p text:style-name="P75"/>
      <text:p text:style-name="P76"><text:span text:style-name="T76_1">15.<text:s/></text:span><text:span text:style-name="T76_2">Romstar</text:span><text:span text:style-name="T76_3"><text:s/>–<text:s/></text:span><text:span text:style-name="T76_4">Cold</text:span><text:span text:style-name="T76_5"><text:s/></text:span><text:span text:style-name="T76_6">Heroes</text:span></text:p>
      <text:p text:style-name="P77"><text:span text:style-name="T77_1"><text:a xlink:type="simple" xlink:href="https://www.youtube.com/watch?v=xwJF6XRD1yI"><text:span text:style-name="T77_2">https</text:span></text:a></text:span><text:span text:style-name="T77_3"><text:a xlink:type="simple" xlink:href="https://www.youtube.com/watch?v=xwJF6XRD1yI"><text:span text:style-name="T77_4">://</text:span></text:a></text:span><text:span text:style-name="T77_5"><text:a xlink:type="simple" xlink:href="https://www.youtube.com/watch?v=xwJF6XRD1yI"><text:span text:style-name="T77_6">www</text:span></text:a></text:span><text:span text:style-name="T77_7"><text:a xlink:type="simple" xlink:href="https://www.youtube.com/watch?v=xwJF6XRD1yI"><text:span text:style-name="T77_8">.</text:span></text:a></text:span><text:span text:style-name="T77_9"><text:a xlink:type="simple" xlink:href="https://www.youtube.com/watch?v=xwJF6XRD1yI"><text:span text:style-name="T77_10">youtube</text:span></text:a></text:span><text:span text:style-name="T77_11"><text:a xlink:type="simple" xlink:href="https://www.youtube.com/watch?v=xwJF6XRD1yI"><text:span text:style-name="T77_12">.</text:span></text:a></text:span><text:span text:style-name="T77_13"><text:a xlink:type="simple" xlink:href="https://www.youtube.com/watch?v=xwJF6XRD1yI"><text:span text:style-name="T77_14">com</text:span></text:a></text:span><text:span text:style-name="T77_15"><text:a xlink:type="simple" xlink:href="https://www.youtube.com/watch?v=xwJF6XRD1yI"><text:span text:style-name="T77_16">/</text:span></text:a></text:span><text:span text:style-name="T77_17"><text:a xlink:type="simple" xlink:href="https://www.youtube.com/watch?v=xwJF6XRD1yI"><text:span text:style-name="T77_18">watch</text:span></text:a></text:span><text:span text:style-name="T77_19"><text:a xlink:type="simple" xlink:href="https://www.youtube.com/watch?v=xwJF6XRD1yI"><text:span text:style-name="T77_20">?</text:span></text:a></text:span><text:span text:style-name="T77_21"><text:a xlink:type="simple" xlink:href="https://www.youtube.com/watch?v=xwJF6XRD1yI"><text:span text:style-name="T77_22">v</text:span></text:a></text:span><text:span text:style-name="T77_23"><text:a xlink:type="simple" xlink:href="https://www.youtube.com/watch?v=xwJF6XRD1yI"><text:span text:style-name="T77_24">=</text:span></text:a></text:span><text:span text:style-name="T77_25"><text:a xlink:type="simple" xlink:href="https://www.youtube.com/watch?v=xwJF6XRD1yI"><text:span text:style-name="T77_26">xwJF</text:span></text:a></text:span><text:span text:style-name="T77_27"><text:a xlink:type="simple" xlink:href="https://www.youtube.com/watch?v=xwJF6XRD1yI"><text:span text:style-name="T77_28">6</text:span></text:a></text:span><text:span text:style-name="T77_29"><text:a xlink:type="simple" xlink:href="https://www.youtube.com/watch?v=xwJF6XRD1yI"><text:span text:style-name="T77_30">XRD</text:span></text:a></text:span><text:span text:style-name="T77_31"><text:a xlink:type="simple" xlink:href="https://www.youtube.com/watch?v=xwJF6XRD1yI"><text:span text:style-name="T77_32">1</text:span></text:a></text:span><text:span text:style-name="T77_33"><text:a xlink:type="simple" xlink:href="https://www.youtube.com/watch?v=xwJF6XRD1yI"><text:span text:style-name="T77_34">yI</text:span></text:a></text:span><text:span text:style-name="T77_35"><text:s/></text:span></text:p>
      <text:p text:style-name="P78"><text:span text:style-name="T78_1">[</text:span><text:span text:style-name="T78_2">Chill</text:span><text:span text:style-name="T78_3">]<text:s/>[</text:span><text:span text:style-name="T78_4">Vocal</text:span><text:span text:style-name="T78_5">]<text:s/>[</text:span><text:span text:style-name="T78_6">Lekkie</text:span><text:span text:style-name="T78_7"><text:s/></text:span><text:span text:style-name="T78_8">Electro</text:span><text:span text:style-name="T78_9">]</text:span></text:p>
      <text:p text:style-name="P79"><text:span text:style-name="T79_1">Wolny</text:span><text:span text:style-name="T79_2"><text:s/></text:span><text:span text:style-name="T79_3">i</text:span><text:span text:style-name="T79_4"><text:s/></text:span><text:span text:style-name="T79_5">utrzymany</text:span><text:span text:style-name="T79_6"><text:s/></text:span><text:span text:style-name="T79_7">w</text:span><text:span text:style-name="T79_8"><text:s/></text:span><text:span text:style-name="T79_9">klimacie</text:span><text:span text:style-name="T79_10"><text:s/></text:span><text:span text:style-name="T79_11">zimowym</text:span><text:span text:style-name="T79_12"><text:s/></text:span><text:span text:style-name="T79_13">utwór</text:span><text:span text:style-name="T79_14">.<text:s/></text:span><text:span text:style-name="T79_15">Wyjątkowo</text:span><text:span text:style-name="T79_16"><text:s/></text:span><text:span text:style-name="T79_17">nie</text:span><text:span text:style-name="T79_18"><text:s/></text:span><text:span text:style-name="T79_19">mówi</text:span><text:span text:style-name="T79_20"><text:s/></text:span><text:span text:style-name="T79_21">o</text:span><text:span text:style-name="T79_22"><text:s/></text:span><text:span text:style-name="T79_23">miłości</text:span><text:span text:style-name="T79_24">,<text:s/></text:span><text:span text:style-name="T79_25">a</text:span><text:span text:style-name="T79_26"><text:s/></text:span><text:span text:style-name="T79_27">o</text:span><text:span text:style-name="T79_28"><text:s/></text:span><text:span text:style-name="T79_29">roztrzaskanej</text:span><text:span text:style-name="T79_30"><text:s/></text:span><text:span text:style-name="T79_31">przyjaźni</text:span><text:span text:style-name="T79_32">.<text:s/></text:span><text:span text:style-name="T79_33">Muszę</text:span><text:span text:style-name="T79_34"><text:s/></text:span><text:span text:style-name="T79_35">przyznać</text:span><text:span text:style-name="T79_36">,<text:s/></text:span><text:span text:style-name="T79_37">że</text:span><text:span text:style-name="T79_38"><text:s/>“</text:span><text:span text:style-name="T79_39">fabuła</text:span><text:span text:style-name="T79_40">”<text:s/></text:span><text:span text:style-name="T79_41">jest</text:span><text:span text:style-name="T79_42"><text:s/></text:span><text:span text:style-name="T79_43">dość</text:span><text:span text:style-name="T79_44"><text:s/></text:span><text:span text:style-name="T79_45">przyjemna</text:span><text:span text:style-name="T79_46">.<text:s/></text:span><text:span text:style-name="T79_47">Aprobuję</text:span><text:span text:style-name="T79_48">.</text:span></text:p>
      <text:p text:style-name="P80"/>
      <text:p text:style-name="P81"><text:span text:style-name="T81_1">16.<text:s/></text:span><text:span text:style-name="T81_2">Turquoise</text:span><text:span text:style-name="T81_3"><text:s/></text:span><text:span text:style-name="T81_4">Splash</text:span><text:span text:style-name="T81_5"><text:s/>–<text:s/></text:span><text:span text:style-name="T81_6">When</text:span><text:span text:style-name="T81_7"><text:s/></text:span><text:span text:style-name="T81_8">You</text:span><text:span text:style-name="T81_9">’</text:span><text:span text:style-name="T81_10">re</text:span><text:span text:style-name="T81_11"><text:s/></text:span><text:span text:style-name="T81_12">Offline</text:span></text:p>
      <text:p text:style-name="P82"><text:span text:style-name="T82_1"><text:a xlink:type="simple" xlink:href="https://www.youtube.com/watch?v=rIeo_SZaOeg"><text:span text:style-name="T82_2">https</text:span></text:a></text:span><text:span text:style-name="T82_3"><text:a xlink:type="simple" xlink:href="https://www.youtube.com/watch?v=rIeo_SZaOeg"><text:span text:style-name="T82_4">://</text:span></text:a></text:span><text:span text:style-name="T82_5"><text:a xlink:type="simple" xlink:href="https://www.youtube.com/watch?v=rIeo_SZaOeg"><text:span text:style-name="T82_6">www</text:span></text:a></text:span><text:span text:style-name="T82_7"><text:a xlink:type="simple" xlink:href="https://www.youtube.com/watch?v=rIeo_SZaOeg"><text:span text:style-name="T82_8">.</text:span></text:a></text:span><text:span text:style-name="T82_9"><text:a xlink:type="simple" xlink:href="https://www.youtube.com/watch?v=rIeo_SZaOeg"><text:span text:style-name="T82_10">youtube</text:span></text:a></text:span><text:span text:style-name="T82_11"><text:a xlink:type="simple" xlink:href="https://www.youtube.com/watch?v=rIeo_SZaOeg"><text:span text:style-name="T82_12">.</text:span></text:a></text:span><text:span text:style-name="T82_13"><text:a xlink:type="simple" xlink:href="https://www.youtube.com/watch?v=rIeo_SZaOeg"><text:span text:style-name="T82_14">com</text:span></text:a></text:span><text:span text:style-name="T82_15"><text:a xlink:type="simple" xlink:href="https://www.youtube.com/watch?v=rIeo_SZaOeg"><text:span text:style-name="T82_16">/</text:span></text:a></text:span><text:span text:style-name="T82_17"><text:a xlink:type="simple" xlink:href="https://www.youtube.com/watch?v=rIeo_SZaOeg"><text:span text:style-name="T82_18">watch</text:span></text:a></text:span><text:span text:style-name="T82_19"><text:a xlink:type="simple" xlink:href="https://www.youtube.com/watch?v=rIeo_SZaOeg"><text:span text:style-name="T82_20">?</text:span></text:a></text:span><text:span text:style-name="T82_21"><text:a xlink:type="simple" xlink:href="https://www.youtube.com/watch?v=rIeo_SZaOeg"><text:span text:style-name="T82_22">v</text:span></text:a></text:span><text:span text:style-name="T82_23"><text:a xlink:type="simple" xlink:href="https://www.youtube.com/watch?v=rIeo_SZaOeg"><text:span text:style-name="T82_24">=</text:span></text:a></text:span><text:span text:style-name="T82_25"><text:a xlink:type="simple" xlink:href="https://www.youtube.com/watch?v=rIeo_SZaOeg"><text:span text:style-name="T82_26">rIeo</text:span></text:a></text:span><text:span text:style-name="T82_27"><text:a xlink:type="simple" xlink:href="https://www.youtube.com/watch?v=rIeo_SZaOeg"><text:span text:style-name="T82_28">_</text:span></text:a></text:span><text:span text:style-name="T82_29"><text:a xlink:type="simple" xlink:href="https://www.youtube.com/watch?v=rIeo_SZaOeg"><text:span text:style-name="T82_30">SZaOeg</text:span></text:a></text:span><text:span text:style-name="T82_31"><text:s/></text:span></text:p>
      <text:p text:style-name="P83"><text:span text:style-name="T83_1">[</text:span><text:span text:style-name="T83_2">Acoustic</text:span><text:span text:style-name="T83_3">?]<text:s/>[</text:span><text:span text:style-name="T83_4">Vocal</text:span><text:span text:style-name="T83_5">]</text:span></text:p>
      <text:p text:style-name="P84"><text:span text:style-name="T84_1">Przez</text:span><text:span text:style-name="T84_2"><text:s/></text:span><text:span text:style-name="T84_3">parę</text:span><text:span text:style-name="T84_4"><text:s/></text:span><text:span text:style-name="T84_5">minut</text:span><text:span text:style-name="T84_6"><text:s/></text:span><text:span text:style-name="T84_7">siedziałem</text:span><text:span text:style-name="T84_8"><text:s/></text:span><text:span text:style-name="T84_9">dokładnie</text:span><text:span text:style-name="T84_10"><text:s/></text:span><text:span text:style-name="T84_11">tak</text:span><text:span text:style-name="T84_12"><text:s/></text:span><text:span text:style-name="T84_13">jak</text:span><text:span text:style-name="T84_14"><text:s/></text:span><text:span text:style-name="T84_15">pegaz</text:span><text:span text:style-name="T84_16"><text:s/></text:span><text:span text:style-name="T84_17">na</text:span><text:span text:style-name="T84_18"><text:s/></text:span><text:span text:style-name="T84_19">obrazku</text:span><text:span text:style-name="T84_20">,<text:s/></text:span><text:span text:style-name="T84_21">z</text:span><text:span text:style-name="T84_22"><text:s/></text:span><text:span text:style-name="T84_23">takim</text:span><text:span text:style-name="T84_24"><text:s/></text:span><text:span text:style-name="T84_25">samym</text:span><text:span text:style-name="T84_26"><text:s/></text:span><text:span text:style-name="T84_27">wyrazem</text:span><text:span text:style-name="T84_28"><text:s/></text:span><text:span text:style-name="T84_29">twarzy</text:span><text:span text:style-name="T84_30">,<text:s/></text:span><text:span text:style-name="T84_31">spojrzeniem</text:span><text:span text:style-name="T84_32">…<text:s/></text:span><text:span text:style-name="T84_33">a</text:span><text:span text:style-name="T84_34"><text:s/></text:span><text:span text:style-name="T84_35">przynajmniej</text:span><text:span text:style-name="T84_36"><text:s/></text:span><text:span text:style-name="T84_37">tak</text:span><text:span text:style-name="T84_38"><text:s/></text:span><text:span text:style-name="T84_39">mi</text:span><text:span text:style-name="T84_40"><text:s/></text:span><text:span text:style-name="T84_41">się</text:span><text:span text:style-name="T84_42"><text:s/></text:span><text:span text:style-name="T84_43">wydawało</text:span><text:span text:style-name="T84_44">.<text:s/></text:span><text:span text:style-name="T84_45">Opowieść</text:span><text:span text:style-name="T84_46"><text:s/></text:span><text:span text:style-name="T84_47">o</text:span><text:span text:style-name="T84_48"><text:s/></text:span><text:span text:style-name="T84_49">internetowych</text:span><text:span text:style-name="T84_50"><text:s/></text:span><text:span text:style-name="T84_51">znajomościach</text:span><text:span text:style-name="T84_52"><text:s/></text:span><text:span text:style-name="T84_53">i</text:span><text:span text:style-name="T84_54"><text:s/></text:span><text:span text:style-name="T84_55">przyjaciołach</text:span><text:span text:style-name="T84_56">,<text:s/></text:span><text:span text:style-name="T84_57">którzy</text:span><text:span text:style-name="T84_58"><text:s/></text:span><text:span text:style-name="T84_59">mieszkają</text:span><text:span text:style-name="T84_60"><text:s/></text:span><text:span text:style-name="T84_61">zdecydowanie</text:span><text:span text:style-name="T84_62"><text:s/></text:span><text:span text:style-name="T84_63">za</text:span><text:span text:style-name="T84_64"><text:s/></text:span><text:span text:style-name="T84_65">daleko</text:span><text:span text:style-name="T84_66">,<text:s/></text:span><text:span text:style-name="T84_67">żeby</text:span><text:span text:style-name="T84_68"><text:s/></text:span><text:span text:style-name="T84_69">z</text:span><text:span text:style-name="T84_70"><text:s/></text:span><text:span text:style-name="T84_71">nimi</text:span><text:span text:style-name="T84_72"><text:s/></text:span><text:span text:style-name="T84_73">wyjść</text:span><text:span text:style-name="T84_74"><text:s/></text:span><text:span text:style-name="T84_75">na</text:span><text:span text:style-name="T84_76"><text:s/></text:span><text:span text:style-name="T84_77">kawę</text:span><text:span text:style-name="T84_78"><text:s/></text:span><text:span text:style-name="T84_79">czy</text:span><text:span text:style-name="T84_80"><text:s/></text:span><text:span text:style-name="T84_81">do</text:span><text:span text:style-name="T84_82"><text:s/></text:span><text:span text:style-name="T84_83">baru</text:span><text:span text:style-name="T84_84">.</text:span></text:p>
      <text:p text:style-name="P85"/>
      <text:p text:style-name="P86"><text:span text:style-name="T86_1">17.<text:s/></text:span><text:span text:style-name="T86_2">Luna</text:span><text:span text:style-name="T86_3"><text:s/></text:span><text:span text:style-name="T86_4">Jax</text:span><text:span text:style-name="T86_5"><text:s/></text:span><text:span text:style-name="T86_6">ft</text:span><text:span text:style-name="T86_7">.<text:s/></text:span><text:span text:style-name="T86_8">Woodlore</text:span><text:span text:style-name="T86_9"><text:s/>–<text:s/></text:span><text:span text:style-name="T86_10">The</text:span><text:span text:style-name="T86_11"><text:s/></text:span><text:span text:style-name="T86_12">Heart</text:span><text:span text:style-name="T86_13"><text:s/></text:span><text:span text:style-name="T86_14">Carol</text:span></text:p>
      <text:p text:style-name="P87"><text:span text:style-name="T87_1"><text:a xlink:type="simple" xlink:href="https://www.youtube.com/watch?v=SnXpAJgXxZQ"><text:span text:style-name="T87_2">https</text:span></text:a></text:span><text:span text:style-name="T87_3"><text:a xlink:type="simple" xlink:href="https://www.youtube.com/watch?v=SnXpAJgXxZQ"><text:span text:style-name="T87_4">://</text:span></text:a></text:span><text:span text:style-name="T87_5"><text:a xlink:type="simple" xlink:href="https://www.youtube.com/watch?v=SnXpAJgXxZQ"><text:span text:style-name="T87_6">www</text:span></text:a></text:span><text:span text:style-name="T87_7"><text:a xlink:type="simple" xlink:href="https://www.youtube.com/watch?v=SnXpAJgXxZQ"><text:span text:style-name="T87_8">.</text:span></text:a></text:span><text:span text:style-name="T87_9"><text:a xlink:type="simple" xlink:href="https://www.youtube.com/watch?v=SnXpAJgXxZQ"><text:span text:style-name="T87_10">youtube</text:span></text:a></text:span><text:span text:style-name="T87_11"><text:a xlink:type="simple" xlink:href="https://www.youtube.com/watch?v=SnXpAJgXxZQ"><text:span text:style-name="T87_12">.</text:span></text:a></text:span><text:span text:style-name="T87_13"><text:a xlink:type="simple" xlink:href="https://www.youtube.com/watch?v=SnXpAJgXxZQ"><text:span text:style-name="T87_14">com</text:span></text:a></text:span><text:span text:style-name="T87_15"><text:a xlink:type="simple" xlink:href="https://www.youtube.com/watch?v=SnXpAJgXxZQ"><text:span text:style-name="T87_16">/</text:span></text:a></text:span><text:span text:style-name="T87_17"><text:a xlink:type="simple" xlink:href="https://www.youtube.com/watch?v=SnXpAJgXxZQ"><text:span text:style-name="T87_18">watch</text:span></text:a></text:span><text:span text:style-name="T87_19"><text:a xlink:type="simple" xlink:href="https://www.youtube.com/watch?v=SnXpAJgXxZQ"><text:span text:style-name="T87_20">?</text:span></text:a></text:span><text:span text:style-name="T87_21"><text:a xlink:type="simple" xlink:href="https://www.youtube.com/watch?v=SnXpAJgXxZQ"><text:span text:style-name="T87_22">v</text:span></text:a></text:span><text:span text:style-name="T87_23"><text:a xlink:type="simple" xlink:href="https://www.youtube.com/watch?v=SnXpAJgXxZQ"><text:span text:style-name="T87_24">=</text:span></text:a></text:span><text:span text:style-name="T87_25"><text:a xlink:type="simple" xlink:href="https://www.youtube.com/watch?v=SnXpAJgXxZQ"><text:span text:style-name="T87_26">SnXpAJgXxZQ</text:span></text:a></text:span><text:span text:style-name="T87_27"><text:s/></text:span></text:p>
      <text:p text:style-name="P88"><text:span text:style-name="T88_1">[</text:span><text:span text:style-name="T88_2">Vocal</text:span><text:span text:style-name="T88_3">]</text:span></text:p>
      <text:p text:style-name="P89"><text:span text:style-name="T89_1">Po</text:span><text:span text:style-name="T89_2"><text:s/></text:span><text:span text:style-name="T89_3">prawdzie</text:span><text:span text:style-name="T89_4"><text:s/></text:span><text:span text:style-name="T89_5">jest</text:span><text:span text:style-name="T89_6"><text:s/></text:span><text:span text:style-name="T89_7">to</text:span><text:span text:style-name="T89_8"><text:s/></text:span><text:span text:style-name="T89_9">zwyczajnie</text:span><text:span text:style-name="T89_10"><text:s/></text:span><text:span text:style-name="T89_11">rozwinięcie</text:span><text:span text:style-name="T89_12"><text:s/>“</text:span><text:span text:style-name="T89_13">Heart</text:span><text:span text:style-name="T89_14"><text:s/></text:span><text:span text:style-name="T89_15">Carol</text:span><text:span text:style-name="T89_16">”<text:s/></text:span><text:span text:style-name="T89_17">z</text:span><text:span text:style-name="T89_18"><text:s/></text:span><text:span text:style-name="T89_19">odcinka</text:span><text:span text:style-name="T89_20"><text:s/></text:span><text:span text:style-name="T89_21">traktującego</text:span><text:span text:style-name="T89_22"><text:s/></text:span><text:span text:style-name="T89_23">o</text:span><text:span text:style-name="T89_24"><text:s/></text:span><text:span text:style-name="T89_25">Heartswarming</text:span><text:span text:style-name="T89_26"><text:s/></text:span><text:span text:style-name="T89_27">Eve</text:span><text:span text:style-name="T89_28"><text:s/>–<text:s/></text:span><text:span text:style-name="T89_29">wolniejsze</text:span><text:span text:style-name="T89_30">,<text:s/></text:span><text:span text:style-name="T89_31">spokojniejsze</text:span><text:span text:style-name="T89_32">,<text:s/></text:span><text:span text:style-name="T89_33">z</text:span><text:span text:style-name="T89_34"><text:s/></text:span><text:span text:style-name="T89_35">głębokimi</text:span><text:span text:style-name="T89_36">,<text:s/></text:span><text:span text:style-name="T89_37">męskimi</text:span><text:span text:style-name="T89_38"><text:s/></text:span><text:span text:style-name="T89_39">wokalami</text:span><text:span text:style-name="T89_40"><text:s/></text:span><text:span text:style-name="T89_41">i</text:span><text:span text:style-name="T89_42"><text:s/></text:span><text:span text:style-name="T89_43">nikłym</text:span><text:span text:style-name="T89_44"><text:s/></text:span><text:span text:style-name="T89_45">wspomaganiem</text:span><text:span text:style-name="T89_46"><text:s/></text:span><text:span text:style-name="T89_47">gitary</text:span><text:span text:style-name="T89_48">.<text:s/></text:span><text:span text:style-name="T89_49">Wybija</text:span><text:span text:style-name="T89_50"><text:s/></text:span><text:span text:style-name="T89_51">się</text:span><text:span text:style-name="T89_52"><text:s/></text:span><text:span text:style-name="T89_53">tu</text:span><text:span text:style-name="T89_54"><text:s/></text:span><text:span text:style-name="T89_55">przede</text:span><text:span text:style-name="T89_56"><text:s/></text:span><text:span text:style-name="T89_57">wszystkim</text:span><text:span text:style-name="T89_58"><text:s/></text:span><text:span text:style-name="T89_59">wokal</text:span><text:span text:style-name="T89_60">,<text:s/></text:span><text:span text:style-name="T89_61">jak</text:span><text:span text:style-name="T89_62"><text:s/></text:span><text:span text:style-name="T89_63">to</text:span><text:span text:style-name="T89_64"><text:s/></text:span><text:span text:style-name="T89_65">w</text:span><text:span text:style-name="T89_66"><text:s/></text:span><text:span text:style-name="T89_67">kolędach</text:span><text:span text:style-name="T89_68"><text:s/></text:span><text:span text:style-name="T89_69">być</text:span><text:span text:style-name="T89_70"><text:s/></text:span><text:span text:style-name="T89_71">powinno</text:span><text:span text:style-name="T89_72">.<text:s/></text:span><text:span text:style-name="T89_73">Jeżeli</text:span><text:span text:style-name="T89_74"><text:s/></text:span><text:span text:style-name="T89_75">jest</text:span><text:span text:style-name="T89_76"><text:s/></text:span><text:span text:style-name="T89_77">coś</text:span><text:span text:style-name="T89_78">,<text:s/></text:span><text:span text:style-name="T89_79">co</text:span><text:span text:style-name="T89_80"><text:s/></text:span><text:span text:style-name="T89_81">uwielbiam</text:span><text:span text:style-name="T89_82">,<text:s/></text:span><text:span text:style-name="T89_83">to</text:span><text:span text:style-name="T89_84"><text:s/></text:span><text:span text:style-name="T89_85">właśnie</text:span><text:span text:style-name="T89_86"><text:s/></text:span><text:span text:style-name="T89_87">basy</text:span><text:span text:style-name="T89_88"><text:s/></text:span><text:span text:style-name="T89_89">i</text:span><text:span text:style-name="T89_90"><text:s/></text:span><text:span text:style-name="T89_91">barytony</text:span><text:span text:style-name="T89_92"><text:s/></text:span><text:span text:style-name="T89_93">w</text:span><text:span text:style-name="T89_94"><text:s/></text:span><text:span text:style-name="T89_95">powolnych</text:span><text:span text:style-name="T89_96"><text:s/></text:span><text:span text:style-name="T89_97">utworach</text:span><text:span text:style-name="T89_98">.<text:s/></text:span><text:span text:style-name="T89_99">Aprobuję</text:span><text:span text:style-name="T89_100">.</text:span></text:p>
      <text:p text:style-name="P90"/>
      <text:p text:style-name="P91"><text:span text:style-name="T91_1">18.<text:s/></text:span><text:span text:style-name="T91_2">Mandopony</text:span><text:span text:style-name="T91_3"><text:s/></text:span><text:span text:style-name="T91_4">ft</text:span><text:span text:style-name="T91_5">.<text:s/></text:span><text:span text:style-name="T91_6">Megabyte</text:span><text:span text:style-name="T91_7"><text:s/></text:span><text:span text:style-name="T91_8">Brony</text:span><text:span text:style-name="T91_9"><text:s/>–<text:s/></text:span><text:span text:style-name="T91_10">Spitfire</text:span><text:span text:style-name="T91_11"><text:s/>(</text:span><text:span text:style-name="T91_12">Give</text:span><text:span text:style-name="T91_13"><text:s/></text:span><text:span text:style-name="T91_14">It</text:span><text:span text:style-name="T91_15"><text:s/></text:span><text:span text:style-name="T91_16">All</text:span><text:span text:style-name="T91_17"><text:s/></text:span><text:span text:style-name="T91_18">You</text:span><text:span text:style-name="T91_19"><text:s/></text:span><text:span text:style-name="T91_20">Got</text:span><text:span text:style-name="T91_21">)</text:span></text:p>
      <text:p text:style-name="P92"><text:span text:style-name="T92_1"><text:a xlink:type="simple" xlink:href="https://www.youtube.com/watch?v=88H1m4BpliQ"><text:span text:style-name="T92_2">https</text:span></text:a></text:span><text:span text:style-name="T92_3"><text:a xlink:type="simple" xlink:href="https://www.youtube.com/watch?v=88H1m4BpliQ"><text:span text:style-name="T92_4">://</text:span></text:a></text:span><text:span text:style-name="T92_5"><text:a xlink:type="simple" xlink:href="https://www.youtube.com/watch?v=88H1m4BpliQ"><text:span text:style-name="T92_6">www</text:span></text:a></text:span><text:span text:style-name="T92_7"><text:a xlink:type="simple" xlink:href="https://www.youtube.com/watch?v=88H1m4BpliQ"><text:span text:style-name="T92_8">.</text:span></text:a></text:span><text:span text:style-name="T92_9"><text:a xlink:type="simple" xlink:href="https://www.youtube.com/watch?v=88H1m4BpliQ"><text:span text:style-name="T92_10">youtube</text:span></text:a></text:span><text:span text:style-name="T92_11"><text:a xlink:type="simple" xlink:href="https://www.youtube.com/watch?v=88H1m4BpliQ"><text:span text:style-name="T92_12">.</text:span></text:a></text:span><text:span text:style-name="T92_13"><text:a xlink:type="simple" xlink:href="https://www.youtube.com/watch?v=88H1m4BpliQ"><text:span text:style-name="T92_14">com</text:span></text:a></text:span><text:span text:style-name="T92_15"><text:a xlink:type="simple" xlink:href="https://www.youtube.com/watch?v=88H1m4BpliQ"><text:span text:style-name="T92_16">/</text:span></text:a></text:span><text:span text:style-name="T92_17"><text:a xlink:type="simple" xlink:href="https://www.youtube.com/watch?v=88H1m4BpliQ"><text:span text:style-name="T92_18">watch</text:span></text:a></text:span><text:span text:style-name="T92_19"><text:a xlink:type="simple" xlink:href="https://www.youtube.com/watch?v=88H1m4BpliQ"><text:span text:style-name="T92_20">?</text:span></text:a></text:span><text:span text:style-name="T92_21"><text:a xlink:type="simple" xlink:href="https://www.youtube.com/watch?v=88H1m4BpliQ"><text:span text:style-name="T92_22">v</text:span></text:a></text:span><text:span text:style-name="T92_23"><text:a xlink:type="simple" xlink:href="https://www.youtube.com/watch?v=88H1m4BpliQ"><text:span text:style-name="T92_24">=88</text:span></text:a></text:span><text:span text:style-name="T92_25"><text:a xlink:type="simple" xlink:href="https://www.youtube.com/watch?v=88H1m4BpliQ"><text:span text:style-name="T92_26">H</text:span></text:a></text:span><text:span text:style-name="T92_27"><text:a xlink:type="simple" xlink:href="https://www.youtube.com/watch?v=88H1m4BpliQ"><text:span text:style-name="T92_28">1</text:span></text:a></text:span><text:span text:style-name="T92_29"><text:a xlink:type="simple" xlink:href="https://www.youtube.com/watch?v=88H1m4BpliQ"><text:span text:style-name="T92_30">m</text:span></text:a></text:span><text:span text:style-name="T92_31"><text:a xlink:type="simple" xlink:href="https://www.youtube.com/watch?v=88H1m4BpliQ"><text:span text:style-name="T92_32">4</text:span></text:a></text:span><text:span text:style-name="T92_33"><text:a xlink:type="simple" xlink:href="https://www.youtube.com/watch?v=88H1m4BpliQ"><text:span text:style-name="T92_34">BpliQ</text:span></text:a></text:span><text:span text:style-name="T92_35"><text:s/></text:span></text:p>
      <text:p text:style-name="P93"><text:span text:style-name="T93_1">[</text:span><text:span text:style-name="T93_2">Rock</text:span><text:span text:style-name="T93_3">?<text:s/></text:span><text:span text:style-name="T93_4">ROCK</text:span><text:span text:style-name="T93_5">!]</text:span></text:p>
      <text:p text:style-name="P94"><text:span text:style-name="T94_1">TEN</text:span><text:span text:style-name="T94_2">.<text:s/></text:span><text:span text:style-name="T94_3">DUET</text:span><text:span text:style-name="T94_4">.<text:s/>*</text:span><text:span text:style-name="T94_5">Omdlewa</text:span><text:span text:style-name="T94_6">*<text:line-break/></text:span><text:span text:style-name="T94_7">Naprawdę</text:span><text:span text:style-name="T94_8">,<text:s/></text:span><text:span text:style-name="T94_9">czasem</text:span><text:span text:style-name="T94_10"><text:s/></text:span><text:span text:style-name="T94_11">się</text:span><text:span text:style-name="T94_12"><text:s/></text:span><text:span text:style-name="T94_13">zastanawiam</text:span><text:span text:style-name="T94_14">,<text:s/></text:span><text:span text:style-name="T94_15">jakim</text:span><text:span text:style-name="T94_16"><text:s/></text:span><text:span text:style-name="T94_17">prawem</text:span><text:span text:style-name="T94_18"><text:s/></text:span><text:span text:style-name="T94_19">sławę</text:span><text:span text:style-name="T94_20"><text:s/></text:span><text:span text:style-name="T94_21">zdobywają</text:span><text:span text:style-name="T94_22"><text:s/></text:span><text:span text:style-name="T94_23">takie</text:span><text:span text:style-name="T94_24">,<text:s/></text:span><text:span text:style-name="T94_25">za</text:span><text:span text:style-name="T94_26"><text:s/></text:span><text:span text:style-name="T94_27">przeproszeniem</text:span><text:span text:style-name="T94_28">,<text:s/></text:span><text:span text:style-name="T94_29">gówienka</text:span><text:span text:style-name="T94_30"><text:s/></text:span><text:span text:style-name="T94_31">pokroju</text:span><text:span text:style-name="T94_32"><text:s/></text:span><text:span text:style-name="T94_33">Miley</text:span><text:span text:style-name="T94_34"><text:s/></text:span><text:span text:style-name="T94_35">Cyrus</text:span><text:span text:style-name="T94_36">,<text:s/></text:span><text:span text:style-name="T94_37">Lady</text:span><text:span text:style-name="T94_38"><text:s/></text:span><text:span text:style-name="T94_39">Gagi</text:span><text:span text:style-name="T94_40"><text:s/></text:span><text:span text:style-name="T94_41">czy</text:span><text:span text:style-name="T94_42"><text:s/></text:span><text:span text:style-name="T94_43">Nicki</text:span><text:span text:style-name="T94_44"><text:s/></text:span><text:span text:style-name="T94_45">Minaj</text:span><text:span text:style-name="T94_46">,<text:s/></text:span><text:span text:style-name="T94_47">a</text:span><text:span text:style-name="T94_48"><text:s/></text:span><text:span text:style-name="T94_49">fandomowe</text:span><text:span text:style-name="T94_50"><text:s/></text:span><text:span text:style-name="T94_51">perełki</text:span><text:span text:style-name="T94_52"><text:s/></text:span><text:span text:style-name="T94_53">z</text:span><text:span text:style-name="T94_54"><text:s/></text:span><text:span text:style-name="T94_55">góry</text:span><text:span text:style-name="T94_56"><text:s/></text:span><text:span text:style-name="T94_57">są</text:span><text:span text:style-name="T94_58"><text:s/></text:span><text:span text:style-name="T94_59">skazane</text:span><text:span text:style-name="T94_60"><text:s/></text:span><text:span text:style-name="T94_61">na</text:span><text:span text:style-name="T94_62"><text:s/></text:span><text:span text:style-name="T94_63">porażkę</text:span><text:span text:style-name="T94_64"><text:s/></text:span><text:span text:style-name="T94_65">z</text:span><text:span text:style-name="T94_66"><text:s/></text:span><text:span text:style-name="T94_67">powodu</text:span><text:span text:style-name="T94_68"><text:s/></text:span><text:span text:style-name="T94_69">tematyki</text:span><text:span text:style-name="T94_70">,<text:s/></text:span><text:span text:style-name="T94_71">którą</text:span><text:span text:style-name="T94_72"><text:s/></text:span><text:span text:style-name="T94_73">obrali</text:span><text:span text:style-name="T94_74">…<text:s/></text:span><text:span text:style-name="T94_75">Jakie</text:span><text:span text:style-name="T94_76"><text:s/></text:span><text:span text:style-name="T94_77">to</text:span><text:span text:style-name="T94_78"><text:s/></text:span><text:span text:style-name="T94_79">jest</text:span><text:span text:style-name="T94_80"><text:s/></text:span><text:span text:style-name="T94_81">smutne</text:span><text:span text:style-name="T94_82">.<text:s/></text:span><text:span text:style-name="T94_83">Ale</text:span><text:span text:style-name="T94_84"><text:s/></text:span><text:span text:style-name="T94_85">kończąc</text:span><text:span text:style-name="T94_86"><text:s/></text:span><text:span text:style-name="T94_87">z</text:span><text:span text:style-name="T94_88"><text:s/></text:span><text:span text:style-name="T94_89">dygresjami</text:span><text:span text:style-name="T94_90">,<text:s/></text:span><text:span text:style-name="T94_91">mamy</text:span><text:span text:style-name="T94_92"><text:s/></text:span><text:span text:style-name="T94_93">tu</text:span><text:span text:style-name="T94_94"><text:s/></text:span><text:span text:style-name="T94_95">kawał</text:span><text:span text:style-name="T94_96"><text:s/></text:span><text:span text:style-name="T94_97">dobrego</text:span><text:span text:style-name="T94_98"><text:s/></text:span><text:span text:style-name="T94_99">rocka</text:span><text:span text:style-name="T94_100"><text:s/></text:span><text:span text:style-name="T94_101">prosto</text:span><text:span text:style-name="T94_102"><text:s/></text:span><text:span text:style-name="T94_103">od</text:span><text:span text:style-name="T94_104"><text:s/></text:span><text:span text:style-name="T94_105">Mandopony</text:span><text:span text:style-name="T94_106"><text:s/></text:span><text:span text:style-name="T94_107">oraz</text:span><text:span text:style-name="T94_108"><text:s/></text:span><text:span text:style-name="T94_109">MbBrony</text:span><text:span text:style-name="T94_110">’</text:span><text:span text:style-name="T94_111">ego</text:span><text:span text:style-name="T94_112">.<text:s/></text:span><text:span text:style-name="T94_113">Słucha</text:span><text:span text:style-name="T94_114"><text:s/></text:span><text:span text:style-name="T94_115">się</text:span><text:span text:style-name="T94_116"><text:s/></text:span><text:span text:style-name="T94_117">tego</text:span><text:span text:style-name="T94_118"><text:s/></text:span><text:span text:style-name="T94_119">świetnie</text:span><text:span text:style-name="T94_120">,<text:s/></text:span><text:span text:style-name="T94_121">aż</text:span><text:span text:style-name="T94_122"><text:s/></text:span><text:span text:style-name="T94_123">sobie</text:span><text:span text:style-name="T94_124"><text:s/></text:span><text:span text:style-name="T94_125">ściągnę</text:span><text:span text:style-name="T94_126"><text:s/></text:span><text:span text:style-name="T94_127">na</text:span><text:span text:style-name="T94_128"><text:s/></text:span><text:span text:style-name="T94_129">playlistę</text:span><text:span text:style-name="T94_130"><text:s/>(</text:span><text:span text:style-name="T94_131">a</text:span><text:span text:style-name="T94_132"><text:s/></text:span><text:span text:style-name="T94_133">niewiele</text:span><text:span text:style-name="T94_134"><text:s/></text:span><text:span text:style-name="T94_135">kawałków</text:span><text:span text:style-name="T94_136"><text:s/></text:span><text:span text:style-name="T94_137">zasługuje</text:span><text:span text:style-name="T94_138"><text:s/></text:span><text:span text:style-name="T94_139">na</text:span><text:span text:style-name="T94_140"><text:s/></text:span><text:span text:style-name="T94_141">ten</text:span><text:span text:style-name="T94_142"><text:s/></text:span><text:span text:style-name="T94_143">przywilej</text:span><text:span text:style-name="T94_144">).<text:s/></text:span><text:span text:style-name="T94_145">Tak</text:span><text:span text:style-name="T94_146"><text:s/></text:span><text:span text:style-name="T94_147">trzymać</text:span><text:span text:style-name="T94_148">!</text:span></text:p>
      <text:p text:style-name="P95"/>
      <text:p text:style-name="P96"><text:span text:style-name="T96_1">19.<text:s/></text:span><text:span text:style-name="T96_2">FritzyBeat</text:span><text:span text:style-name="T96_3">,<text:s/></text:span><text:span text:style-name="T96_4">Madeon</text:span><text:span text:style-name="T96_5">,<text:s/></text:span><text:span text:style-name="T96_6">Jastrian</text:span><text:span text:style-name="T96_7"><text:s/>–<text:s/></text:span><text:span text:style-name="T96_8">Moving</text:span><text:span text:style-name="T96_9"><text:s/></text:span><text:span text:style-name="T96_10">On</text:span><text:span text:style-name="T96_11">!<text:s/>(</text:span><text:span text:style-name="T96_12">Twenty</text:span><text:span text:style-name="T96_13"><text:s/></text:span><text:span text:style-name="T96_14">Ten</text:span><text:span text:style-name="T96_15"><text:s/></text:span><text:span text:style-name="T96_16">Cover</text:span><text:span text:style-name="T96_17">)</text:span></text:p>
      <text:p text:style-name="P97"><text:span text:style-name="T97_1"><text:a xlink:type="simple" xlink:href="https://www.youtube.com/watch?v=brUQAlaGwE0"><text:span text:style-name="T97_2">https</text:span></text:a></text:span><text:span text:style-name="T97_3"><text:a xlink:type="simple" xlink:href="https://www.youtube.com/watch?v=brUQAlaGwE0"><text:span text:style-name="T97_4">://</text:span></text:a></text:span><text:span text:style-name="T97_5"><text:a xlink:type="simple" xlink:href="https://www.youtube.com/watch?v=brUQAlaGwE0"><text:span text:style-name="T97_6">www</text:span></text:a></text:span><text:span text:style-name="T97_7"><text:a xlink:type="simple" xlink:href="https://www.youtube.com/watch?v=brUQAlaGwE0"><text:span text:style-name="T97_8">.</text:span></text:a></text:span><text:span text:style-name="T97_9"><text:a xlink:type="simple" xlink:href="https://www.youtube.com/watch?v=brUQAlaGwE0"><text:span text:style-name="T97_10">youtube</text:span></text:a></text:span><text:span text:style-name="T97_11"><text:a xlink:type="simple" xlink:href="https://www.youtube.com/watch?v=brUQAlaGwE0"><text:span text:style-name="T97_12">.</text:span></text:a></text:span><text:span text:style-name="T97_13"><text:a xlink:type="simple" xlink:href="https://www.youtube.com/watch?v=brUQAlaGwE0"><text:span text:style-name="T97_14">com</text:span></text:a></text:span><text:span text:style-name="T97_15"><text:a xlink:type="simple" xlink:href="https://www.youtube.com/watch?v=brUQAlaGwE0"><text:span text:style-name="T97_16">/</text:span></text:a></text:span><text:span text:style-name="T97_17"><text:a xlink:type="simple" xlink:href="https://www.youtube.com/watch?v=brUQAlaGwE0"><text:span text:style-name="T97_18">watch</text:span></text:a></text:span><text:span text:style-name="T97_19"><text:a xlink:type="simple" xlink:href="https://www.youtube.com/watch?v=brUQAlaGwE0"><text:span text:style-name="T97_20">?</text:span></text:a></text:span><text:span text:style-name="T97_21"><text:a xlink:type="simple" xlink:href="https://www.youtube.com/watch?v=brUQAlaGwE0"><text:span text:style-name="T97_22">v</text:span></text:a></text:span><text:span text:style-name="T97_23"><text:a xlink:type="simple" xlink:href="https://www.youtube.com/watch?v=brUQAlaGwE0"><text:span text:style-name="T97_24">=</text:span></text:a></text:span><text:span text:style-name="T97_25"><text:a xlink:type="simple" xlink:href="https://www.youtube.com/watch?v=brUQAlaGwE0"><text:span text:style-name="T97_26">brUQAlaGwE</text:span></text:a></text:span><text:span text:style-name="T97_27"><text:a xlink:type="simple" xlink:href="https://www.youtube.com/watch?v=brUQAlaGwE0"><text:span text:style-name="T97_28">0</text:span></text:a></text:span><text:span text:style-name="T97_29"><text:s/></text:span></text:p>
      <text:p text:style-name="P98"><text:span text:style-name="T98_1">[</text:span><text:span text:style-name="T98_2">Rap</text:span><text:span text:style-name="T98_3">]<text:s/>[</text:span><text:span text:style-name="T98_4">Electro</text:span><text:span text:style-name="T98_5">]</text:span></text:p>
      <text:p text:style-name="P99"><text:span text:style-name="T99_1">Znowu</text:span><text:span text:style-name="T99_2"><text:s/></text:span><text:span text:style-name="T99_3">rap</text:span><text:span text:style-name="T99_4">?<text:s/></text:span><text:span text:style-name="T99_5">Rany</text:span><text:span text:style-name="T99_6"><text:s/></text:span><text:span text:style-name="T99_7">Julek</text:span><text:span text:style-name="T99_8">,<text:s/></text:span><text:span text:style-name="T99_9">co</text:span><text:span text:style-name="T99_10"><text:s/></text:span><text:span text:style-name="T99_11">za</text:span><text:span text:style-name="T99_12"><text:s/></text:span><text:span text:style-name="T99_13">zestaw</text:span><text:span text:style-name="T99_14">.<text:s/></text:span><text:span text:style-name="T99_15">Ale</text:span><text:span text:style-name="T99_16"><text:s/></text:span><text:span text:style-name="T99_17">to</text:span><text:span text:style-name="T99_18"><text:s/></text:span><text:span text:style-name="T99_19">przynajmniej</text:span><text:span text:style-name="T99_20"><text:s/></text:span><text:span text:style-name="T99_21">nie</text:span><text:span text:style-name="T99_22"><text:s/></text:span><text:span text:style-name="T99_23">jest</text:span><text:span text:style-name="T99_24"><text:s/></text:span><text:span text:style-name="T99_25">ortodoksyjny</text:span><text:span text:style-name="T99_26"><text:s/></text:span><text:span text:style-name="T99_27">rap</text:span><text:span text:style-name="T99_28">.<text:s/></text:span><text:span text:style-name="T99_29">Przewagę</text:span><text:span text:style-name="T99_30"><text:s/></text:span><text:span text:style-name="T99_31">mają</text:span><text:span text:style-name="T99_32"><text:s/></text:span><text:span text:style-name="T99_33">jednak</text:span><text:span text:style-name="T99_34"><text:s/></text:span><text:span text:style-name="T99_35">syntezatory</text:span><text:span text:style-name="T99_36"><text:s/></text:span><text:span text:style-name="T99_37">i</text:span><text:span text:style-name="T99_38"><text:s/></text:span><text:span text:style-name="T99_39">inne</text:span><text:span text:style-name="T99_40"><text:s/></text:span><text:span text:style-name="T99_41">elektroniczne</text:span><text:span text:style-name="T99_42"><text:s/></text:span><text:span text:style-name="T99_43">zabawki</text:span><text:span text:style-name="T99_44">.<text:s/></text:span><text:span text:style-name="T99_45">Mógłbym</text:span><text:span text:style-name="T99_46"><text:s/></text:span><text:span text:style-name="T99_47">tutaj</text:span><text:span text:style-name="T99_48"><text:s/></text:span><text:span text:style-name="T99_49">rzucić</text:span><text:span text:style-name="T99_50"><text:s/></text:span><text:span text:style-name="T99_51">powiedzeniem</text:span><text:span text:style-name="T99_52">,<text:s/></text:span><text:span text:style-name="T99_53">że</text:span><text:span text:style-name="T99_54"><text:s/></text:span><text:span text:style-name="T99_55">to</text:span><text:span text:style-name="T99_56"><text:s/></text:span><text:span text:style-name="T99_57">jak</text:span><text:span text:style-name="T99_58"><text:s/></text:span><text:span text:style-name="T99_59">z</text:span><text:span text:style-name="T99_60"><text:s/></text:span><text:span text:style-name="T99_61">deszczu</text:span><text:span text:style-name="T99_62"><text:s/></text:span><text:span text:style-name="T99_63">pod</text:span><text:span text:style-name="T99_64"><text:s/></text:span><text:span text:style-name="T99_65">rynnę</text:span><text:span text:style-name="T99_66">,<text:s/></text:span><text:span text:style-name="T99_67">ale</text:span><text:span text:style-name="T99_68">...<text:s/></text:span><text:span text:style-name="T99_69">no</text:span><text:span text:style-name="T99_70"><text:s/></text:span><text:span text:style-name="T99_71">cóż</text:span><text:span text:style-name="T99_72">…<text:s/></text:span><text:span text:style-name="T99_73">przynajmniej</text:span><text:span text:style-name="T99_74"><text:s/></text:span><text:span text:style-name="T99_75">obrazek</text:span><text:span text:style-name="T99_76"><text:s/></text:span><text:span text:style-name="T99_77">ładny</text:span><text:span text:style-name="T99_78">.</text:span></text:p>
      <text:p text:style-name="P100"/>
      <text:p text:style-name="P101"><text:span text:style-name="T101_1">20.<text:s/></text:span><text:span text:style-name="T101_2">Radiarc</text:span><text:span text:style-name="T101_3"><text:s/>–<text:s/></text:span><text:span text:style-name="T101_4">Gilded</text:span><text:span text:style-name="T101_5"><text:s/></text:span><text:span text:style-name="T101_6">in</text:span><text:span text:style-name="T101_7"><text:s/></text:span><text:span text:style-name="T101_8">Blood</text:span></text:p>
      <text:p text:style-name="P102"><text:span text:style-name="T102_1"><text:a xlink:type="simple" xlink:href="https://www.youtube.com/watch?v=UCkV4ud8BWU"><text:span text:style-name="T102_2">https</text:span></text:a></text:span><text:span text:style-name="T102_3"><text:a xlink:type="simple" xlink:href="https://www.youtube.com/watch?v=UCkV4ud8BWU"><text:span text:style-name="T102_4">://</text:span></text:a></text:span><text:span text:style-name="T102_5"><text:a xlink:type="simple" xlink:href="https://www.youtube.com/watch?v=UCkV4ud8BWU"><text:span text:style-name="T102_6">www</text:span></text:a></text:span><text:span text:style-name="T102_7"><text:a xlink:type="simple" xlink:href="https://www.youtube.com/watch?v=UCkV4ud8BWU"><text:span text:style-name="T102_8">.</text:span></text:a></text:span><text:span text:style-name="T102_9"><text:a xlink:type="simple" xlink:href="https://www.youtube.com/watch?v=UCkV4ud8BWU"><text:span text:style-name="T102_10">youtube</text:span></text:a></text:span><text:span text:style-name="T102_11"><text:a xlink:type="simple" xlink:href="https://www.youtube.com/watch?v=UCkV4ud8BWU"><text:span text:style-name="T102_12">.</text:span></text:a></text:span><text:span text:style-name="T102_13"><text:a xlink:type="simple" xlink:href="https://www.youtube.com/watch?v=UCkV4ud8BWU"><text:span text:style-name="T102_14">com</text:span></text:a></text:span><text:span text:style-name="T102_15"><text:a xlink:type="simple" xlink:href="https://www.youtube.com/watch?v=UCkV4ud8BWU"><text:span text:style-name="T102_16">/</text:span></text:a></text:span><text:span text:style-name="T102_17"><text:a xlink:type="simple" xlink:href="https://www.youtube.com/watch?v=UCkV4ud8BWU"><text:span text:style-name="T102_18">watch</text:span></text:a></text:span><text:span text:style-name="T102_19"><text:a xlink:type="simple" xlink:href="https://www.youtube.com/watch?v=UCkV4ud8BWU"><text:span text:style-name="T102_20">?</text:span></text:a></text:span><text:span text:style-name="T102_21"><text:a xlink:type="simple" xlink:href="https://www.youtube.com/watch?v=UCkV4ud8BWU"><text:span text:style-name="T102_22">v</text:span></text:a></text:span><text:span text:style-name="T102_23"><text:a xlink:type="simple" xlink:href="https://www.youtube.com/watch?v=UCkV4ud8BWU"><text:span text:style-name="T102_24">=</text:span></text:a></text:span><text:span text:style-name="T102_25"><text:a xlink:type="simple" xlink:href="https://www.youtube.com/watch?v=UCkV4ud8BWU"><text:span text:style-name="T102_26">UCkV</text:span></text:a></text:span><text:span text:style-name="T102_27"><text:a xlink:type="simple" xlink:href="https://www.youtube.com/watch?v=UCkV4ud8BWU"><text:span text:style-name="T102_28">4</text:span></text:a></text:span><text:span text:style-name="T102_29"><text:a xlink:type="simple" xlink:href="https://www.youtube.com/watch?v=UCkV4ud8BWU"><text:span text:style-name="T102_30">ud</text:span></text:a></text:span><text:span text:style-name="T102_31"><text:a xlink:type="simple" xlink:href="https://www.youtube.com/watch?v=UCkV4ud8BWU"><text:span text:style-name="T102_32">8</text:span></text:a></text:span><text:span text:style-name="T102_33"><text:a xlink:type="simple" xlink:href="https://www.youtube.com/watch?v=UCkV4ud8BWU"><text:span text:style-name="T102_34">BWU</text:span></text:a></text:span><text:span text:style-name="T102_35"><text:s/></text:span></text:p>
      <text:p text:style-name="P103"><text:span text:style-name="T103_1">[</text:span><text:span text:style-name="T103_2">Orchestral</text:span><text:span text:style-name="T103_3">]</text:span></text:p>
      <text:p text:style-name="P104"><text:span text:style-name="T104_1">Nie</text:span><text:span text:style-name="T104_2"><text:s/></text:span><text:span text:style-name="T104_3">mogło</text:span><text:span text:style-name="T104_4"><text:s/></text:span><text:span text:style-name="T104_5">zabraknąć</text:span><text:span text:style-name="T104_6"><text:s/></text:span><text:span text:style-name="T104_7">żywego</text:span><text:span text:style-name="T104_8"><text:s/></text:span><text:span text:style-name="T104_9">orkiestrala</text:span><text:span text:style-name="T104_10"><text:s/></text:span><text:span text:style-name="T104_11">od</text:span><text:span text:style-name="T104_12"><text:s/></text:span><text:span text:style-name="T104_13">Radiarca</text:span><text:span text:style-name="T104_14">.<text:s/></text:span><text:span text:style-name="T104_15">Jak</text:span><text:span text:style-name="T104_16"><text:s/></text:span><text:span text:style-name="T104_17">zwykle</text:span><text:span text:style-name="T104_18"><text:s/></text:span><text:span text:style-name="T104_19">raczy</text:span><text:span text:style-name="T104_20"><text:s/></text:span><text:span text:style-name="T104_21">nas</text:span><text:span text:style-name="T104_22"><text:s/></text:span><text:span text:style-name="T104_23">świetnym</text:span><text:span text:style-name="T104_24">,<text:s/></text:span><text:span text:style-name="T104_25">energicznym</text:span><text:span text:style-name="T104_26"><text:s/></text:span><text:span text:style-name="T104_27">motywem</text:span><text:span text:style-name="T104_28">,<text:s/></text:span><text:span text:style-name="T104_29">tym</text:span><text:span text:style-name="T104_30"><text:s/></text:span><text:span text:style-name="T104_31">razem</text:span><text:span text:style-name="T104_32"><text:s/></text:span><text:span text:style-name="T104_33">poświęconym</text:span><text:span text:style-name="T104_34"><text:s/></text:span><text:span text:style-name="T104_35">Gildzie</text:span><text:span text:style-name="T104_36"><text:s/></text:span><text:span text:style-name="T104_37">i</text:span><text:span text:style-name="T104_38"><text:s/></text:span><text:span text:style-name="T104_39">jej</text:span><text:span text:style-name="T104_40"><text:s/></text:span><text:span text:style-name="T104_41">zapalczywości</text:span><text:span text:style-name="T104_42">.<text:s/></text:span><text:span text:style-name="T104_43">Brak</text:span><text:span text:style-name="T104_44"><text:s/></text:span><text:span text:style-name="T104_45">wokalów</text:span><text:span text:style-name="T104_46"><text:s/></text:span><text:span text:style-name="T104_47">tylko</text:span><text:span text:style-name="T104_48"><text:s/></text:span><text:span text:style-name="T104_49">polepsza</text:span><text:span text:style-name="T104_50"><text:s/></text:span><text:span text:style-name="T104_51">sprawę</text:span><text:span text:style-name="T104_52">.<text:s/></text:span><text:span text:style-name="T104_53">Aprobuję</text:span><text:span text:style-name="T104_54"><text:s/></text:span><text:span text:style-name="T104_55">i</text:span><text:span text:style-name="T104_56"><text:s/></text:span><text:span text:style-name="T104_57">polecam</text:span><text:span text:style-name="T104_58">.</text:span></text:p>
      <text:p text:style-name="P105"/>
      <text:p text:style-name="P106"><text:span text:style-name="T106_1">21.<text:s/></text:span><text:span text:style-name="T106_2">sc</text:span><text:span text:style-name="T106_3">.</text:span><text:span text:style-name="T106_4">Dave</text:span><text:span text:style-name="T106_5">!<text:s/>–<text:s/></text:span><text:span text:style-name="T106_6">F</text:span><text:span text:style-name="T106_7">!!</text:span><text:span text:style-name="T106_8">k</text:span><text:span text:style-name="T106_9"><text:s/></text:span><text:span text:style-name="T106_10">face</text:span><text:span text:style-name="T106_11"><text:s/></text:span></text:p>
      <text:p text:style-name="P107"><text:span text:style-name="T107_1"><text:a xlink:type="simple" xlink:href="https://www.youtube.com/watch?v=BuEbriIDRUg"><text:span text:style-name="T107_2">https</text:span></text:a></text:span><text:span text:style-name="T107_3"><text:a xlink:type="simple" xlink:href="https://www.youtube.com/watch?v=BuEbriIDRUg"><text:span text:style-name="T107_4">://</text:span></text:a></text:span><text:span text:style-name="T107_5"><text:a xlink:type="simple" xlink:href="https://www.youtube.com/watch?v=BuEbriIDRUg"><text:span text:style-name="T107_6">www</text:span></text:a></text:span><text:span text:style-name="T107_7"><text:a xlink:type="simple" xlink:href="https://www.youtube.com/watch?v=BuEbriIDRUg"><text:span text:style-name="T107_8">.</text:span></text:a></text:span><text:span text:style-name="T107_9"><text:a xlink:type="simple" xlink:href="https://www.youtube.com/watch?v=BuEbriIDRUg"><text:span text:style-name="T107_10">youtube</text:span></text:a></text:span><text:span text:style-name="T107_11"><text:a xlink:type="simple" xlink:href="https://www.youtube.com/watch?v=BuEbriIDRUg"><text:span text:style-name="T107_12">.</text:span></text:a></text:span><text:span text:style-name="T107_13"><text:a xlink:type="simple" xlink:href="https://www.youtube.com/watch?v=BuEbriIDRUg"><text:span text:style-name="T107_14">com</text:span></text:a></text:span><text:span text:style-name="T107_15"><text:a xlink:type="simple" xlink:href="https://www.youtube.com/watch?v=BuEbriIDRUg"><text:span text:style-name="T107_16">/</text:span></text:a></text:span><text:span text:style-name="T107_17"><text:a xlink:type="simple" xlink:href="https://www.youtube.com/watch?v=BuEbriIDRUg"><text:span text:style-name="T107_18">watch</text:span></text:a></text:span><text:span text:style-name="T107_19"><text:a xlink:type="simple" xlink:href="https://www.youtube.com/watch?v=BuEbriIDRUg"><text:span text:style-name="T107_20">?</text:span></text:a></text:span><text:span text:style-name="T107_21"><text:a xlink:type="simple" xlink:href="https://www.youtube.com/watch?v=BuEbriIDRUg"><text:span text:style-name="T107_22">v</text:span></text:a></text:span><text:span text:style-name="T107_23"><text:a xlink:type="simple" xlink:href="https://www.youtube.com/watch?v=BuEbriIDRUg"><text:span text:style-name="T107_24">=</text:span></text:a></text:span><text:span text:style-name="T107_25"><text:a xlink:type="simple" xlink:href="https://www.youtube.com/watch?v=BuEbriIDRUg"><text:span text:style-name="T107_26">BuEbriIDRUg</text:span></text:a></text:span><text:span text:style-name="T107_27"><text:s/></text:span></text:p>
      <text:p text:style-name="P108"><text:span text:style-name="T108_1"><office:annotation><dc:creator/><text:p text:style-name="P109"><text:span text:style-name="T109_1">To</text:span><text:span text:style-name="T109_2"><text:s/></text:span><text:span text:style-name="T109_3">nie</text:span><text:span text:style-name="T109_4"><text:s/></text:span><text:span text:style-name="T109_5">żart</text:span><text:span text:style-name="T109_6">.<text:s/></text:span><text:span text:style-name="T109_7">To</text:span><text:span text:style-name="T109_8"><text:s/></text:span><text:span text:style-name="T109_9">naprawdę</text:span><text:span text:style-name="T109_10"><text:s/></text:span><text:span text:style-name="T109_11">jedyne</text:span><text:span text:style-name="T109_12">,<text:s/></text:span><text:span text:style-name="T109_13">co</text:span><text:span text:style-name="T109_14"><text:s/></text:span><text:span text:style-name="T109_15">mogłem</text:span><text:span text:style-name="T109_16"><text:s/></text:span><text:span text:style-name="T109_17">wymyślić</text:span><text:span text:style-name="T109_18"><text:s/></text:span><text:span text:style-name="T109_19">o</text:span><text:span text:style-name="T109_20"><text:s/></text:span><text:span text:style-name="T109_21">tej</text:span><text:span text:style-name="T109_22"><text:s/></text:span><text:span text:style-name="T109_23">porze</text:span><text:span text:style-name="T109_24"><text:s/></text:span><text:span text:style-name="T109_25">i</text:span><text:span text:style-name="T109_26"><text:s/></text:span><text:span text:style-name="T109_27">nie</text:span><text:span text:style-name="T109_28"><text:s/></text:span><text:span text:style-name="T109_29">zamierzam</text:span><text:span text:style-name="T109_30"><text:s/></text:span><text:span text:style-name="T109_31">nad</text:span><text:span text:style-name="T109_32"><text:s/></text:span><text:span text:style-name="T109_33">tym</text:span><text:span text:style-name="T109_34"><text:s/></text:span><text:span text:style-name="T109_35">dłużej</text:span><text:span text:style-name="T109_36"><text:s/></text:span><text:span text:style-name="T109_37">myśleć</text:span><text:span text:style-name="T109_38">.</text:span></text:p></office:annotation></text:span><text:span text:style-name="T109_39"><office:annotation><dc:creator/><text:p text:style-name="P110"><text:span text:style-name="T110_1">to</text:span><text:span text:style-name="T110_2"><text:s/></text:span><text:span text:style-name="T110_3">nie</text:span><text:span text:style-name="T110_4"><text:s/></text:span><text:span text:style-name="T110_5">myśl</text:span><text:span text:style-name="T110_6">.<text:s/></text:span><text:span text:style-name="T110_7">Coś</text:span><text:span text:style-name="T110_8"><text:s/></text:span><text:span text:style-name="T110_9">napiszę</text:span></text:p></office:annotation></text:span><text:span text:style-name="T110_10"><office:annotation><dc:creator/><text:p text:style-name="P111"><text:span text:style-name="T111_1">Podziękował</text:span><text:span text:style-name="T111_2">.</text:span></text:p></office:annotation></text:span><text:span text:style-name="T111_3"><office:annotation><dc:creator/><text:p text:style-name="P112"><text:span text:style-name="T112_1">Masz</text:span></text:p></office:annotation></text:span><text:span text:style-name="T112_2"><office:annotation><dc:creator/><text:p text:style-name="P113"><text:span text:style-name="T113_1">Dobra</text:span><text:span text:style-name="T113_2">.<text:s/></text:span><text:span text:style-name="T113_3">Tu</text:span><text:span text:style-name="T113_4"><text:s/></text:span><text:span text:style-name="T113_5">już</text:span><text:span text:style-name="T113_6"><text:s/></text:span><text:span text:style-name="T113_7">raczej</text:span><text:span text:style-name="T113_8"><text:s/></text:span><text:span text:style-name="T113_9">nic</text:span><text:span text:style-name="T113_10"><text:s/></text:span><text:span text:style-name="T113_11">nie</text:span><text:span text:style-name="T113_12"><text:s/></text:span><text:span text:style-name="T113_13">zmieniam</text:span><text:span text:style-name="T113_14">.</text:span></text:p></office:annotation></text:span><text:span text:style-name="T113_15">[...</text:span><text:span text:style-name="T113_16">co</text:span><text:span text:style-name="T113_17">?]<text:s/>[</text:span><text:span text:style-name="T113_18">hardcore</text:span><text:span text:style-name="T113_19"><text:s/></text:span><text:span text:style-name="T113_20">house</text:span><text:span text:style-name="T113_21">]</text:span></text:p>
      <text:p text:style-name="P114"><text:span text:style-name="T114_1">Jako</text:span><text:span text:style-name="T114_2"><text:s/></text:span><text:span text:style-name="T114_3">że</text:span><text:span text:style-name="T114_4"><text:s/></text:span><text:span text:style-name="T114_5">zdecydowałem</text:span><text:span text:style-name="T114_6"><text:s/></text:span><text:span text:style-name="T114_7">się</text:span><text:span text:style-name="T114_8"><text:s/></text:span><text:span text:style-name="T114_9">na</text:span><text:span text:style-name="T114_10"><text:s/></text:span><text:span text:style-name="T114_11">gościnny</text:span><text:span text:style-name="T114_12"><text:s/></text:span><text:span text:style-name="T114_13">występ</text:span><text:span text:style-name="T114_14"><text:s/></text:span><text:span text:style-name="T114_15">w</text:span><text:span text:style-name="T114_16"><text:s/></text:span><text:span text:style-name="T114_17">przeglądzie</text:span><text:span text:style-name="T114_18">,<text:s/></text:span><text:span text:style-name="T114_19">to</text:span><text:span text:style-name="T114_20"><text:s/></text:span><text:span text:style-name="T114_21">szczerze</text:span><text:span text:style-name="T114_22"><text:s/></text:span><text:span text:style-name="T114_23">powiem</text:span><text:span text:style-name="T114_24">,<text:s/></text:span><text:span text:style-name="T114_25">iż</text:span><text:span text:style-name="T114_26"><text:s/></text:span><text:span text:style-name="T114_27">nie</text:span><text:span text:style-name="T114_28"><text:s/></text:span><text:span text:style-name="T114_29">mam</text:span><text:span text:style-name="T114_30"><text:s/></text:span><text:span text:style-name="T114_31">pojęcia</text:span><text:span text:style-name="T114_32">,<text:s/></text:span><text:span text:style-name="T114_33">co</text:span><text:span text:style-name="T114_34"><text:s/></text:span><text:span text:style-name="T114_35">kierowało</text:span><text:span text:style-name="T114_36"><text:s/></text:span><text:span text:style-name="T114_37">Irwinem</text:span><text:span text:style-name="T114_38"><text:s/></text:span><text:span text:style-name="T114_39">i</text:span><text:span text:style-name="T114_40"><text:s/></text:span><text:span text:style-name="T114_41">Kingiem</text:span><text:span text:style-name="T114_42">,<text:s/></text:span><text:span text:style-name="T114_43">gdy</text:span><text:span text:style-name="T114_44"><text:s/></text:span><text:span text:style-name="T114_45">to</text:span><text:span text:style-name="T114_46"><text:s/></text:span><text:span text:style-name="T114_47">wrzucali</text:span><text:span text:style-name="T114_48"><text:s/></text:span><text:span text:style-name="T114_49">na</text:span><text:span text:style-name="T114_50"><text:s/></text:span><text:span text:style-name="T114_51">listę</text:span><text:span text:style-name="T114_52">.<text:s/></text:span><text:span text:style-name="T114_53">Dopiero</text:span><text:span text:style-name="T114_54"><text:s/></text:span><text:span text:style-name="T114_55">po</text:span><text:span text:style-name="T114_56"><text:s/></text:span><text:span text:style-name="T114_57">drugim</text:span><text:span text:style-name="T114_58"><text:s/></text:span><text:span text:style-name="T114_59">przesłuchaniu</text:span><text:span text:style-name="T114_60"><text:s/></text:span><text:span text:style-name="T114_61">pozorna</text:span><text:span text:style-name="T114_62"><text:s/></text:span><text:span text:style-name="T114_63">kakofonia</text:span><text:span text:style-name="T114_64"><text:s/></text:span><text:span text:style-name="T114_65">trących</text:span><text:span text:style-name="T114_66"><text:s/></text:span><text:span text:style-name="T114_67">o</text:span><text:span text:style-name="T114_68"><text:s/></text:span><text:span text:style-name="T114_69">siebie</text:span><text:span text:style-name="T114_70"><text:s/></text:span><text:span text:style-name="T114_71">pił</text:span><text:span text:style-name="T114_72"><text:s/></text:span><text:span text:style-name="T114_73">łańcuchowych</text:span><text:span text:style-name="T114_74"><text:s/></text:span><text:span text:style-name="T114_75">w</text:span><text:span text:style-name="T114_76"><text:s/></text:span><text:span text:style-name="T114_77">stylu</text:span><text:span text:style-name="T114_78"><text:s/></text:span><text:span text:style-name="T114_79">Electro</text:span><text:span text:style-name="T114_80"><text:s/></text:span><text:span text:style-name="T114_81">ujawniła</text:span><text:span text:style-name="T114_82"><text:s/></text:span><text:span text:style-name="T114_83">nieco</text:span><text:span text:style-name="T114_84"><text:s/></text:span><text:span text:style-name="T114_85">ukrytej</text:span><text:span text:style-name="T114_86"><text:s/></text:span><text:span text:style-name="T114_87">pod</text:span><text:span text:style-name="T114_88"><text:s/></text:span><text:span text:style-name="T114_89">nią</text:span><text:span text:style-name="T114_90"><text:s/></text:span><text:span text:style-name="T114_91">harmonii</text:span><text:span text:style-name="T114_92">,<text:s/></text:span><text:span text:style-name="T114_93">której</text:span><text:span text:style-name="T114_94"><text:s/></text:span><text:span text:style-name="T114_95">słucha</text:span><text:span text:style-name="T114_96"><text:s/></text:span><text:span text:style-name="T114_97">się</text:span><text:span text:style-name="T114_98"><text:s/></text:span><text:span text:style-name="T114_99">zaskakująco</text:span><text:span text:style-name="T114_100"><text:s/></text:span><text:span text:style-name="T114_101">przyjemnie</text:span><text:span text:style-name="T114_102">.<text:s/></text:span><text:span text:style-name="T114_103">Dolar</text:span><text:span text:style-name="T114_104"><text:s/></text:span><text:span text:style-name="T114_105">aprobuje</text:span><text:span text:style-name="T114_106">.</text:span></text:p>
      <text:p text:style-name="P115"/>
      <text:p text:style-name="P116"><text:span text:style-name="T116_1">22.<text:s/></text:span><text:span text:style-name="T116_2">Cyril</text:span><text:span text:style-name="T116_3"><text:s/></text:span><text:span text:style-name="T116_4">the</text:span><text:span text:style-name="T116_5"><text:s/></text:span><text:span text:style-name="T116_6">Wolf</text:span><text:span text:style-name="T116_7"><text:s/></text:span><text:span text:style-name="T116_8">ft</text:span><text:span text:style-name="T116_9">.<text:s/></text:span><text:span text:style-name="T116_10">Tirek</text:span><text:span text:style-name="T116_11">’</text:span><text:span text:style-name="T116_12">s</text:span><text:span text:style-name="T116_13"><text:s/></text:span><text:span text:style-name="T116_14">Army</text:span><text:span text:style-name="T116_15"><text:s/></text:span><text:span text:style-name="T116_16">a</text:span><text:span text:style-name="T116_17">.</text:span><text:span text:style-name="T116_18">k</text:span><text:span text:style-name="T116_19">.</text:span><text:span text:style-name="T116_20">a</text:span><text:span text:style-name="T116_21"><text:s/></text:span><text:span text:style-name="T116_22">kilku</text:span><text:span text:style-name="T116_23"><text:s/></text:span><text:span text:style-name="T116_24">artystów</text:span><text:span text:style-name="T116_25"><text:s/>–<text:s/></text:span><text:span text:style-name="T116_26">Hail</text:span><text:span text:style-name="T116_27"><text:s/></text:span><text:span text:style-name="T116_28">Lord</text:span><text:span text:style-name="T116_29"><text:s/></text:span><text:span text:style-name="T116_30">Tirek</text:span><text:span text:style-name="T116_31">!<text:s/></text:span></text:p>
      <text:p text:style-name="P117"><text:span text:style-name="T117_1"><text:a xlink:type="simple" xlink:href="https://www.youtube.com/watch?v=hs-Xd0YNjT0"><text:span text:style-name="T117_2">https</text:span></text:a></text:span><text:span text:style-name="T117_3"><text:a xlink:type="simple" xlink:href="https://www.youtube.com/watch?v=hs-Xd0YNjT0"><text:span text:style-name="T117_4">://</text:span></text:a></text:span><text:span text:style-name="T117_5"><text:a xlink:type="simple" xlink:href="https://www.youtube.com/watch?v=hs-Xd0YNjT0"><text:span text:style-name="T117_6">www</text:span></text:a></text:span><text:span text:style-name="T117_7"><text:a xlink:type="simple" xlink:href="https://www.youtube.com/watch?v=hs-Xd0YNjT0"><text:span text:style-name="T117_8">.</text:span></text:a></text:span><text:span text:style-name="T117_9"><text:a xlink:type="simple" xlink:href="https://www.youtube.com/watch?v=hs-Xd0YNjT0"><text:span text:style-name="T117_10">youtube</text:span></text:a></text:span><text:span text:style-name="T117_11"><text:a xlink:type="simple" xlink:href="https://www.youtube.com/watch?v=hs-Xd0YNjT0"><text:span text:style-name="T117_12">.</text:span></text:a></text:span><text:span text:style-name="T117_13"><text:a xlink:type="simple" xlink:href="https://www.youtube.com/watch?v=hs-Xd0YNjT0"><text:span text:style-name="T117_14">com</text:span></text:a></text:span><text:span text:style-name="T117_15"><text:a xlink:type="simple" xlink:href="https://www.youtube.com/watch?v=hs-Xd0YNjT0"><text:span text:style-name="T117_16">/</text:span></text:a></text:span><text:span text:style-name="T117_17"><text:a xlink:type="simple" xlink:href="https://www.youtube.com/watch?v=hs-Xd0YNjT0"><text:span text:style-name="T117_18">watch</text:span></text:a></text:span><text:span text:style-name="T117_19"><text:a xlink:type="simple" xlink:href="https://www.youtube.com/watch?v=hs-Xd0YNjT0"><text:span text:style-name="T117_20">?</text:span></text:a></text:span><text:span text:style-name="T117_21"><text:a xlink:type="simple" xlink:href="https://www.youtube.com/watch?v=hs-Xd0YNjT0"><text:span text:style-name="T117_22">v</text:span></text:a></text:span><text:span text:style-name="T117_23"><text:a xlink:type="simple" xlink:href="https://www.youtube.com/watch?v=hs-Xd0YNjT0"><text:span text:style-name="T117_24">=</text:span></text:a></text:span><text:span text:style-name="T117_25"><text:a xlink:type="simple" xlink:href="https://www.youtube.com/watch?v=hs-Xd0YNjT0"><text:span text:style-name="T117_26">hs</text:span></text:a></text:span><text:span text:style-name="T117_27"><text:a xlink:type="simple" xlink:href="https://www.youtube.com/watch?v=hs-Xd0YNjT0"><text:span text:style-name="T117_28">-</text:span></text:a></text:span><text:span text:style-name="T117_29"><text:a xlink:type="simple" xlink:href="https://www.youtube.com/watch?v=hs-Xd0YNjT0"><text:span text:style-name="T117_30">Xd</text:span></text:a></text:span><text:span text:style-name="T117_31"><text:a xlink:type="simple" xlink:href="https://www.youtube.com/watch?v=hs-Xd0YNjT0"><text:span text:style-name="T117_32">0</text:span></text:a></text:span><text:span text:style-name="T117_33"><text:a xlink:type="simple" xlink:href="https://www.youtube.com/watch?v=hs-Xd0YNjT0"><text:span text:style-name="T117_34">YNjT</text:span></text:a></text:span><text:span text:style-name="T117_35"><text:a xlink:type="simple" xlink:href="https://www.youtube.com/watch?v=hs-Xd0YNjT0"><text:span text:style-name="T117_36">0</text:span></text:a></text:span><text:span text:style-name="T117_37"><text:s/></text:span></text:p>
      <text:p text:style-name="P118"><text:span text:style-name="T118_1">[</text:span><text:span text:style-name="T118_2">Metal</text:span><text:span text:style-name="T118_3"><text:s/>\</text:span><text:span text:style-name="T118_4">w</text:span><text:span text:style-name="T118_5">/]</text:span></text:p>
      <text:p text:style-name="P119"><text:span text:style-name="T119_1">Standardowo</text:span><text:span text:style-name="T119_2"><text:s/></text:span><text:span text:style-name="T119_3">dla</text:span><text:span text:style-name="T119_4"><text:s/></text:span><text:span text:style-name="T119_5">Cyrila</text:span><text:span text:style-name="T119_6"><text:s/></text:span><text:span text:style-name="T119_7">growl</text:span><text:span text:style-name="T119_8">,<text:s/></text:span><text:span text:style-name="T119_9">ciężkie</text:span><text:span text:style-name="T119_10"><text:s/></text:span><text:span text:style-name="T119_11">brzmienia</text:span><text:span text:style-name="T119_12"><text:s/></text:span><text:span text:style-name="T119_13">i</text:span><text:span text:style-name="T119_14">…<text:s/></text:span><text:span text:style-name="T119_15">falset</text:span><text:span text:style-name="T119_16">?<text:s/></text:span><text:span text:style-name="T119_17">Nietypowe</text:span><text:span text:style-name="T119_18"><text:s/></text:span><text:span text:style-name="T119_19">połączenie</text:span><text:span text:style-name="T119_20">,<text:s/></text:span><text:span text:style-name="T119_21">ale</text:span><text:span text:style-name="T119_22"><text:s/></text:span><text:span text:style-name="T119_23">niech</text:span><text:span text:style-name="T119_24"><text:s/></text:span><text:span text:style-name="T119_25">się</text:span><text:span text:style-name="T119_26"><text:s/></text:span><text:span text:style-name="T119_27">wykopyrtnę</text:span><text:span text:style-name="T119_28">,<text:s/></text:span><text:span text:style-name="T119_29">jeśli</text:span><text:span text:style-name="T119_30"><text:s/></text:span><text:span text:style-name="T119_31">nie</text:span><text:span text:style-name="T119_32"><text:s/></text:span><text:span text:style-name="T119_33">brzmi</text:span><text:span text:style-name="T119_34"><text:s/></text:span><text:span text:style-name="T119_35">to</text:span><text:span text:style-name="T119_36"><text:s/></text:span><text:span text:style-name="T119_37">nieźle</text:span><text:span text:style-name="T119_38">.</text:span></text:p>
      <text:p text:style-name="P120"/>
      <text:p text:style-name="P121"><text:span text:style-name="T121_1">23.<text:s/></text:span><text:span text:style-name="T121_2">The</text:span><text:span text:style-name="T121_3"><text:s/></text:span><text:span text:style-name="T121_4">L</text:span><text:span text:style-name="T121_5">-</text:span><text:span text:style-name="T121_6">Train</text:span><text:span text:style-name="T121_7"><text:s/>–<text:s/></text:span><text:span text:style-name="T121_8">Sound</text:span><text:span text:style-name="T121_9"><text:s/></text:span><text:span text:style-name="T121_10">Barrier</text:span><text:span text:style-name="T121_11"><text:s/>(</text:span><text:span text:style-name="T121_12">Cover</text:span><text:span text:style-name="T121_13">)</text:span></text:p>
      <text:p text:style-name="P122"><text:span text:style-name="T122_1"><text:a xlink:type="simple" xlink:href="https://www.youtube.com/watch?v=--JuazCrgqU"><text:span text:style-name="T122_2">https</text:span></text:a></text:span><text:span text:style-name="T122_3"><text:a xlink:type="simple" xlink:href="https://www.youtube.com/watch?v=--JuazCrgqU"><text:span text:style-name="T122_4">://</text:span></text:a></text:span><text:span text:style-name="T122_5"><text:a xlink:type="simple" xlink:href="https://www.youtube.com/watch?v=--JuazCrgqU"><text:span text:style-name="T122_6">www</text:span></text:a></text:span><text:span text:style-name="T122_7"><text:a xlink:type="simple" xlink:href="https://www.youtube.com/watch?v=--JuazCrgqU"><text:span text:style-name="T122_8">.</text:span></text:a></text:span><text:span text:style-name="T122_9"><text:a xlink:type="simple" xlink:href="https://www.youtube.com/watch?v=--JuazCrgqU"><text:span text:style-name="T122_10">youtube</text:span></text:a></text:span><text:span text:style-name="T122_11"><text:a xlink:type="simple" xlink:href="https://www.youtube.com/watch?v=--JuazCrgqU"><text:span text:style-name="T122_12">.</text:span></text:a></text:span><text:span text:style-name="T122_13"><text:a xlink:type="simple" xlink:href="https://www.youtube.com/watch?v=--JuazCrgqU"><text:span text:style-name="T122_14">com</text:span></text:a></text:span><text:span text:style-name="T122_15"><text:a xlink:type="simple" xlink:href="https://www.youtube.com/watch?v=--JuazCrgqU"><text:span text:style-name="T122_16">/</text:span></text:a></text:span><text:span text:style-name="T122_17"><text:a xlink:type="simple" xlink:href="https://www.youtube.com/watch?v=--JuazCrgqU"><text:span text:style-name="T122_18">watch</text:span></text:a></text:span><text:span text:style-name="T122_19"><text:a xlink:type="simple" xlink:href="https://www.youtube.com/watch?v=--JuazCrgqU"><text:span text:style-name="T122_20">?</text:span></text:a></text:span><text:span text:style-name="T122_21"><text:a xlink:type="simple" xlink:href="https://www.youtube.com/watch?v=--JuazCrgqU"><text:span text:style-name="T122_22">v</text:span></text:a></text:span><text:span text:style-name="T122_23"><text:a xlink:type="simple" xlink:href="https://www.youtube.com/watch?v=--JuazCrgqU"><text:span text:style-name="T122_24">=--</text:span></text:a></text:span><text:span text:style-name="T122_25"><text:a xlink:type="simple" xlink:href="https://www.youtube.com/watch?v=--JuazCrgqU"><text:span text:style-name="T122_26">JuazCrgqU</text:span></text:a></text:span><text:span text:style-name="T122_27"><text:s/></text:span></text:p>
      <text:p text:style-name="P123"><text:span text:style-name="T123_1">[</text:span><text:span text:style-name="T123_2">Metal</text:span><text:span text:style-name="T123_3">!]</text:span></text:p>
      <text:p text:style-name="P124"><text:span text:style-name="T124_1">Irwin</text:span><text:span text:style-name="T124_2"><text:s/></text:span><text:span text:style-name="T124_3">twierdzi</text:span><text:span text:style-name="T124_4">,<text:s/></text:span><text:span text:style-name="T124_5">że</text:span><text:span text:style-name="T124_6"><text:s/></text:span><text:span text:style-name="T124_7">ten</text:span><text:span text:style-name="T124_8"><text:s/></text:span><text:span text:style-name="T124_9">cover</text:span><text:span text:style-name="T124_10"><text:s/></text:span><text:span text:style-name="T124_11">to</text:span><text:span text:style-name="T124_12"><text:s/>(</text:span><text:span text:style-name="T124_13">ładna</text:span><text:span text:style-name="T124_14">)<text:s/></text:span><text:span text:style-name="T124_15">herezja</text:span><text:span text:style-name="T124_16">,<text:s/></text:span><text:span text:style-name="T124_17">ale</text:span><text:span text:style-name="T124_18"><text:s/></text:span><text:span text:style-name="T124_19">mi</text:span><text:span text:style-name="T124_20"><text:s/></text:span><text:span text:style-name="T124_21">się</text:span><text:span text:style-name="T124_22"><text:s/></text:span><text:span text:style-name="T124_23">bardzo</text:span><text:span text:style-name="T124_24"><text:s/></text:span><text:span text:style-name="T124_25">spodobał</text:span><text:span text:style-name="T124_26"><text:s/></text:span><text:span text:style-name="T124_27">od</text:span><text:span text:style-name="T124_28"><text:s/></text:span><text:span text:style-name="T124_29">samego</text:span><text:span text:style-name="T124_30"><text:s/></text:span><text:span text:style-name="T124_31">początku</text:span><text:span text:style-name="T124_32">.<text:s/></text:span><text:span text:style-name="T124_33">L</text:span><text:span text:style-name="T124_34">-</text:span><text:span text:style-name="T124_35">Train</text:span><text:span text:style-name="T124_36"><text:s/></text:span><text:span text:style-name="T124_37">zdecydowanie</text:span><text:span text:style-name="T124_38"><text:s/></text:span><text:span text:style-name="T124_39">wie</text:span><text:span text:style-name="T124_40">,<text:s/></text:span><text:span text:style-name="T124_41">jak</text:span><text:span text:style-name="T124_42"><text:s/></text:span><text:span text:style-name="T124_43">zmetalizować</text:span><text:span text:style-name="T124_44"><text:s/></text:span><text:span text:style-name="T124_45">rzeczy</text:span><text:span text:style-name="T124_46">.<text:s/></text:span><text:span text:style-name="T124_47">Może</text:span><text:span text:style-name="T124_48"><text:s/></text:span><text:span text:style-name="T124_49">i</text:span><text:span text:style-name="T124_50"><text:s/></text:span><text:span text:style-name="T124_51">trochę</text:span><text:span text:style-name="T124_52"><text:s/></text:span><text:span text:style-name="T124_53">fałszuje</text:span><text:span text:style-name="T124_54">,<text:s/></text:span><text:span text:style-name="T124_55">ale</text:span><text:span text:style-name="T124_56"><text:s/></text:span><text:span text:style-name="T124_57">niedoróbki</text:span><text:span text:style-name="T124_58"><text:s/></text:span><text:span text:style-name="T124_59">znikają</text:span><text:span text:style-name="T124_60"><text:s/></text:span><text:span text:style-name="T124_61">przy</text:span><text:span text:style-name="T124_62"><text:s/></text:span><text:span text:style-name="T124_63">epickości</text:span><text:span text:style-name="T124_64"><text:s/></text:span><text:span text:style-name="T124_65">tego</text:span><text:span text:style-name="T124_66"><text:s/></text:span><text:span text:style-name="T124_67">covera</text:span><text:span text:style-name="T124_68">.<text:s/></text:span><text:span text:style-name="T124_69">Aprobuję</text:span><text:span text:style-name="T124_70"><text:s/></text:span><text:span text:style-name="T124_71">w</text:span><text:span text:style-name="T124_72"><text:s/></text:span><text:span text:style-name="T124_73">stu</text:span><text:span text:style-name="T124_74"><text:s/></text:span><text:span text:style-name="T124_75">dwudziestu</text:span><text:span text:style-name="T124_76"><text:s/></text:span><text:span text:style-name="T124_77">procentach</text:span><text:span text:style-name="T124_78">!</text:span></text:p>
      <text:p text:style-name="P125"><text:span text:style-name="T125_1"><office:annotation><dc:creator/><text:p text:style-name="P126"><text:span text:style-name="T126_1">to</text:span><text:span text:style-name="T126_2"><text:s/></text:span><text:span text:style-name="T126_3">pochyłą</text:span><text:span text:style-name="T126_4"><text:s/></text:span><text:span text:style-name="T126_5">czcionką</text:span><text:span text:style-name="T126_6"><text:s/>(</text:span><text:span text:style-name="T126_7">i</text:span><text:span text:style-name="T126_8"><text:s/></text:span><text:span text:style-name="T126_9">frytki</text:span><text:span text:style-name="T126_10"><text:s/></text:span><text:span text:style-name="T126_11">do</text:span><text:span text:style-name="T126_12"><text:s/></text:span><text:span text:style-name="T126_13">tego</text:span><text:span text:style-name="T126_14">)</text:span></text:p></office:annotation></text:span><text:span text:style-name="T126_15"><office:annotation><dc:creator/><text:p text:style-name="P127"><text:span text:style-name="T127_1">Będzie</text:span><text:span text:style-name="T127_2"><text:s/>17,30.<text:s/></text:span><text:span text:style-name="T127_3">Kartą</text:span><text:span text:style-name="T127_4"><text:s/></text:span><text:span text:style-name="T127_5">czy</text:span><text:span text:style-name="T127_6"><text:s/></text:span><text:span text:style-name="T127_7">gotówką</text:span><text:span text:style-name="T127_8">?</text:span></text:p></office:annotation></text:span><text:span text:style-name="T127_9">(</text:span><text:span text:style-name="T127_10">I</text:span><text:span text:style-name="T127_11"><text:s/></text:span><text:span text:style-name="T127_12">jest</text:span><text:span text:style-name="T127_13"><text:s/></text:span><text:span text:style-name="T127_14">gorszy</text:span><text:span text:style-name="T127_15"><text:s/></text:span><text:span text:style-name="T127_16">od</text:span><text:span text:style-name="T127_17"><text:s/></text:span><text:span text:style-name="T127_18">oryginału</text:span><text:span text:style-name="T127_19">,<text:s/></text:span><text:span text:style-name="T127_20">zdecydowanie</text:span><text:span text:style-name="T127_21"><text:s/></text:span><text:span text:style-name="T127_22">gorszy</text:span><text:span text:style-name="T127_23"><text:s/></text:span><text:span text:style-name="T127_24">od</text:span><text:span text:style-name="T127_25"><text:s/></text:span><text:span text:style-name="T127_26">oryginału</text:span><text:span text:style-name="T127_27">!<text:s/>~</text:span><text:span text:style-name="T127_28">Irwin</text:span><text:span text:style-name="T127_29">)</text:span></text:p>
      <text:p text:style-name="P128"/>
      <text:p text:style-name="P129"><text:span text:style-name="T129_1">24.<text:s/></text:span><text:span text:style-name="T129_2">And</text:span><text:span text:style-name="T129_3"><text:s/></text:span><text:span text:style-name="T129_4">The</text:span><text:span text:style-name="T129_5"><text:s/></text:span><text:span text:style-name="T129_6">Rainfall</text:span><text:span text:style-name="T129_7"><text:s/></text:span><text:span text:style-name="T129_8">ft</text:span><text:span text:style-name="T129_9">.<text:s/></text:span><text:span text:style-name="T129_10">Derpidety</text:span><text:span text:style-name="T129_11"><text:s/>–<text:s/></text:span><text:span text:style-name="T129_12">Tulips</text:span></text:p>
      <text:p text:style-name="P130"><text:span text:style-name="T130_1"><text:a xlink:type="simple" xlink:href="https://www.youtube.com/watch?v=juKvVr2j6Wc"><text:span text:style-name="T130_2">https</text:span></text:a></text:span><text:span text:style-name="T130_3"><text:a xlink:type="simple" xlink:href="https://www.youtube.com/watch?v=juKvVr2j6Wc"><text:span text:style-name="T130_4">://</text:span></text:a></text:span><text:span text:style-name="T130_5"><text:a xlink:type="simple" xlink:href="https://www.youtube.com/watch?v=juKvVr2j6Wc"><text:span text:style-name="T130_6">www</text:span></text:a></text:span><text:span text:style-name="T130_7"><text:a xlink:type="simple" xlink:href="https://www.youtube.com/watch?v=juKvVr2j6Wc"><text:span text:style-name="T130_8">.</text:span></text:a></text:span><text:span text:style-name="T130_9"><text:a xlink:type="simple" xlink:href="https://www.youtube.com/watch?v=juKvVr2j6Wc"><text:span text:style-name="T130_10">youtube</text:span></text:a></text:span><text:span text:style-name="T130_11"><text:a xlink:type="simple" xlink:href="https://www.youtube.com/watch?v=juKvVr2j6Wc"><text:span text:style-name="T130_12">.</text:span></text:a></text:span><text:span text:style-name="T130_13"><text:a xlink:type="simple" xlink:href="https://www.youtube.com/watch?v=juKvVr2j6Wc"><text:span text:style-name="T130_14">com</text:span></text:a></text:span><text:span text:style-name="T130_15"><text:a xlink:type="simple" xlink:href="https://www.youtube.com/watch?v=juKvVr2j6Wc"><text:span text:style-name="T130_16">/</text:span></text:a></text:span><text:span text:style-name="T130_17"><text:a xlink:type="simple" xlink:href="https://www.youtube.com/watch?v=juKvVr2j6Wc"><text:span text:style-name="T130_18">watch</text:span></text:a></text:span><text:span text:style-name="T130_19"><text:a xlink:type="simple" xlink:href="https://www.youtube.com/watch?v=juKvVr2j6Wc"><text:span text:style-name="T130_20">?</text:span></text:a></text:span><text:span text:style-name="T130_21"><text:a xlink:type="simple" xlink:href="https://www.youtube.com/watch?v=juKvVr2j6Wc"><text:span text:style-name="T130_22">v</text:span></text:a></text:span><text:span text:style-name="T130_23"><text:a xlink:type="simple" xlink:href="https://www.youtube.com/watch?v=juKvVr2j6Wc"><text:span text:style-name="T130_24">=</text:span></text:a></text:span><text:span text:style-name="T130_25"><text:a xlink:type="simple" xlink:href="https://www.youtube.com/watch?v=juKvVr2j6Wc"><text:span text:style-name="T130_26">juKvVr</text:span></text:a></text:span><text:span text:style-name="T130_27"><text:a xlink:type="simple" xlink:href="https://www.youtube.com/watch?v=juKvVr2j6Wc"><text:span text:style-name="T130_28">2</text:span></text:a></text:span><text:span text:style-name="T130_29"><text:a xlink:type="simple" xlink:href="https://www.youtube.com/watch?v=juKvVr2j6Wc"><text:span text:style-name="T130_30">j</text:span></text:a></text:span><text:span text:style-name="T130_31"><text:a xlink:type="simple" xlink:href="https://www.youtube.com/watch?v=juKvVr2j6Wc"><text:span text:style-name="T130_32">6</text:span></text:a></text:span><text:span text:style-name="T130_33"><text:a xlink:type="simple" xlink:href="https://www.youtube.com/watch?v=juKvVr2j6Wc"><text:span text:style-name="T130_34">Wc</text:span></text:a></text:span><text:span text:style-name="T130_35"><text:s/></text:span></text:p>
      <text:p text:style-name="P131"><text:span text:style-name="T131_1">[</text:span><text:span text:style-name="T131_2">Electro</text:span><text:span text:style-name="T131_3"><text:s/></text:span><text:span text:style-name="T131_4">pop</text:span><text:span text:style-name="T131_5"><text:s/></text:span><text:span text:style-name="T131_6">rock</text:span><text:span text:style-name="T131_7">]</text:span></text:p>
      <text:p text:style-name="P132"><text:span text:style-name="T132_1">Mam</text:span><text:span text:style-name="T132_2"><text:s/></text:span><text:span text:style-name="T132_3">wielką</text:span><text:span text:style-name="T132_4"><text:s/></text:span><text:span text:style-name="T132_5">ochotę</text:span><text:span text:style-name="T132_6"><text:s/></text:span><text:span text:style-name="T132_7">napisać</text:span><text:span text:style-name="T132_8"><text:s/></text:span><text:span text:style-name="T132_9">tutaj</text:span><text:span text:style-name="T132_10"><text:s/>“</text:span><text:span text:style-name="T132_11">Piosenka</text:span><text:span text:style-name="T132_12"><text:s/></text:span><text:span text:style-name="T132_13">dedykowana</text:span><text:span text:style-name="T132_14"><text:s/></text:span><text:span text:style-name="T132_15">Dolarowi</text:span><text:span text:style-name="T132_16">”.<text:s/></text:span><text:span text:style-name="T132_17">Chwytliwy</text:span><text:span text:style-name="T132_18">,<text:s/></text:span><text:span text:style-name="T132_19">przyjemny</text:span><text:span text:style-name="T132_20"><text:s/></text:span><text:span text:style-name="T132_21">i</text:span><text:span text:style-name="T132_22"><text:s/></text:span><text:span text:style-name="T132_23">rytmiczny</text:span><text:span text:style-name="T132_24"><text:s/></text:span><text:span text:style-name="T132_25">utwór</text:span><text:span text:style-name="T132_26"><text:s/></text:span><text:span text:style-name="T132_27">zainspirowany</text:span><text:span text:style-name="T132_28"><text:s/></text:span><text:span text:style-name="T132_29">fanfikiem</text:span><text:span text:style-name="T132_30"><text:s/>“</text:span><text:span text:style-name="T132_31">Background</text:span><text:span text:style-name="T132_32"><text:s/></text:span><text:span text:style-name="T132_33">Pony</text:span><text:span text:style-name="T132_34">”.</text:span></text:p>
      <text:p text:style-name="P133"/>
      <text:p text:style-name="P134"><text:span text:style-name="T134_1">25.<text:s/></text:span><text:span text:style-name="T134_2">Tarby</text:span><text:span text:style-name="T134_3"><text:s/></text:span><text:span text:style-name="T134_4">ft</text:span><text:span text:style-name="T134_5">.<text:s/></text:span><text:span text:style-name="T134_6">Aviators</text:span><text:span text:style-name="T134_7"><text:s/>–<text:s/></text:span><text:span text:style-name="T134_8">Little</text:span><text:span text:style-name="T134_9"><text:s/></text:span><text:span text:style-name="T134_10">Sister</text:span></text:p>
      <text:p text:style-name="P135"><text:span text:style-name="T135_1"><text:a xlink:type="simple" xlink:href="https://www.youtube.com/watch?v=7LhTbrnZsGo"><text:span text:style-name="T135_2">https</text:span></text:a></text:span><text:span text:style-name="T135_3"><text:a xlink:type="simple" xlink:href="https://www.youtube.com/watch?v=7LhTbrnZsGo"><text:span text:style-name="T135_4">://</text:span></text:a></text:span><text:span text:style-name="T135_5"><text:a xlink:type="simple" xlink:href="https://www.youtube.com/watch?v=7LhTbrnZsGo"><text:span text:style-name="T135_6">www</text:span></text:a></text:span><text:span text:style-name="T135_7"><text:a xlink:type="simple" xlink:href="https://www.youtube.com/watch?v=7LhTbrnZsGo"><text:span text:style-name="T135_8">.</text:span></text:a></text:span><text:span text:style-name="T135_9"><text:a xlink:type="simple" xlink:href="https://www.youtube.com/watch?v=7LhTbrnZsGo"><text:span text:style-name="T135_10">youtube</text:span></text:a></text:span><text:span text:style-name="T135_11"><text:a xlink:type="simple" xlink:href="https://www.youtube.com/watch?v=7LhTbrnZsGo"><text:span text:style-name="T135_12">.</text:span></text:a></text:span><text:span text:style-name="T135_13"><text:a xlink:type="simple" xlink:href="https://www.youtube.com/watch?v=7LhTbrnZsGo"><text:span text:style-name="T135_14">com</text:span></text:a></text:span><text:span text:style-name="T135_15"><text:a xlink:type="simple" xlink:href="https://www.youtube.com/watch?v=7LhTbrnZsGo"><text:span text:style-name="T135_16">/</text:span></text:a></text:span><text:span text:style-name="T135_17"><text:a xlink:type="simple" xlink:href="https://www.youtube.com/watch?v=7LhTbrnZsGo"><text:span text:style-name="T135_18">watch</text:span></text:a></text:span><text:span text:style-name="T135_19"><text:a xlink:type="simple" xlink:href="https://www.youtube.com/watch?v=7LhTbrnZsGo"><text:span text:style-name="T135_20">?</text:span></text:a></text:span><text:span text:style-name="T135_21"><text:a xlink:type="simple" xlink:href="https://www.youtube.com/watch?v=7LhTbrnZsGo"><text:span text:style-name="T135_22">v</text:span></text:a></text:span><text:span text:style-name="T135_23"><text:a xlink:type="simple" xlink:href="https://www.youtube.com/watch?v=7LhTbrnZsGo"><text:span text:style-name="T135_24">=7</text:span></text:a></text:span><text:span text:style-name="T135_25"><text:a xlink:type="simple" xlink:href="https://www.youtube.com/watch?v=7LhTbrnZsGo"><text:span text:style-name="T135_26">LhTbrnZsGo</text:span></text:a></text:span><text:span text:style-name="T135_27"><text:s/></text:span></text:p>
      <text:p text:style-name="P136"><text:span text:style-name="T136_1">[</text:span><text:span text:style-name="T136_2">Progressive</text:span><text:span text:style-name="T136_3"><text:s/></text:span><text:span text:style-name="T136_4">Rock</text:span><text:span text:style-name="T136_5">]</text:span></text:p>
      <text:p text:style-name="P137"><text:span text:style-name="T137_1">Muszę</text:span><text:span text:style-name="T137_2"><text:s/></text:span><text:span text:style-name="T137_3">przyznać</text:span><text:span text:style-name="T137_4">,<text:s/></text:span><text:span text:style-name="T137_5">że</text:span><text:span text:style-name="T137_6"><text:s/></text:span><text:span text:style-name="T137_7">ten</text:span><text:span text:style-name="T137_8"><text:s/></text:span><text:span text:style-name="T137_9">styl</text:span><text:span text:style-name="T137_10"><text:s/></text:span><text:span text:style-name="T137_11">bardzo</text:span><text:span text:style-name="T137_12"><text:s/></text:span><text:span text:style-name="T137_13">przypadł</text:span><text:span text:style-name="T137_14"><text:s/></text:span><text:span text:style-name="T137_15">mi</text:span><text:span text:style-name="T137_16"><text:s/></text:span><text:span text:style-name="T137_17">do</text:span><text:span text:style-name="T137_18"><text:s/></text:span><text:span text:style-name="T137_19">gustu</text:span><text:span text:style-name="T137_20">.<text:s/></text:span><text:span text:style-name="T137_21">Progressive</text:span><text:span text:style-name="T137_22"><text:s/></text:span><text:span text:style-name="T137_23">Rock</text:span><text:span text:style-name="T137_24"><text:s/></text:span><text:span text:style-name="T137_25">całkiem</text:span><text:span text:style-name="T137_26"><text:s/></text:span><text:span text:style-name="T137_27">ładnie</text:span><text:span text:style-name="T137_28"><text:s/></text:span><text:span text:style-name="T137_29">wpada</text:span><text:span text:style-name="T137_30"><text:s/></text:span><text:span text:style-name="T137_31">w</text:span><text:span text:style-name="T137_32"><text:s/></text:span><text:span text:style-name="T137_33">ucho</text:span><text:span text:style-name="T137_34">,<text:s/></text:span><text:span text:style-name="T137_35">a</text:span><text:span text:style-name="T137_36"><text:s/></text:span><text:span text:style-name="T137_37">wszystko</text:span><text:span text:style-name="T137_38"><text:s/></text:span><text:span text:style-name="T137_39">polepsza</text:span><text:span text:style-name="T137_40"><text:s/></text:span><text:span text:style-name="T137_41">czysty</text:span><text:span text:style-name="T137_42"><text:s/></text:span><text:span text:style-name="T137_43">głos</text:span><text:span text:style-name="T137_44"><text:s/></text:span><text:span text:style-name="T137_45">Tarby</text:span><text:span text:style-name="T137_46">’</text:span><text:span text:style-name="T137_47">ego</text:span><text:span text:style-name="T137_48">.<text:s/></text:span><text:span text:style-name="T137_49">Nic</text:span><text:span text:style-name="T137_50">,<text:s/></text:span><text:span text:style-name="T137_51">tylko</text:span><text:span text:style-name="T137_52"><text:s/></text:span><text:span text:style-name="T137_53">się</text:span><text:span text:style-name="T137_54"><text:s/></text:span><text:span text:style-name="T137_55">wsłuchać</text:span><text:span text:style-name="T137_56">.<text:s/></text:span><text:span text:style-name="T137_57">Aprobuję</text:span><text:span text:style-name="T137_58">.</text:span></text:p>
      <text:p text:style-name="P138"/>
      <text:p text:style-name="P139"><text:span text:style-name="T139_1">26.<text:s/></text:span><text:span text:style-name="T139_2">Metajoker</text:span><text:span text:style-name="T139_3"><text:s/></text:span><text:span text:style-name="T139_4">ft</text:span><text:span text:style-name="T139_5">.<text:s/></text:span><text:span text:style-name="T139_6">Fluttershyay</text:span><text:span text:style-name="T139_7"><text:s/>–<text:s/></text:span><text:span text:style-name="T139_8">Universe</text:span></text:p>
      <text:p text:style-name="P140"><text:span text:style-name="T140_1"><text:a xlink:type="simple" xlink:href="https://www.youtube.com/watch?v=fNOchIIms5w"><text:span text:style-name="T140_2">https</text:span></text:a></text:span><text:span text:style-name="T140_3"><text:a xlink:type="simple" xlink:href="https://www.youtube.com/watch?v=fNOchIIms5w"><text:span text:style-name="T140_4">://</text:span></text:a></text:span><text:span text:style-name="T140_5"><text:a xlink:type="simple" xlink:href="https://www.youtube.com/watch?v=fNOchIIms5w"><text:span text:style-name="T140_6">www</text:span></text:a></text:span><text:span text:style-name="T140_7"><text:a xlink:type="simple" xlink:href="https://www.youtube.com/watch?v=fNOchIIms5w"><text:span text:style-name="T140_8">.</text:span></text:a></text:span><text:span text:style-name="T140_9"><text:a xlink:type="simple" xlink:href="https://www.youtube.com/watch?v=fNOchIIms5w"><text:span text:style-name="T140_10">youtube</text:span></text:a></text:span><text:span text:style-name="T140_11"><text:a xlink:type="simple" xlink:href="https://www.youtube.com/watch?v=fNOchIIms5w"><text:span text:style-name="T140_12">.</text:span></text:a></text:span><text:span text:style-name="T140_13"><text:a xlink:type="simple" xlink:href="https://www.youtube.com/watch?v=fNOchIIms5w"><text:span text:style-name="T140_14">com</text:span></text:a></text:span><text:span text:style-name="T140_15"><text:a xlink:type="simple" xlink:href="https://www.youtube.com/watch?v=fNOchIIms5w"><text:span text:style-name="T140_16">/</text:span></text:a></text:span><text:span text:style-name="T140_17"><text:a xlink:type="simple" xlink:href="https://www.youtube.com/watch?v=fNOchIIms5w"><text:span text:style-name="T140_18">watch</text:span></text:a></text:span><text:span text:style-name="T140_19"><text:a xlink:type="simple" xlink:href="https://www.youtube.com/watch?v=fNOchIIms5w"><text:span text:style-name="T140_20">?</text:span></text:a></text:span><text:span text:style-name="T140_21"><text:a xlink:type="simple" xlink:href="https://www.youtube.com/watch?v=fNOchIIms5w"><text:span text:style-name="T140_22">v</text:span></text:a></text:span><text:span text:style-name="T140_23"><text:a xlink:type="simple" xlink:href="https://www.youtube.com/watch?v=fNOchIIms5w"><text:span text:style-name="T140_24">=</text:span></text:a></text:span><text:span text:style-name="T140_25"><text:a xlink:type="simple" xlink:href="https://www.youtube.com/watch?v=fNOchIIms5w"><text:span text:style-name="T140_26">fNOchIIms</text:span></text:a></text:span><text:span text:style-name="T140_27"><text:a xlink:type="simple" xlink:href="https://www.youtube.com/watch?v=fNOchIIms5w"><text:span text:style-name="T140_28">5</text:span></text:a></text:span><text:span text:style-name="T140_29"><text:a xlink:type="simple" xlink:href="https://www.youtube.com/watch?v=fNOchIIms5w"><text:span text:style-name="T140_30">w</text:span></text:a></text:span><text:span text:style-name="T140_31"><text:s/></text:span></text:p>
      <text:p text:style-name="P141"><text:span text:style-name="T141_1">[</text:span><text:span text:style-name="T141_2">Piano</text:span><text:span text:style-name="T141_3">]<text:s/>[</text:span><text:span text:style-name="T141_4">Vocal</text:span><text:span text:style-name="T141_5">]</text:span></text:p>
      <text:p text:style-name="P142"><text:span text:style-name="T142_1">Derpy</text:span><text:span text:style-name="T142_2"><text:s/></text:span><text:span text:style-name="T142_3">x</text:span><text:span text:style-name="T142_4"><text:s/></text:span><text:span text:style-name="T142_5">Doctor</text:span><text:span text:style-name="T142_6"><text:s/></text:span><text:span text:style-name="T142_7">Whooves</text:span><text:span text:style-name="T142_8">,<text:s/></text:span><text:span text:style-name="T142_9">czyli</text:span><text:span text:style-name="T142_10"><text:s/></text:span><text:span text:style-name="T142_11">najlepszy</text:span><text:span text:style-name="T142_12"><text:s/></text:span><text:span text:style-name="T142_13">shipping</text:span><text:span text:style-name="T142_14"><text:s/></text:span><text:span text:style-name="T142_15">dla</text:span><text:span text:style-name="T142_16"><text:s/></text:span><text:span text:style-name="T142_17">fanów</text:span><text:span text:style-name="T142_18"><text:s/></text:span><text:span text:style-name="T142_19">pewnego</text:span><text:span text:style-name="T142_20"><text:s/></text:span><text:span text:style-name="T142_21">serialu</text:span><text:span text:style-name="T142_22"><text:s/></text:span><text:span text:style-name="T142_23">Sci</text:span><text:span text:style-name="T142_24">-</text:span><text:span text:style-name="T142_25">Fi</text:span><text:span text:style-name="T142_26">,<text:s/></text:span><text:span text:style-name="T142_27">ukazany</text:span><text:span text:style-name="T142_28"><text:s/></text:span><text:span text:style-name="T142_29">w</text:span><text:span text:style-name="T142_30"><text:s/></text:span><text:span text:style-name="T142_31">ładnej</text:span><text:span text:style-name="T142_32">,<text:s/></text:span><text:span text:style-name="T142_33">melodyjnej</text:span><text:span text:style-name="T142_34"><text:s/></text:span><text:span text:style-name="T142_35">otoczce</text:span><text:span text:style-name="T142_36">.<text:s/></text:span><text:span text:style-name="T142_37">Polecam</text:span><text:span text:style-name="T142_38"><text:s/></text:span><text:span text:style-name="T142_39">przesłuchać</text:span><text:span text:style-name="T142_40"><text:s/></text:span><text:span text:style-name="T142_41">samemu</text:span><text:span text:style-name="T142_42">.</text:span></text:p>
      <text:p text:style-name="P143"/>
      <text:p text:style-name="P144"><text:span text:style-name="T144_1">27.<text:s/></text:span><text:span text:style-name="T144_2">Jeff</text:span><text:span text:style-name="T144_3"><text:s/></text:span><text:span text:style-name="T144_4">Burgess</text:span><text:span text:style-name="T144_5"><text:s/></text:span><text:span text:style-name="T144_6">ft</text:span><text:span text:style-name="T144_7">.<text:s/></text:span><text:span text:style-name="T144_8">Lady</text:span><text:span text:style-name="T144_9"><text:s/></text:span><text:span text:style-name="T144_10">Aria</text:span><text:span text:style-name="T144_11"><text:s/>–<text:s/></text:span><text:span text:style-name="T144_12">Alone</text:span><text:span text:style-name="T144_13"><text:s/></text:span><text:span text:style-name="T144_14">in</text:span><text:span text:style-name="T144_15"><text:s/></text:span><text:span text:style-name="T144_16">the</text:span><text:span text:style-name="T144_17"><text:s/></text:span><text:span text:style-name="T144_18">Dark</text:span></text:p>
      <text:p text:style-name="P145"><text:span text:style-name="T145_1"><text:a xlink:type="simple" xlink:href="https://www.youtube.com/watch?v=NvdQGCdBAPM"><text:span text:style-name="T145_2">https</text:span></text:a></text:span><text:span text:style-name="T145_3"><text:a xlink:type="simple" xlink:href="https://www.youtube.com/watch?v=NvdQGCdBAPM"><text:span text:style-name="T145_4">://</text:span></text:a></text:span><text:span text:style-name="T145_5"><text:a xlink:type="simple" xlink:href="https://www.youtube.com/watch?v=NvdQGCdBAPM"><text:span text:style-name="T145_6">www</text:span></text:a></text:span><text:span text:style-name="T145_7"><text:a xlink:type="simple" xlink:href="https://www.youtube.com/watch?v=NvdQGCdBAPM"><text:span text:style-name="T145_8">.</text:span></text:a></text:span><text:span text:style-name="T145_9"><text:a xlink:type="simple" xlink:href="https://www.youtube.com/watch?v=NvdQGCdBAPM"><text:span text:style-name="T145_10">youtube</text:span></text:a></text:span><text:span text:style-name="T145_11"><text:a xlink:type="simple" xlink:href="https://www.youtube.com/watch?v=NvdQGCdBAPM"><text:span text:style-name="T145_12">.</text:span></text:a></text:span><text:span text:style-name="T145_13"><text:a xlink:type="simple" xlink:href="https://www.youtube.com/watch?v=NvdQGCdBAPM"><text:span text:style-name="T145_14">com</text:span></text:a></text:span><text:span text:style-name="T145_15"><text:a xlink:type="simple" xlink:href="https://www.youtube.com/watch?v=NvdQGCdBAPM"><text:span text:style-name="T145_16">/</text:span></text:a></text:span><text:span text:style-name="T145_17"><text:a xlink:type="simple" xlink:href="https://www.youtube.com/watch?v=NvdQGCdBAPM"><text:span text:style-name="T145_18">watch</text:span></text:a></text:span><text:span text:style-name="T145_19"><text:a xlink:type="simple" xlink:href="https://www.youtube.com/watch?v=NvdQGCdBAPM"><text:span text:style-name="T145_20">?</text:span></text:a></text:span><text:span text:style-name="T145_21"><text:a xlink:type="simple" xlink:href="https://www.youtube.com/watch?v=NvdQGCdBAPM"><text:span text:style-name="T145_22">v</text:span></text:a></text:span><text:span text:style-name="T145_23"><text:a xlink:type="simple" xlink:href="https://www.youtube.com/watch?v=NvdQGCdBAPM"><text:span text:style-name="T145_24">=</text:span></text:a></text:span><text:span text:style-name="T145_25"><text:a xlink:type="simple" xlink:href="https://www.youtube.com/watch?v=NvdQGCdBAPM"><text:span text:style-name="T145_26">NvdQGCdBAPM</text:span></text:a></text:span><text:span text:style-name="T145_27"><text:s/></text:span></text:p>
      <text:p text:style-name="P146"><text:span text:style-name="T146_1">[</text:span><text:span text:style-name="T146_2">Electro</text:span><text:span text:style-name="T146_3"><text:s/></text:span><text:span text:style-name="T146_4">rock</text:span><text:span text:style-name="T146_5">]</text:span></text:p>
      <text:p text:style-name="P147"><text:span text:style-name="T147_1">Na</text:span><text:span text:style-name="T147_2"><text:s/></text:span><text:span text:style-name="T147_3">zakończenie</text:span><text:span text:style-name="T147_4"><text:s/></text:span><text:span text:style-name="T147_5">pieśń</text:span><text:span text:style-name="T147_6"><text:s/></text:span><text:span text:style-name="T147_7">o</text:span><text:span text:style-name="T147_8"><text:s/></text:span><text:span text:style-name="T147_9">Nightmare</text:span><text:span text:style-name="T147_10"><text:s/></text:span><text:span text:style-name="T147_11">Moon</text:span><text:span text:style-name="T147_12">/</text:span><text:span text:style-name="T147_13">Lunie</text:span><text:span text:style-name="T147_14">,<text:s/></text:span><text:span text:style-name="T147_15">tym</text:span><text:span text:style-name="T147_16"><text:s/></text:span><text:span text:style-name="T147_17">razem</text:span><text:span text:style-name="T147_18"><text:s/></text:span><text:span text:style-name="T147_19">z</text:span><text:span text:style-name="T147_20"><text:s/></text:span><text:span text:style-name="T147_21">dziwnym</text:span><text:span text:style-name="T147_22"><text:s/></text:span><text:span text:style-name="T147_23">obrazkiem</text:span><text:span text:style-name="T147_24"><text:s/></text:span><text:span text:style-name="T147_25">głównym</text:span><text:span text:style-name="T147_26"><text:s/>(</text:span><text:span text:style-name="T147_27">gdzie</text:span><text:span text:style-name="T147_28"><text:s/></text:span><text:span text:style-name="T147_29">NMM</text:span><text:span text:style-name="T147_30"><text:s/></text:span><text:span text:style-name="T147_31">bardziej</text:span><text:span text:style-name="T147_32"><text:s/></text:span><text:span text:style-name="T147_33">przypomina</text:span><text:span text:style-name="T147_34"><text:s/></text:span><text:span text:style-name="T147_35">Chrysalis</text:span><text:span text:style-name="T147_36">),<text:s/></text:span><text:span text:style-name="T147_37">ładnym</text:span><text:span text:style-name="T147_38"><text:s/></text:span><text:span text:style-name="T147_39">wokalem</text:span><text:span text:style-name="T147_40"><text:s/></text:span><text:span text:style-name="T147_41">Lady</text:span><text:span text:style-name="T147_42"><text:s/></text:span><text:span text:style-name="T147_43">Arii</text:span><text:span text:style-name="T147_44"><text:s/></text:span><text:span text:style-name="T147_45">i</text:span><text:span text:style-name="T147_46"><text:s/></text:span><text:span text:style-name="T147_47">dziwnym</text:span><text:span text:style-name="T147_48"><text:s/></text:span><text:span text:style-name="T147_49">stylem</text:span><text:span text:style-name="T147_50"><text:s/></text:span><text:span text:style-name="T147_51">przeładowanym</text:span><text:span text:style-name="T147_52"><text:s/></text:span><text:span text:style-name="T147_53">crescendo</text:span><text:span text:style-name="T147_54"><text:s/>(</text:span><text:span text:style-name="T147_55">przejeżdżaniem</text:span><text:span text:style-name="T147_56"><text:s/></text:span><text:span text:style-name="T147_57">po</text:span><text:span text:style-name="T147_58"><text:s/></text:span><text:span text:style-name="T147_59">całej</text:span><text:span text:style-name="T147_60"><text:s/></text:span><text:span text:style-name="T147_61">gamie</text:span><text:span text:style-name="T147_62">)<text:s/></text:span><text:span text:style-name="T147_63">i</text:span><text:span text:style-name="T147_64"><text:s/></text:span><text:span text:style-name="T147_65">stacatto</text:span><text:span text:style-name="T147_66"><text:s/>(</text:span><text:span text:style-name="T147_67">osobne</text:span><text:span text:style-name="T147_68"><text:s/></text:span><text:span text:style-name="T147_69">wystukiwanie</text:span><text:span text:style-name="T147_70"><text:s/></text:span><text:span text:style-name="T147_71">każdej</text:span><text:span text:style-name="T147_72"><text:s/></text:span><text:span text:style-name="T147_73">nuty</text:span><text:span text:style-name="T147_74">,<text:s/></text:span><text:span text:style-name="T147_75">nie</text:span><text:span text:style-name="T147_76"><text:s/></text:span><text:span text:style-name="T147_77">łącząc</text:span><text:span text:style-name="T147_78"><text:s/></text:span><text:span text:style-name="T147_79">ich</text:span><text:span text:style-name="T147_80">).</text:span></text:p>
      <text:p text:style-name="P148"/>
      <text:p text:style-name="P149"><text:span text:style-name="T149_1">-----------</text:span></text:p>
      <text:p text:style-name="P150"/>
      <text:p text:style-name="P151"><text:span text:style-name="T151_1">źródło</text:span><text:span text:style-name="T151_2"><text:s/></text:span><text:span text:style-name="T151_3">okładki</text:span><text:span text:style-name="T151_4">:<text:s/></text:span><text:span text:style-name="T151_5"><text:a xlink:type="simple" xlink:href="http://rain-gear.deviantart.com/art/EDM-Princess-492204353"><text:span text:style-name="T151_6">http</text:span></text:a></text:span><text:span text:style-name="T151_7"><text:a xlink:type="simple" xlink:href="http://rain-gear.deviantart.com/art/EDM-Princess-492204353"><text:span text:style-name="T151_8">://</text:span></text:a></text:span><text:span text:style-name="T151_9"><text:a xlink:type="simple" xlink:href="http://rain-gear.deviantart.com/art/EDM-Princess-492204353"><text:span text:style-name="T151_10">rain</text:span></text:a></text:span><text:span text:style-name="T151_11"><text:a xlink:type="simple" xlink:href="http://rain-gear.deviantart.com/art/EDM-Princess-492204353"><text:span text:style-name="T151_12">-</text:span></text:a></text:span><text:span text:style-name="T151_13"><text:a xlink:type="simple" xlink:href="http://rain-gear.deviantart.com/art/EDM-Princess-492204353"><text:span text:style-name="T151_14">gear</text:span></text:a></text:span><text:span text:style-name="T151_15"><text:a xlink:type="simple" xlink:href="http://rain-gear.deviantart.com/art/EDM-Princess-492204353"><text:span text:style-name="T151_16">.</text:span></text:a></text:span><text:span text:style-name="T151_17"><text:a xlink:type="simple" xlink:href="http://rain-gear.deviantart.com/art/EDM-Princess-492204353"><text:span text:style-name="T151_18">deviantart</text:span></text:a></text:span><text:span text:style-name="T151_19"><text:a xlink:type="simple" xlink:href="http://rain-gear.deviantart.com/art/EDM-Princess-492204353"><text:span text:style-name="T151_20">.</text:span></text:a></text:span><text:span text:style-name="T151_21"><text:a xlink:type="simple" xlink:href="http://rain-gear.deviantart.com/art/EDM-Princess-492204353"><text:span text:style-name="T151_22">com</text:span></text:a></text:span><text:span text:style-name="T151_23"><text:a xlink:type="simple" xlink:href="http://rain-gear.deviantart.com/art/EDM-Princess-492204353"><text:span text:style-name="T151_24">/</text:span></text:a></text:span><text:span text:style-name="T151_25"><text:a xlink:type="simple" xlink:href="http://rain-gear.deviantart.com/art/EDM-Princess-492204353"><text:span text:style-name="T151_26">art</text:span></text:a></text:span><text:span text:style-name="T151_27"><text:a xlink:type="simple" xlink:href="http://rain-gear.deviantart.com/art/EDM-Princess-492204353"><text:span text:style-name="T151_28">/</text:span></text:a></text:span><text:span text:style-name="T151_29"><text:a xlink:type="simple" xlink:href="http://rain-gear.deviantart.com/art/EDM-Princess-492204353"><text:span text:style-name="T151_30">EDM</text:span></text:a></text:span><text:span text:style-name="T151_31"><text:a xlink:type="simple" xlink:href="http://rain-gear.deviantart.com/art/EDM-Princess-492204353"><text:span text:style-name="T151_32">-</text:span></text:a></text:span><text:span text:style-name="T151_33"><text:a xlink:type="simple" xlink:href="http://rain-gear.deviantart.com/art/EDM-Princess-492204353"><text:span text:style-name="T151_34">Princess</text:span></text:a></text:span><text:span text:style-name="T151_35"><text:a xlink:type="simple" xlink:href="http://rain-gear.deviantart.com/art/EDM-Princess-492204353"><text:span text:style-name="T151_36">-492204353</text:span></text:a></text:span><text:span text:style-name="T151_37">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